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9.36pt"/>
    </style:style>
    <style:style style:name="co4" style:family="table-column">
      <style:table-column-properties fo:break-before="auto" style:column-width="48.3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90.34pt"/>
    </style:style>
    <style:style style:name="co7" style:family="table-column">
      <style:table-column-properties fo:break-before="auto" style:column-width="99.35pt"/>
    </style:style>
    <style:style style:name="co8" style:family="table-column">
      <style:table-column-properties fo:break-before="auto" style:column-width="77.61pt"/>
    </style:style>
    <style:style style:name="co9" style:family="table-column">
      <style:table-column-properties fo:break-before="auto" style:column-width="49.86pt"/>
    </style:style>
    <style:style style:name="co10" style:family="table-column">
      <style:table-column-properties fo:break-before="auto" style:column-width="42.35pt"/>
    </style:style>
    <style:style style:name="co11" style:family="table-column">
      <style:table-column-properties fo:break-before="auto" style:column-width="55.11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32.6pt"/>
    </style:style>
    <style:style style:name="co14" style:family="table-column">
      <style:table-column-properties fo:break-before="auto" style:column-width="89.6pt"/>
    </style:style>
    <style:style style:name="co15" style:family="table-column">
      <style:table-column-properties fo:break-before="auto" style:column-width="85.1pt"/>
    </style:style>
    <style:style style:name="co16" style:family="table-column">
      <style:table-column-properties fo:break-before="auto" style:column-width="95.61pt"/>
    </style:style>
    <style:style style:name="co17" style:family="table-column">
      <style:table-column-properties fo:break-before="auto" style:column-width="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ce3" style:family="table-cell" style:parent-style-name="Default" style:data-style-name="N5"/>
    <style:style style:name="ce4" style:family="table-cell" style:parent-style-name="Default">
      <style:table-cell-properties fo:background-color="#007fff"/>
    </style:style>
    <style:style style:name="ce5" style:family="table-cell" style:parent-style-name="Default">
      <style:map style:condition="cell-content()&lt;=[Names.L2]" style:apply-style-name="LessThan" style:base-cell-address="TestA1.L2"/>
    </style:style>
    <style:style style:name="ce6" style:family="table-cell" style:parent-style-name="LessThan">
      <style:table-cell-properties fo:background-color="#007fff"/>
      <style:text-properties style:use-window-font-color="true"/>
      <style:map style:condition="cell-content()&lt;=[Names.L2]" style:apply-style-name="LessThan" style:base-cell-address="TestA1.L2"/>
    </style:style>
    <style:style style:name="ce7" style:family="table-cell" style:parent-style-name="LessThan">
      <style:text-properties style:use-window-font-color="true"/>
      <style:map style:condition="cell-content()&lt;=[Names.L2]" style:apply-style-name="LessThan" style:base-cell-address="TestA1.L2"/>
    </style:style>
    <style:style style:name="ce8" style:family="table-cell" style:parent-style-name="Default">
      <style:map style:condition="cell-content()&lt;[testB1Year5.M2]" style:apply-style-name="LessThan" style:base-cell-address="testB2Year5.M2"/>
    </style:style>
    <style:style style:name="ce9" style:family="table-cell" style:parent-style-name="Default">
      <style:table-cell-properties fo:background-color="#007fff"/>
      <style:map style:condition="cell-content()&lt;[testB1Year5.M2]" style:apply-style-name="LessThan" style:base-cell-address="testB2Year5.M2"/>
    </style:style>
    <style:style style:name="ce10" style:family="table-cell" style:parent-style-name="Default">
      <style:map style:condition="cell-content()&lt;[testB1Year6.M2]" style:apply-style-name="LessThan" style:base-cell-address="testB2Year6.M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s" table:style-name="ta1">
        <table:table-column table:style-name="co1" table:default-cell-style-name="Default"/>
        <table:table-row table:style-name="ro1">
          <table:table-cell office:value-type="string" calcext:value-type="string">
            <text:p>1000 Liberty Ships</text:p>
          </table:table-cell>
        </table:table-row>
        <table:table-row table:style-name="ro1">
          <table:table-cell office:value-type="string" calcext:value-type="string">
            <text:p>1200 Hercules</text:p>
          </table:table-cell>
        </table:table-row>
      </table:table>
      <table:table table:name="TestA1" table:style-name="ta1"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1012" table:default-cell-style-name="Default"/>
        <table:table-row table:style-name="ro1">
          <table:table-cell table:style-name="Default"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table:style-name="Default"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LegCount</text:p>
          </table:table-cell>
          <table:table-cell office:value-type="string" calcext:value-type="string">
            <text:p><text:s/>stdDev</text:p>
          </table:table-cell>
          <table:table-cell table:style-name="Default" office:value-type="string" calcext:value-type="string">
            <text:p>Net Cargo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]-[.H2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]-[.H3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]-[.H4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]-[.H5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6]-[.H6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7]-[.H7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8]-[.H8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9]-[.H9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0]-[.H10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1]-[.H11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2]-[.H12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3]-[.H13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4]-[.H14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5]-[.H15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6]-[.H16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7]-[.H17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8]-[.H18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9]-[.H19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0]-[.H20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1]-[.H21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2]-[.H22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3]-[.H23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4]-[.H24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5]-[.H25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6]-[.H26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7]-[.H27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8]-[.H28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9]-[.H29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0]-[.H30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1]-[.H31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2]-[.H32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3]-[.H33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4]-[.H34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5]-[.H35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6]-[.H36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7]-[.H37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8]-[.H38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9]-[.H39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0]-[.H40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1]-[.H41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2]-[.H42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3]-[.H43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4]-[.H44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5]-[.H45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6]-[.H46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7]-[.H47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8]-[.H48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9]-[.H49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0]-[.H50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1]-[.H51]" office:value-type="float" office:value="125789195.392072" calcext:value-type="float">
            <text:p>125,789,195.39</text:p>
          </table:table-cell>
          <table:table-cell table:number-columns-repeated="1012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125790521.2" calcext:value-type="float">
            <text:p>1.26E+08</text:p>
          </table:table-cell>
          <table:table-cell office:value-type="float" office:value="361537.660972743" calcext:value-type="float">
            <text:p>361537.660972743</text:p>
          </table:table-cell>
          <table:table-cell office:value-type="float" office:value="1325.8079284668" calcext:value-type="float">
            <text:p>1325.8079284668</text:p>
          </table:table-cell>
          <table:table-cell office:value-type="float" office:value="374.77439545785" calcext:value-type="float">
            <text:p>374.77439545785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2]-[.H52]" office:value-type="float" office:value="125789195.392072" calcext:value-type="float">
            <text:p>125,789,195.39</text:p>
          </table:table-cell>
          <table:table-cell table:number-columns-repeated="1012"/>
        </table:table-row>
      </table:table>
      <table:table table:name="testA2" table:style-name="ta1">
        <table:shapes>
          <draw:frame draw:z-index="0" draw:style-name="gr1" draw:text-style-name="P1" svg:width="453.51pt" svg:height="255.09pt" svg:x="919.02pt" svg:y="59.3pt">
            <loext:p draw:notify-on-update-of-ranges="testA2.A2:testA2.A52 testA2.N2:testA2.N2 testA2.L2:testA2.L52 testA2.A2:testA2.A52 testA2.N3:testA2.N3 TestA1.L2:TestA1.L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table:style-name="Default" office:value-type="string" calcext:value-type="string">
            <text:p>NetCarg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00000" calcext:value-type="float">
            <text:p>48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]-[.H2]" office:value-type="float" office:value="480000000" calcext:value-type="float">
            <text:p>480000000</text:p>
          </table:table-cell>
          <table:table-cell/>
          <table:table-cell office:value-type="string" calcext:value-type="string">
            <text:p>1000 liberty ships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8.84069537631753" calcext:value-type="float">
            <text:p>8.84069537631753</text:p>
          </table:table-cell>
          <table:table-cell office:value-type="float" office:value="458007025.6" calcext:value-type="float">
            <text:p>458007025.6</text:p>
          </table:table-cell>
          <table:table-cell office:value-type="float" office:value="2608721.62199613" calcext:value-type="float">
            <text:p>2608721.62199613</text:p>
          </table:table-cell>
          <table:table-cell office:value-type="float" office:value="445500" calcext:value-type="float">
            <text:p>445500</text:p>
          </table:table-cell>
          <table:table-cell office:value-type="float" office:value="63699.541434357" calcext:value-type="float">
            <text:p>63699.54143435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]-[.H3]" office:value-type="float" office:value="457561525.6" calcext:value-type="float">
            <text:p>457561525.6</text:p>
          </table:table-cell>
          <table:table-cell/>
          <table:table-cell office:value-type="string" calcext:value-type="string">
            <text:p>1200 Hercules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171.95" calcext:value-type="float">
            <text:p>171.95</text:p>
          </table:table-cell>
          <table:table-cell office:value-type="float" office:value="12.3393892197219" calcext:value-type="float">
            <text:p>12.3393892197219</text:p>
          </table:table-cell>
          <table:table-cell office:value-type="float" office:value="437057500.8" calcext:value-type="float">
            <text:p>437057500.8</text:p>
          </table:table-cell>
          <table:table-cell office:value-type="float" office:value="3947223.52152947" calcext:value-type="float">
            <text:p>3947223.52152947</text:p>
          </table:table-cell>
          <table:table-cell office:value-type="float" office:value="873500" calcext:value-type="float">
            <text:p>873500</text:p>
          </table:table-cell>
          <table:table-cell office:value-type="float" office:value="89635.2256884007" calcext:value-type="float">
            <text:p>89635.225688400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]-[.H4]" office:value-type="float" office:value="436184000.8" calcext:value-type="float">
            <text:p>436184000.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  <table:table-cell office:value-type="float" office:value="16.9863722467531" calcext:value-type="float">
            <text:p>16.9863722467531</text:p>
          </table:table-cell>
          <table:table-cell office:value-type="float" office:value="417745003.2" calcext:value-type="float">
            <text:p>417745003.2</text:p>
          </table:table-cell>
          <table:table-cell office:value-type="float" office:value="5176824.65831143" calcext:value-type="float">
            <text:p>5176824.65831143</text:p>
          </table:table-cell>
          <table:table-cell office:value-type="float" office:value="1262000" calcext:value-type="float">
            <text:p>1262000</text:p>
          </table:table-cell>
          <table:table-cell office:value-type="float" office:value="104307.238483242" calcext:value-type="float">
            <text:p>104307.23848324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5]-[.H5]" office:value-type="float" office:value="416483003.2" calcext:value-type="float">
            <text:p>416483003.2</text:p>
          </table:table-cell>
          <table:table-cell table:number-columns-repeated="2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15.2" calcext:value-type="float">
            <text:p>315.2</text:p>
          </table:table-cell>
          <table:table-cell office:value-type="float" office:value="13.3755472096619" calcext:value-type="float">
            <text:p>13.3755472096619</text:p>
          </table:table-cell>
          <table:table-cell office:value-type="float" office:value="398849510.4" calcext:value-type="float">
            <text:p>398849510.4</text:p>
          </table:table-cell>
          <table:table-cell office:value-type="float" office:value="4085193.62653507" calcext:value-type="float">
            <text:p>4085193.62653507</text:p>
          </table:table-cell>
          <table:table-cell office:value-type="float" office:value="1594000" calcext:value-type="float">
            <text:p>1594000</text:p>
          </table:table-cell>
          <table:table-cell office:value-type="float" office:value="129833.901987359" calcext:value-type="float">
            <text:p>129833.90198735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6]-[.H6]" office:value-type="float" office:value="397255510.4" calcext:value-type="float">
            <text:p>397255510.4</text:p>
          </table:table-cell>
          <table:table-cell table:number-columns-repeated="2"/>
        </table:table-row>
        <table:table-row table:style-name="ro1">
          <table:table-cell office:value-type="float" office:value="0.0050000004" calcext:value-type="float">
            <text:p>0.0050000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77.2" calcext:value-type="float">
            <text:p>377.2</text:p>
          </table:table-cell>
          <table:table-cell office:value-type="float" office:value="11.0339189964877" calcext:value-type="float">
            <text:p>11.0339189964877</text:p>
          </table:table-cell>
          <table:table-cell office:value-type="float" office:value="381607004.8" calcext:value-type="float">
            <text:p>381607004.8</text:p>
          </table:table-cell>
          <table:table-cell office:value-type="float" office:value="3619071.94251591" calcext:value-type="float">
            <text:p>3619071.94251591</text:p>
          </table:table-cell>
          <table:table-cell office:value-type="float" office:value="1921000" calcext:value-type="float">
            <text:p>1921000</text:p>
          </table:table-cell>
          <table:table-cell office:value-type="float" office:value="87473.3041983005" calcext:value-type="float">
            <text:p>87473.304198300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7]-[.H7]" office:value-type="float" office:value="379686004.8" calcext:value-type="float">
            <text:p>379686004.8</text:p>
          </table:table-cell>
          <table:table-cell table:number-columns-repeated="2"/>
        </table:table-row>
        <table:table-row table:style-name="ro1">
          <table:table-cell office:value-type="float" office:value="0.0060000005" calcext:value-type="float">
            <text:p>0.006000000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33.9" calcext:value-type="float">
            <text:p>433.9</text:p>
          </table:table-cell>
          <table:table-cell office:value-type="float" office:value="12.2427207158505" calcext:value-type="float">
            <text:p>12.2427207158505</text:p>
          </table:table-cell>
          <table:table-cell office:value-type="float" office:value="364744500.8" calcext:value-type="float">
            <text:p>364744500.8</text:p>
          </table:table-cell>
          <table:table-cell office:value-type="float" office:value="4238062.24553372" calcext:value-type="float">
            <text:p>4238062.24553372</text:p>
          </table:table-cell>
          <table:table-cell office:value-type="float" office:value="2212500" calcext:value-type="float">
            <text:p>2212500</text:p>
          </table:table-cell>
          <table:table-cell office:value-type="float" office:value="125441.326187941" calcext:value-type="float">
            <text:p>125441.32618794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8]-[.H8]" office:value-type="float" office:value="362532000.8" calcext:value-type="float">
            <text:p>362532000.8</text:p>
          </table:table-cell>
          <table:table-cell table:number-columns-repeated="2"/>
        </table:table-row>
        <table:table-row table:style-name="ro1">
          <table:table-cell office:value-type="float" office:value="0.0070000007" calcext:value-type="float">
            <text:p>0.007000000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89.1" calcext:value-type="float">
            <text:p>489.1</text:p>
          </table:table-cell>
          <table:table-cell office:value-type="float" office:value="11.341122194544" calcext:value-type="float">
            <text:p>11.341122194544</text:p>
          </table:table-cell>
          <table:table-cell office:value-type="float" office:value="348615504" calcext:value-type="float">
            <text:p>348615504</text:p>
          </table:table-cell>
          <table:table-cell office:value-type="float" office:value="3978068.56971963" calcext:value-type="float">
            <text:p>3978068.56971963</text:p>
          </table:table-cell>
          <table:table-cell office:value-type="float" office:value="2471000" calcext:value-type="float">
            <text:p>2471000</text:p>
          </table:table-cell>
          <table:table-cell office:value-type="float" office:value="111586.64323013" calcext:value-type="float">
            <text:p>111586.643230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9]-[.H9]" office:value-type="float" office:value="346144504" calcext:value-type="float">
            <text:p>346144504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35.2" calcext:value-type="float">
            <text:p>535.2</text:p>
          </table:table-cell>
          <table:table-cell office:value-type="float" office:value="11.1619654937744" calcext:value-type="float">
            <text:p>11.1619654937744</text:p>
          </table:table-cell>
          <table:table-cell office:value-type="float" office:value="334741508.8" calcext:value-type="float">
            <text:p>334741508.8</text:p>
          </table:table-cell>
          <table:table-cell office:value-type="float" office:value="4885609.93734247" calcext:value-type="float">
            <text:p>4885609.93734247</text:p>
          </table:table-cell>
          <table:table-cell office:value-type="float" office:value="2695500" calcext:value-type="float">
            <text:p>2695500</text:p>
          </table:table-cell>
          <table:table-cell office:value-type="float" office:value="157529.445868985" calcext:value-type="float">
            <text:p>157529.44586898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0]-[.H10]" office:value-type="float" office:value="332046008.8" calcext:value-type="float">
            <text:p>332046008.8</text:p>
          </table:table-cell>
          <table:table-cell table:number-columns-repeated="2"/>
        </table:table-row>
        <table:table-row table:style-name="ro1">
          <table:table-cell office:value-type="float" office:value="0.009000001" calcext:value-type="float">
            <text:p>0.00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76.2" calcext:value-type="float">
            <text:p>576.2</text:p>
          </table:table-cell>
          <table:table-cell office:value-type="float" office:value="11.3536453686864" calcext:value-type="float">
            <text:p>11.3536453686864</text:p>
          </table:table-cell>
          <table:table-cell office:value-type="float" office:value="321096497.6" calcext:value-type="float">
            <text:p>321096497.6</text:p>
          </table:table-cell>
          <table:table-cell office:value-type="float" office:value="4783556.33551095" calcext:value-type="float">
            <text:p>4783556.33551095</text:p>
          </table:table-cell>
          <table:table-cell office:value-type="float" office:value="2929500" calcext:value-type="float">
            <text:p>2929500</text:p>
          </table:table-cell>
          <table:table-cell office:value-type="float" office:value="120196.111680694" calcext:value-type="float">
            <text:p>120196.11168069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1]-[.H11]" office:value-type="float" office:value="318166997.6" calcext:value-type="float">
            <text:p>318166997.6</text:p>
          </table:table-cell>
          <table:table-cell table:number-columns-repeated="2"/>
        </table:table-row>
        <table:table-row table:style-name="ro1">
          <table:table-cell office:value-type="float" office:value="0.010000001" calcext:value-type="float">
            <text:p>0.01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14.75" calcext:value-type="float">
            <text:p>614.75</text:p>
          </table:table-cell>
          <table:table-cell office:value-type="float" office:value="12.5483276302378" calcext:value-type="float">
            <text:p>12.5483276302378</text:p>
          </table:table-cell>
          <table:table-cell office:value-type="float" office:value="308270988.8" calcext:value-type="float">
            <text:p>308270988.8</text:p>
          </table:table-cell>
          <table:table-cell office:value-type="float" office:value="5046358.48353139" calcext:value-type="float">
            <text:p>5046358.48353139</text:p>
          </table:table-cell>
          <table:table-cell office:value-type="float" office:value="3109500" calcext:value-type="float">
            <text:p>3109500</text:p>
          </table:table-cell>
          <table:table-cell office:value-type="float" office:value="147272.57221328" calcext:value-type="float">
            <text:p>147272.5722132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2]-[.H12]" office:value-type="float" office:value="305161488.8" calcext:value-type="float">
            <text:p>305161488.8</text:p>
          </table:table-cell>
          <table:table-cell table:number-columns-repeated="2"/>
        </table:table-row>
        <table:table-row table:style-name="ro1">
          <table:table-cell office:value-type="float" office:value="0.011000001" calcext:value-type="float">
            <text:p>0.011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50.8" calcext:value-type="float">
            <text:p>650.8</text:p>
          </table:table-cell>
          <table:table-cell office:value-type="float" office:value="13.403063279085" calcext:value-type="float">
            <text:p>13.403063279085</text:p>
          </table:table-cell>
          <table:table-cell office:value-type="float" office:value="296076492.8" calcext:value-type="float">
            <text:p>296076492.8</text:p>
          </table:table-cell>
          <table:table-cell office:value-type="float" office:value="5479718.93980829" calcext:value-type="float">
            <text:p>5479718.93980829</text:p>
          </table:table-cell>
          <table:table-cell office:value-type="float" office:value="3282500" calcext:value-type="float">
            <text:p>3282500</text:p>
          </table:table-cell>
          <table:table-cell office:value-type="float" office:value="120344.899089418" calcext:value-type="float">
            <text:p>120344.8990894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3]-[.H13]" office:value-type="float" office:value="292793992.8" calcext:value-type="float">
            <text:p>292793992.8</text:p>
          </table:table-cell>
          <table:table-cell table:number-columns-repeated="2"/>
        </table:table-row>
        <table:table-row table:style-name="ro1">
          <table:table-cell office:value-type="float" office:value="0.012000001" calcext:value-type="float">
            <text:p>0.012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81.45" calcext:value-type="float">
            <text:p>681.45</text:p>
          </table:table-cell>
          <table:table-cell office:value-type="float" office:value="14.0243209799037" calcext:value-type="float">
            <text:p>14.0243209799037</text:p>
          </table:table-cell>
          <table:table-cell office:value-type="float" office:value="285162507.2" calcext:value-type="float">
            <text:p>285162507.2</text:p>
          </table:table-cell>
          <table:table-cell office:value-type="float" office:value="5467243.84663372" calcext:value-type="float">
            <text:p>5467243.84663372</text:p>
          </table:table-cell>
          <table:table-cell office:value-type="float" office:value="3487000" calcext:value-type="float">
            <text:p>3487000</text:p>
          </table:table-cell>
          <table:table-cell office:value-type="float" office:value="174630.436847888" calcext:value-type="float">
            <text:p>174630.43684788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4]-[.H14]" office:value-type="float" office:value="281675507.2" calcext:value-type="float">
            <text:p>281675507.2</text:p>
          </table:table-cell>
          <table:table-cell table:number-columns-repeated="2"/>
        </table:table-row>
        <table:table-row table:style-name="ro1">
          <table:table-cell office:value-type="float" office:value="0.013000001" calcext:value-type="float">
            <text:p>0.013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09.55" calcext:value-type="float">
            <text:p>709.55</text:p>
          </table:table-cell>
          <table:table-cell office:value-type="float" office:value="14.4348809996371" calcext:value-type="float">
            <text:p>14.4348809996371</text:p>
          </table:table-cell>
          <table:table-cell office:value-type="float" office:value="274567000" calcext:value-type="float">
            <text:p>274567000</text:p>
          </table:table-cell>
          <table:table-cell office:value-type="float" office:value="5580597.12107939" calcext:value-type="float">
            <text:p>5580597.12107939</text:p>
          </table:table-cell>
          <table:table-cell office:value-type="float" office:value="3563500" calcext:value-type="float">
            <text:p>3563500</text:p>
          </table:table-cell>
          <table:table-cell office:value-type="float" office:value="143427.039952283" calcext:value-type="float">
            <text:p>143427.03995228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5]-[.H15]" office:value-type="float" office:value="271003500" calcext:value-type="float">
            <text:p>271003500</text:p>
          </table:table-cell>
          <table:table-cell table:number-columns-repeated="2"/>
        </table:table-row>
        <table:table-row table:style-name="ro1">
          <table:table-cell office:value-type="float" office:value="0.014000001" calcext:value-type="float">
            <text:p>0.014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35.8" calcext:value-type="float">
            <text:p>735.8</text:p>
          </table:table-cell>
          <table:table-cell office:value-type="float" office:value="12.9028760563804" calcext:value-type="float">
            <text:p>12.9028760563804</text:p>
          </table:table-cell>
          <table:table-cell office:value-type="float" office:value="264376999.2" calcext:value-type="float">
            <text:p>264376999.2</text:p>
          </table:table-cell>
          <table:table-cell office:value-type="float" office:value="5264939.64290268" calcext:value-type="float">
            <text:p>5264939.64290268</text:p>
          </table:table-cell>
          <table:table-cell office:value-type="float" office:value="3737500" calcext:value-type="float">
            <text:p>3737500</text:p>
          </table:table-cell>
          <table:table-cell office:value-type="float" office:value="113038.186374992" calcext:value-type="float">
            <text:p>113038.1863749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6]-[.H16]" office:value-type="float" office:value="260639499.2" calcext:value-type="float">
            <text:p>260639499.2</text:p>
          </table:table-cell>
          <table:table-cell table:number-columns-repeated="2"/>
        </table:table-row>
        <table:table-row table:style-name="ro1">
          <table:table-cell office:value-type="float" office:value="0.0150000015" calcext:value-type="float">
            <text:p>0.015000001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59.5" calcext:value-type="float">
            <text:p>759.5</text:p>
          </table:table-cell>
          <table:table-cell office:value-type="float" office:value="10.4905972937172" calcext:value-type="float">
            <text:p>10.4905972937172</text:p>
          </table:table-cell>
          <table:table-cell office:value-type="float" office:value="255131500" calcext:value-type="float">
            <text:p>255131500</text:p>
          </table:table-cell>
          <table:table-cell office:value-type="float" office:value="4994829.19469831" calcext:value-type="float">
            <text:p>4994829.19469831</text:p>
          </table:table-cell>
          <table:table-cell office:value-type="float" office:value="3817000" calcext:value-type="float">
            <text:p>3817000</text:p>
          </table:table-cell>
          <table:table-cell office:value-type="float" office:value="160495.941906395" calcext:value-type="float">
            <text:p>160495.9419063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7]-[.H17]" office:value-type="float" office:value="251314500" calcext:value-type="float">
            <text:p>251314500</text:p>
          </table:table-cell>
          <table:table-cell table:number-columns-repeated="2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80.85" calcext:value-type="float">
            <text:p>780.85</text:p>
          </table:table-cell>
          <table:table-cell office:value-type="float" office:value="11.1839876138776" calcext:value-type="float">
            <text:p>11.1839876138776</text:p>
          </table:table-cell>
          <table:table-cell office:value-type="float" office:value="246061000" calcext:value-type="float">
            <text:p>246061000</text:p>
          </table:table-cell>
          <table:table-cell office:value-type="float" office:value="4944965.43546006" calcext:value-type="float">
            <text:p>4944965.43546006</text:p>
          </table:table-cell>
          <table:table-cell office:value-type="float" office:value="3904500" calcext:value-type="float">
            <text:p>3904500</text:p>
          </table:table-cell>
          <table:table-cell office:value-type="float" office:value="148907.424437573" calcext:value-type="float">
            <text:p>148907.42443757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8]-[.H18]" office:value-type="float" office:value="242156500" calcext:value-type="float">
            <text:p>242156500</text:p>
          </table:table-cell>
          <table:table-cell table:number-columns-repeated="2"/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00.55" calcext:value-type="float">
            <text:p>800.55</text:p>
          </table:table-cell>
          <table:table-cell office:value-type="float" office:value="10.75309013114" calcext:value-type="float">
            <text:p>10.75309013114</text:p>
          </table:table-cell>
          <table:table-cell office:value-type="float" office:value="237426500" calcext:value-type="float">
            <text:p>237426500</text:p>
          </table:table-cell>
          <table:table-cell office:value-type="float" office:value="4631212.49896032" calcext:value-type="float">
            <text:p>4631212.49896032</text:p>
          </table:table-cell>
          <table:table-cell office:value-type="float" office:value="4060000" calcext:value-type="float">
            <text:p>4060000</text:p>
          </table:table-cell>
          <table:table-cell office:value-type="float" office:value="168959.665071438" calcext:value-type="float">
            <text:p>168959.66507143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9]-[.H19]" office:value-type="float" office:value="233366500" calcext:value-type="float">
            <text:p>233366500</text:p>
          </table:table-cell>
          <table:table-cell table:number-columns-repeated="2"/>
        </table:table-row>
        <table:table-row table:style-name="ro1">
          <table:table-cell office:value-type="float" office:value="0.018000001" calcext:value-type="float">
            <text:p>0.018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18.75" calcext:value-type="float">
            <text:p>818.75</text:p>
          </table:table-cell>
          <table:table-cell office:value-type="float" office:value="10.34089988958" calcext:value-type="float">
            <text:p>10.34089988958</text:p>
          </table:table-cell>
          <table:table-cell office:value-type="float" office:value="229272500" calcext:value-type="float">
            <text:p>229272500</text:p>
          </table:table-cell>
          <table:table-cell office:value-type="float" office:value="4502233.21778964" calcext:value-type="float">
            <text:p>4502233.21778964</text:p>
          </table:table-cell>
          <table:table-cell office:value-type="float" office:value="4150000" calcext:value-type="float">
            <text:p>4150000</text:p>
          </table:table-cell>
          <table:table-cell office:value-type="float" office:value="188595.920031775" calcext:value-type="float">
            <text:p>188595.9200317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0]-[.H20]" office:value-type="float" office:value="225122500" calcext:value-type="float">
            <text:p>225122500</text:p>
          </table:table-cell>
          <table:table-cell table:number-columns-repeated="2"/>
        </table:table-row>
        <table:table-row table:style-name="ro1">
          <table:table-cell office:value-type="float" office:value="0.019000001" calcext:value-type="float">
            <text:p>0.01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34.95" calcext:value-type="float">
            <text:p>834.95</text:p>
          </table:table-cell>
          <table:table-cell office:value-type="float" office:value="11.4454081806222" calcext:value-type="float">
            <text:p>11.4454081806222</text:p>
          </table:table-cell>
          <table:table-cell office:value-type="float" office:value="221359000" calcext:value-type="float">
            <text:p>221359000</text:p>
          </table:table-cell>
          <table:table-cell office:value-type="float" office:value="4918699.97801088" calcext:value-type="float">
            <text:p>4918699.97801088</text:p>
          </table:table-cell>
          <table:table-cell office:value-type="float" office:value="4246500" calcext:value-type="float">
            <text:p>4246500</text:p>
          </table:table-cell>
          <table:table-cell office:value-type="float" office:value="141170.855796499" calcext:value-type="float">
            <text:p>141170.85579649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1]-[.H21]" office:value-type="float" office:value="217112500" calcext:value-type="float">
            <text:p>217112500</text:p>
          </table:table-cell>
          <table:table-cell table:number-columns-repeated="2"/>
        </table:table-row>
        <table:table-row table:style-name="ro1">
          <table:table-cell office:value-type="float" office:value="0.020000001" calcext:value-type="float">
            <text:p>0.02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51.25" calcext:value-type="float">
            <text:p>851.25</text:p>
          </table:table-cell>
          <table:table-cell office:value-type="float" office:value="11.0161364896181" calcext:value-type="float">
            <text:p>11.0161364896181</text:p>
          </table:table-cell>
          <table:table-cell office:value-type="float" office:value="214022500" calcext:value-type="float">
            <text:p>214022500</text:p>
          </table:table-cell>
          <table:table-cell office:value-type="float" office:value="4972234.35426009" calcext:value-type="float">
            <text:p>4972234.35426009</text:p>
          </table:table-cell>
          <table:table-cell office:value-type="float" office:value="4304500" calcext:value-type="float">
            <text:p>4304500</text:p>
          </table:table-cell>
          <table:table-cell office:value-type="float" office:value="150069.282245516" calcext:value-type="float">
            <text:p>150069.28224551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2]-[.H22]" office:value-type="float" office:value="209718000" calcext:value-type="float">
            <text:p>209718000</text:p>
          </table:table-cell>
          <table:table-cell table:number-columns-repeated="2"/>
        </table:table-row>
        <table:table-row table:style-name="ro1">
          <table:table-cell office:value-type="float" office:value="0.021000002" calcext:value-type="float">
            <text:p>0.021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63.85" calcext:value-type="float">
            <text:p>863.85</text:p>
          </table:table-cell>
          <table:table-cell office:value-type="float" office:value="9.3261093597209" calcext:value-type="float">
            <text:p>9.3261093597209</text:p>
          </table:table-cell>
          <table:table-cell office:value-type="float" office:value="207195000" calcext:value-type="float">
            <text:p>207195000</text:p>
          </table:table-cell>
          <table:table-cell office:value-type="float" office:value="4603603.27981188" calcext:value-type="float">
            <text:p>4603603.27981188</text:p>
          </table:table-cell>
          <table:table-cell office:value-type="float" office:value="4367000" calcext:value-type="float">
            <text:p>4367000</text:p>
          </table:table-cell>
          <table:table-cell office:value-type="float" office:value="147544.819238801" calcext:value-type="float">
            <text:p>147544.81923880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3]-[.H23]" office:value-type="float" office:value="202828000" calcext:value-type="float">
            <text:p>202828000</text:p>
          </table:table-cell>
          <table:table-cell table:number-columns-repeated="2"/>
        </table:table-row>
        <table:table-row table:style-name="ro1">
          <table:table-cell office:value-type="float" office:value="0.022000002" calcext:value-type="float">
            <text:p>0.022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77.2" calcext:value-type="float">
            <text:p>877.2</text:p>
          </table:table-cell>
          <table:table-cell office:value-type="float" office:value="7.71601205968881" calcext:value-type="float">
            <text:p>7.71601205968881</text:p>
          </table:table-cell>
          <table:table-cell office:value-type="float" office:value="200580000" calcext:value-type="float">
            <text:p>200580000</text:p>
          </table:table-cell>
          <table:table-cell office:value-type="float" office:value="4610412.69987383" calcext:value-type="float">
            <text:p>4610412.69987383</text:p>
          </table:table-cell>
          <table:table-cell office:value-type="float" office:value="4430000" calcext:value-type="float">
            <text:p>4430000</text:p>
          </table:table-cell>
          <table:table-cell office:value-type="float" office:value="104024.28866173" calcext:value-type="float">
            <text:p>104024.2886617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4]-[.H24]" office:value-type="float" office:value="196150000" calcext:value-type="float">
            <text:p>196150000</text:p>
          </table:table-cell>
          <table:table-cell table:number-columns-repeated="2"/>
        </table:table-row>
        <table:table-row table:style-name="ro1">
          <table:table-cell office:value-type="float" office:value="0.023000002" calcext:value-type="float">
            <text:p>0.023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89.6" calcext:value-type="float">
            <text:p>889.6</text:p>
          </table:table-cell>
          <table:table-cell office:value-type="float" office:value="8.80430516700121" calcext:value-type="float">
            <text:p>8.80430516700121</text:p>
          </table:table-cell>
          <table:table-cell office:value-type="float" office:value="194165500" calcext:value-type="float">
            <text:p>194165500</text:p>
          </table:table-cell>
          <table:table-cell office:value-type="float" office:value="4955824.29810463" calcext:value-type="float">
            <text:p>4955824.29810463</text:p>
          </table:table-cell>
          <table:table-cell office:value-type="float" office:value="4474500" calcext:value-type="float">
            <text:p>4474500</text:p>
          </table:table-cell>
          <table:table-cell office:value-type="float" office:value="131888.110473274" calcext:value-type="float">
            <text:p>131888.11047327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5]-[.H25]" office:value-type="float" office:value="189691000" calcext:value-type="float">
            <text:p>189691000</text:p>
          </table:table-cell>
          <table:table-cell table:number-columns-repeated="2"/>
        </table:table-row>
        <table:table-row table:style-name="ro1">
          <table:table-cell office:value-type="float" office:value="0.024000002" calcext:value-type="float">
            <text:p>0.024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0.75" calcext:value-type="float">
            <text:p>900.75</text:p>
          </table:table-cell>
          <table:table-cell office:value-type="float" office:value="9.18737692362962" calcext:value-type="float">
            <text:p>9.18737692362962</text:p>
          </table:table-cell>
          <table:table-cell office:value-type="float" office:value="188623000" calcext:value-type="float">
            <text:p>188623000</text:p>
          </table:table-cell>
          <table:table-cell office:value-type="float" office:value="4950337.6811986" calcext:value-type="float">
            <text:p>4950337.6811986</text:p>
          </table:table-cell>
          <table:table-cell office:value-type="float" office:value="4548500" calcext:value-type="float">
            <text:p>4548500</text:p>
          </table:table-cell>
          <table:table-cell office:value-type="float" office:value="140160.622144738" calcext:value-type="float">
            <text:p>140160.62214473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6]-[.H26]" office:value-type="float" office:value="184074500" calcext:value-type="float">
            <text:p>184074500</text:p>
          </table:table-cell>
          <table:table-cell table:number-columns-repeated="2"/>
        </table:table-row>
        <table:table-row table:style-name="ro1">
          <table:table-cell office:value-type="float" office:value="0.025000002" calcext:value-type="float">
            <text:p>0.025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6.8" calcext:value-type="float">
            <text:p>906.8</text:p>
          </table:table-cell>
          <table:table-cell office:value-type="float" office:value="7.91135093926508" calcext:value-type="float">
            <text:p>7.91135093926508</text:p>
          </table:table-cell>
          <table:table-cell office:value-type="float" office:value="182902000" calcext:value-type="float">
            <text:p>182902000</text:p>
          </table:table-cell>
          <table:table-cell office:value-type="float" office:value="4773950.80785186" calcext:value-type="float">
            <text:p>4773950.80785186</text:p>
          </table:table-cell>
          <table:table-cell office:value-type="float" office:value="4584000" calcext:value-type="float">
            <text:p>4584000</text:p>
          </table:table-cell>
          <table:table-cell office:value-type="float" office:value="153568.088790402" calcext:value-type="float">
            <text:p>153568.0887904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7]-[.H27]" office:value-type="float" office:value="178318000" calcext:value-type="float">
            <text:p>178318000</text:p>
          </table:table-cell>
          <table:table-cell table:number-columns-repeated="2"/>
        </table:table-row>
        <table:table-row table:style-name="ro1">
          <table:table-cell office:value-type="float" office:value="0.026000002" calcext:value-type="float">
            <text:p>0.026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14.9" calcext:value-type="float">
            <text:p>914.9</text:p>
          </table:table-cell>
          <table:table-cell office:value-type="float" office:value="6.38995922892849" calcext:value-type="float">
            <text:p>6.38995922892849</text:p>
          </table:table-cell>
          <table:table-cell office:value-type="float" office:value="177287500" calcext:value-type="float">
            <text:p>177287500</text:p>
          </table:table-cell>
          <table:table-cell office:value-type="float" office:value="4485654.17983293" calcext:value-type="float">
            <text:p>4485654.17983293</text:p>
          </table:table-cell>
          <table:table-cell office:value-type="float" office:value="4635000" calcext:value-type="float">
            <text:p>4635000</text:p>
          </table:table-cell>
          <table:table-cell office:value-type="float" office:value="114363.225594686" calcext:value-type="float">
            <text:p>114363.22559468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8]-[.H28]" office:value-type="float" office:value="172652500" calcext:value-type="float">
            <text:p>172652500</text:p>
          </table:table-cell>
          <table:table-cell table:number-columns-repeated="2"/>
        </table:table-row>
        <table:table-row table:style-name="ro1">
          <table:table-cell office:value-type="float" office:value="0.027000003" calcext:value-type="float">
            <text:p>0.027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2.7" calcext:value-type="float">
            <text:p>922.7</text:p>
          </table:table-cell>
          <table:table-cell office:value-type="float" office:value="7.37777601634588" calcext:value-type="float">
            <text:p>7.37777601634588</text:p>
          </table:table-cell>
          <table:table-cell office:value-type="float" office:value="172386500" calcext:value-type="float">
            <text:p>172386500</text:p>
          </table:table-cell>
          <table:table-cell office:value-type="float" office:value="4443610.7591628" calcext:value-type="float">
            <text:p>4443610.7591628</text:p>
          </table:table-cell>
          <table:table-cell office:value-type="float" office:value="4725500" calcext:value-type="float">
            <text:p>4725500</text:p>
          </table:table-cell>
          <table:table-cell office:value-type="float" office:value="161912.094408631" calcext:value-type="float">
            <text:p>161912.0944086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9]-[.H29]" office:value-type="float" office:value="167661000" calcext:value-type="float">
            <text:p>167661000</text:p>
          </table:table-cell>
          <table:table-cell table:number-columns-repeated="2"/>
        </table:table-row>
        <table:table-row table:style-name="ro1">
          <table:table-cell office:value-type="float" office:value="0.028000003" calcext:value-type="float">
            <text:p>0.028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9.2" calcext:value-type="float">
            <text:p>929.2</text:p>
          </table:table-cell>
          <table:table-cell office:value-type="float" office:value="7.19356437526298" calcext:value-type="float">
            <text:p>7.19356437526298</text:p>
          </table:table-cell>
          <table:table-cell office:value-type="float" office:value="167766500" calcext:value-type="float">
            <text:p>167766500</text:p>
          </table:table-cell>
          <table:table-cell office:value-type="float" office:value="4486818.44259851" calcext:value-type="float">
            <text:p>4486818.44259851</text:p>
          </table:table-cell>
          <table:table-cell office:value-type="float" office:value="4688500" calcext:value-type="float">
            <text:p>4688500</text:p>
          </table:table-cell>
          <table:table-cell office:value-type="float" office:value="131119.672136002" calcext:value-type="float">
            <text:p>131119.6721360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0]-[.H30]" office:value-type="float" office:value="163078000" calcext:value-type="float">
            <text:p>163078000</text:p>
          </table:table-cell>
          <table:table-cell table:number-columns-repeated="2"/>
        </table:table-row>
        <table:table-row table:style-name="ro1">
          <table:table-cell office:value-type="float" office:value="0.029000003" calcext:value-type="float">
            <text:p>0.029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7.88736497924304" calcext:value-type="float">
            <text:p>7.88736497924304</text:p>
          </table:table-cell>
          <table:table-cell office:value-type="float" office:value="162989500" calcext:value-type="float">
            <text:p>162989500</text:p>
          </table:table-cell>
          <table:table-cell office:value-type="float" office:value="4383865.72378883" calcext:value-type="float">
            <text:p>4383865.72378883</text:p>
          </table:table-cell>
          <table:table-cell office:value-type="float" office:value="4653000" calcext:value-type="float">
            <text:p>4653000</text:p>
          </table:table-cell>
          <table:table-cell office:value-type="float" office:value="182384.786992544" calcext:value-type="float">
            <text:p>182384.78699254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1]-[.H31]" office:value-type="float" office:value="158336500" calcext:value-type="float">
            <text:p>158336500</text:p>
          </table:table-cell>
          <table:table-cell table:number-columns-repeated="2"/>
        </table:table-row>
        <table:table-row table:style-name="ro1">
          <table:table-cell office:value-type="float" office:value="0.030000003" calcext:value-type="float">
            <text:p>0.030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1.85" calcext:value-type="float">
            <text:p>941.85</text:p>
          </table:table-cell>
          <table:table-cell office:value-type="float" office:value="5.76993113157843" calcext:value-type="float">
            <text:p>5.76993113157843</text:p>
          </table:table-cell>
          <table:table-cell office:value-type="float" office:value="158687000" calcext:value-type="float">
            <text:p>158687000</text:p>
          </table:table-cell>
          <table:table-cell office:value-type="float" office:value="4307975.59002027" calcext:value-type="float">
            <text:p>4307975.59002027</text:p>
          </table:table-cell>
          <table:table-cell office:value-type="float" office:value="4740500" calcext:value-type="float">
            <text:p>4740500</text:p>
          </table:table-cell>
          <table:table-cell office:value-type="float" office:value="143691.006201355" calcext:value-type="float">
            <text:p>143691.0062013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2]-[.H32]" office:value-type="float" office:value="153946500" calcext:value-type="float">
            <text:p>153946500</text:p>
          </table:table-cell>
          <table:table-cell table:number-columns-repeated="2"/>
        </table:table-row>
        <table:table-row table:style-name="ro1">
          <table:table-cell office:value-type="float" office:value="0.031000003" calcext:value-type="float">
            <text:p>0.031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7.25" calcext:value-type="float">
            <text:p>947.25</text:p>
          </table:table-cell>
          <table:table-cell office:value-type="float" office:value="4.42332335169883" calcext:value-type="float">
            <text:p>4.42332335169883</text:p>
          </table:table-cell>
          <table:table-cell office:value-type="float" office:value="154631500" calcext:value-type="float">
            <text:p>154631500</text:p>
          </table:table-cell>
          <table:table-cell office:value-type="float" office:value="4321581.4295963" calcext:value-type="float">
            <text:p>4321581.4295963</text:p>
          </table:table-cell>
          <table:table-cell office:value-type="float" office:value="4781500" calcext:value-type="float">
            <text:p>4781500</text:p>
          </table:table-cell>
          <table:table-cell office:value-type="float" office:value="139180.87436668" calcext:value-type="float">
            <text:p>139180.8743666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3]-[.H33]" office:value-type="float" office:value="149850000" calcext:value-type="float">
            <text:p>149850000</text:p>
          </table:table-cell>
          <table:table-cell table:number-columns-repeated="2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1.45" calcext:value-type="float">
            <text:p>951.45</text:p>
          </table:table-cell>
          <table:table-cell office:value-type="float" office:value="4.94682247827623" calcext:value-type="float">
            <text:p>4.94682247827623</text:p>
          </table:table-cell>
          <table:table-cell office:value-type="float" office:value="150424500" calcext:value-type="float">
            <text:p>150424500</text:p>
          </table:table-cell>
          <table:table-cell office:value-type="float" office:value="4548627.87292122" calcext:value-type="float">
            <text:p>4548627.87292122</text:p>
          </table:table-cell>
          <table:table-cell office:value-type="float" office:value="4799500" calcext:value-type="float">
            <text:p>4799500</text:p>
          </table:table-cell>
          <table:table-cell office:value-type="float" office:value="199168.666950243" calcext:value-type="float">
            <text:p>199168.66695024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4]-[.H34]" office:value-type="float" office:value="145625000" calcext:value-type="float">
            <text:p>145625000</text:p>
          </table:table-cell>
          <table:table-cell table:number-columns-repeated="2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6.45" calcext:value-type="float">
            <text:p>956.45</text:p>
          </table:table-cell>
          <table:table-cell office:value-type="float" office:value="4.34650494801949" calcext:value-type="float">
            <text:p>4.34650494801949</text:p>
          </table:table-cell>
          <table:table-cell office:value-type="float" office:value="146560500" calcext:value-type="float">
            <text:p>146560500</text:p>
          </table:table-cell>
          <table:table-cell office:value-type="float" office:value="4555271.64248655" calcext:value-type="float">
            <text:p>4555271.64248655</text:p>
          </table:table-cell>
          <table:table-cell office:value-type="float" office:value="4872500" calcext:value-type="float">
            <text:p>4872500</text:p>
          </table:table-cell>
          <table:table-cell office:value-type="float" office:value="151653.170789556" calcext:value-type="float">
            <text:p>151653.17078955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5]-[.H35]" office:value-type="float" office:value="141688000" calcext:value-type="float">
            <text:p>141688000</text:p>
          </table:table-cell>
          <table:table-cell table:number-columns-repeated="2"/>
        </table:table-row>
        <table:table-row table:style-name="ro1">
          <table:table-cell office:value-type="float" office:value="0.033999998" calcext:value-type="float">
            <text:p>0.0339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5.37048463950488" calcext:value-type="float">
            <text:p>5.37048463950488</text:p>
          </table:table-cell>
          <table:table-cell office:value-type="float" office:value="142572500" calcext:value-type="float">
            <text:p>142572500</text:p>
          </table:table-cell>
          <table:table-cell office:value-type="float" office:value="4410776.12814702" calcext:value-type="float">
            <text:p>4410776.12814702</text:p>
          </table:table-cell>
          <table:table-cell office:value-type="float" office:value="4841000" calcext:value-type="float">
            <text:p>4841000</text:p>
          </table:table-cell>
          <table:table-cell office:value-type="float" office:value="136416.544759829" calcext:value-type="float">
            <text:p>136416.54475982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6]-[.H36]" office:value-type="float" office:value="137731500" calcext:value-type="float">
            <text:p>137731500</text:p>
          </table:table-cell>
          <table:table-cell table:number-columns-repeated="2"/>
        </table:table-row>
        <table:table-row table:style-name="ro1">
          <table:table-cell office:value-type="float" office:value="0.034999996" calcext:value-type="float">
            <text:p>0.03499999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5.4" calcext:value-type="float">
            <text:p>965.4</text:p>
          </table:table-cell>
          <table:table-cell office:value-type="float" office:value="6.7387332871831" calcext:value-type="float">
            <text:p>6.7387332871831</text:p>
          </table:table-cell>
          <table:table-cell office:value-type="float" office:value="138956000" calcext:value-type="float">
            <text:p>138956000</text:p>
          </table:table-cell>
          <table:table-cell office:value-type="float" office:value="4310463.89004344" calcext:value-type="float">
            <text:p>4310463.89004344</text:p>
          </table:table-cell>
          <table:table-cell office:value-type="float" office:value="4881500" calcext:value-type="float">
            <text:p>4881500</text:p>
          </table:table-cell>
          <table:table-cell office:value-type="float" office:value="155369.678000906" calcext:value-type="float">
            <text:p>155369.67800090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7]-[.H37]" office:value-type="float" office:value="134074500" calcext:value-type="float">
            <text:p>134074500</text:p>
          </table:table-cell>
          <table:table-cell table:number-columns-repeated="2"/>
        </table:table-row>
        <table:table-row table:style-name="ro1">
          <table:table-cell office:value-type="float" office:value="0.035999995" calcext:value-type="float">
            <text:p>0.03599999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7.75" calcext:value-type="float">
            <text:p>967.75</text:p>
          </table:table-cell>
          <table:table-cell office:value-type="float" office:value="5.22015325445527" calcext:value-type="float">
            <text:p>5.22015325445527</text:p>
          </table:table-cell>
          <table:table-cell office:value-type="float" office:value="135664000" calcext:value-type="float">
            <text:p>135664000</text:p>
          </table:table-cell>
          <table:table-cell office:value-type="float" office:value="4171295.89860084" calcext:value-type="float">
            <text:p>4171295.89860084</text:p>
          </table:table-cell>
          <table:table-cell office:value-type="float" office:value="4965500" calcext:value-type="float">
            <text:p>4965500</text:p>
          </table:table-cell>
          <table:table-cell office:value-type="float" office:value="160737.609001031" calcext:value-type="float">
            <text:p>160737.6090010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8]-[.H38]" office:value-type="float" office:value="130698500" calcext:value-type="float">
            <text:p>130698500</text:p>
          </table:table-cell>
          <table:table-cell table:number-columns-repeated="2"/>
        </table:table-row>
        <table:table-row table:style-name="ro1">
          <table:table-cell office:value-type="float" office:value="0.036999993" calcext:value-type="float">
            <text:p>0.03699999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1.5" calcext:value-type="float">
            <text:p>971.5</text:p>
          </table:table-cell>
          <table:table-cell office:value-type="float" office:value="4.07172535522978" calcext:value-type="float">
            <text:p>4.07172535522978</text:p>
          </table:table-cell>
          <table:table-cell office:value-type="float" office:value="132464500" calcext:value-type="float">
            <text:p>132464500</text:p>
          </table:table-cell>
          <table:table-cell office:value-type="float" office:value="3947668.83242836" calcext:value-type="float">
            <text:p>3947668.83242836</text:p>
          </table:table-cell>
          <table:table-cell office:value-type="float" office:value="4947000" calcext:value-type="float">
            <text:p>4947000</text:p>
          </table:table-cell>
          <table:table-cell office:value-type="float" office:value="169677.713079206" calcext:value-type="float">
            <text:p>169677.71307920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9]-[.H39]" office:value-type="float" office:value="127517500" calcext:value-type="float">
            <text:p>127517500</text:p>
          </table:table-cell>
          <table:table-cell table:number-columns-repeated="2"/>
        </table:table-row>
        <table:table-row table:style-name="ro1">
          <table:table-cell table:style-name="ce4" office:value-type="float" office:value="0.03799999" calcext:value-type="float">
            <text:p>0.03799999</text:p>
          </table:table-cell>
          <table:table-cell table:style-name="ce4" office:value-type="float" office:value="34560" calcext:value-type="float">
            <text:p>345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3.05" calcext:value-type="float">
            <text:p>973.05</text:p>
          </table:table-cell>
          <table:table-cell table:style-name="ce4" office:value-type="float" office:value="2.78104486233426" calcext:value-type="float">
            <text:p>2.78104486233426</text:p>
          </table:table-cell>
          <table:table-cell table:style-name="ce4" office:value-type="float" office:value="129414500" calcext:value-type="float">
            <text:p>129414500</text:p>
          </table:table-cell>
          <table:table-cell table:style-name="ce4" office:value-type="float" office:value="3860562.3738136" calcext:value-type="float">
            <text:p>3860562.3738136</text:p>
          </table:table-cell>
          <table:table-cell table:style-name="ce4" office:value-type="float" office:value="4934000" calcext:value-type="float">
            <text:p>4934000</text:p>
          </table:table-cell>
          <table:table-cell table:style-name="ce4" office:value-type="float" office:value="188243.962648697" calcext:value-type="float">
            <text:p>188243.96264869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[.F40]-[.H40]" office:value-type="float" office:value="124480500" calcext:value-type="float">
            <text:p>124480500</text:p>
          </table:table-cell>
          <table:table-cell table:number-columns-repeated="2"/>
        </table:table-row>
        <table:table-row table:style-name="ro1">
          <table:table-cell office:value-type="float" office:value="0.03899999" calcext:value-type="float">
            <text:p>0.03899999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6.5" calcext:value-type="float">
            <text:p>976.5</text:p>
          </table:table-cell>
          <table:table-cell office:value-type="float" office:value="4.37095677831464" calcext:value-type="float">
            <text:p>4.37095677831464</text:p>
          </table:table-cell>
          <table:table-cell office:value-type="float" office:value="126522000" calcext:value-type="float">
            <text:p>126522000</text:p>
          </table:table-cell>
          <table:table-cell office:value-type="float" office:value="3739656.04948116" calcext:value-type="float">
            <text:p>3739656.04948116</text:p>
          </table:table-cell>
          <table:table-cell office:value-type="float" office:value="4923500" calcext:value-type="float">
            <text:p>4923500</text:p>
          </table:table-cell>
          <table:table-cell office:value-type="float" office:value="142395.85298515" calcext:value-type="float">
            <text:p>142395.852985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1]-[.H41]" office:value-type="float" office:value="121598500" calcext:value-type="float">
            <text:p>121598500</text:p>
          </table:table-cell>
          <table:table-cell table:number-columns-repeated="2"/>
        </table:table-row>
        <table:table-row table:style-name="ro1">
          <table:table-cell office:value-type="float" office:value="0.039999988" calcext:value-type="float">
            <text:p>0.03999998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8.65" calcext:value-type="float">
            <text:p>978.65</text:p>
          </table:table-cell>
          <table:table-cell office:value-type="float" office:value="3.97723786724299" calcext:value-type="float">
            <text:p>3.97723786724299</text:p>
          </table:table-cell>
          <table:table-cell office:value-type="float" office:value="123704000" calcext:value-type="float">
            <text:p>123704000</text:p>
          </table:table-cell>
          <table:table-cell office:value-type="float" office:value="3606734.05261821" calcext:value-type="float">
            <text:p>3606734.05261821</text:p>
          </table:table-cell>
          <table:table-cell office:value-type="float" office:value="4938500" calcext:value-type="float">
            <text:p>4938500</text:p>
          </table:table-cell>
          <table:table-cell office:value-type="float" office:value="127826.980102423" calcext:value-type="float">
            <text:p>127826.98010242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2]-[.H42]" office:value-type="float" office:value="118765500" calcext:value-type="float">
            <text:p>118765500</text:p>
          </table:table-cell>
          <table:table-cell table:number-columns-repeated="2"/>
        </table:table-row>
        <table:table-row table:style-name="ro1">
          <table:table-cell office:value-type="float" office:value="0.040999986" calcext:value-type="float">
            <text:p>0.04099998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0.3" calcext:value-type="float">
            <text:p>980.3</text:p>
          </table:table-cell>
          <table:table-cell office:value-type="float" office:value="3.48077426353451" calcext:value-type="float">
            <text:p>3.48077426353451</text:p>
          </table:table-cell>
          <table:table-cell office:value-type="float" office:value="121130000" calcext:value-type="float">
            <text:p>121130000</text:p>
          </table:table-cell>
          <table:table-cell office:value-type="float" office:value="3597237.24397956" calcext:value-type="float">
            <text:p>3597237.24397956</text:p>
          </table:table-cell>
          <table:table-cell office:value-type="float" office:value="4962500" calcext:value-type="float">
            <text:p>4962500</text:p>
          </table:table-cell>
          <table:table-cell office:value-type="float" office:value="143008.09693676" calcext:value-type="float">
            <text:p>143008.0969367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3]-[.H43]" office:value-type="float" office:value="116167500" calcext:value-type="float">
            <text:p>116167500</text:p>
          </table:table-cell>
          <table:table-cell table:number-columns-repeated="2"/>
        </table:table-row>
        <table:table-row table:style-name="ro1">
          <table:table-cell office:value-type="float" office:value="0.041999985" calcext:value-type="float">
            <text:p>0.04199998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3" calcext:value-type="float">
            <text:p>982.3</text:p>
          </table:table-cell>
          <table:table-cell office:value-type="float" office:value="3.71483512420134" calcext:value-type="float">
            <text:p>3.71483512420134</text:p>
          </table:table-cell>
          <table:table-cell office:value-type="float" office:value="118553500" calcext:value-type="float">
            <text:p>118553500</text:p>
          </table:table-cell>
          <table:table-cell office:value-type="float" office:value="3416406.66105255" calcext:value-type="float">
            <text:p>3416406.66105255</text:p>
          </table:table-cell>
          <table:table-cell office:value-type="float" office:value="5050000" calcext:value-type="float">
            <text:p>5050000</text:p>
          </table:table-cell>
          <table:table-cell office:value-type="float" office:value="173387.306036909" calcext:value-type="float">
            <text:p>173387.3060369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4]-[.H44]" office:value-type="float" office:value="113503500" calcext:value-type="float">
            <text:p>113503500</text:p>
          </table:table-cell>
          <table:table-cell table:number-columns-repeated="2"/>
        </table:table-row>
        <table:table-row table:style-name="ro1">
          <table:table-cell office:value-type="float" office:value="0.042999983" calcext:value-type="float">
            <text:p>0.04299998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8" calcext:value-type="float">
            <text:p>982.8</text:p>
          </table:table-cell>
          <table:table-cell office:value-type="float" office:value="3.10517395054736" calcext:value-type="float">
            <text:p>3.10517395054736</text:p>
          </table:table-cell>
          <table:table-cell office:value-type="float" office:value="116104500" calcext:value-type="float">
            <text:p>116104500</text:p>
          </table:table-cell>
          <table:table-cell office:value-type="float" office:value="3355439.37824134" calcext:value-type="float">
            <text:p>3355439.37824134</text:p>
          </table:table-cell>
          <table:table-cell office:value-type="float" office:value="4977000" calcext:value-type="float">
            <text:p>4977000</text:p>
          </table:table-cell>
          <table:table-cell office:value-type="float" office:value="222807.445779392" calcext:value-type="float">
            <text:p>222807.4457793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5]-[.H45]" office:value-type="float" office:value="111127500" calcext:value-type="float">
            <text:p>111127500</text:p>
          </table:table-cell>
          <table:table-cell table:number-columns-repeated="2"/>
        </table:table-row>
        <table:table-row table:style-name="ro1">
          <table:table-cell office:value-type="float" office:value="0.04399998" calcext:value-type="float">
            <text:p>0.043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4.3" calcext:value-type="float">
            <text:p>984.3</text:p>
          </table:table-cell>
          <table:table-cell office:value-type="float" office:value="3.54074033293366" calcext:value-type="float">
            <text:p>3.54074033293366</text:p>
          </table:table-cell>
          <table:table-cell office:value-type="float" office:value="113688000" calcext:value-type="float">
            <text:p>113688000</text:p>
          </table:table-cell>
          <table:table-cell office:value-type="float" office:value="3363888.10127429" calcext:value-type="float">
            <text:p>3363888.10127429</text:p>
          </table:table-cell>
          <table:table-cell office:value-type="float" office:value="5023500" calcext:value-type="float">
            <text:p>5023500</text:p>
          </table:table-cell>
          <table:table-cell office:value-type="float" office:value="183569.14658773" calcext:value-type="float">
            <text:p>183569.1465877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6]-[.H46]" office:value-type="float" office:value="108664500" calcext:value-type="float">
            <text:p>108664500</text:p>
          </table:table-cell>
          <table:table-cell table:number-columns-repeated="2"/>
        </table:table-row>
        <table:table-row table:style-name="ro1">
          <table:table-cell office:value-type="float" office:value="0.04499998" calcext:value-type="float">
            <text:p>0.044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6.05" calcext:value-type="float">
            <text:p>986.05</text:p>
          </table:table-cell>
          <table:table-cell office:value-type="float" office:value="3.6917404253849" calcext:value-type="float">
            <text:p>3.6917404253849</text:p>
          </table:table-cell>
          <table:table-cell office:value-type="float" office:value="111406500" calcext:value-type="float">
            <text:p>111406500</text:p>
          </table:table-cell>
          <table:table-cell office:value-type="float" office:value="3304252.88155479" calcext:value-type="float">
            <text:p>3304252.88155479</text:p>
          </table:table-cell>
          <table:table-cell office:value-type="float" office:value="4998500" calcext:value-type="float">
            <text:p>4998500</text:p>
          </table:table-cell>
          <table:table-cell office:value-type="float" office:value="181348.022495857" calcext:value-type="float">
            <text:p>181348.02249585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7]-[.H47]" office:value-type="float" office:value="106408000" calcext:value-type="float">
            <text:p>106408000</text:p>
          </table:table-cell>
          <table:table-cell table:number-columns-repeated="2"/>
        </table:table-row>
        <table:table-row table:style-name="ro1">
          <table:table-cell office:value-type="float" office:value="0.045999978" calcext:value-type="float">
            <text:p>0.04599997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7.3" calcext:value-type="float">
            <text:p>987.3</text:p>
          </table:table-cell>
          <table:table-cell office:value-type="float" office:value="3.61429908761531" calcext:value-type="float">
            <text:p>3.61429908761531</text:p>
          </table:table-cell>
          <table:table-cell office:value-type="float" office:value="108993000" calcext:value-type="float">
            <text:p>108993000</text:p>
          </table:table-cell>
          <table:table-cell office:value-type="float" office:value="3164335.96592763" calcext:value-type="float">
            <text:p>3164335.96592763</text:p>
          </table:table-cell>
          <table:table-cell office:value-type="float" office:value="4989500" calcext:value-type="float">
            <text:p>4989500</text:p>
          </table:table-cell>
          <table:table-cell office:value-type="float" office:value="129877.472622225" calcext:value-type="float">
            <text:p>129877.4726222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8]-[.H48]" office:value-type="float" office:value="104003500" calcext:value-type="float">
            <text:p>104003500</text:p>
          </table:table-cell>
          <table:table-cell table:number-columns-repeated="2"/>
        </table:table-row>
        <table:table-row table:style-name="ro1">
          <table:table-cell office:value-type="float" office:value="0.046999976" calcext:value-type="float">
            <text:p>0.04699997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8.05" calcext:value-type="float">
            <text:p>988.05</text:p>
          </table:table-cell>
          <table:table-cell office:value-type="float" office:value="3.13679353547704" calcext:value-type="float">
            <text:p>3.13679353547704</text:p>
          </table:table-cell>
          <table:table-cell office:value-type="float" office:value="106737500" calcext:value-type="float">
            <text:p>106737500</text:p>
          </table:table-cell>
          <table:table-cell office:value-type="float" office:value="3000082.23571499" calcext:value-type="float">
            <text:p>3000082.23571499</text:p>
          </table:table-cell>
          <table:table-cell office:value-type="float" office:value="5077000" calcext:value-type="float">
            <text:p>5077000</text:p>
          </table:table-cell>
          <table:table-cell office:value-type="float" office:value="118681.351348452" calcext:value-type="float">
            <text:p>118681.35134845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49]-[.H49]" office:value-type="float" office:value="101660500" calcext:value-type="float">
            <text:p>101660500</text:p>
          </table:table-cell>
          <table:table-cell table:number-columns-repeated="2"/>
        </table:table-row>
        <table:table-row table:style-name="ro1">
          <table:table-cell office:value-type="float" office:value="0.047999974" calcext:value-type="float">
            <text:p>0.04799997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9.5" calcext:value-type="float">
            <text:p>989.5</text:p>
          </table:table-cell>
          <table:table-cell office:value-type="float" office:value="2.94689845877251" calcext:value-type="float">
            <text:p>2.94689845877251</text:p>
          </table:table-cell>
          <table:table-cell office:value-type="float" office:value="104655000" calcext:value-type="float">
            <text:p>104655000</text:p>
          </table:table-cell>
          <table:table-cell office:value-type="float" office:value="2730757.55828035" calcext:value-type="float">
            <text:p>2730757.55828035</text:p>
          </table:table-cell>
          <table:table-cell office:value-type="float" office:value="5035500" calcext:value-type="float">
            <text:p>5035500</text:p>
          </table:table-cell>
          <table:table-cell office:value-type="float" office:value="90813.5742230086" calcext:value-type="float">
            <text:p>90813.574223008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50]-[.H50]" office:value-type="float" office:value="99619500" calcext:value-type="float">
            <text:p>99619500</text:p>
          </table:table-cell>
          <table:table-cell table:number-columns-repeated="2"/>
        </table:table-row>
        <table:table-row table:style-name="ro1">
          <table:table-cell office:value-type="float" office:value="0.048999973" calcext:value-type="float">
            <text:p>0.04899997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3.34034350581525" calcext:value-type="float">
            <text:p>3.34034350581525</text:p>
          </table:table-cell>
          <table:table-cell office:value-type="float" office:value="102601000" calcext:value-type="float">
            <text:p>102601000</text:p>
          </table:table-cell>
          <table:table-cell office:value-type="float" office:value="2665936.9835013" calcext:value-type="float">
            <text:p>2665936.9835013</text:p>
          </table:table-cell>
          <table:table-cell office:value-type="float" office:value="5013000" calcext:value-type="float">
            <text:p>5013000</text:p>
          </table:table-cell>
          <table:table-cell office:value-type="float" office:value="176369.826754674" calcext:value-type="float">
            <text:p>176369.82675467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51]-[.H51]" office:value-type="float" office:value="97588000" calcext:value-type="float">
            <text:p>97588000</text:p>
          </table:table-cell>
          <table:table-cell table:number-columns-repeated="2"/>
        </table:table-row>
        <table:table-row table:style-name="ro1">
          <table:table-cell office:value-type="float" office:value="0.04999997" calcext:value-type="float">
            <text:p>0.0499999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1.05" calcext:value-type="float">
            <text:p>991.05</text:p>
          </table:table-cell>
          <table:table-cell office:value-type="float" office:value="3.66311630345415" calcext:value-type="float">
            <text:p>3.66311630345415</text:p>
          </table:table-cell>
          <table:table-cell office:value-type="float" office:value="100738000" calcext:value-type="float">
            <text:p>100738000</text:p>
          </table:table-cell>
          <table:table-cell office:value-type="float" office:value="2762751.48890987" calcext:value-type="float">
            <text:p>2762751.48890987</text:p>
          </table:table-cell>
          <table:table-cell office:value-type="float" office:value="5016000" calcext:value-type="float">
            <text:p>5016000</text:p>
          </table:table-cell>
          <table:table-cell office:value-type="float" office:value="193510.505630763" calcext:value-type="float">
            <text:p>193510.50563076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[.F52]-[.H52]" office:value-type="float" office:value="95722000" calcext:value-type="float">
            <text:p>95722000</text:p>
          </table:table-cell>
          <table:table-cell table:number-columns-repeated="2"/>
        </table:table-row>
        <calcext:conditional-formats>
          <calcext:conditional-format calcext:target-range-address="testA2.L2:testA2.L52">
            <calcext:condition calcext:apply-style-name="LessThan" calcext:value="&lt;=[Names.L2]" calcext:base-cell-address="TestA1.L2"/>
          </calcext:conditional-format>
        </calcext:conditional-formats>
      </table:table>
      <table:table table:name="testB1Year5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Carg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8]-[.I38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2]-[.I42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3]-[.I43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4]-[.I44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5]-[.I45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6]-[.I46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7]-[.I47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8]-[.I48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9]-[.I49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0]-[.I50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1]-[.I51]" office:value-type="float" office:value="156576078.888232" calcext:value-type="float">
            <text:p>156576078.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156577732.8" calcext:value-type="float">
            <text:p>156577732.8</text:p>
          </table:table-cell>
          <table:table-cell office:value-type="float" office:value="492539.102697505" calcext:value-type="float">
            <text:p>492539.102697505</text:p>
          </table:table-cell>
          <table:table-cell office:value-type="float" office:value="1653.91176757813" calcext:value-type="float">
            <text:p>1653.91176757813</text:p>
          </table:table-cell>
          <table:table-cell office:value-type="float" office:value="375.717648450561" calcext:value-type="float">
            <text:p>375.717648450561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2]-[.I52]" office:value-type="float" office:value="156576078.888232" calcext:value-type="float">
            <text:p>156576078.888232</text:p>
          </table:table-cell>
        </table:table-row>
      </table:table>
      <table:table table:name="testB2Year5" table:style-name="ta1">
        <table:shapes>
          <draw:frame draw:z-index="0" draw:style-name="gr1" draw:text-style-name="P1" svg:width="453.51pt" svg:height="255.09pt" svg:x="1027.02pt" svg:y="34.36pt">
            <loext:p draw:notify-on-update-of-ranges="testB2Year5.B1:testB2Year5.B1 testB2Year5.B2:testB2Year5.B52 Names.A1:Names.A1 testB2Year5.M2:testB2Year5.M52 testB2Year5.B2:testB2Year5.B52 Names.A2:Names.A2 testB1Year5.M2:testB1Year5.M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table:style-name="Default" office:value-type="string" calcext:value-type="string">
            <text:p>Net Carg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00000" calcext:value-type="float">
            <text:p>6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]-[.J2]" office:value-type="float" office:value="600000000" calcext:value-type="float">
            <text:p>6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.3</text:p>
          </table:table-cell>
          <table:table-cell office:value-type="float" office:value="12.5702237973629" calcext:value-type="float">
            <text:p>12.5702237973629</text:p>
          </table:table-cell>
          <table:table-cell office:value-type="float" office:value="565806540.8" calcext:value-type="float">
            <text:p>565806540.8</text:p>
          </table:table-cell>
          <table:table-cell office:value-type="float" office:value="3879264.12560551" calcext:value-type="float">
            <text:p>3879264.12560551</text:p>
          </table:table-cell>
          <table:table-cell office:value-type="float" office:value="557500" calcext:value-type="float">
            <text:p>557500</text:p>
          </table:table-cell>
          <table:table-cell office:value-type="float" office:value="89258.6425124083" calcext:value-type="float">
            <text:p>89258.642512408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]-[.J3]" office:value-type="float" office:value="565717282.157488" calcext:value-type="float">
            <text:p>565717282.157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212.15" calcext:value-type="float">
            <text:p>212.15</text:p>
          </table:table-cell>
          <table:table-cell office:value-type="float" office:value="14.6477050474774" calcext:value-type="float">
            <text:p>14.6477050474774</text:p>
          </table:table-cell>
          <table:table-cell office:value-type="float" office:value="533962990.4" calcext:value-type="float">
            <text:p>533962990.4</text:p>
          </table:table-cell>
          <table:table-cell office:value-type="float" office:value="5356910.13423827" calcext:value-type="float">
            <text:p>5356910.13423827</text:p>
          </table:table-cell>
          <table:table-cell office:value-type="float" office:value="1068500" calcext:value-type="float">
            <text:p>1068500</text:p>
          </table:table-cell>
          <table:table-cell office:value-type="float" office:value="93991.8809483592" calcext:value-type="float">
            <text:p>93991.880948359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]-[.J4]" office:value-type="float" office:value="533868998.519052" calcext:value-type="float">
            <text:p>533868998.51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300.4" calcext:value-type="float">
            <text:p>300.4</text:p>
          </table:table-cell>
          <table:table-cell office:value-type="float" office:value="17.3581468814472" calcext:value-type="float">
            <text:p>17.3581468814472</text:p>
          </table:table-cell>
          <table:table-cell office:value-type="float" office:value="504913500.8" calcext:value-type="float">
            <text:p>504913500.8</text:p>
          </table:table-cell>
          <table:table-cell office:value-type="float" office:value="6900671.52644337" calcext:value-type="float">
            <text:p>6900671.52644337</text:p>
          </table:table-cell>
          <table:table-cell office:value-type="float" office:value="1534500" calcext:value-type="float">
            <text:p>1534500</text:p>
          </table:table-cell>
          <table:table-cell office:value-type="float" office:value="120458.553693354" calcext:value-type="float">
            <text:p>120458.5536933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]-[.J5]" office:value-type="float" office:value="504793042.246307" calcext:value-type="float">
            <text:p>504793042.246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379.75" calcext:value-type="float">
            <text:p>379.75</text:p>
          </table:table-cell>
          <table:table-cell office:value-type="float" office:value="16.3703036656399" calcext:value-type="float">
            <text:p>16.3703036656399</text:p>
          </table:table-cell>
          <table:table-cell office:value-type="float" office:value="477106020.8" calcext:value-type="float">
            <text:p>477106020.8</text:p>
          </table:table-cell>
          <table:table-cell office:value-type="float" office:value="5449393.3555582" calcext:value-type="float">
            <text:p>5449393.3555582</text:p>
          </table:table-cell>
          <table:table-cell office:value-type="float" office:value="1931500" calcext:value-type="float">
            <text:p>1931500</text:p>
          </table:table-cell>
          <table:table-cell office:value-type="float" office:value="144122.572102616" calcext:value-type="float">
            <text:p>144122.5721026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6]-[.J6]" office:value-type="float" office:value="476961898.227897" calcext:value-type="float">
            <text:p>476961898.227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0000004" calcext:value-type="float">
            <text:p>0.005000000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449.15" calcext:value-type="float">
            <text:p>449.15</text:p>
          </table:table-cell>
          <table:table-cell office:value-type="float" office:value="14.4086048851664" calcext:value-type="float">
            <text:p>14.4086048851664</text:p>
          </table:table-cell>
          <table:table-cell office:value-type="float" office:value="451982977.6" calcext:value-type="float">
            <text:p>451982977.6</text:p>
          </table:table-cell>
          <table:table-cell office:value-type="float" office:value="4872925.14959653" calcext:value-type="float">
            <text:p>4872925.14959653</text:p>
          </table:table-cell>
          <table:table-cell office:value-type="float" office:value="2290000" calcext:value-type="float">
            <text:p>2290000</text:p>
          </table:table-cell>
          <table:table-cell office:value-type="float" office:value="119824.432971085" calcext:value-type="float">
            <text:p>119824.4329710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7]-[.J7]" office:value-type="float" office:value="451863153.167029" calcext:value-type="float">
            <text:p>451863153.167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0000005" calcext:value-type="float">
            <text:p>0.006000000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509.75" calcext:value-type="float">
            <text:p>509.75</text:p>
          </table:table-cell>
          <table:table-cell office:value-type="float" office:value="17.0011609510707" calcext:value-type="float">
            <text:p>17.0011609510707</text:p>
          </table:table-cell>
          <table:table-cell office:value-type="float" office:value="428057499.2" calcext:value-type="float">
            <text:p>428057499.2</text:p>
          </table:table-cell>
          <table:table-cell office:value-type="float" office:value="5557666.23473742" calcext:value-type="float">
            <text:p>5557666.23473742</text:p>
          </table:table-cell>
          <table:table-cell office:value-type="float" office:value="2595500" calcext:value-type="float">
            <text:p>2595500</text:p>
          </table:table-cell>
          <table:table-cell office:value-type="float" office:value="140767.632344192" calcext:value-type="float">
            <text:p>140767.63234419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8]-[.J8]" office:value-type="float" office:value="427916731.567656" calcext:value-type="float">
            <text:p>427916731.567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0000007" calcext:value-type="float">
            <text:p>0.007000000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565.4" calcext:value-type="float">
            <text:p>565.4</text:p>
          </table:table-cell>
          <table:table-cell office:value-type="float" office:value="14.1585012587751" calcext:value-type="float">
            <text:p>14.1585012587751</text:p>
          </table:table-cell>
          <table:table-cell office:value-type="float" office:value="405313004.8" calcext:value-type="float">
            <text:p>405313004.8</text:p>
          </table:table-cell>
          <table:table-cell office:value-type="float" office:value="5007129.82181539" calcext:value-type="float">
            <text:p>5007129.82181539</text:p>
          </table:table-cell>
          <table:table-cell office:value-type="float" office:value="2876500" calcext:value-type="float">
            <text:p>2876500</text:p>
          </table:table-cell>
          <table:table-cell office:value-type="float" office:value="145358.902466673" calcext:value-type="float">
            <text:p>145358.9024666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9]-[.J9]" office:value-type="float" office:value="405167645.897533" calcext:value-type="float">
            <text:p>405167645.897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14.1" calcext:value-type="float">
            <text:p>614.1</text:p>
          </table:table-cell>
          <table:table-cell office:value-type="float" office:value="11.17751502371" calcext:value-type="float">
            <text:p>11.17751502371</text:p>
          </table:table-cell>
          <table:table-cell office:value-type="float" office:value="385707009.6" calcext:value-type="float">
            <text:p>385707009.6</text:p>
          </table:table-cell>
          <table:table-cell office:value-type="float" office:value="5803884.22879036" calcext:value-type="float">
            <text:p>5803884.22879036</text:p>
          </table:table-cell>
          <table:table-cell office:value-type="float" office:value="3092500" calcext:value-type="float">
            <text:p>3092500</text:p>
          </table:table-cell>
          <table:table-cell office:value-type="float" office:value="153858.273814094" calcext:value-type="float">
            <text:p>153858.27381409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0]-[.J10]" office:value-type="float" office:value="385553151.326186" calcext:value-type="float">
            <text:p>385553151.326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55.65" calcext:value-type="float">
            <text:p>655.65</text:p>
          </table:table-cell>
          <table:table-cell office:value-type="float" office:value="10.6339822713492" calcext:value-type="float">
            <text:p>10.6339822713492</text:p>
          </table:table-cell>
          <table:table-cell office:value-type="float" office:value="366967489.6" calcext:value-type="float">
            <text:p>366967489.6</text:p>
          </table:table-cell>
          <table:table-cell office:value-type="float" office:value="5659938.87230676" calcext:value-type="float">
            <text:p>5659938.87230676</text:p>
          </table:table-cell>
          <table:table-cell office:value-type="float" office:value="3322500" calcext:value-type="float">
            <text:p>3322500</text:p>
          </table:table-cell>
          <table:table-cell office:value-type="float" office:value="137873.893563342" calcext:value-type="float">
            <text:p>137873.89356334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1]-[.J11]" office:value-type="float" office:value="366829615.706437" calcext:value-type="float">
            <text:p>366829615.706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0000001" calcext:value-type="float">
            <text:p>0.010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49507489.6" calcext:value-type="float">
            <text:p>349507489.6</text:p>
          </table:table-cell>
          <table:table-cell office:value-type="float" office:value="6037232.86871097" calcext:value-type="float">
            <text:p>6037232.86871097</text:p>
          </table:table-cell>
          <table:table-cell office:value-type="float" office:value="3525000" calcext:value-type="float">
            <text:p>3525000</text:p>
          </table:table-cell>
          <table:table-cell office:value-type="float" office:value="163658.823551667" calcext:value-type="float">
            <text:p>163658.82355166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2]-[.J12]" office:value-type="float" office:value="349343830.776448" calcext:value-type="float">
            <text:p>349343830.776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000001" calcext:value-type="float">
            <text:p>0.011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29.6" calcext:value-type="float">
            <text:p>729.6</text:p>
          </table:table-cell>
          <table:table-cell office:value-type="float" office:value="11.7401694599085" calcext:value-type="float">
            <text:p>11.7401694599085</text:p>
          </table:table-cell>
          <table:table-cell office:value-type="float" office:value="333105483.2" calcext:value-type="float">
            <text:p>333105483.2</text:p>
          </table:table-cell>
          <table:table-cell office:value-type="float" office:value="6598552.02424922" calcext:value-type="float">
            <text:p>6598552.02424922</text:p>
          </table:table-cell>
          <table:table-cell office:value-type="float" office:value="3656000" calcext:value-type="float">
            <text:p>3656000</text:p>
          </table:table-cell>
          <table:table-cell office:value-type="float" office:value="122577.580160055" calcext:value-type="float">
            <text:p>122577.58016005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3]-[.J13]" office:value-type="float" office:value="332982905.61984" calcext:value-type="float">
            <text:p>332982905.61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000001" calcext:value-type="float">
            <text:p>0.012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59.5" calcext:value-type="float">
            <text:p>759.5</text:p>
          </table:table-cell>
          <table:table-cell office:value-type="float" office:value="12.0939306222062" calcext:value-type="float">
            <text:p>12.0939306222062</text:p>
          </table:table-cell>
          <table:table-cell office:value-type="float" office:value="318524516.8" calcext:value-type="float">
            <text:p>318524516.8</text:p>
          </table:table-cell>
          <table:table-cell office:value-type="float" office:value="6535621.91993716" calcext:value-type="float">
            <text:p>6535621.91993716</text:p>
          </table:table-cell>
          <table:table-cell office:value-type="float" office:value="3890500" calcext:value-type="float">
            <text:p>3890500</text:p>
          </table:table-cell>
          <table:table-cell office:value-type="float" office:value="165162.599309064" calcext:value-type="float">
            <text:p>165162.5993090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4]-[.J14]" office:value-type="float" office:value="318359354.200691" calcext:value-type="float">
            <text:p>318359354.200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000001" calcext:value-type="float">
            <text:p>0.013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85.85" calcext:value-type="float">
            <text:p>785.85</text:p>
          </table:table-cell>
          <table:table-cell office:value-type="float" office:value="11.0419058232955" calcext:value-type="float">
            <text:p>11.0419058232955</text:p>
          </table:table-cell>
          <table:table-cell office:value-type="float" office:value="304685993.6" calcext:value-type="float">
            <text:p>304685993.6</text:p>
          </table:table-cell>
          <table:table-cell office:value-type="float" office:value="6573280.94493866" calcext:value-type="float">
            <text:p>6573280.94493866</text:p>
          </table:table-cell>
          <table:table-cell office:value-type="float" office:value="3946500" calcext:value-type="float">
            <text:p>3946500</text:p>
          </table:table-cell>
          <table:table-cell office:value-type="float" office:value="143756.922030137" calcext:value-type="float">
            <text:p>143756.9220301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5]-[.J15]" office:value-type="float" office:value="304542236.67797" calcext:value-type="float">
            <text:p>304542236.67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000001" calcext:value-type="float">
            <text:p>0.014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08.9" calcext:value-type="float">
            <text:p>808.9</text:p>
          </table:table-cell>
          <table:table-cell office:value-type="float" office:value="10.5276578091885" calcext:value-type="float">
            <text:p>10.5276578091885</text:p>
          </table:table-cell>
          <table:table-cell office:value-type="float" office:value="291396992" calcext:value-type="float">
            <text:p>291396992</text:p>
          </table:table-cell>
          <table:table-cell office:value-type="float" office:value="6128264.40766169" calcext:value-type="float">
            <text:p>6128264.40766169</text:p>
          </table:table-cell>
          <table:table-cell office:value-type="float" office:value="4091500" calcext:value-type="float">
            <text:p>4091500</text:p>
          </table:table-cell>
          <table:table-cell office:value-type="float" office:value="122700.962978248" calcext:value-type="float">
            <text:p>122700.96297824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6]-[.J16]" office:value-type="float" office:value="291274291.037022" calcext:value-type="float">
            <text:p>291274291.037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0000015" calcext:value-type="float">
            <text:p>0.015000001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30.9" calcext:value-type="float">
            <text:p>830.9</text:p>
          </table:table-cell>
          <table:table-cell office:value-type="float" office:value="9.62398319988034" calcext:value-type="float">
            <text:p>9.62398319988034</text:p>
          </table:table-cell>
          <table:table-cell office:value-type="float" office:value="279410497.6" calcext:value-type="float">
            <text:p>279410497.6</text:p>
          </table:table-cell>
          <table:table-cell office:value-type="float" office:value="5642546.96066786" calcext:value-type="float">
            <text:p>5642546.96066786</text:p>
          </table:table-cell>
          <table:table-cell office:value-type="float" office:value="4174000" calcext:value-type="float">
            <text:p>4174000</text:p>
          </table:table-cell>
          <table:table-cell office:value-type="float" office:value="179982.455285304" calcext:value-type="float">
            <text:p>179982.45528530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7]-[.J17]" office:value-type="float" office:value="279230515.144715" calcext:value-type="float">
            <text:p>279230515.144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51.5" calcext:value-type="float">
            <text:p>851.5</text:p>
          </table:table-cell>
          <table:table-cell office:value-type="float" office:value="10.3032953338649" calcext:value-type="float">
            <text:p>10.3032953338649</text:p>
          </table:table-cell>
          <table:table-cell office:value-type="float" office:value="267856003.2" calcext:value-type="float">
            <text:p>267856003.2</text:p>
          </table:table-cell>
          <table:table-cell office:value-type="float" office:value="5547012.07249348" calcext:value-type="float">
            <text:p>5547012.07249348</text:p>
          </table:table-cell>
          <table:table-cell office:value-type="float" office:value="4257500" calcext:value-type="float">
            <text:p>4257500</text:p>
          </table:table-cell>
          <table:table-cell office:value-type="float" office:value="140408.239374371" calcext:value-type="float">
            <text:p>140408.23937437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8]-[.J18]" office:value-type="float" office:value="267715594.960626" calcext:value-type="float">
            <text:p>267715594.960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" calcext:value-type="float">
            <text:p>0.01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67.2" calcext:value-type="float">
            <text:p>867.2</text:p>
          </table:table-cell>
          <table:table-cell office:value-type="float" office:value="9.60591922777442" calcext:value-type="float">
            <text:p>9.60591922777442</text:p>
          </table:table-cell>
          <table:table-cell office:value-type="float" office:value="257089500" calcext:value-type="float">
            <text:p>257089500</text:p>
          </table:table-cell>
          <table:table-cell office:value-type="float" office:value="5105107.3239917" calcext:value-type="float">
            <text:p>5105107.3239917</text:p>
          </table:table-cell>
          <table:table-cell office:value-type="float" office:value="4399500" calcext:value-type="float">
            <text:p>4399500</text:p>
          </table:table-cell>
          <table:table-cell office:value-type="float" office:value="166748.313334798" calcext:value-type="float">
            <text:p>166748.31333479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9]-[.J19]" office:value-type="float" office:value="256922751.686665" calcext:value-type="float">
            <text:p>256922751.686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000001" calcext:value-type="float">
            <text:p>0.018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80.85" calcext:value-type="float">
            <text:p>880.85</text:p>
          </table:table-cell>
          <table:table-cell office:value-type="float" office:value="8.82743927821236" calcext:value-type="float">
            <text:p>8.82743927821236</text:p>
          </table:table-cell>
          <table:table-cell office:value-type="float" office:value="247032500" calcext:value-type="float">
            <text:p>247032500</text:p>
          </table:table-cell>
          <table:table-cell office:value-type="float" office:value="5039396.24098802" calcext:value-type="float">
            <text:p>5039396.24098802</text:p>
          </table:table-cell>
          <table:table-cell office:value-type="float" office:value="4472000" calcext:value-type="float">
            <text:p>4472000</text:p>
          </table:table-cell>
          <table:table-cell office:value-type="float" office:value="203873.02549949" calcext:value-type="float">
            <text:p>203873.0254994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0]-[.J20]" office:value-type="float" office:value="246828626.9745" calcext:value-type="float">
            <text:p>246828626.97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000001" calcext:value-type="float">
            <text:p>0.019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95.05" calcext:value-type="float">
            <text:p>895.05</text:p>
          </table:table-cell>
          <table:table-cell office:value-type="float" office:value="8.67831538345645" calcext:value-type="float">
            <text:p>8.67831538345645</text:p>
          </table:table-cell>
          <table:table-cell office:value-type="float" office:value="237276000" calcext:value-type="float">
            <text:p>237276000</text:p>
          </table:table-cell>
          <table:table-cell office:value-type="float" office:value="5670610.66051602" calcext:value-type="float">
            <text:p>5670610.66051602</text:p>
          </table:table-cell>
          <table:table-cell office:value-type="float" office:value="4559000" calcext:value-type="float">
            <text:p>4559000</text:p>
          </table:table-cell>
          <table:table-cell office:value-type="float" office:value="137492.583532043" calcext:value-type="float">
            <text:p>137492.58353204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1]-[.J21]" office:value-type="float" office:value="237138507.416468" calcext:value-type="float">
            <text:p>237138507.416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000001" calcext:value-type="float">
            <text:p>0.020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06.7" calcext:value-type="float">
            <text:p>906.7</text:p>
          </table:table-cell>
          <table:table-cell office:value-type="float" office:value="9.92126901899996" calcext:value-type="float">
            <text:p>9.92126901899996</text:p>
          </table:table-cell>
          <table:table-cell office:value-type="float" office:value="228370500" calcext:value-type="float">
            <text:p>228370500</text:p>
          </table:table-cell>
          <table:table-cell office:value-type="float" office:value="5773507.07519861" calcext:value-type="float">
            <text:p>5773507.07519861</text:p>
          </table:table-cell>
          <table:table-cell office:value-type="float" office:value="4589000" calcext:value-type="float">
            <text:p>4589000</text:p>
          </table:table-cell>
          <table:table-cell office:value-type="float" office:value="157409.957553015" calcext:value-type="float">
            <text:p>157409.95755301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2]-[.J22]" office:value-type="float" office:value="228213090.042447" calcext:value-type="float">
            <text:p>228213090.042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000002" calcext:value-type="float">
            <text:p>0.021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16.65" calcext:value-type="float">
            <text:p>916.65</text:p>
          </table:table-cell>
          <table:table-cell office:value-type="float" office:value="8.72549199336724" calcext:value-type="float">
            <text:p>8.72549199336724</text:p>
          </table:table-cell>
          <table:table-cell office:value-type="float" office:value="220094000" calcext:value-type="float">
            <text:p>220094000</text:p>
          </table:table-cell>
          <table:table-cell office:value-type="float" office:value="5210238.30144982" calcext:value-type="float">
            <text:p>5210238.30144982</text:p>
          </table:table-cell>
          <table:table-cell office:value-type="float" office:value="4633500" calcext:value-type="float">
            <text:p>4633500</text:p>
          </table:table-cell>
          <table:table-cell office:value-type="float" office:value="149429.617299636" calcext:value-type="float">
            <text:p>149429.61729963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3]-[.J23]" office:value-type="float" office:value="219944570.3827" calcext:value-type="float">
            <text:p>219944570.3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000002" calcext:value-type="float">
            <text:p>0.022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26.1" calcext:value-type="float">
            <text:p>926.1</text:p>
          </table:table-cell>
          <table:table-cell office:value-type="float" office:value="7.31904509158344" calcext:value-type="float">
            <text:p>7.31904509158344</text:p>
          </table:table-cell>
          <table:table-cell office:value-type="float" office:value="212146500" calcext:value-type="float">
            <text:p>212146500</text:p>
          </table:table-cell>
          <table:table-cell office:value-type="float" office:value="5033332.34286037" calcext:value-type="float">
            <text:p>5033332.34286037</text:p>
          </table:table-cell>
          <table:table-cell office:value-type="float" office:value="4682500" calcext:value-type="float">
            <text:p>4682500</text:p>
          </table:table-cell>
          <table:table-cell office:value-type="float" office:value="118848.643240047" calcext:value-type="float">
            <text:p>118848.64324004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4]-[.J24]" office:value-type="float" office:value="212027651.35676" calcext:value-type="float">
            <text:p>212027651.35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000002" calcext:value-type="float">
            <text:p>0.023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35.1" calcext:value-type="float">
            <text:p>935.1</text:p>
          </table:table-cell>
          <table:table-cell office:value-type="float" office:value="7.55262240967718" calcext:value-type="float">
            <text:p>7.55262240967718</text:p>
          </table:table-cell>
          <table:table-cell office:value-type="float" office:value="204426500" calcext:value-type="float">
            <text:p>204426500</text:p>
          </table:table-cell>
          <table:table-cell office:value-type="float" office:value="5366048.50695066" calcext:value-type="float">
            <text:p>5366048.50695066</text:p>
          </table:table-cell>
          <table:table-cell office:value-type="float" office:value="4704000" calcext:value-type="float">
            <text:p>4704000</text:p>
          </table:table-cell>
          <table:table-cell office:value-type="float" office:value="137435.15217233" calcext:value-type="float">
            <text:p>137435.1521723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5]-[.J25]" office:value-type="float" office:value="204289064.847828" calcext:value-type="float">
            <text:p>204289064.847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000002" calcext:value-type="float">
            <text:p>0.024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42.5" calcext:value-type="float">
            <text:p>942.5</text:p>
          </table:table-cell>
          <table:table-cell office:value-type="float" office:value="6.51718376375305" calcext:value-type="float">
            <text:p>6.51718376375305</text:p>
          </table:table-cell>
          <table:table-cell office:value-type="float" office:value="197744500" calcext:value-type="float">
            <text:p>197744500</text:p>
          </table:table-cell>
          <table:table-cell office:value-type="float" office:value="5304227.18712458" calcext:value-type="float">
            <text:p>5304227.18712458</text:p>
          </table:table-cell>
          <table:table-cell office:value-type="float" office:value="4765500" calcext:value-type="float">
            <text:p>4765500</text:p>
          </table:table-cell>
          <table:table-cell office:value-type="float" office:value="128737.79962634" calcext:value-type="float">
            <text:p>128737.7996263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6]-[.J26]" office:value-type="float" office:value="197615762.200374" calcext:value-type="float">
            <text:p>197615762.200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000002" calcext:value-type="float">
            <text:p>0.025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0.2" calcext:value-type="float">
            <text:p>950.2</text:p>
          </table:table-cell>
          <table:table-cell office:value-type="float" office:value="6.3295464209323" calcext:value-type="float">
            <text:p>6.3295464209323</text:p>
          </table:table-cell>
          <table:table-cell office:value-type="float" office:value="191207500" calcext:value-type="float">
            <text:p>191207500</text:p>
          </table:table-cell>
          <table:table-cell office:value-type="float" office:value="5027491.6577177" calcext:value-type="float">
            <text:p>5027491.6577177</text:p>
          </table:table-cell>
          <table:table-cell office:value-type="float" office:value="4802000" calcext:value-type="float">
            <text:p>4802000</text:p>
          </table:table-cell>
          <table:table-cell office:value-type="float" office:value="137366.202845571" calcext:value-type="float">
            <text:p>137366.20284557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7]-[.J27]" office:value-type="float" office:value="191070133.797154" calcext:value-type="float">
            <text:p>191070133.797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000002" calcext:value-type="float">
            <text:p>0.026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4.7" calcext:value-type="float">
            <text:p>954.7</text:p>
          </table:table-cell>
          <table:table-cell office:value-type="float" office:value="5.7500572079534" calcext:value-type="float">
            <text:p>5.7500572079534</text:p>
          </table:table-cell>
          <table:table-cell office:value-type="float" office:value="184845500" calcext:value-type="float">
            <text:p>184845500</text:p>
          </table:table-cell>
          <table:table-cell office:value-type="float" office:value="4782760.13131374" calcext:value-type="float">
            <text:p>4782760.13131374</text:p>
          </table:table-cell>
          <table:table-cell office:value-type="float" office:value="4849500" calcext:value-type="float">
            <text:p>4849500</text:p>
          </table:table-cell>
          <table:table-cell office:value-type="float" office:value="117986.395290661" calcext:value-type="float">
            <text:p>117986.39529066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8]-[.J28]" office:value-type="float" office:value="184727513.604709" calcext:value-type="float">
            <text:p>184727513.604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000003" calcext:value-type="float">
            <text:p>0.027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8.65" calcext:value-type="float">
            <text:p>958.65</text:p>
          </table:table-cell>
          <table:table-cell office:value-type="float" office:value="5.13271242542433" calcext:value-type="float">
            <text:p>5.13271242542433</text:p>
          </table:table-cell>
          <table:table-cell office:value-type="float" office:value="179288500" calcext:value-type="float">
            <text:p>179288500</text:p>
          </table:table-cell>
          <table:table-cell office:value-type="float" office:value="4872203.94850108" calcext:value-type="float">
            <text:p>4872203.94850108</text:p>
          </table:table-cell>
          <table:table-cell office:value-type="float" office:value="4894000" calcext:value-type="float">
            <text:p>4894000</text:p>
          </table:table-cell>
          <table:table-cell office:value-type="float" office:value="169687.018391291" calcext:value-type="float">
            <text:p>169687.01839129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9]-[.J29]" office:value-type="float" office:value="179118812.981609" calcext:value-type="float">
            <text:p>179118812.981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8000003" calcext:value-type="float">
            <text:p>0.028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62.8" calcext:value-type="float">
            <text:p>962.8</text:p>
          </table:table-cell>
          <table:table-cell office:value-type="float" office:value="5.04297322493075" calcext:value-type="float">
            <text:p>5.04297322493075</text:p>
          </table:table-cell>
          <table:table-cell office:value-type="float" office:value="174011000" calcext:value-type="float">
            <text:p>174011000</text:p>
          </table:table-cell>
          <table:table-cell office:value-type="float" office:value="4962058.040773" calcext:value-type="float">
            <text:p>4962058.040773</text:p>
          </table:table-cell>
          <table:table-cell office:value-type="float" office:value="4860500" calcext:value-type="float">
            <text:p>4860500</text:p>
          </table:table-cell>
          <table:table-cell office:value-type="float" office:value="148092.254319643" calcext:value-type="float">
            <text:p>148092.25431964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0]-[.J30]" office:value-type="float" office:value="173862907.74568" calcext:value-type="float">
            <text:p>173862907.74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000003" calcext:value-type="float">
            <text:p>0.029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67.25" calcext:value-type="float">
            <text:p>967.25</text:p>
          </table:table-cell>
          <table:table-cell office:value-type="float" office:value="4.253481546117" calcext:value-type="float">
            <text:p>4.253481546117</text:p>
          </table:table-cell>
          <table:table-cell office:value-type="float" office:value="168497000" calcext:value-type="float">
            <text:p>168497000</text:p>
          </table:table-cell>
          <table:table-cell office:value-type="float" office:value="4831519.42974464" calcext:value-type="float">
            <text:p>4831519.42974464</text:p>
          </table:table-cell>
          <table:table-cell office:value-type="float" office:value="4809000" calcext:value-type="float">
            <text:p>4809000</text:p>
          </table:table-cell>
          <table:table-cell office:value-type="float" office:value="182234.66652701" calcext:value-type="float">
            <text:p>182234.6665270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1]-[.J31]" office:value-type="float" office:value="168314765.333473" calcext:value-type="float">
            <text:p>168314765.333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000003" calcext:value-type="float">
            <text:p>0.030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2.1" calcext:value-type="float">
            <text:p>972.1</text:p>
          </table:table-cell>
          <table:table-cell office:value-type="float" office:value="4.83300059350732" calcext:value-type="float">
            <text:p>4.83300059350732</text:p>
          </table:table-cell>
          <table:table-cell office:value-type="float" office:value="163651000" calcext:value-type="float">
            <text:p>163651000</text:p>
          </table:table-cell>
          <table:table-cell office:value-type="float" office:value="4520150.09066129" calcext:value-type="float">
            <text:p>4520150.09066129</text:p>
          </table:table-cell>
          <table:table-cell office:value-type="float" office:value="4884000" calcext:value-type="float">
            <text:p>4884000</text:p>
          </table:table-cell>
          <table:table-cell office:value-type="float" office:value="137396.851262473" calcext:value-type="float">
            <text:p>137396.8512624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2]-[.J32]" office:value-type="float" office:value="163513603.148738" calcext:value-type="float">
            <text:p>163513603.148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000003" calcext:value-type="float">
            <text:p>0.031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5.4" calcext:value-type="float">
            <text:p>975.4</text:p>
          </table:table-cell>
          <table:table-cell office:value-type="float" office:value="4.13457819397641" calcext:value-type="float">
            <text:p>4.13457819397641</text:p>
          </table:table-cell>
          <table:table-cell office:value-type="float" office:value="159118500" calcext:value-type="float">
            <text:p>159118500</text:p>
          </table:table-cell>
          <table:table-cell office:value-type="float" office:value="4479083.87601986" calcext:value-type="float">
            <text:p>4479083.87601986</text:p>
          </table:table-cell>
          <table:table-cell office:value-type="float" office:value="4920500" calcext:value-type="float">
            <text:p>4920500</text:p>
          </table:table-cell>
          <table:table-cell office:value-type="float" office:value="131248.057629738" calcext:value-type="float">
            <text:p>131248.0576297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3]-[.J33]" office:value-type="float" office:value="158987251.94237" calcext:value-type="float">
            <text:p>158987251.9423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43200" calcext:value-type="float">
            <text:p>432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7.25" calcext:value-type="float">
            <text:p>977.25</text:p>
          </table:table-cell>
          <table:table-cell table:style-name="ce4" office:value-type="float" office:value="4.0765697654562" calcext:value-type="float">
            <text:p>4.0765697654562</text:p>
          </table:table-cell>
          <table:table-cell table:style-name="ce4" office:value-type="float" office:value="154508000" calcext:value-type="float">
            <text:p>154508000</text:p>
          </table:table-cell>
          <table:table-cell table:style-name="ce4" office:value-type="float" office:value="4713030.76028243" calcext:value-type="float">
            <text:p>4713030.76028243</text:p>
          </table:table-cell>
          <table:table-cell table:style-name="ce4" office:value-type="float" office:value="4930000" calcext:value-type="float">
            <text:p>4930000</text:p>
          </table:table-cell>
          <table:table-cell table:style-name="ce4" office:value-type="float" office:value="202484.567313166" calcext:value-type="float">
            <text:p>202484.56731316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G34]-[.J34]" office:value-type="float" office:value="154305515.432687" calcext:value-type="float">
            <text:p>154305515.432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" calcext:value-type="float">
            <text:p>0.03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9.9" calcext:value-type="float">
            <text:p>979.9</text:p>
          </table:table-cell>
          <table:table-cell office:value-type="float" office:value="3.17722156012219" calcext:value-type="float">
            <text:p>3.17722156012219</text:p>
          </table:table-cell>
          <table:table-cell office:value-type="float" office:value="150227500" calcext:value-type="float">
            <text:p>150227500</text:p>
          </table:table-cell>
          <table:table-cell office:value-type="float" office:value="4762419.63601211" calcext:value-type="float">
            <text:p>4762419.63601211</text:p>
          </table:table-cell>
          <table:table-cell office:value-type="float" office:value="4996000" calcext:value-type="float">
            <text:p>4996000</text:p>
          </table:table-cell>
          <table:table-cell office:value-type="float" office:value="159617.964956461" calcext:value-type="float">
            <text:p>159617.96495646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5]-[.J35]" office:value-type="float" office:value="150067882.035044" calcext:value-type="float">
            <text:p>150067882.035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999998" calcext:value-type="float">
            <text:p>0.0339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2.3169853371637" calcext:value-type="float">
            <text:p>2.3169853371637</text:p>
          </table:table-cell>
          <table:table-cell office:value-type="float" office:value="145798500" calcext:value-type="float">
            <text:p>145798500</text:p>
          </table:table-cell>
          <table:table-cell office:value-type="float" office:value="4587118.43386628" calcext:value-type="float">
            <text:p>4587118.43386628</text:p>
          </table:table-cell>
          <table:table-cell office:value-type="float" office:value="4950500" calcext:value-type="float">
            <text:p>4950500</text:p>
          </table:table-cell>
          <table:table-cell office:value-type="float" office:value="133119.455654251" calcext:value-type="float">
            <text:p>133119.45565425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6]-[.J36]" office:value-type="float" office:value="145665380.544346" calcext:value-type="float">
            <text:p>145665380.544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999996" calcext:value-type="float">
            <text:p>0.03499999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4.95" calcext:value-type="float">
            <text:p>984.95</text:p>
          </table:table-cell>
          <table:table-cell office:value-type="float" office:value="3.94001068660052" calcext:value-type="float">
            <text:p>3.94001068660052</text:p>
          </table:table-cell>
          <table:table-cell office:value-type="float" office:value="141790500" calcext:value-type="float">
            <text:p>141790500</text:p>
          </table:table-cell>
          <table:table-cell office:value-type="float" office:value="4575806.48629288" calcext:value-type="float">
            <text:p>4575806.48629288</text:p>
          </table:table-cell>
          <table:table-cell office:value-type="float" office:value="4984000" calcext:value-type="float">
            <text:p>4984000</text:p>
          </table:table-cell>
          <table:table-cell office:value-type="float" office:value="161812.106761938" calcext:value-type="float">
            <text:p>161812.1067619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7]-[.J37]" office:value-type="float" office:value="141628687.893238" calcext:value-type="float">
            <text:p>141628687.893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999995" calcext:value-type="float">
            <text:p>0.03599999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7.3" calcext:value-type="float">
            <text:p>987.3</text:p>
          </table:table-cell>
          <table:table-cell office:value-type="float" office:value="3.78501199330645" calcext:value-type="float">
            <text:p>3.78501199330645</text:p>
          </table:table-cell>
          <table:table-cell office:value-type="float" office:value="138205000" calcext:value-type="float">
            <text:p>138205000</text:p>
          </table:table-cell>
          <table:table-cell office:value-type="float" office:value="4391148.39313434" calcext:value-type="float">
            <text:p>4391148.39313434</text:p>
          </table:table-cell>
          <table:table-cell office:value-type="float" office:value="5061000" calcext:value-type="float">
            <text:p>5061000</text:p>
          </table:table-cell>
          <table:table-cell office:value-type="float" office:value="154575.820264769" calcext:value-type="float">
            <text:p>154575.82026476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8]-[.J38]" office:value-type="float" office:value="138050424.179735" calcext:value-type="float">
            <text:p>138050424.179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6999993" calcext:value-type="float">
            <text:p>0.03699999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7.1" calcext:value-type="float">
            <text:p>987.1</text:p>
          </table:table-cell>
          <table:table-cell office:value-type="float" office:value="3.17722156012219" calcext:value-type="float">
            <text:p>3.17722156012219</text:p>
          </table:table-cell>
          <table:table-cell office:value-type="float" office:value="134808500" calcext:value-type="float">
            <text:p>134808500</text:p>
          </table:table-cell>
          <table:table-cell office:value-type="float" office:value="4167488.5470117" calcext:value-type="float">
            <text:p>4167488.5470117</text:p>
          </table:table-cell>
          <table:table-cell office:value-type="float" office:value="5031000" calcext:value-type="float">
            <text:p>5031000</text:p>
          </table:table-cell>
          <table:table-cell office:value-type="float" office:value="171522.593263978" calcext:value-type="float">
            <text:p>171522.59326397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9]-[.J39]" office:value-type="float" office:value="134636977.406736" calcext:value-type="float">
            <text:p>134636977.406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99999" calcext:value-type="float">
            <text:p>0.03799999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9.85" calcext:value-type="float">
            <text:p>989.85</text:p>
          </table:table-cell>
          <table:table-cell office:value-type="float" office:value="2.77725726117276" calcext:value-type="float">
            <text:p>2.77725726117276</text:p>
          </table:table-cell>
          <table:table-cell office:value-type="float" office:value="131526500" calcext:value-type="float">
            <text:p>131526500</text:p>
          </table:table-cell>
          <table:table-cell office:value-type="float" office:value="4084207.42166187" calcext:value-type="float">
            <text:p>4084207.42166187</text:p>
          </table:table-cell>
          <table:table-cell office:value-type="float" office:value="5017000" calcext:value-type="float">
            <text:p>5017000</text:p>
          </table:table-cell>
          <table:table-cell office:value-type="float" office:value="193855.616374662" calcext:value-type="float">
            <text:p>193855.61637466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0]-[.J40]" office:value-type="float" office:value="131332644.383625" calcext:value-type="float">
            <text:p>131332644.383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99999" calcext:value-type="float">
            <text:p>0.03899999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0.35" calcext:value-type="float">
            <text:p>990.35</text:p>
          </table:table-cell>
          <table:table-cell office:value-type="float" office:value="2.32322371308762" calcext:value-type="float">
            <text:p>2.32322371308762</text:p>
          </table:table-cell>
          <table:table-cell office:value-type="float" office:value="128385500" calcext:value-type="float">
            <text:p>128385500</text:p>
          </table:table-cell>
          <table:table-cell office:value-type="float" office:value="3820230.73841579" calcext:value-type="float">
            <text:p>3820230.73841579</text:p>
          </table:table-cell>
          <table:table-cell office:value-type="float" office:value="4989000" calcext:value-type="float">
            <text:p>4989000</text:p>
          </table:table-cell>
          <table:table-cell office:value-type="float" office:value="143852.995139226" calcext:value-type="float">
            <text:p>143852.99513922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1]-[.J41]" office:value-type="float" office:value="128241647.004861" calcext:value-type="float">
            <text:p>128241647.004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999988" calcext:value-type="float">
            <text:p>0.03999998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1.65" calcext:value-type="float">
            <text:p>991.65</text:p>
          </table:table-cell>
          <table:table-cell office:value-type="float" office:value="1.59851905146443" calcext:value-type="float">
            <text:p>1.59851905146443</text:p>
          </table:table-cell>
          <table:table-cell office:value-type="float" office:value="125330000" calcext:value-type="float">
            <text:p>125330000</text:p>
          </table:table-cell>
          <table:table-cell office:value-type="float" office:value="3698635.59480491" calcext:value-type="float">
            <text:p>3698635.59480491</text:p>
          </table:table-cell>
          <table:table-cell office:value-type="float" office:value="5002500" calcext:value-type="float">
            <text:p>5002500</text:p>
          </table:table-cell>
          <table:table-cell office:value-type="float" office:value="128467.689978535" calcext:value-type="float">
            <text:p>128467.6899785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2]-[.J42]" office:value-type="float" office:value="125201532.310021" calcext:value-type="float">
            <text:p>125201532.310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999986" calcext:value-type="float">
            <text:p>0.04099998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2.6" calcext:value-type="float">
            <text:p>992.6</text:p>
          </table:table-cell>
          <table:table-cell office:value-type="float" office:value="2.39297216646448" calcext:value-type="float">
            <text:p>2.39297216646448</text:p>
          </table:table-cell>
          <table:table-cell office:value-type="float" office:value="122615500" calcext:value-type="float">
            <text:p>122615500</text:p>
          </table:table-cell>
          <table:table-cell office:value-type="float" office:value="3731750.64744911" calcext:value-type="float">
            <text:p>3731750.64744911</text:p>
          </table:table-cell>
          <table:table-cell office:value-type="float" office:value="5024000" calcext:value-type="float">
            <text:p>5024000</text:p>
          </table:table-cell>
          <table:table-cell office:value-type="float" office:value="140652.614247787" calcext:value-type="float">
            <text:p>140652.61424778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3]-[.J43]" office:value-type="float" office:value="122474847.385752" calcext:value-type="float">
            <text:p>122474847.385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999985" calcext:value-type="float">
            <text:p>0.04199998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05" calcext:value-type="float">
            <text:p>994.05</text:p>
          </table:table-cell>
          <table:table-cell office:value-type="float" office:value="2.28208122923837" calcext:value-type="float">
            <text:p>2.28208122923837</text:p>
          </table:table-cell>
          <table:table-cell office:value-type="float" office:value="119818500" calcext:value-type="float">
            <text:p>119818500</text:p>
          </table:table-cell>
          <table:table-cell office:value-type="float" office:value="3547301.82859563" calcext:value-type="float">
            <text:p>3547301.82859563</text:p>
          </table:table-cell>
          <table:table-cell office:value-type="float" office:value="5115000" calcext:value-type="float">
            <text:p>5115000</text:p>
          </table:table-cell>
          <table:table-cell office:value-type="float" office:value="166685.963795143" calcext:value-type="float">
            <text:p>166685.96379514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4]-[.J44]" office:value-type="float" office:value="119651814.036205" calcext:value-type="float">
            <text:p>119651814.036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2999983" calcext:value-type="float">
            <text:p>0.04299998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5" calcext:value-type="float">
            <text:p>994.5</text:p>
          </table:table-cell>
          <table:table-cell office:value-type="float" office:value="2.41704473751685" calcext:value-type="float">
            <text:p>2.41704473751685</text:p>
          </table:table-cell>
          <table:table-cell office:value-type="float" office:value="117321500" calcext:value-type="float">
            <text:p>117321500</text:p>
          </table:table-cell>
          <table:table-cell office:value-type="float" office:value="3501786.42379782" calcext:value-type="float">
            <text:p>3501786.42379782</text:p>
          </table:table-cell>
          <table:table-cell office:value-type="float" office:value="5039500" calcext:value-type="float">
            <text:p>5039500</text:p>
          </table:table-cell>
          <table:table-cell office:value-type="float" office:value="229541.304619268" calcext:value-type="float">
            <text:p>229541.30461926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5]-[.J45]" office:value-type="float" office:value="117091958.695381" calcext:value-type="float">
            <text:p>117091958.695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99998" calcext:value-type="float">
            <text:p>0.043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45" calcext:value-type="float">
            <text:p>994.45</text:p>
          </table:table-cell>
          <table:table-cell office:value-type="float" office:value="1.63755273117186" calcext:value-type="float">
            <text:p>1.63755273117186</text:p>
          </table:table-cell>
          <table:table-cell office:value-type="float" office:value="114862000" calcext:value-type="float">
            <text:p>114862000</text:p>
          </table:table-cell>
          <table:table-cell office:value-type="float" office:value="3521797.68688782" calcext:value-type="float">
            <text:p>3521797.68688782</text:p>
          </table:table-cell>
          <table:table-cell office:value-type="float" office:value="5077500" calcext:value-type="float">
            <text:p>5077500</text:p>
          </table:table-cell>
          <table:table-cell office:value-type="float" office:value="174683.925088173" calcext:value-type="float">
            <text:p>174683.9250881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6]-[.J46]" office:value-type="float" office:value="114687316.074912" calcext:value-type="float">
            <text:p>114687316.074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499998" calcext:value-type="float">
            <text:p>0.044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5.25" calcext:value-type="float">
            <text:p>995.25</text:p>
          </table:table-cell>
          <table:table-cell office:value-type="float" office:value="2.33677690757793" calcext:value-type="float">
            <text:p>2.33677690757793</text:p>
          </table:table-cell>
          <table:table-cell office:value-type="float" office:value="112420000" calcext:value-type="float">
            <text:p>112420000</text:p>
          </table:table-cell>
          <table:table-cell office:value-type="float" office:value="3518948.70664521" calcext:value-type="float">
            <text:p>3518948.70664521</text:p>
          </table:table-cell>
          <table:table-cell office:value-type="float" office:value="5039500" calcext:value-type="float">
            <text:p>5039500</text:p>
          </table:table-cell>
          <table:table-cell office:value-type="float" office:value="175303.496227182" calcext:value-type="float">
            <text:p>175303.49622718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7]-[.J47]" office:value-type="float" office:value="112244696.503773" calcext:value-type="float">
            <text:p>112244696.503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999978" calcext:value-type="float">
            <text:p>0.04599997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6.2" calcext:value-type="float">
            <text:p>996.2</text:p>
          </table:table-cell>
          <table:table-cell office:value-type="float" office:value="1.47255595908325" calcext:value-type="float">
            <text:p>1.47255595908325</text:p>
          </table:table-cell>
          <table:table-cell office:value-type="float" office:value="109913000" calcext:value-type="float">
            <text:p>109913000</text:p>
          </table:table-cell>
          <table:table-cell office:value-type="float" office:value="3265437.98948286" calcext:value-type="float">
            <text:p>3265437.98948286</text:p>
          </table:table-cell>
          <table:table-cell office:value-type="float" office:value="5037500" calcext:value-type="float">
            <text:p>5037500</text:p>
          </table:table-cell>
          <table:table-cell office:value-type="float" office:value="131744.36969893" calcext:value-type="float">
            <text:p>131744.3696989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8]-[.J48]" office:value-type="float" office:value="109781255.630301" calcext:value-type="float">
            <text:p>109781255.630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999976" calcext:value-type="float">
            <text:p>0.04699997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5.95" calcext:value-type="float">
            <text:p>995.95</text:p>
          </table:table-cell>
          <table:table-cell office:value-type="float" office:value="2.11448637535902" calcext:value-type="float">
            <text:p>2.11448637535902</text:p>
          </table:table-cell>
          <table:table-cell office:value-type="float" office:value="107619500" calcext:value-type="float">
            <text:p>107619500</text:p>
          </table:table-cell>
          <table:table-cell office:value-type="float" office:value="3142689.88874851" calcext:value-type="float">
            <text:p>3142689.88874851</text:p>
          </table:table-cell>
          <table:table-cell office:value-type="float" office:value="5115000" calcext:value-type="float">
            <text:p>5115000</text:p>
          </table:table-cell>
          <table:table-cell office:value-type="float" office:value="119053.283073279" calcext:value-type="float">
            <text:p>119053.28307327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9]-[.J49]" office:value-type="float" office:value="107500446.716927" calcext:value-type="float">
            <text:p>107500446.716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999974" calcext:value-type="float">
            <text:p>0.04799997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6.45" calcext:value-type="float">
            <text:p>996.45</text:p>
          </table:table-cell>
          <table:table-cell office:value-type="float" office:value="1.39453821823042" calcext:value-type="float">
            <text:p>1.39453821823042</text:p>
          </table:table-cell>
          <table:table-cell office:value-type="float" office:value="105430000" calcext:value-type="float">
            <text:p>105430000</text:p>
          </table:table-cell>
          <table:table-cell office:value-type="float" office:value="2883274.81940424" calcext:value-type="float">
            <text:p>2883274.81940424</text:p>
          </table:table-cell>
          <table:table-cell office:value-type="float" office:value="5071000" calcext:value-type="float">
            <text:p>5071000</text:p>
          </table:table-cell>
          <table:table-cell office:value-type="float" office:value="99783.9771970588" calcext:value-type="float">
            <text:p>99783.977197058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0]-[.J50]" office:value-type="float" office:value="105330216.022803" calcext:value-type="float">
            <text:p>105330216.0228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8999973" calcext:value-type="float">
            <text:p>0.048999973</text:p>
          </table:table-cell>
          <table:table-cell office:value-type="float" office:value="43020" calcext:value-type="float">
            <text:p>43020</text:p>
          </table:table-cell>
          <table:table-cell office:value-type="float" office:value="804.984471899924" calcext:value-type="float">
            <text:p>804.984471899924</text:p>
          </table:table-cell>
          <table:table-cell office:value-type="float" office:value="997.6" calcext:value-type="float">
            <text:p>997.6</text:p>
          </table:table-cell>
          <table:table-cell office:value-type="float" office:value="1.14248114115496" calcext:value-type="float">
            <text:p>1.14248114115496</text:p>
          </table:table-cell>
          <table:table-cell office:value-type="float" office:value="103236500" calcext:value-type="float">
            <text:p>103236500</text:p>
          </table:table-cell>
          <table:table-cell office:value-type="float" office:value="2760439.08597317" calcext:value-type="float">
            <text:p>2760439.08597317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174913.512462889" calcext:value-type="float">
            <text:p>174913.512462889</text:p>
          </table:table-cell>
          <table:table-cell office:value-type="float" office:value="119.5" calcext:value-type="float">
            <text:p>119.5</text:p>
          </table:table-cell>
          <table:table-cell office:value-type="float" office:value="2.23606797749979" calcext:value-type="float">
            <text:p>2.23606797749979</text:p>
          </table:table-cell>
          <table:table-cell table:formula="of:=[.G51]-[.J51]" office:value-type="float" office:value="103061586.487537" calcext:value-type="float">
            <text:p>103061586.487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999997" calcext:value-type="float">
            <text:p>0.0499999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7.55" calcext:value-type="float">
            <text:p>997.55</text:p>
          </table:table-cell>
          <table:table-cell office:value-type="float" office:value="1.95945749742385" calcext:value-type="float">
            <text:p>1.95945749742385</text:p>
          </table:table-cell>
          <table:table-cell office:value-type="float" office:value="101343000" calcext:value-type="float">
            <text:p>101343000</text:p>
          </table:table-cell>
          <table:table-cell office:value-type="float" office:value="2874012.59932044" calcext:value-type="float">
            <text:p>2874012.59932044</text:p>
          </table:table-cell>
          <table:table-cell office:value-type="float" office:value="5054000" calcext:value-type="float">
            <text:p>5054000</text:p>
          </table:table-cell>
          <table:table-cell office:value-type="float" office:value="192173.167522913" calcext:value-type="float">
            <text:p>192173.1675229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2]-[.J52]" office:value-type="float" office:value="101150826.832477" calcext:value-type="float">
            <text:p>101150826.832477</text:p>
          </table:table-cell>
        </table:table-row>
        <calcext:conditional-formats>
          <calcext:conditional-format calcext:target-range-address="testB2Year5.M2:testB2Year5.M52">
            <calcext:condition calcext:apply-style-name="LessThan" calcext:value="&lt;[testB1Year5.M2]" calcext:base-cell-address="testB2Year5.M2"/>
          </calcext:conditional-format>
        </calcext:conditional-formats>
      </table:table>
      <table:table table:name="testB1Year6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Carg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8]-[.I38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2]-[.I42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3]-[.I43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4]-[.I44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5]-[.I45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6]-[.I46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7]-[.I47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8]-[.I48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9]-[.I49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0]-[.I50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1]-[.I51]" office:value-type="float" office:value="187169502.132422" calcext:value-type="float">
            <text:p>187169502.13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187171480.8" calcext:value-type="float">
            <text:p>187171480.8</text:p>
          </table:table-cell>
          <table:table-cell office:value-type="float" office:value="634542.994097045" calcext:value-type="float">
            <text:p>634542.994097045</text:p>
          </table:table-cell>
          <table:table-cell office:value-type="float" office:value="1978.667578125" calcext:value-type="float">
            <text:p>1978.667578125</text:p>
          </table:table-cell>
          <table:table-cell office:value-type="float" office:value="414.181466602561" calcext:value-type="float">
            <text:p>414.181466602561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2]-[.I52]" office:value-type="float" office:value="187169502.132422" calcext:value-type="float">
            <text:p>187169502.132422</text:p>
          </table:table-cell>
        </table:table-row>
      </table:table>
      <table:table table:name="testB2Year6" table:style-name="ta1">
        <table:shapes>
          <draw:frame draw:z-index="0" draw:style-name="gr1" draw:text-style-name="P1" svg:width="453.51pt" svg:height="255.09pt" svg:x="1042.13pt" svg:y="13.8pt">
            <loext:p draw:notify-on-update-of-ranges="testB2Year6.B2:testB2Year6.B52 Names.A1:Names.A1 testB2Year6.M2:testB2Year6.M52 testB2Year6.B2:testB2Year6.B52 Names.A2:Names.A2 testB1Year6.M2:testB1Year6.M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table:style-name="Default" office:value-type="string" calcext:value-type="string">
            <text:p>Net Carg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560" calcext:value-type="float">
            <text:p>52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0000000" calcext:value-type="float">
            <text:p>73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730000000" calcext:value-type="float">
            <text:p>73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134.55" calcext:value-type="float">
            <text:p>134.55</text:p>
          </table:table-cell>
          <table:table-cell office:value-type="float" office:value="11.0046640829672" calcext:value-type="float">
            <text:p>11.0046640829672</text:p>
          </table:table-cell>
          <table:table-cell office:value-type="float" office:value="679782544" calcext:value-type="float">
            <text:p>679782544</text:p>
          </table:table-cell>
          <table:table-cell office:value-type="float" office:value="5333152.0684958" calcext:value-type="float">
            <text:p>5333152.0684958</text:p>
          </table:table-cell>
          <table:table-cell office:value-type="float" office:value="666500" calcext:value-type="float">
            <text:p>666500</text:p>
          </table:table-cell>
          <table:table-cell office:value-type="float" office:value="86284.4134244419" calcext:value-type="float">
            <text:p>86284.413424441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679116044" calcext:value-type="float">
            <text:p>679116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251.65" calcext:value-type="float">
            <text:p>251.65</text:p>
          </table:table-cell>
          <table:table-cell office:value-type="float" office:value="13.78891622015" calcext:value-type="float">
            <text:p>13.78891622015</text:p>
          </table:table-cell>
          <table:table-cell office:value-type="float" office:value="633728972.8" calcext:value-type="float">
            <text:p>633728972.8</text:p>
          </table:table-cell>
          <table:table-cell office:value-type="float" office:value="6983623.62010272" calcext:value-type="float">
            <text:p>6983623.62010272</text:p>
          </table:table-cell>
          <table:table-cell office:value-type="float" office:value="1276000" calcext:value-type="float">
            <text:p>1276000</text:p>
          </table:table-cell>
          <table:table-cell office:value-type="float" office:value="91674.4813255891" calcext:value-type="float">
            <text:p>91674.481325589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632452972.8" calcext:value-type="float">
            <text:p>63245297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5.8910766088857" calcext:value-type="float">
            <text:p>15.8910766088857</text:p>
          </table:table-cell>
          <table:table-cell office:value-type="float" office:value="592263017.6" calcext:value-type="float">
            <text:p>592263017.6</text:p>
          </table:table-cell>
          <table:table-cell office:value-type="float" office:value="8908592.76778392" calcext:value-type="float">
            <text:p>8908592.76778392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128530.152104477" calcext:value-type="float">
            <text:p>128530.15210447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590447017.6" calcext:value-type="float">
            <text:p>59044701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440.9" calcext:value-type="float">
            <text:p>440.9</text:p>
          </table:table-cell>
          <table:table-cell office:value-type="float" office:value="17.5045858653037" calcext:value-type="float">
            <text:p>17.5045858653037</text:p>
          </table:table-cell>
          <table:table-cell office:value-type="float" office:value="553732025.6" calcext:value-type="float">
            <text:p>553732025.6</text:p>
          </table:table-cell>
          <table:table-cell office:value-type="float" office:value="7272159.20729415" calcext:value-type="float">
            <text:p>7272159.20729415</text:p>
          </table:table-cell>
          <table:table-cell office:value-type="float" office:value="2225000" calcext:value-type="float">
            <text:p>2225000</text:p>
          </table:table-cell>
          <table:table-cell office:value-type="float" office:value="149120.227015865" calcext:value-type="float">
            <text:p>149120.22701586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551507025.6" calcext:value-type="float">
            <text:p>551507025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000004" calcext:value-type="float">
            <text:p>0.0050000004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515.85" calcext:value-type="float">
            <text:p>515.85</text:p>
          </table:table-cell>
          <table:table-cell office:value-type="float" office:value="15.1597632254805" calcext:value-type="float">
            <text:p>15.1597632254805</text:p>
          </table:table-cell>
          <table:table-cell office:value-type="float" office:value="519109494.4" calcext:value-type="float">
            <text:p>519109494.4</text:p>
          </table:table-cell>
          <table:table-cell office:value-type="float" office:value="6500520.73954454" calcext:value-type="float">
            <text:p>6500520.73954454</text:p>
          </table:table-cell>
          <table:table-cell office:value-type="float" office:value="2626500" calcext:value-type="float">
            <text:p>2626500</text:p>
          </table:table-cell>
          <table:table-cell office:value-type="float" office:value="152463.110292293" calcext:value-type="float">
            <text:p>152463.11029229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516482994.4" calcext:value-type="float">
            <text:p>51648299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0000005" calcext:value-type="float">
            <text:p>0.0060000005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581.7" calcext:value-type="float">
            <text:p>581.7</text:p>
          </table:table-cell>
          <table:table-cell office:value-type="float" office:value="15.8947194144206" calcext:value-type="float">
            <text:p>15.8947194144206</text:p>
          </table:table-cell>
          <table:table-cell office:value-type="float" office:value="487013998.4" calcext:value-type="float">
            <text:p>487013998.4</text:p>
          </table:table-cell>
          <table:table-cell office:value-type="float" office:value="7384279.05043777" calcext:value-type="float">
            <text:p>7384279.05043777</text:p>
          </table:table-cell>
          <table:table-cell office:value-type="float" office:value="2962500" calcext:value-type="float">
            <text:p>2962500</text:p>
          </table:table-cell>
          <table:table-cell office:value-type="float" office:value="132540.956927125" calcext:value-type="float">
            <text:p>132540.95692712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484051498.4" calcext:value-type="float">
            <text:p>48405149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0000007" calcext:value-type="float">
            <text:p>0.0070000007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637.75" calcext:value-type="float">
            <text:p>637.75</text:p>
          </table:table-cell>
          <table:table-cell office:value-type="float" office:value="14.1118651085569" calcext:value-type="float">
            <text:p>14.1118651085569</text:p>
          </table:table-cell>
          <table:table-cell office:value-type="float" office:value="457004033.6" calcext:value-type="float">
            <text:p>457004033.6</text:p>
          </table:table-cell>
          <table:table-cell office:value-type="float" office:value="6466121.01428222" calcext:value-type="float">
            <text:p>6466121.01428222</text:p>
          </table:table-cell>
          <table:table-cell office:value-type="float" office:value="3249000" calcext:value-type="float">
            <text:p>3249000</text:p>
          </table:table-cell>
          <table:table-cell office:value-type="float" office:value="135137.357022986" calcext:value-type="float">
            <text:p>135137.35702298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453755033.6" calcext:value-type="float">
            <text:p>45375503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685.2" calcext:value-type="float">
            <text:p>685.2</text:p>
          </table:table-cell>
          <table:table-cell office:value-type="float" office:value="13.535917133005" calcext:value-type="float">
            <text:p>13.535917133005</text:p>
          </table:table-cell>
          <table:table-cell office:value-type="float" office:value="431097499.2" calcext:value-type="float">
            <text:p>431097499.2</text:p>
          </table:table-cell>
          <table:table-cell office:value-type="float" office:value="6905264.67762642" calcext:value-type="float">
            <text:p>6905264.67762642</text:p>
          </table:table-cell>
          <table:table-cell office:value-type="float" office:value="3437000" calcext:value-type="float">
            <text:p>3437000</text:p>
          </table:table-cell>
          <table:table-cell office:value-type="float" office:value="149529.085359408" calcext:value-type="float">
            <text:p>149529.08535940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427660499.2" calcext:value-type="float">
            <text:p>42766049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27.2" calcext:value-type="float">
            <text:p>727.2</text:p>
          </table:table-cell>
          <table:table-cell office:value-type="float" office:value="10.704647293779" calcext:value-type="float">
            <text:p>10.704647293779</text:p>
          </table:table-cell>
          <table:table-cell office:value-type="float" office:value="407002467.2" calcext:value-type="float">
            <text:p>407002467.2</text:p>
          </table:table-cell>
          <table:table-cell office:value-type="float" office:value="6657150.97902602" calcext:value-type="float">
            <text:p>6657150.97902602</text:p>
          </table:table-cell>
          <table:table-cell office:value-type="float" office:value="3677000" calcext:value-type="float">
            <text:p>3677000</text:p>
          </table:table-cell>
          <table:table-cell office:value-type="float" office:value="139363.213450171" calcext:value-type="float">
            <text:p>139363.21345017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403325467.2" calcext:value-type="float">
            <text:p>40332546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0000001" calcext:value-type="float">
            <text:p>0.010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63.3" calcext:value-type="float">
            <text:p>763.3</text:p>
          </table:table-cell>
          <table:table-cell office:value-type="float" office:value="10.397874276682" calcext:value-type="float">
            <text:p>10.397874276682</text:p>
          </table:table-cell>
          <table:table-cell office:value-type="float" office:value="384577499.2" calcext:value-type="float">
            <text:p>384577499.2</text:p>
          </table:table-cell>
          <table:table-cell office:value-type="float" office:value="6960856.99972835" calcext:value-type="float">
            <text:p>6960856.99972835</text:p>
          </table:table-cell>
          <table:table-cell office:value-type="float" office:value="3864000" calcext:value-type="float">
            <text:p>3864000</text:p>
          </table:table-cell>
          <table:table-cell office:value-type="float" office:value="155678.481087414" calcext:value-type="float">
            <text:p>155678.48108741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380713499.2" calcext:value-type="float">
            <text:p>38071349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000001" calcext:value-type="float">
            <text:p>0.011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94.75" calcext:value-type="float">
            <text:p>794.75</text:p>
          </table:table-cell>
          <table:table-cell office:value-type="float" office:value="10.6468428727907" calcext:value-type="float">
            <text:p>10.6468428727907</text:p>
          </table:table-cell>
          <table:table-cell office:value-type="float" office:value="363813475.2" calcext:value-type="float">
            <text:p>363813475.2</text:p>
          </table:table-cell>
          <table:table-cell office:value-type="float" office:value="7558450.26267097" calcext:value-type="float">
            <text:p>7558450.26267097</text:p>
          </table:table-cell>
          <table:table-cell office:value-type="float" office:value="3971500" calcext:value-type="float">
            <text:p>3971500</text:p>
          </table:table-cell>
          <table:table-cell office:value-type="float" office:value="123598.458515341" calcext:value-type="float">
            <text:p>123598.45851534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359841975.2" calcext:value-type="float">
            <text:p>35984197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000001" calcext:value-type="float">
            <text:p>0.012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21.4" calcext:value-type="float">
            <text:p>821.4</text:p>
          </table:table-cell>
          <table:table-cell office:value-type="float" office:value="8.68392344023077" calcext:value-type="float">
            <text:p>8.68392344023077</text:p>
          </table:table-cell>
          <table:table-cell office:value-type="float" office:value="345612531.2" calcext:value-type="float">
            <text:p>345612531.2</text:p>
          </table:table-cell>
          <table:table-cell office:value-type="float" office:value="7421457.95812282" calcext:value-type="float">
            <text:p>7421457.95812282</text:p>
          </table:table-cell>
          <table:table-cell office:value-type="float" office:value="4208500" calcext:value-type="float">
            <text:p>4208500</text:p>
          </table:table-cell>
          <table:table-cell office:value-type="float" office:value="188128.595436878" calcext:value-type="float">
            <text:p>188128.59543687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341404031.2" calcext:value-type="float">
            <text:p>34140403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000001" calcext:value-type="float">
            <text:p>0.013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45.15" calcext:value-type="float">
            <text:p>845.15</text:p>
          </table:table-cell>
          <table:table-cell office:value-type="float" office:value="8.13876364592378" calcext:value-type="float">
            <text:p>8.13876364592378</text:p>
          </table:table-cell>
          <table:table-cell office:value-type="float" office:value="328471995.2" calcext:value-type="float">
            <text:p>328471995.2</text:p>
          </table:table-cell>
          <table:table-cell office:value-type="float" office:value="7393208.85803558" calcext:value-type="float">
            <text:p>7393208.85803558</text:p>
          </table:table-cell>
          <table:table-cell office:value-type="float" office:value="4257000" calcext:value-type="float">
            <text:p>4257000</text:p>
          </table:table-cell>
          <table:table-cell office:value-type="float" office:value="145894.698868378" calcext:value-type="float">
            <text:p>145894.69886837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324214995.2" calcext:value-type="float">
            <text:p>32421499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000001" calcext:value-type="float">
            <text:p>0.014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67.5" calcext:value-type="float">
            <text:p>867.5</text:p>
          </table:table-cell>
          <table:table-cell office:value-type="float" office:value="7.48683054295657" calcext:value-type="float">
            <text:p>7.48683054295657</text:p>
          </table:table-cell>
          <table:table-cell office:value-type="float" office:value="312221491.2" calcext:value-type="float">
            <text:p>312221491.2</text:p>
          </table:table-cell>
          <table:table-cell office:value-type="float" office:value="6739476.28974023" calcext:value-type="float">
            <text:p>6739476.28974023</text:p>
          </table:table-cell>
          <table:table-cell office:value-type="float" office:value="4374500" calcext:value-type="float">
            <text:p>4374500</text:p>
          </table:table-cell>
          <table:table-cell office:value-type="float" office:value="140393.244701783" calcext:value-type="float">
            <text:p>140393.24470178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307846991.2" calcext:value-type="float">
            <text:p>30784699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0000015" calcext:value-type="float">
            <text:p>0.0150000015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84.5" calcext:value-type="float">
            <text:p>884.5</text:p>
          </table:table-cell>
          <table:table-cell office:value-type="float" office:value="7.41619848709566" calcext:value-type="float">
            <text:p>7.41619848709566</text:p>
          </table:table-cell>
          <table:table-cell office:value-type="float" office:value="297734512" calcext:value-type="float">
            <text:p>297734512</text:p>
          </table:table-cell>
          <table:table-cell office:value-type="float" office:value="6143936.91756651" calcext:value-type="float">
            <text:p>6143936.91756651</text:p>
          </table:table-cell>
          <table:table-cell office:value-type="float" office:value="4428000" calcext:value-type="float">
            <text:p>4428000</text:p>
          </table:table-cell>
          <table:table-cell office:value-type="float" office:value="169351.705040132" calcext:value-type="float">
            <text:p>169351.70504013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293306512" calcext:value-type="float">
            <text:p>293306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6" calcext:value-type="float">
            <text:p>0.016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00.7" calcext:value-type="float">
            <text:p>900.7</text:p>
          </table:table-cell>
          <table:table-cell office:value-type="float" office:value="9.20011441576451" calcext:value-type="float">
            <text:p>9.20011441576451</text:p>
          </table:table-cell>
          <table:table-cell office:value-type="float" office:value="283738508.8" calcext:value-type="float">
            <text:p>283738508.8</text:p>
          </table:table-cell>
          <table:table-cell office:value-type="float" office:value="6162298.7434946" calcext:value-type="float">
            <text:p>6162298.7434946</text:p>
          </table:table-cell>
          <table:table-cell office:value-type="float" office:value="4498000" calcext:value-type="float">
            <text:p>4498000</text:p>
          </table:table-cell>
          <table:table-cell office:value-type="float" office:value="131172.846997668" calcext:value-type="float">
            <text:p>131172.84699766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279240508.8" calcext:value-type="float">
            <text:p>27924050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14.45" calcext:value-type="float">
            <text:p>914.45</text:p>
          </table:table-cell>
          <table:table-cell office:value-type="float" office:value="8.79877383802036" calcext:value-type="float">
            <text:p>8.79877383802036</text:p>
          </table:table-cell>
          <table:table-cell office:value-type="float" office:value="271022002.4" calcext:value-type="float">
            <text:p>271022002.4</text:p>
          </table:table-cell>
          <table:table-cell office:value-type="float" office:value="5534107.36497474" calcext:value-type="float">
            <text:p>5534107.36497474</text:p>
          </table:table-cell>
          <table:table-cell office:value-type="float" office:value="4634500" calcext:value-type="float">
            <text:p>4634500</text:p>
          </table:table-cell>
          <table:table-cell office:value-type="float" office:value="173189.126922594" calcext:value-type="float">
            <text:p>173189.12692259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266387502.4" calcext:value-type="float">
            <text:p>26638750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000001" calcext:value-type="float">
            <text:p>0.018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25.65" calcext:value-type="float">
            <text:p>925.65</text:p>
          </table:table-cell>
          <table:table-cell office:value-type="float" office:value="7.76140925890463" calcext:value-type="float">
            <text:p>7.76140925890463</text:p>
          </table:table-cell>
          <table:table-cell office:value-type="float" office:value="259346500" calcext:value-type="float">
            <text:p>259346500</text:p>
          </table:table-cell>
          <table:table-cell office:value-type="float" office:value="5392001.16644529" calcext:value-type="float">
            <text:p>5392001.16644529</text:p>
          </table:table-cell>
          <table:table-cell office:value-type="float" office:value="4704000" calcext:value-type="float">
            <text:p>4704000</text:p>
          </table:table-cell>
          <table:table-cell office:value-type="float" office:value="191569.693240922" calcext:value-type="float">
            <text:p>191569.6932409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254642500" calcext:value-type="float">
            <text:p>254642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000001" calcext:value-type="float">
            <text:p>0.019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34.5" calcext:value-type="float">
            <text:p>934.5</text:p>
          </table:table-cell>
          <table:table-cell office:value-type="float" office:value="6.54940736571678" calcext:value-type="float">
            <text:p>6.54940736571678</text:p>
          </table:table-cell>
          <table:table-cell office:value-type="float" office:value="248232500" calcext:value-type="float">
            <text:p>248232500</text:p>
          </table:table-cell>
          <table:table-cell office:value-type="float" office:value="6215931.0392097" calcext:value-type="float">
            <text:p>6215931.0392097</text:p>
          </table:table-cell>
          <table:table-cell office:value-type="float" office:value="4755500" calcext:value-type="float">
            <text:p>4755500</text:p>
          </table:table-cell>
          <table:table-cell office:value-type="float" office:value="142735.493317645" calcext:value-type="float">
            <text:p>142735.49331764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243477000" calcext:value-type="float">
            <text:p>24347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000001" calcext:value-type="float">
            <text:p>0.020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43.65" calcext:value-type="float">
            <text:p>943.65</text:p>
          </table:table-cell>
          <table:table-cell office:value-type="float" office:value="7.22040237980653" calcext:value-type="float">
            <text:p>7.22040237980653</text:p>
          </table:table-cell>
          <table:table-cell office:value-type="float" office:value="237875000" calcext:value-type="float">
            <text:p>237875000</text:p>
          </table:table-cell>
          <table:table-cell office:value-type="float" office:value="6370169.37724083" calcext:value-type="float">
            <text:p>6370169.37724083</text:p>
          </table:table-cell>
          <table:table-cell office:value-type="float" office:value="4784500" calcext:value-type="float">
            <text:p>4784500</text:p>
          </table:table-cell>
          <table:table-cell office:value-type="float" office:value="155173.078240158" calcext:value-type="float">
            <text:p>155173.07824015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233090500" calcext:value-type="float">
            <text:p>233090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1000002" calcext:value-type="float">
            <text:p>0.021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51.65" calcext:value-type="float">
            <text:p>951.65</text:p>
          </table:table-cell>
          <table:table-cell office:value-type="float" office:value="7.15449803307424" calcext:value-type="float">
            <text:p>7.15449803307424</text:p>
          </table:table-cell>
          <table:table-cell office:value-type="float" office:value="228417000" calcext:value-type="float">
            <text:p>228417000</text:p>
          </table:table-cell>
          <table:table-cell office:value-type="float" office:value="5710948.02711608" calcext:value-type="float">
            <text:p>5710948.02711608</text:p>
          </table:table-cell>
          <table:table-cell office:value-type="float" office:value="4805000" calcext:value-type="float">
            <text:p>4805000</text:p>
          </table:table-cell>
          <table:table-cell office:value-type="float" office:value="152367.284788055" calcext:value-type="float">
            <text:p>152367.28478805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223612000" calcext:value-type="float">
            <text:p>22361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2000002" calcext:value-type="float">
            <text:p>0.022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57.75" calcext:value-type="float">
            <text:p>957.75</text:p>
          </table:table-cell>
          <table:table-cell office:value-type="float" office:value="6.67970216795866" calcext:value-type="float">
            <text:p>6.67970216795866</text:p>
          </table:table-cell>
          <table:table-cell office:value-type="float" office:value="219526000" calcext:value-type="float">
            <text:p>219526000</text:p>
          </table:table-cell>
          <table:table-cell office:value-type="float" office:value="5423756.12710562" calcext:value-type="float">
            <text:p>5423756.12710562</text:p>
          </table:table-cell>
          <table:table-cell office:value-type="float" office:value="4840500" calcext:value-type="float">
            <text:p>4840500</text:p>
          </table:table-cell>
          <table:table-cell office:value-type="float" office:value="128369.327374285" calcext:value-type="float">
            <text:p>128369.32737428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214685500" calcext:value-type="float">
            <text:p>214685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3000002" calcext:value-type="float">
            <text:p>0.023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63.4" calcext:value-type="float">
            <text:p>963.4</text:p>
          </table:table-cell>
          <table:table-cell office:value-type="float" office:value="6.45143802819022" calcext:value-type="float">
            <text:p>6.45143802819022</text:p>
          </table:table-cell>
          <table:table-cell office:value-type="float" office:value="210862000" calcext:value-type="float">
            <text:p>210862000</text:p>
          </table:table-cell>
          <table:table-cell office:value-type="float" office:value="5765496.8289134" calcext:value-type="float">
            <text:p>5765496.8289134</text:p>
          </table:table-cell>
          <table:table-cell office:value-type="float" office:value="4848000" calcext:value-type="float">
            <text:p>4848000</text:p>
          </table:table-cell>
          <table:table-cell office:value-type="float" office:value="136173.264243525" calcext:value-type="float">
            <text:p>136173.26424352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206014000" calcext:value-type="float">
            <text:p>20601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4000002" calcext:value-type="float">
            <text:p>0.024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68.6" calcext:value-type="float">
            <text:p>968.6</text:p>
          </table:table-cell>
          <table:table-cell office:value-type="float" office:value="4.80569837194401" calcext:value-type="float">
            <text:p>4.80569837194401</text:p>
          </table:table-cell>
          <table:table-cell office:value-type="float" office:value="203355000" calcext:value-type="float">
            <text:p>203355000</text:p>
          </table:table-cell>
          <table:table-cell office:value-type="float" office:value="5589600.77663023" calcext:value-type="float">
            <text:p>5589600.77663023</text:p>
          </table:table-cell>
          <table:table-cell office:value-type="float" office:value="4896500" calcext:value-type="float">
            <text:p>4896500</text:p>
          </table:table-cell>
          <table:table-cell office:value-type="float" office:value="130314.397152668" calcext:value-type="float">
            <text:p>130314.39715266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198458500" calcext:value-type="float">
            <text:p>198458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000002" calcext:value-type="float">
            <text:p>0.025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73.3" calcext:value-type="float">
            <text:p>973.3</text:p>
          </table:table-cell>
          <table:table-cell office:value-type="float" office:value="4.90005370539849" calcext:value-type="float">
            <text:p>4.90005370539849</text:p>
          </table:table-cell>
          <table:table-cell office:value-type="float" office:value="196013000" calcext:value-type="float">
            <text:p>196013000</text:p>
          </table:table-cell>
          <table:table-cell office:value-type="float" office:value="5228936.79441624" calcext:value-type="float">
            <text:p>5228936.79441624</text:p>
          </table:table-cell>
          <table:table-cell office:value-type="float" office:value="4925500" calcext:value-type="float">
            <text:p>4925500</text:p>
          </table:table-cell>
          <table:table-cell office:value-type="float" office:value="139301.830569451" calcext:value-type="float">
            <text:p>139301.83056945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191087500" calcext:value-type="float">
            <text:p>191087500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26000002" calcext:value-type="float">
            <text:p>0.026000002</text:p>
          </table:table-cell>
          <table:table-cell table:style-name="ce4" office:value-type="float" office:value="52560" calcext:value-type="float">
            <text:p>525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8.45" calcext:value-type="float">
            <text:p>978.45</text:p>
          </table:table-cell>
          <table:table-cell table:style-name="ce4" office:value-type="float" office:value="4.65069321375008" calcext:value-type="float">
            <text:p>4.65069321375008</text:p>
          </table:table-cell>
          <table:table-cell table:style-name="ce4" office:value-type="float" office:value="189041000" calcext:value-type="float">
            <text:p>189041000</text:p>
          </table:table-cell>
          <table:table-cell table:style-name="ce4" office:value-type="float" office:value="4841973.17325554" calcext:value-type="float">
            <text:p>4841973.17325554</text:p>
          </table:table-cell>
          <table:table-cell table:style-name="ce4" office:value-type="float" office:value="4964000" calcext:value-type="float">
            <text:p>4964000</text:p>
          </table:table-cell>
          <table:table-cell table:style-name="ce4" office:value-type="float" office:value="119225.571259295" calcext:value-type="float">
            <text:p>119225.57125929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0" calcext:value-type="float">
            <text:p>0</text:p>
          </table:table-cell>
          <table:table-cell table:formula="of:=[.G28]-[.I28]" office:value-type="float" office:value="184077000" calcext:value-type="float">
            <text:p>18407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000003" calcext:value-type="float">
            <text:p>0.027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79.35" calcext:value-type="float">
            <text:p>979.35</text:p>
          </table:table-cell>
          <table:table-cell office:value-type="float" office:value="4.80432918807282" calcext:value-type="float">
            <text:p>4.80432918807282</text:p>
          </table:table-cell>
          <table:table-cell office:value-type="float" office:value="183127000" calcext:value-type="float">
            <text:p>183127000</text:p>
          </table:table-cell>
          <table:table-cell office:value-type="float" office:value="5064379.319792" calcext:value-type="float">
            <text:p>5064379.319792</text:p>
          </table:table-cell>
          <table:table-cell office:value-type="float" office:value="4991500" calcext:value-type="float">
            <text:p>4991500</text:p>
          </table:table-cell>
          <table:table-cell office:value-type="float" office:value="181202.85230705" calcext:value-type="float">
            <text:p>181202.8523070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178135500" calcext:value-type="float">
            <text:p>178135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000003" calcext:value-type="float">
            <text:p>0.028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1.8" calcext:value-type="float">
            <text:p>981.8</text:p>
          </table:table-cell>
          <table:table-cell office:value-type="float" office:value="3.83337147196893" calcext:value-type="float">
            <text:p>3.83337147196893</text:p>
          </table:table-cell>
          <table:table-cell office:value-type="float" office:value="177445500" calcext:value-type="float">
            <text:p>177445500</text:p>
          </table:table-cell>
          <table:table-cell office:value-type="float" office:value="5205297.37762154" calcext:value-type="float">
            <text:p>5205297.37762154</text:p>
          </table:table-cell>
          <table:table-cell office:value-type="float" office:value="4952500" calcext:value-type="float">
            <text:p>4952500</text:p>
          </table:table-cell>
          <table:table-cell office:value-type="float" office:value="142122.075028921" calcext:value-type="float">
            <text:p>142122.07502892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172493000" calcext:value-type="float">
            <text:p>17249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9000003" calcext:value-type="float">
            <text:p>0.029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4.15" calcext:value-type="float">
            <text:p>984.15</text:p>
          </table:table-cell>
          <table:table-cell office:value-type="float" office:value="2.70038983540486" calcext:value-type="float">
            <text:p>2.70038983540486</text:p>
          </table:table-cell>
          <table:table-cell office:value-type="float" office:value="171514000" calcext:value-type="float">
            <text:p>171514000</text:p>
          </table:table-cell>
          <table:table-cell office:value-type="float" office:value="5110054.48523842" calcext:value-type="float">
            <text:p>5110054.48523842</text:p>
          </table:table-cell>
          <table:table-cell office:value-type="float" office:value="4892000" calcext:value-type="float">
            <text:p>4892000</text:p>
          </table:table-cell>
          <table:table-cell office:value-type="float" office:value="179754.218162936" calcext:value-type="float">
            <text:p>179754.21816293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166622000" calcext:value-type="float">
            <text:p>16662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000003" calcext:value-type="float">
            <text:p>0.030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7.05" calcext:value-type="float">
            <text:p>987.05</text:p>
          </table:table-cell>
          <table:table-cell office:value-type="float" office:value="2.96426080250425" calcext:value-type="float">
            <text:p>2.96426080250425</text:p>
          </table:table-cell>
          <table:table-cell office:value-type="float" office:value="166171500" calcext:value-type="float">
            <text:p>166171500</text:p>
          </table:table-cell>
          <table:table-cell office:value-type="float" office:value="4833076.03368377" calcext:value-type="float">
            <text:p>4833076.03368377</text:p>
          </table:table-cell>
          <table:table-cell office:value-type="float" office:value="4959500" calcext:value-type="float">
            <text:p>4959500</text:p>
          </table:table-cell>
          <table:table-cell office:value-type="float" office:value="142587.923014096" calcext:value-type="float">
            <text:p>142587.92301409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161212000" calcext:value-type="float">
            <text:p>16121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000003" calcext:value-type="float">
            <text:p>0.031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8.85" calcext:value-type="float">
            <text:p>988.85</text:p>
          </table:table-cell>
          <table:table-cell office:value-type="float" office:value="3.28112625079929" calcext:value-type="float">
            <text:p>3.28112625079929</text:p>
          </table:table-cell>
          <table:table-cell office:value-type="float" office:value="161369000" calcext:value-type="float">
            <text:p>161369000</text:p>
          </table:table-cell>
          <table:table-cell office:value-type="float" office:value="4580883.50476309" calcext:value-type="float">
            <text:p>4580883.50476309</text:p>
          </table:table-cell>
          <table:table-cell office:value-type="float" office:value="4984000" calcext:value-type="float">
            <text:p>4984000</text:p>
          </table:table-cell>
          <table:table-cell office:value-type="float" office:value="133353.50724573" calcext:value-type="float">
            <text:p>133353.5072457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156385000" calcext:value-type="float">
            <text:p>1563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2" calcext:value-type="float">
            <text:p>0.03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2.53397960362331" calcext:value-type="float">
            <text:p>2.53397960362331</text:p>
          </table:table-cell>
          <table:table-cell office:value-type="float" office:value="156487000" calcext:value-type="float">
            <text:p>156487000</text:p>
          </table:table-cell>
          <table:table-cell office:value-type="float" office:value="4831908.30777415" calcext:value-type="float">
            <text:p>4831908.30777415</text:p>
          </table:table-cell>
          <table:table-cell office:value-type="float" office:value="4989000" calcext:value-type="float">
            <text:p>4989000</text:p>
          </table:table-cell>
          <table:table-cell office:value-type="float" office:value="202975.238313497" calcext:value-type="float">
            <text:p>202975.23831349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151498000" calcext:value-type="float">
            <text:p>151498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" calcext:value-type="float">
            <text:p>0.03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0.55" calcext:value-type="float">
            <text:p>990.55</text:p>
          </table:table-cell>
          <table:table-cell office:value-type="float" office:value="2.92853475128326" calcext:value-type="float">
            <text:p>2.92853475128326</text:p>
          </table:table-cell>
          <table:table-cell office:value-type="float" office:value="152066500" calcext:value-type="float">
            <text:p>152066500</text:p>
          </table:table-cell>
          <table:table-cell office:value-type="float" office:value="4822899.62465255" calcext:value-type="float">
            <text:p>4822899.62465255</text:p>
          </table:table-cell>
          <table:table-cell office:value-type="float" office:value="5050500" calcext:value-type="float">
            <text:p>5050500</text:p>
          </table:table-cell>
          <table:table-cell office:value-type="float" office:value="156926.902192005" calcext:value-type="float">
            <text:p>156926.90219200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147016000" calcext:value-type="float">
            <text:p>14701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999998" calcext:value-type="float">
            <text:p>0.033999998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2.4" calcext:value-type="float">
            <text:p>992.4</text:p>
          </table:table-cell>
          <table:table-cell office:value-type="float" office:value="2.03650888067119" calcext:value-type="float">
            <text:p>2.03650888067119</text:p>
          </table:table-cell>
          <table:table-cell office:value-type="float" office:value="147313000" calcext:value-type="float">
            <text:p>147313000</text:p>
          </table:table-cell>
          <table:table-cell office:value-type="float" office:value="4644147.53380957" calcext:value-type="float">
            <text:p>4644147.53380957</text:p>
          </table:table-cell>
          <table:table-cell office:value-type="float" office:value="4996000" calcext:value-type="float">
            <text:p>4996000</text:p>
          </table:table-cell>
          <table:table-cell office:value-type="float" office:value="130076.900332073" calcext:value-type="float">
            <text:p>130076.90033207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142317000" calcext:value-type="float">
            <text:p>14231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999996" calcext:value-type="float">
            <text:p>0.034999996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3.45" calcext:value-type="float">
            <text:p>993.45</text:p>
          </table:table-cell>
          <table:table-cell office:value-type="float" office:value="2.16369566884264" calcext:value-type="float">
            <text:p>2.16369566884264</text:p>
          </table:table-cell>
          <table:table-cell office:value-type="float" office:value="143095500" calcext:value-type="float">
            <text:p>143095500</text:p>
          </table:table-cell>
          <table:table-cell office:value-type="float" office:value="4655410.51952061" calcext:value-type="float">
            <text:p>4655410.51952061</text:p>
          </table:table-cell>
          <table:table-cell office:value-type="float" office:value="5022500" calcext:value-type="float">
            <text:p>5022500</text:p>
          </table:table-cell>
          <table:table-cell office:value-type="float" office:value="158143.00656784" calcext:value-type="float">
            <text:p>158143.0065678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138073000" calcext:value-type="float">
            <text:p>13807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5999995" calcext:value-type="float">
            <text:p>0.035999995</text:p>
          </table:table-cell>
          <table:table-cell office:value-type="float" office:value="52524" calcext:value-type="float">
            <text:p>52524</text:p>
          </table:table-cell>
          <table:table-cell office:value-type="float" office:value="160.996894379985" calcext:value-type="float">
            <text:p>160.996894379985</text:p>
          </table:table-cell>
          <table:table-cell office:value-type="float" office:value="994.9" calcext:value-type="float">
            <text:p>994.9</text:p>
          </table:table-cell>
          <table:table-cell office:value-type="float" office:value="3.09328644852551" calcext:value-type="float">
            <text:p>3.09328644852551</text:p>
          </table:table-cell>
          <table:table-cell office:value-type="float" office:value="139233500" calcext:value-type="float">
            <text:p>139233500</text:p>
          </table:table-cell>
          <table:table-cell office:value-type="float" office:value="4579500.40368689" calcext:value-type="float">
            <text:p>4579500.40368689</text:p>
          </table:table-cell>
          <table:table-cell office:value-type="float" office:value="5107500" calcext:value-type="float">
            <text:p>5107500</text:p>
          </table:table-cell>
          <table:table-cell office:value-type="float" office:value="156772.547274538" calcext:value-type="float">
            <text:p>156772.547274538</text:p>
          </table:table-cell>
          <table:table-cell office:value-type="float" office:value="145.9" calcext:value-type="float">
            <text:p>145.9</text:p>
          </table:table-cell>
          <table:table-cell office:value-type="float" office:value="0.447213595499958" calcext:value-type="float">
            <text:p>0.447213595499958</text:p>
          </table:table-cell>
          <table:table-cell table:formula="of:=[.G38]-[.I38]" office:value-type="float" office:value="134126000" calcext:value-type="float">
            <text:p>13412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999993" calcext:value-type="float">
            <text:p>0.03699999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5.05" calcext:value-type="float">
            <text:p>995.05</text:p>
          </table:table-cell>
          <table:table-cell office:value-type="float" office:value="1.8771478925557" calcext:value-type="float">
            <text:p>1.8771478925557</text:p>
          </table:table-cell>
          <table:table-cell office:value-type="float" office:value="135859500" calcext:value-type="float">
            <text:p>135859500</text:p>
          </table:table-cell>
          <table:table-cell office:value-type="float" office:value="4329001.92094886" calcext:value-type="float">
            <text:p>4329001.92094886</text:p>
          </table:table-cell>
          <table:table-cell office:value-type="float" office:value="5073000" calcext:value-type="float">
            <text:p>5073000</text:p>
          </table:table-cell>
          <table:table-cell office:value-type="float" office:value="166103.962372333" calcext:value-type="float">
            <text:p>166103.96237233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130786500" calcext:value-type="float">
            <text:p>130786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99999" calcext:value-type="float">
            <text:p>0.03799999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6.5" calcext:value-type="float">
            <text:p>996.5</text:p>
          </table:table-cell>
          <table:table-cell office:value-type="float" office:value="1.50437957136384" calcext:value-type="float">
            <text:p>1.50437957136384</text:p>
          </table:table-cell>
          <table:table-cell office:value-type="float" office:value="132323500" calcext:value-type="float">
            <text:p>132323500</text:p>
          </table:table-cell>
          <table:table-cell office:value-type="float" office:value="4161232.4528096" calcext:value-type="float">
            <text:p>4161232.4528096</text:p>
          </table:table-cell>
          <table:table-cell office:value-type="float" office:value="5054500" calcext:value-type="float">
            <text:p>5054500</text:p>
          </table:table-cell>
          <table:table-cell office:value-type="float" office:value="194948.711203742" calcext:value-type="float">
            <text:p>194948.71120374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127269000" calcext:value-type="float">
            <text:p>127269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99999" calcext:value-type="float">
            <text:p>0.03899999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6.65" calcext:value-type="float">
            <text:p>996.65</text:p>
          </table:table-cell>
          <table:table-cell office:value-type="float" office:value="1.59851905146443" calcext:value-type="float">
            <text:p>1.59851905146443</text:p>
          </table:table-cell>
          <table:table-cell office:value-type="float" office:value="129143500" calcext:value-type="float">
            <text:p>129143500</text:p>
          </table:table-cell>
          <table:table-cell office:value-type="float" office:value="3896811.48335945" calcext:value-type="float">
            <text:p>3896811.48335945</text:p>
          </table:table-cell>
          <table:table-cell office:value-type="float" office:value="5024000" calcext:value-type="float">
            <text:p>5024000</text:p>
          </table:table-cell>
          <table:table-cell office:value-type="float" office:value="145218.528613368" calcext:value-type="float">
            <text:p>145218.52861336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124119500" calcext:value-type="float">
            <text:p>124119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999988" calcext:value-type="float">
            <text:p>0.039999988</text:p>
          </table:table-cell>
          <table:table-cell office:value-type="float" office:value="52344" calcext:value-type="float">
            <text:p>52344</text:p>
          </table:table-cell>
          <table:table-cell office:value-type="float" office:value="812.574854851442" calcext:value-type="float">
            <text:p>812.574854851442</text:p>
          </table:table-cell>
          <table:table-cell office:value-type="float" office:value="996.7" calcext:value-type="float">
            <text:p>996.7</text:p>
          </table:table-cell>
          <table:table-cell office:value-type="float" office:value="2.02874085917453" calcext:value-type="float">
            <text:p>2.02874085917453</text:p>
          </table:table-cell>
          <table:table-cell office:value-type="float" office:value="126046500" calcext:value-type="float">
            <text:p>126046500</text:p>
          </table:table-cell>
          <table:table-cell office:value-type="float" office:value="3748883.72859526" calcext:value-type="float">
            <text:p>3748883.72859526</text:p>
          </table:table-cell>
          <table:table-cell office:value-type="float" office:value="5029500" calcext:value-type="float">
            <text:p>5029500</text:p>
          </table:table-cell>
          <table:table-cell office:value-type="float" office:value="124751.331603483" calcext:value-type="float">
            <text:p>124751.331603483</text:p>
          </table:table-cell>
          <table:table-cell office:value-type="float" office:value="145.4" calcext:value-type="float">
            <text:p>145.4</text:p>
          </table:table-cell>
          <table:table-cell office:value-type="float" office:value="2.25715237458734" calcext:value-type="float">
            <text:p>2.25715237458734</text:p>
          </table:table-cell>
          <table:table-cell table:formula="of:=[.G42]-[.I42]" office:value-type="float" office:value="121017000" calcext:value-type="float">
            <text:p>12101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999986" calcext:value-type="float">
            <text:p>0.040999986</text:p>
          </table:table-cell>
          <table:table-cell office:value-type="float" office:value="52488" calcext:value-type="float">
            <text:p>52488</text:p>
          </table:table-cell>
          <table:table-cell office:value-type="float" office:value="321.99378875997" calcext:value-type="float">
            <text:p>321.99378875997</text:p>
          </table:table-cell>
          <table:table-cell office:value-type="float" office:value="997.5" calcext:value-type="float">
            <text:p>997.5</text:p>
          </table:table-cell>
          <table:table-cell office:value-type="float" office:value="1.39548142984872" calcext:value-type="float">
            <text:p>1.39548142984872</text:p>
          </table:table-cell>
          <table:table-cell office:value-type="float" office:value="123220500" calcext:value-type="float">
            <text:p>123220500</text:p>
          </table:table-cell>
          <table:table-cell office:value-type="float" office:value="3779812.68680981" calcext:value-type="float">
            <text:p>3779812.68680981</text:p>
          </table:table-cell>
          <table:table-cell office:value-type="float" office:value="5049500" calcext:value-type="float">
            <text:p>5049500</text:p>
          </table:table-cell>
          <table:table-cell office:value-type="float" office:value="142255.330119361" calcext:value-type="float">
            <text:p>142255.330119361</text:p>
          </table:table-cell>
          <table:table-cell office:value-type="float" office:value="145.8" calcext:value-type="float">
            <text:p>145.8</text:p>
          </table:table-cell>
          <table:table-cell office:value-type="float" office:value="0.894427190999916" calcext:value-type="float">
            <text:p>0.894427190999916</text:p>
          </table:table-cell>
          <table:table-cell table:formula="of:=[.G43]-[.I43]" office:value-type="float" office:value="118171000" calcext:value-type="float">
            <text:p>11817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999985" calcext:value-type="float">
            <text:p>0.041999985</text:p>
          </table:table-cell>
          <table:table-cell office:value-type="float" office:value="52272" calcext:value-type="float">
            <text:p>52272</text:p>
          </table:table-cell>
          <table:table-cell office:value-type="float" office:value="916.708069240435" calcext:value-type="float">
            <text:p>916.708069240435</text:p>
          </table:table-cell>
          <table:table-cell office:value-type="float" office:value="998.2" calcext:value-type="float">
            <text:p>998.2</text:p>
          </table:table-cell>
          <table:table-cell office:value-type="float" office:value="1.32188063797479" calcext:value-type="float">
            <text:p>1.32188063797479</text:p>
          </table:table-cell>
          <table:table-cell office:value-type="float" office:value="120271500" calcext:value-type="float">
            <text:p>120271500</text:p>
          </table:table-cell>
          <table:table-cell office:value-type="float" office:value="3590433.5979172" calcext:value-type="float">
            <text:p>3590433.5979172</text:p>
          </table:table-cell>
          <table:table-cell office:value-type="float" office:value="5137500" calcext:value-type="float">
            <text:p>5137500</text:p>
          </table:table-cell>
          <table:table-cell office:value-type="float" office:value="161012.421881046" calcext:value-type="float">
            <text:p>161012.421881046</text:p>
          </table:table-cell>
          <table:table-cell office:value-type="float" office:value="145.2" calcext:value-type="float">
            <text:p>145.2</text:p>
          </table:table-cell>
          <table:table-cell office:value-type="float" office:value="2.54641130344565" calcext:value-type="float">
            <text:p>2.54641130344565</text:p>
          </table:table-cell>
          <table:table-cell table:formula="of:=[.G44]-[.I44]" office:value-type="float" office:value="115134000" calcext:value-type="float">
            <text:p>11513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2999983" calcext:value-type="float">
            <text:p>0.042999983</text:p>
          </table:table-cell>
          <table:table-cell office:value-type="float" office:value="52380" calcext:value-type="float">
            <text:p>52380</text:p>
          </table:table-cell>
          <table:table-cell office:value-type="float" office:value="566.206211273075" calcext:value-type="float">
            <text:p>566.206211273075</text:p>
          </table:table-cell>
          <table:table-cell office:value-type="float" office:value="998.25" calcext:value-type="float">
            <text:p>998.25</text:p>
          </table:table-cell>
          <table:table-cell office:value-type="float" office:value="1.25131509768092" calcext:value-type="float">
            <text:p>1.25131509768092</text:p>
          </table:table-cell>
          <table:table-cell office:value-type="float" office:value="117742500" calcext:value-type="float">
            <text:p>117742500</text:p>
          </table:table-cell>
          <table:table-cell office:value-type="float" office:value="3537780.86108405" calcext:value-type="float">
            <text:p>3537780.86108405</text:p>
          </table:table-cell>
          <table:table-cell office:value-type="float" office:value="5059000" calcext:value-type="float">
            <text:p>5059000</text:p>
          </table:table-cell>
          <table:table-cell office:value-type="float" office:value="220737.99663378" calcext:value-type="float">
            <text:p>220737.99663378</text:p>
          </table:table-cell>
          <table:table-cell office:value-type="float" office:value="145.5" calcext:value-type="float">
            <text:p>145.5</text:p>
          </table:table-cell>
          <table:table-cell office:value-type="float" office:value="1.5727950313141" calcext:value-type="float">
            <text:p>1.5727950313141</text:p>
          </table:table-cell>
          <table:table-cell table:formula="of:=[.G45]-[.I45]" office:value-type="float" office:value="112683500" calcext:value-type="float">
            <text:p>112683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9998" calcext:value-type="float">
            <text:p>0.04399998</text:p>
          </table:table-cell>
          <table:table-cell office:value-type="float" office:value="52200" calcext:value-type="float">
            <text:p>52200</text:p>
          </table:table-cell>
          <table:table-cell office:value-type="float" office:value="1311.07027392047" calcext:value-type="float">
            <text:p>1311.07027392047</text:p>
          </table:table-cell>
          <table:table-cell office:value-type="float" office:value="998.5" calcext:value-type="float">
            <text:p>99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115269000" calcext:value-type="float">
            <text:p>115269000</text:p>
          </table:table-cell>
          <table:table-cell office:value-type="float" office:value="3583993.50915766" calcext:value-type="float">
            <text:p>3583993.50915766</text:p>
          </table:table-cell>
          <table:table-cell office:value-type="float" office:value="5094000" calcext:value-type="float">
            <text:p>5094000</text:p>
          </table:table-cell>
          <table:table-cell office:value-type="float" office:value="178101.094887145" calcext:value-type="float">
            <text:p>178101.094887145</text:p>
          </table:table-cell>
          <table:table-cell office:value-type="float" office:value="145" calcext:value-type="float">
            <text:p>145</text:p>
          </table:table-cell>
          <table:table-cell office:value-type="float" office:value="3.6418618720013" calcext:value-type="float">
            <text:p>3.6418618720013</text:p>
          </table:table-cell>
          <table:table-cell table:formula="of:=[.G46]-[.I46]" office:value-type="float" office:value="110175000" calcext:value-type="float">
            <text:p>11017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99998" calcext:value-type="float">
            <text:p>0.04499998</text:p>
          </table:table-cell>
          <table:table-cell office:value-type="float" office:value="51444" calcext:value-type="float">
            <text:p>51444</text:p>
          </table:table-cell>
          <table:table-cell office:value-type="float" office:value="2466.37684404515" calcext:value-type="float">
            <text:p>2466.37684404515</text:p>
          </table:table-cell>
          <table:table-cell office:value-type="float" office:value="998.1" calcext:value-type="float">
            <text:p>998.1</text:p>
          </table:table-cell>
          <table:table-cell office:value-type="float" office:value="1.48323969741913" calcext:value-type="float">
            <text:p>1.48323969741913</text:p>
          </table:table-cell>
          <table:table-cell office:value-type="float" office:value="112787000" calcext:value-type="float">
            <text:p>112787000</text:p>
          </table:table-cell>
          <table:table-cell office:value-type="float" office:value="3633197.95337676" calcext:value-type="float">
            <text:p>3633197.95337676</text:p>
          </table:table-cell>
          <table:table-cell office:value-type="float" office:value="5054000" calcext:value-type="float">
            <text:p>5054000</text:p>
          </table:table-cell>
          <table:table-cell office:value-type="float" office:value="175661.157075955" calcext:value-type="float">
            <text:p>175661.157075955</text:p>
          </table:table-cell>
          <table:table-cell office:value-type="float" office:value="142.9" calcext:value-type="float">
            <text:p>142.9</text:p>
          </table:table-cell>
          <table:table-cell office:value-type="float" office:value="6.8510467890143" calcext:value-type="float">
            <text:p>6.8510467890143</text:p>
          </table:table-cell>
          <table:table-cell table:formula="of:=[.G47]-[.I47]" office:value-type="float" office:value="107733000" calcext:value-type="float">
            <text:p>10773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5999978" calcext:value-type="float">
            <text:p>0.045999978</text:p>
          </table:table-cell>
          <table:table-cell office:value-type="float" office:value="51192" calcext:value-type="float">
            <text:p>51192</text:p>
          </table:table-cell>
          <table:table-cell office:value-type="float" office:value="2403.91260021526" calcext:value-type="float">
            <text:p>2403.91260021526</text:p>
          </table:table-cell>
          <table:table-cell office:value-type="float" office:value="998.75" calcext:value-type="float">
            <text:p>998.75</text:p>
          </table:table-cell>
          <table:table-cell office:value-type="float" office:value="1.20852236875842" calcext:value-type="float">
            <text:p>1.20852236875842</text:p>
          </table:table-cell>
          <table:table-cell office:value-type="float" office:value="110198000" calcext:value-type="float">
            <text:p>110198000</text:p>
          </table:table-cell>
          <table:table-cell office:value-type="float" office:value="3326960.99671821" calcext:value-type="float">
            <text:p>3326960.99671821</text:p>
          </table:table-cell>
          <table:table-cell office:value-type="float" office:value="5050500" calcext:value-type="float">
            <text:p>5050500</text:p>
          </table:table-cell>
          <table:table-cell office:value-type="float" office:value="132604.477180905" calcext:value-type="float">
            <text:p>132604.477180905</text:p>
          </table:table-cell>
          <table:table-cell office:value-type="float" office:value="142.2" calcext:value-type="float">
            <text:p>142.2</text:p>
          </table:table-cell>
          <table:table-cell office:value-type="float" office:value="6.67753500059794" calcext:value-type="float">
            <text:p>6.67753500059794</text:p>
          </table:table-cell>
          <table:table-cell table:formula="of:=[.G48]-[.I48]" office:value-type="float" office:value="105147500" calcext:value-type="float">
            <text:p>105147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999976" calcext:value-type="float">
            <text:p>0.046999976</text:p>
          </table:table-cell>
          <table:table-cell office:value-type="float" office:value="51732" calcext:value-type="float">
            <text:p>51732</text:p>
          </table:table-cell>
          <table:table-cell office:value-type="float" office:value="1720.95934078397" calcext:value-type="float">
            <text:p>1720.95934078397</text:p>
          </table:table-cell>
          <table:table-cell office:value-type="float" office:value="998.6" calcext:value-type="float">
            <text:p>998.6</text:p>
          </table:table-cell>
          <table:table-cell office:value-type="float" office:value="1.46539019413009" calcext:value-type="float">
            <text:p>1.46539019413009</text:p>
          </table:table-cell>
          <table:table-cell office:value-type="float" office:value="107956500" calcext:value-type="float">
            <text:p>107956500</text:p>
          </table:table-cell>
          <table:table-cell office:value-type="float" office:value="3215194.64091171" calcext:value-type="float">
            <text:p>3215194.64091171</text:p>
          </table:table-cell>
          <table:table-cell office:value-type="float" office:value="5126500" calcext:value-type="float">
            <text:p>5126500</text:p>
          </table:table-cell>
          <table:table-cell office:value-type="float" office:value="117977.473318114" calcext:value-type="float">
            <text:p>117977.473318114</text:p>
          </table:table-cell>
          <table:table-cell office:value-type="float" office:value="143.7" calcext:value-type="float">
            <text:p>143.7</text:p>
          </table:table-cell>
          <table:table-cell office:value-type="float" office:value="4.78044261328879" calcext:value-type="float">
            <text:p>4.78044261328879</text:p>
          </table:table-cell>
          <table:table-cell table:formula="of:=[.G49]-[.I49]" office:value-type="float" office:value="102830000" calcext:value-type="float">
            <text:p>10283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999974" calcext:value-type="float">
            <text:p>0.047999974</text:p>
          </table:table-cell>
          <table:table-cell office:value-type="float" office:value="50688" calcext:value-type="float">
            <text:p>50688</text:p>
          </table:table-cell>
          <table:table-cell office:value-type="float" office:value="2758.04965414636" calcext:value-type="float">
            <text:p>2758.04965414636</text:p>
          </table:table-cell>
          <table:table-cell office:value-type="float" office:value="999.15" calcext:value-type="float">
            <text:p>999.15</text:p>
          </table:table-cell>
          <table:table-cell office:value-type="float" office:value="0.93330200448673" calcext:value-type="float">
            <text:p>0.93330200448673</text:p>
          </table:table-cell>
          <table:table-cell office:value-type="float" office:value="105677000" calcext:value-type="float">
            <text:p>105677000</text:p>
          </table:table-cell>
          <table:table-cell office:value-type="float" office:value="2949480.06122756" calcext:value-type="float">
            <text:p>2949480.06122756</text:p>
          </table:table-cell>
          <table:table-cell office:value-type="float" office:value="5085000" calcext:value-type="float">
            <text:p>5085000</text:p>
          </table:table-cell>
          <table:table-cell office:value-type="float" office:value="101954.582251634" calcext:value-type="float">
            <text:p>101954.582251634</text:p>
          </table:table-cell>
          <table:table-cell office:value-type="float" office:value="140.8" calcext:value-type="float">
            <text:p>140.8</text:p>
          </table:table-cell>
          <table:table-cell office:value-type="float" office:value="7.66124903929544" calcext:value-type="float">
            <text:p>7.66124903929544</text:p>
          </table:table-cell>
          <table:table-cell table:formula="of:=[.G50]-[.I50]" office:value-type="float" office:value="100592000" calcext:value-type="float">
            <text:p>10059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999973" calcext:value-type="float">
            <text:p>0.048999973</text:p>
          </table:table-cell>
          <table:table-cell office:value-type="float" office:value="50292" calcext:value-type="float">
            <text:p>50292</text:p>
          </table:table-cell>
          <table:table-cell office:value-type="float" office:value="3552.50778731692" calcext:value-type="float">
            <text:p>3552.50778731692</text:p>
          </table:table-cell>
          <table:table-cell office:value-type="float" office:value="999.3" calcext:value-type="float">
            <text:p>999.3</text:p>
          </table:table-cell>
          <table:table-cell office:value-type="float" office:value="0.978720969859186" calcext:value-type="float">
            <text:p>0.978720969859186</text:p>
          </table:table-cell>
          <table:table-cell office:value-type="float" office:value="103417000" calcext:value-type="float">
            <text:p>103417000</text:p>
          </table:table-cell>
          <table:table-cell office:value-type="float" office:value="2787098.28353886" calcext:value-type="float">
            <text:p>2787098.28353886</text:p>
          </table:table-cell>
          <table:table-cell office:value-type="float" office:value="5064000" calcext:value-type="float">
            <text:p>5064000</text:p>
          </table:table-cell>
          <table:table-cell office:value-type="float" office:value="175780.964181054" calcext:value-type="float">
            <text:p>175780.964181054</text:p>
          </table:table-cell>
          <table:table-cell office:value-type="float" office:value="139.7" calcext:value-type="float">
            <text:p>139.7</text:p>
          </table:table-cell>
          <table:table-cell office:value-type="float" office:value="9.86807718699145" calcext:value-type="float">
            <text:p>9.86807718699145</text:p>
          </table:table-cell>
          <table:table-cell table:formula="of:=[.G51]-[.I51]" office:value-type="float" office:value="98353000" calcext:value-type="float">
            <text:p>9835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999997" calcext:value-type="float">
            <text:p>0.04999997</text:p>
          </table:table-cell>
          <table:table-cell office:value-type="float" office:value="50472" calcext:value-type="float">
            <text:p>50472</text:p>
          </table:table-cell>
          <table:table-cell office:value-type="float" office:value="2682.82961382979" calcext:value-type="float">
            <text:p>2682.82961382979</text:p>
          </table:table-cell>
          <table:table-cell office:value-type="float" office:value="999.3" calcext:value-type="float">
            <text:p>999.3</text:p>
          </table:table-cell>
          <table:table-cell office:value-type="float" office:value="0.864504725870617" calcext:value-type="float">
            <text:p>0.864504725870617</text:p>
          </table:table-cell>
          <table:table-cell office:value-type="float" office:value="101516500" calcext:value-type="float">
            <text:p>101516500</text:p>
          </table:table-cell>
          <table:table-cell office:value-type="float" office:value="2962760.58147767" calcext:value-type="float">
            <text:p>2962760.58147767</text:p>
          </table:table-cell>
          <table:table-cell office:value-type="float" office:value="5063000" calcext:value-type="float">
            <text:p>5063000</text:p>
          </table:table-cell>
          <table:table-cell office:value-type="float" office:value="188821.831922387" calcext:value-type="float">
            <text:p>188821.831922387</text:p>
          </table:table-cell>
          <table:table-cell office:value-type="float" office:value="140.2" calcext:value-type="float">
            <text:p>140.2</text:p>
          </table:table-cell>
          <table:table-cell office:value-type="float" office:value="7.45230448286053" calcext:value-type="float">
            <text:p>7.45230448286053</text:p>
          </table:table-cell>
          <table:table-cell table:formula="of:=[.G52]-[.I52]" office:value-type="float" office:value="96453500" calcext:value-type="float">
            <text:p>96453500</text:p>
          </table:table-cell>
        </table:table-row>
        <calcext:conditional-formats>
          <calcext:conditional-format calcext:target-range-address="testB2Year6.M2:testB2Year6.M52">
            <calcext:condition calcext:apply-style-name="LessThan" calcext:value="&lt;[testB1Year6.M2]" calcext:base-cell-address="testB2Year6.M2"/>
          </calcext:conditional-format>
        </calcext:conditional-formats>
      </table:table>
      <table:table table:name="testC1" table:style-name="ta1"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]-[.H2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]-[.H3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]-[.H4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]-[.H5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6]-[.H6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7]-[.H7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8]-[.H8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9]-[.H9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0]-[.H10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1]-[.H11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2]-[.H12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3]-[.H13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4]-[.H14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5]-[.H15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6]-[.H16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7]-[.H17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8]-[.H18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19]-[.H19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0]-[.H20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1]-[.H21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2]-[.H22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3]-[.H23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4]-[.H24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5]-[.H25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6]-[.H26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7]-[.H27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8]-[.H28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29]-[.H29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0]-[.H30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1]-[.H31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2]-[.H32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3]-[.H33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4]-[.H34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5]-[.H35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6]-[.H36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7]-[.H37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8]-[.H38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39]-[.H39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0]-[.H40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1]-[.H41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2]-[.H42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3]-[.H43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4]-[.H44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5]-[.H45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6]-[.H46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7]-[.H47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8]-[.H48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49]-[.H49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0]-[.H50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1]-[.H51]" office:value-type="float" office:value="281785636.4" calcext:value-type="float">
            <text:p>281785636.4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5024" calcext:value-type="float">
            <text:p>35024</text:p>
          </table:table-cell>
          <table:table-cell office:value-type="float" office:value="0" calcext:value-type="float">
            <text:p>0</text:p>
          </table:table-cell>
          <table:table-cell office:value-type="float" office:value="39.85" calcext:value-type="float">
            <text:p>39.85</text:p>
          </table:table-cell>
          <table:table-cell office:value-type="float" office:value="5.77904563237328" calcext:value-type="float">
            <text:p>5.77904563237328</text:p>
          </table:table-cell>
          <table:table-cell office:value-type="float" office:value="281788606.4" calcext:value-type="float">
            <text:p>281788606.4</text:p>
          </table:table-cell>
          <table:table-cell office:value-type="float" office:value="809679.321795877" calcext:value-type="float">
            <text:p>809679.321795877</text:p>
          </table:table-cell>
          <table:table-cell office:value-type="float" office:value="2970" calcext:value-type="float">
            <text:p>2970</text:p>
          </table:table-cell>
          <table:table-cell office:value-type="float" office:value="839.548750974688" calcext:value-type="float">
            <text:p>839.548750974688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table:formula="of:=[.F52]-[.H52]" office:value-type="float" office:value="281785636.4" calcext:value-type="float">
            <text:p>281785636.4</text:p>
          </table:table-cell>
        </table:table-row>
      </table:table>
      <table:table table:name="testC2" table:style-name="ta1">
        <table:shapes>
          <draw:frame draw:z-index="0" draw:style-name="gr1" draw:text-style-name="P1" svg:width="453.51pt" svg:height="255.09pt" svg:x="1132.41pt" svg:y="13.63pt">
            <loext:p draw:notify-on-update-of-ranges="Names.A1:Names.A1 testC2.L2:testC2.L52 testC2.A2:testC2.A52 Names.A2:Names.A2 testC1.L2:testC1.L52 testC2.A2:testC2.A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129.38pt" svg:y="303.14pt">
            <loext:p draw:notify-on-update-of-ranges="testC2.A1:testC2.A1 testC2.A2:testC2.A52 testC2.M1:testC2.M1 testC2.M2:testC2.M5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00000" calcext:value-type="float">
            <text:p>26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]-[.H2]" office:value-type="float" office:value="26400000" calcext:value-type="float">
            <text:p>26400000</text:p>
          </table:table-cell>
          <table:table-cell table:formula="of:=[testC1.L2]/[.L2]" office:value-type="float" office:value="10.6736983484849" calcext:value-type="float">
            <text:p>10.67369834848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8.84069537631753" calcext:value-type="float">
            <text:p>8.84069537631753</text:p>
          </table:table-cell>
          <table:table-cell office:value-type="float" office:value="25190385" calcext:value-type="float">
            <text:p>25190385</text:p>
          </table:table-cell>
          <table:table-cell office:value-type="float" office:value="143480.509496109" calcext:value-type="float">
            <text:p>143480.509496109</text:p>
          </table:table-cell>
          <table:table-cell office:value-type="float" office:value="24502.5" calcext:value-type="float">
            <text:p>24502.5</text:p>
          </table:table-cell>
          <table:table-cell office:value-type="float" office:value="3503.47477888964" calcext:value-type="float">
            <text:p>3503.474778889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]-[.H3]" office:value-type="float" office:value="25165882.5" calcext:value-type="float">
            <text:p>25165882.5</text:p>
          </table:table-cell>
          <table:table-cell table:formula="of:=[testC1.L3]/[.L3]" office:value-type="float" office:value="11.1971291449843" calcext:value-type="float">
            <text:p>11.1971291449843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171.95" calcext:value-type="float">
            <text:p>171.95</text:p>
          </table:table-cell>
          <table:table-cell office:value-type="float" office:value="12.3393892197219" calcext:value-type="float">
            <text:p>12.3393892197219</text:p>
          </table:table-cell>
          <table:table-cell office:value-type="float" office:value="24038162.5" calcext:value-type="float">
            <text:p>24038162.5</text:p>
          </table:table-cell>
          <table:table-cell office:value-type="float" office:value="217098.128961731" calcext:value-type="float">
            <text:p>217098.128961731</text:p>
          </table:table-cell>
          <table:table-cell office:value-type="float" office:value="48042.5" calcext:value-type="float">
            <text:p>48042.5</text:p>
          </table:table-cell>
          <table:table-cell office:value-type="float" office:value="4929.93741286204" calcext:value-type="float">
            <text:p>4929.937412862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]-[.H4]" office:value-type="float" office:value="23990120" calcext:value-type="float">
            <text:p>23990120</text:p>
          </table:table-cell>
          <table:table-cell table:formula="of:=[testC1.L4]/[.L4]" office:value-type="float" office:value="11.7459035803072" calcext:value-type="float">
            <text:p>11.745903580307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  <table:table-cell office:value-type="float" office:value="16.9863722467531" calcext:value-type="float">
            <text:p>16.9863722467531</text:p>
          </table:table-cell>
          <table:table-cell office:value-type="float" office:value="22975975" calcext:value-type="float">
            <text:p>22975975</text:p>
          </table:table-cell>
          <table:table-cell office:value-type="float" office:value="284724.501422913" calcext:value-type="float">
            <text:p>284724.501422913</text:p>
          </table:table-cell>
          <table:table-cell office:value-type="float" office:value="69410" calcext:value-type="float">
            <text:p>69410</text:p>
          </table:table-cell>
          <table:table-cell office:value-type="float" office:value="5736.89811657833" calcext:value-type="float">
            <text:p>5736.8981165783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5]-[.H5]" office:value-type="float" office:value="22906565" calcext:value-type="float">
            <text:p>22906565</text:p>
          </table:table-cell>
          <table:table-cell table:formula="of:=[testC1.L5]/[.L5]" office:value-type="float" office:value="12.3015230087968" calcext:value-type="float">
            <text:p>12.301523008796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15.2" calcext:value-type="float">
            <text:p>315.2</text:p>
          </table:table-cell>
          <table:table-cell office:value-type="float" office:value="13.3755472096619" calcext:value-type="float">
            <text:p>13.3755472096619</text:p>
          </table:table-cell>
          <table:table-cell office:value-type="float" office:value="21936722.5" calcext:value-type="float">
            <text:p>21936722.5</text:p>
          </table:table-cell>
          <table:table-cell office:value-type="float" office:value="224685.919659913" calcext:value-type="float">
            <text:p>224685.919659913</text:p>
          </table:table-cell>
          <table:table-cell office:value-type="float" office:value="87670" calcext:value-type="float">
            <text:p>87670</text:p>
          </table:table-cell>
          <table:table-cell office:value-type="float" office:value="7140.86460930475" calcext:value-type="float">
            <text:p>7140.864609304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6]-[.H6]" office:value-type="float" office:value="21849052.5" calcext:value-type="float">
            <text:p>21849052.5</text:p>
          </table:table-cell>
          <table:table-cell table:formula="of:=[testC1.L6]/[.L6]" office:value-type="float" office:value="12.8969270589651" calcext:value-type="float">
            <text:p>12.8969270589651</text:p>
          </table:table-cell>
        </table:table-row>
        <table:table-row table:style-name="ro1">
          <table:table-cell office:value-type="float" office:value="0.0050000004" calcext:value-type="float">
            <text:p>0.0050000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77.2" calcext:value-type="float">
            <text:p>377.2</text:p>
          </table:table-cell>
          <table:table-cell office:value-type="float" office:value="11.0339189964877" calcext:value-type="float">
            <text:p>11.0339189964877</text:p>
          </table:table-cell>
          <table:table-cell office:value-type="float" office:value="20988385" calcext:value-type="float">
            <text:p>20988385</text:p>
          </table:table-cell>
          <table:table-cell office:value-type="float" office:value="199048.503808547" calcext:value-type="float">
            <text:p>199048.503808547</text:p>
          </table:table-cell>
          <table:table-cell office:value-type="float" office:value="105655" calcext:value-type="float">
            <text:p>105655</text:p>
          </table:table-cell>
          <table:table-cell office:value-type="float" office:value="4811.03173090653" calcext:value-type="float">
            <text:p>4811.0317309065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7]-[.H7]" office:value-type="float" office:value="20882730" calcext:value-type="float">
            <text:p>20882730</text:p>
          </table:table-cell>
          <table:table-cell table:formula="of:=[testC1.L7]/[.L7]" office:value-type="float" office:value="13.4937164058531" calcext:value-type="float">
            <text:p>13.4937164058531</text:p>
          </table:table-cell>
        </table:table-row>
        <table:table-row table:style-name="ro1">
          <table:table-cell office:value-type="float" office:value="0.0060000005" calcext:value-type="float">
            <text:p>0.006000000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33.9" calcext:value-type="float">
            <text:p>433.9</text:p>
          </table:table-cell>
          <table:table-cell office:value-type="float" office:value="12.2427207158505" calcext:value-type="float">
            <text:p>12.2427207158505</text:p>
          </table:table-cell>
          <table:table-cell office:value-type="float" office:value="20060947.5" calcext:value-type="float">
            <text:p>20060947.5</text:p>
          </table:table-cell>
          <table:table-cell office:value-type="float" office:value="233093.913462838" calcext:value-type="float">
            <text:p>233093.913462838</text:p>
          </table:table-cell>
          <table:table-cell office:value-type="float" office:value="121687.5" calcext:value-type="float">
            <text:p>121687.5</text:p>
          </table:table-cell>
          <table:table-cell office:value-type="float" office:value="6899.27294033677" calcext:value-type="float">
            <text:p>6899.2729403367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8]-[.H8]" office:value-type="float" office:value="19939260" calcext:value-type="float">
            <text:p>19939260</text:p>
          </table:table-cell>
          <table:table-cell table:formula="of:=[testC1.L8]/[.L8]" office:value-type="float" office:value="14.1322013153949" calcext:value-type="float">
            <text:p>14.1322013153949</text:p>
          </table:table-cell>
        </table:table-row>
        <table:table-row table:style-name="ro1">
          <table:table-cell office:value-type="float" office:value="0.0070000007" calcext:value-type="float">
            <text:p>0.007000000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89.1" calcext:value-type="float">
            <text:p>489.1</text:p>
          </table:table-cell>
          <table:table-cell office:value-type="float" office:value="11.341122194544" calcext:value-type="float">
            <text:p>11.341122194544</text:p>
          </table:table-cell>
          <table:table-cell office:value-type="float" office:value="19173852.5" calcext:value-type="float">
            <text:p>19173852.5</text:p>
          </table:table-cell>
          <table:table-cell office:value-type="float" office:value="218794.474862285" calcext:value-type="float">
            <text:p>218794.474862285</text:p>
          </table:table-cell>
          <table:table-cell office:value-type="float" office:value="135905" calcext:value-type="float">
            <text:p>135905</text:p>
          </table:table-cell>
          <table:table-cell office:value-type="float" office:value="6137.26537765718" calcext:value-type="float">
            <text:p>6137.265377657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9]-[.H9]" office:value-type="float" office:value="19037947.5" calcext:value-type="float">
            <text:p>19037947.5</text:p>
          </table:table-cell>
          <table:table-cell table:formula="of:=[testC1.L9]/[.L9]" office:value-type="float" office:value="14.8012613439553" calcext:value-type="float">
            <text:p>14.8012613439553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35.2" calcext:value-type="float">
            <text:p>535.2</text:p>
          </table:table-cell>
          <table:table-cell office:value-type="float" office:value="11.1619654937744" calcext:value-type="float">
            <text:p>11.1619654937744</text:p>
          </table:table-cell>
          <table:table-cell office:value-type="float" office:value="18410782.5" calcext:value-type="float">
            <text:p>18410782.5</text:p>
          </table:table-cell>
          <table:table-cell office:value-type="float" office:value="268708.531819085" calcext:value-type="float">
            <text:p>268708.531819085</text:p>
          </table:table-cell>
          <table:table-cell office:value-type="float" office:value="148252.5" calcext:value-type="float">
            <text:p>148252.5</text:p>
          </table:table-cell>
          <table:table-cell office:value-type="float" office:value="8664.11952279417" calcext:value-type="float">
            <text:p>8664.119522794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0]-[.H10]" office:value-type="float" office:value="18262530" calcext:value-type="float">
            <text:p>18262530</text:p>
          </table:table-cell>
          <table:table-cell table:formula="of:=[testC1.L10]/[.L10]" office:value-type="float" office:value="15.4297151818505" calcext:value-type="float">
            <text:p>15.4297151818505</text:p>
          </table:table-cell>
        </table:table-row>
        <table:table-row table:style-name="ro1">
          <table:table-cell office:value-type="float" office:value="0.009000001" calcext:value-type="float">
            <text:p>0.00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76.2" calcext:value-type="float">
            <text:p>576.2</text:p>
          </table:table-cell>
          <table:table-cell office:value-type="float" office:value="11.3536453686864" calcext:value-type="float">
            <text:p>11.3536453686864</text:p>
          </table:table-cell>
          <table:table-cell office:value-type="float" office:value="17660307.5" calcext:value-type="float">
            <text:p>17660307.5</text:p>
          </table:table-cell>
          <table:table-cell office:value-type="float" office:value="263095.429592322" calcext:value-type="float">
            <text:p>263095.429592322</text:p>
          </table:table-cell>
          <table:table-cell office:value-type="float" office:value="161122.5" calcext:value-type="float">
            <text:p>161122.5</text:p>
          </table:table-cell>
          <table:table-cell office:value-type="float" office:value="6610.78614243818" calcext:value-type="float">
            <text:p>6610.786142438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1]-[.H11]" office:value-type="float" office:value="17499185" calcext:value-type="float">
            <text:p>17499185</text:p>
          </table:table-cell>
          <table:table-cell table:formula="of:=[testC1.L11]/[.L11]" office:value-type="float" office:value="16.102786295476" calcext:value-type="float">
            <text:p>16.102786295476</text:p>
          </table:table-cell>
        </table:table-row>
        <table:table-row table:style-name="ro1">
          <table:table-cell office:value-type="float" office:value="0.010000001" calcext:value-type="float">
            <text:p>0.01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14.75" calcext:value-type="float">
            <text:p>614.75</text:p>
          </table:table-cell>
          <table:table-cell office:value-type="float" office:value="12.5483276302378" calcext:value-type="float">
            <text:p>12.5483276302378</text:p>
          </table:table-cell>
          <table:table-cell office:value-type="float" office:value="16954905" calcext:value-type="float">
            <text:p>16954905</text:p>
          </table:table-cell>
          <table:table-cell office:value-type="float" office:value="277550.013463671" calcext:value-type="float">
            <text:p>277550.013463671</text:p>
          </table:table-cell>
          <table:table-cell office:value-type="float" office:value="171022.5" calcext:value-type="float">
            <text:p>171022.5</text:p>
          </table:table-cell>
          <table:table-cell office:value-type="float" office:value="8099.9914717304" calcext:value-type="float">
            <text:p>8099.99147173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2]-[.H12]" office:value-type="float" office:value="16783882.5" calcext:value-type="float">
            <text:p>16783882.5</text:p>
          </table:table-cell>
          <table:table-cell table:formula="of:=[testC1.L12]/[.L12]" office:value-type="float" office:value="16.789061553547" calcext:value-type="float">
            <text:p>16.789061553547</text:p>
          </table:table-cell>
        </table:table-row>
        <table:table-row table:style-name="ro1">
          <table:table-cell office:value-type="float" office:value="0.011000001" calcext:value-type="float">
            <text:p>0.011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50.8" calcext:value-type="float">
            <text:p>650.8</text:p>
          </table:table-cell>
          <table:table-cell office:value-type="float" office:value="13.403063279085" calcext:value-type="float">
            <text:p>13.403063279085</text:p>
          </table:table-cell>
          <table:table-cell office:value-type="float" office:value="16284207.5" calcext:value-type="float">
            <text:p>16284207.5</text:p>
          </table:table-cell>
          <table:table-cell office:value-type="float" office:value="301384.85375408" calcext:value-type="float">
            <text:p>301384.85375408</text:p>
          </table:table-cell>
          <table:table-cell office:value-type="float" office:value="180537.5" calcext:value-type="float">
            <text:p>180537.5</text:p>
          </table:table-cell>
          <table:table-cell office:value-type="float" office:value="6618.96944991797" calcext:value-type="float">
            <text:p>6618.969449917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3]-[.H13]" office:value-type="float" office:value="16103670" calcext:value-type="float">
            <text:p>16103670</text:p>
          </table:table-cell>
          <table:table-cell table:formula="of:=[testC1.L13]/[.L13]" office:value-type="float" office:value="17.4982247152357" calcext:value-type="float">
            <text:p>17.4982247152357</text:p>
          </table:table-cell>
        </table:table-row>
        <table:table-row table:style-name="ro1">
          <table:table-cell office:value-type="float" office:value="0.012000001" calcext:value-type="float">
            <text:p>0.012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81.45" calcext:value-type="float">
            <text:p>681.45</text:p>
          </table:table-cell>
          <table:table-cell office:value-type="float" office:value="14.0243209799037" calcext:value-type="float">
            <text:p>14.0243209799037</text:p>
          </table:table-cell>
          <table:table-cell office:value-type="float" office:value="15683937.5" calcext:value-type="float">
            <text:p>15683937.5</text:p>
          </table:table-cell>
          <table:table-cell office:value-type="float" office:value="300698.206318054" calcext:value-type="float">
            <text:p>300698.206318054</text:p>
          </table:table-cell>
          <table:table-cell office:value-type="float" office:value="191785" calcext:value-type="float">
            <text:p>191785</text:p>
          </table:table-cell>
          <table:table-cell office:value-type="float" office:value="9604.67402663384" calcext:value-type="float">
            <text:p>9604.674026633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4]-[.H14]" office:value-type="float" office:value="15492152.5" calcext:value-type="float">
            <text:p>15492152.5</text:p>
          </table:table-cell>
          <table:table-cell table:formula="of:=[testC1.L14]/[.L14]" office:value-type="float" office:value="18.1889273553175" calcext:value-type="float">
            <text:p>18.1889273553175</text:p>
          </table:table-cell>
        </table:table-row>
        <table:table-row table:style-name="ro1">
          <table:table-cell office:value-type="float" office:value="0.013000001" calcext:value-type="float">
            <text:p>0.013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09.55" calcext:value-type="float">
            <text:p>709.55</text:p>
          </table:table-cell>
          <table:table-cell office:value-type="float" office:value="14.4348809996371" calcext:value-type="float">
            <text:p>14.4348809996371</text:p>
          </table:table-cell>
          <table:table-cell office:value-type="float" office:value="15101185" calcext:value-type="float">
            <text:p>15101185</text:p>
          </table:table-cell>
          <table:table-cell office:value-type="float" office:value="306932.893445697" calcext:value-type="float">
            <text:p>306932.893445697</text:p>
          </table:table-cell>
          <table:table-cell office:value-type="float" office:value="195992.5" calcext:value-type="float">
            <text:p>195992.5</text:p>
          </table:table-cell>
          <table:table-cell office:value-type="float" office:value="7888.48719737555" calcext:value-type="float">
            <text:p>7888.487197375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5]-[.H15]" office:value-type="float" office:value="14905192.5" calcext:value-type="float">
            <text:p>14905192.5</text:p>
          </table:table-cell>
          <table:table-cell table:formula="of:=[testC1.L15]/[.L15]" office:value-type="float" office:value="18.9051994061801" calcext:value-type="float">
            <text:p>18.9051994061801</text:p>
          </table:table-cell>
        </table:table-row>
        <table:table-row table:style-name="ro1">
          <table:table-cell office:value-type="float" office:value="0.014000001" calcext:value-type="float">
            <text:p>0.014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35.8" calcext:value-type="float">
            <text:p>735.8</text:p>
          </table:table-cell>
          <table:table-cell office:value-type="float" office:value="12.9028760563804" calcext:value-type="float">
            <text:p>12.9028760563804</text:p>
          </table:table-cell>
          <table:table-cell office:value-type="float" office:value="14540735" calcext:value-type="float">
            <text:p>14540735</text:p>
          </table:table-cell>
          <table:table-cell office:value-type="float" office:value="289571.740997305" calcext:value-type="float">
            <text:p>289571.740997305</text:p>
          </table:table-cell>
          <table:table-cell office:value-type="float" office:value="205562.5" calcext:value-type="float">
            <text:p>205562.5</text:p>
          </table:table-cell>
          <table:table-cell office:value-type="float" office:value="6217.10025062455" calcext:value-type="float">
            <text:p>6217.100250624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6]-[.H16]" office:value-type="float" office:value="14335172.5" calcext:value-type="float">
            <text:p>14335172.5</text:p>
          </table:table-cell>
          <table:table-cell table:formula="of:=[testC1.L16]/[.L16]" office:value-type="float" office:value="19.6569407448707" calcext:value-type="float">
            <text:p>19.6569407448707</text:p>
          </table:table-cell>
        </table:table-row>
        <table:table-row table:style-name="ro1">
          <table:table-cell office:value-type="float" office:value="0.0150000015" calcext:value-type="float">
            <text:p>0.015000001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59.5" calcext:value-type="float">
            <text:p>759.5</text:p>
          </table:table-cell>
          <table:table-cell office:value-type="float" office:value="10.4905972937172" calcext:value-type="float">
            <text:p>10.4905972937172</text:p>
          </table:table-cell>
          <table:table-cell office:value-type="float" office:value="14032232.5" calcext:value-type="float">
            <text:p>14032232.5</text:p>
          </table:table-cell>
          <table:table-cell office:value-type="float" office:value="274715.605708407" calcext:value-type="float">
            <text:p>274715.605708407</text:p>
          </table:table-cell>
          <table:table-cell office:value-type="float" office:value="209935" calcext:value-type="float">
            <text:p>209935</text:p>
          </table:table-cell>
          <table:table-cell office:value-type="float" office:value="8827.27680485175" calcext:value-type="float">
            <text:p>8827.276804851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7]-[.H17]" office:value-type="float" office:value="13822297.5" calcext:value-type="float">
            <text:p>13822297.5</text:p>
          </table:table-cell>
          <table:table-cell table:formula="of:=[testC1.L17]/[.L17]" office:value-type="float" office:value="20.386309613145" calcext:value-type="float">
            <text:p>20.3863096131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80.85" calcext:value-type="float">
            <text:p>780.85</text:p>
          </table:table-cell>
          <table:table-cell office:value-type="float" office:value="11.1839876138776" calcext:value-type="float">
            <text:p>11.1839876138776</text:p>
          </table:table-cell>
          <table:table-cell office:value-type="float" office:value="13533355" calcext:value-type="float">
            <text:p>13533355</text:p>
          </table:table-cell>
          <table:table-cell office:value-type="float" office:value="271973.098950304" calcext:value-type="float">
            <text:p>271973.098950304</text:p>
          </table:table-cell>
          <table:table-cell office:value-type="float" office:value="214747.5" calcext:value-type="float">
            <text:p>214747.5</text:p>
          </table:table-cell>
          <table:table-cell office:value-type="float" office:value="8189.90834406653" calcext:value-type="float">
            <text:p>8189.9083440665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8]-[.H18]" office:value-type="float" office:value="13318607.5" calcext:value-type="float">
            <text:p>13318607.5</text:p>
          </table:table-cell>
          <table:table-cell table:formula="of:=[testC1.L18]/[.L18]" office:value-type="float" office:value="21.1572896340702" calcext:value-type="float">
            <text:p>21.1572896340702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00.55" calcext:value-type="float">
            <text:p>800.55</text:p>
          </table:table-cell>
          <table:table-cell office:value-type="float" office:value="10.75309013114" calcext:value-type="float">
            <text:p>10.75309013114</text:p>
          </table:table-cell>
          <table:table-cell office:value-type="float" office:value="13058457.5" calcext:value-type="float">
            <text:p>13058457.5</text:p>
          </table:table-cell>
          <table:table-cell office:value-type="float" office:value="254716.687442818" calcext:value-type="float">
            <text:p>254716.687442818</text:p>
          </table:table-cell>
          <table:table-cell office:value-type="float" office:value="223300" calcext:value-type="float">
            <text:p>223300</text:p>
          </table:table-cell>
          <table:table-cell office:value-type="float" office:value="9292.78157892911" calcext:value-type="float">
            <text:p>9292.781578929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19]-[.H19]" office:value-type="float" office:value="12835157.5" calcext:value-type="float">
            <text:p>12835157.5</text:p>
          </table:table-cell>
          <table:table-cell table:formula="of:=[testC1.L19]/[.L19]" office:value-type="float" office:value="21.9542016839295" calcext:value-type="float">
            <text:p>21.9542016839295</text:p>
          </table:table-cell>
        </table:table-row>
        <table:table-row table:style-name="ro1">
          <table:table-cell office:value-type="float" office:value="0.018000001" calcext:value-type="float">
            <text:p>0.018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18.75" calcext:value-type="float">
            <text:p>818.75</text:p>
          </table:table-cell>
          <table:table-cell office:value-type="float" office:value="10.34089988958" calcext:value-type="float">
            <text:p>10.34089988958</text:p>
          </table:table-cell>
          <table:table-cell office:value-type="float" office:value="12609987.5" calcext:value-type="float">
            <text:p>12609987.5</text:p>
          </table:table-cell>
          <table:table-cell office:value-type="float" office:value="247622.82697843" calcext:value-type="float">
            <text:p>247622.82697843</text:p>
          </table:table-cell>
          <table:table-cell office:value-type="float" office:value="228250" calcext:value-type="float">
            <text:p>228250</text:p>
          </table:table-cell>
          <table:table-cell office:value-type="float" office:value="10372.7756017476" calcext:value-type="float">
            <text:p>10372.775601747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0]-[.H20]" office:value-type="float" office:value="12381737.5" calcext:value-type="float">
            <text:p>12381737.5</text:p>
          </table:table-cell>
          <table:table-cell table:formula="of:=[testC1.L20]/[.L20]" office:value-type="float" office:value="22.7581659197669" calcext:value-type="float">
            <text:p>22.7581659197669</text:p>
          </table:table-cell>
        </table:table-row>
        <table:table-row table:style-name="ro1">
          <table:table-cell office:value-type="float" office:value="0.019000001" calcext:value-type="float">
            <text:p>0.01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34.95" calcext:value-type="float">
            <text:p>834.95</text:p>
          </table:table-cell>
          <table:table-cell office:value-type="float" office:value="11.4454081806222" calcext:value-type="float">
            <text:p>11.4454081806222</text:p>
          </table:table-cell>
          <table:table-cell office:value-type="float" office:value="12174745" calcext:value-type="float">
            <text:p>12174745</text:p>
          </table:table-cell>
          <table:table-cell office:value-type="float" office:value="270528.498790598" calcext:value-type="float">
            <text:p>270528.498790598</text:p>
          </table:table-cell>
          <table:table-cell office:value-type="float" office:value="233557.5" calcext:value-type="float">
            <text:p>233557.5</text:p>
          </table:table-cell>
          <table:table-cell office:value-type="float" office:value="7764.39706880742" calcext:value-type="float">
            <text:p>7764.3970688074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1]-[.H21]" office:value-type="float" office:value="11941187.5" calcext:value-type="float">
            <text:p>11941187.5</text:p>
          </table:table-cell>
          <table:table-cell table:formula="of:=[testC1.L21]/[.L21]" office:value-type="float" office:value="23.5977901192825" calcext:value-type="float">
            <text:p>23.5977901192825</text:p>
          </table:table-cell>
        </table:table-row>
        <table:table-row table:style-name="ro1">
          <table:table-cell office:value-type="float" office:value="0.020000001" calcext:value-type="float">
            <text:p>0.02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51.25" calcext:value-type="float">
            <text:p>851.25</text:p>
          </table:table-cell>
          <table:table-cell office:value-type="float" office:value="11.0161364896181" calcext:value-type="float">
            <text:p>11.0161364896181</text:p>
          </table:table-cell>
          <table:table-cell office:value-type="float" office:value="11771237.5" calcext:value-type="float">
            <text:p>11771237.5</text:p>
          </table:table-cell>
          <table:table-cell office:value-type="float" office:value="273472.889484305" calcext:value-type="float">
            <text:p>273472.889484305</text:p>
          </table:table-cell>
          <table:table-cell office:value-type="float" office:value="236747.5" calcext:value-type="float">
            <text:p>236747.5</text:p>
          </table:table-cell>
          <table:table-cell office:value-type="float" office:value="8253.81052350336" calcext:value-type="float">
            <text:p>8253.810523503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2]-[.H22]" office:value-type="float" office:value="11534490" calcext:value-type="float">
            <text:p>11534490</text:p>
          </table:table-cell>
          <table:table-cell table:formula="of:=[testC1.L22]/[.L22]" office:value-type="float" office:value="24.4298305690152" calcext:value-type="float">
            <text:p>24.4298305690152</text:p>
          </table:table-cell>
        </table:table-row>
        <table:table-row table:style-name="ro1">
          <table:table-cell office:value-type="float" office:value="0.021000002" calcext:value-type="float">
            <text:p>0.021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63.85" calcext:value-type="float">
            <text:p>863.85</text:p>
          </table:table-cell>
          <table:table-cell office:value-type="float" office:value="9.3261093597209" calcext:value-type="float">
            <text:p>9.3261093597209</text:p>
          </table:table-cell>
          <table:table-cell office:value-type="float" office:value="11395725" calcext:value-type="float">
            <text:p>11395725</text:p>
          </table:table-cell>
          <table:table-cell office:value-type="float" office:value="253198.180389654" calcext:value-type="float">
            <text:p>253198.180389654</text:p>
          </table:table-cell>
          <table:table-cell office:value-type="float" office:value="240185" calcext:value-type="float">
            <text:p>240185</text:p>
          </table:table-cell>
          <table:table-cell office:value-type="float" office:value="8114.96505813407" calcext:value-type="float">
            <text:p>8114.9650581340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3]-[.H23]" office:value-type="float" office:value="11155540" calcext:value-type="float">
            <text:p>11155540</text:p>
          </table:table-cell>
          <table:table-cell table:formula="of:=[testC1.L23]/[.L23]" office:value-type="float" office:value="25.2597038242882" calcext:value-type="float">
            <text:p>25.2597038242882</text:p>
          </table:table-cell>
        </table:table-row>
        <table:table-row table:style-name="ro1">
          <table:table-cell office:value-type="float" office:value="0.022000002" calcext:value-type="float">
            <text:p>0.022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77.2" calcext:value-type="float">
            <text:p>877.2</text:p>
          </table:table-cell>
          <table:table-cell office:value-type="float" office:value="7.71601205968881" calcext:value-type="float">
            <text:p>7.71601205968881</text:p>
          </table:table-cell>
          <table:table-cell office:value-type="float" office:value="11031900" calcext:value-type="float">
            <text:p>11031900</text:p>
          </table:table-cell>
          <table:table-cell office:value-type="float" office:value="253572.698493061" calcext:value-type="float">
            <text:p>253572.698493061</text:p>
          </table:table-cell>
          <table:table-cell office:value-type="float" office:value="243650" calcext:value-type="float">
            <text:p>243650</text:p>
          </table:table-cell>
          <table:table-cell office:value-type="float" office:value="5721.33587639515" calcext:value-type="float">
            <text:p>5721.335876395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4]-[.H24]" office:value-type="float" office:value="10788250" calcext:value-type="float">
            <text:p>10788250</text:p>
          </table:table-cell>
          <table:table-cell table:formula="of:=[testC1.L24]/[.L24]" office:value-type="float" office:value="26.1196798739369" calcext:value-type="float">
            <text:p>26.1196798739369</text:p>
          </table:table-cell>
        </table:table-row>
        <table:table-row table:style-name="ro1">
          <table:table-cell office:value-type="float" office:value="0.023000002" calcext:value-type="float">
            <text:p>0.023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89.6" calcext:value-type="float">
            <text:p>889.6</text:p>
          </table:table-cell>
          <table:table-cell office:value-type="float" office:value="8.80430516700121" calcext:value-type="float">
            <text:p>8.80430516700121</text:p>
          </table:table-cell>
          <table:table-cell office:value-type="float" office:value="10679102.5" calcext:value-type="float">
            <text:p>10679102.5</text:p>
          </table:table-cell>
          <table:table-cell office:value-type="float" office:value="272570.336395754" calcext:value-type="float">
            <text:p>272570.336395754</text:p>
          </table:table-cell>
          <table:table-cell office:value-type="float" office:value="246097.5" calcext:value-type="float">
            <text:p>246097.5</text:p>
          </table:table-cell>
          <table:table-cell office:value-type="float" office:value="7253.84607603007" calcext:value-type="float">
            <text:p>7253.8460760300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5]-[.H25]" office:value-type="float" office:value="10433005" calcext:value-type="float">
            <text:p>10433005</text:p>
          </table:table-cell>
          <table:table-cell table:formula="of:=[testC1.L25]/[.L25]" office:value-type="float" office:value="27.0090579272223" calcext:value-type="float">
            <text:p>27.0090579272223</text:p>
          </table:table-cell>
        </table:table-row>
        <table:table-row table:style-name="ro1">
          <table:table-cell office:value-type="float" office:value="0.024000002" calcext:value-type="float">
            <text:p>0.024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0.75" calcext:value-type="float">
            <text:p>900.75</text:p>
          </table:table-cell>
          <table:table-cell office:value-type="float" office:value="9.18737692362962" calcext:value-type="float">
            <text:p>9.18737692362962</text:p>
          </table:table-cell>
          <table:table-cell office:value-type="float" office:value="10374265" calcext:value-type="float">
            <text:p>10374265</text:p>
          </table:table-cell>
          <table:table-cell office:value-type="float" office:value="272268.572465923" calcext:value-type="float">
            <text:p>272268.572465923</text:p>
          </table:table-cell>
          <table:table-cell office:value-type="float" office:value="250167.5" calcext:value-type="float">
            <text:p>250167.5</text:p>
          </table:table-cell>
          <table:table-cell office:value-type="float" office:value="7708.83421796059" calcext:value-type="float">
            <text:p>7708.8342179605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6]-[.H26]" office:value-type="float" office:value="10124097.5" calcext:value-type="float">
            <text:p>10124097.5</text:p>
          </table:table-cell>
          <table:table-cell table:formula="of:=[testC1.L26]/[.L26]" office:value-type="float" office:value="27.8331610694188" calcext:value-type="float">
            <text:p>27.8331610694188</text:p>
          </table:table-cell>
        </table:table-row>
        <table:table-row table:style-name="ro1">
          <table:table-cell office:value-type="float" office:value="0.025000002" calcext:value-type="float">
            <text:p>0.025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6.8" calcext:value-type="float">
            <text:p>906.8</text:p>
          </table:table-cell>
          <table:table-cell office:value-type="float" office:value="7.91135093926508" calcext:value-type="float">
            <text:p>7.91135093926508</text:p>
          </table:table-cell>
          <table:table-cell office:value-type="float" office:value="10059610" calcext:value-type="float">
            <text:p>10059610</text:p>
          </table:table-cell>
          <table:table-cell office:value-type="float" office:value="262567.294431853" calcext:value-type="float">
            <text:p>262567.294431853</text:p>
          </table:table-cell>
          <table:table-cell office:value-type="float" office:value="252120" calcext:value-type="float">
            <text:p>252120</text:p>
          </table:table-cell>
          <table:table-cell office:value-type="float" office:value="8446.24488347212" calcext:value-type="float">
            <text:p>8446.244883472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7]-[.H27]" office:value-type="float" office:value="9807490" calcext:value-type="float">
            <text:p>9807490</text:p>
          </table:table-cell>
          <table:table-cell table:formula="of:=[testC1.L27]/[.L27]" office:value-type="float" office:value="28.7316771569484" calcext:value-type="float">
            <text:p>28.7316771569484</text:p>
          </table:table-cell>
        </table:table-row>
        <table:table-row table:style-name="ro1">
          <table:table-cell office:value-type="float" office:value="0.026000002" calcext:value-type="float">
            <text:p>0.026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14.9" calcext:value-type="float">
            <text:p>914.9</text:p>
          </table:table-cell>
          <table:table-cell office:value-type="float" office:value="6.38995922892849" calcext:value-type="float">
            <text:p>6.38995922892849</text:p>
          </table:table-cell>
          <table:table-cell office:value-type="float" office:value="9750812.5" calcext:value-type="float">
            <text:p>9750812.5</text:p>
          </table:table-cell>
          <table:table-cell office:value-type="float" office:value="246710.979890811" calcext:value-type="float">
            <text:p>246710.979890811</text:p>
          </table:table-cell>
          <table:table-cell office:value-type="float" office:value="254925" calcext:value-type="float">
            <text:p>254925</text:p>
          </table:table-cell>
          <table:table-cell office:value-type="float" office:value="6289.97740770773" calcext:value-type="float">
            <text:p>6289.9774077077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8]-[.H28]" office:value-type="float" office:value="9495887.5" calcext:value-type="float">
            <text:p>9495887.5</text:p>
          </table:table-cell>
          <table:table-cell table:formula="of:=[testC1.L28]/[.L28]" office:value-type="float" office:value="29.6744918681903" calcext:value-type="float">
            <text:p>29.6744918681903</text:p>
          </table:table-cell>
        </table:table-row>
        <table:table-row table:style-name="ro1">
          <table:table-cell office:value-type="float" office:value="0.027000003" calcext:value-type="float">
            <text:p>0.027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2.7" calcext:value-type="float">
            <text:p>922.7</text:p>
          </table:table-cell>
          <table:table-cell office:value-type="float" office:value="7.37777601634588" calcext:value-type="float">
            <text:p>7.37777601634588</text:p>
          </table:table-cell>
          <table:table-cell office:value-type="float" office:value="9481257.5" calcext:value-type="float">
            <text:p>9481257.5</text:p>
          </table:table-cell>
          <table:table-cell office:value-type="float" office:value="244398.591753954" calcext:value-type="float">
            <text:p>244398.591753954</text:p>
          </table:table-cell>
          <table:table-cell office:value-type="float" office:value="259902.5" calcext:value-type="float">
            <text:p>259902.5</text:p>
          </table:table-cell>
          <table:table-cell office:value-type="float" office:value="8905.16519247471" calcext:value-type="float">
            <text:p>8905.1651924747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29]-[.H29]" office:value-type="float" office:value="9221355" calcext:value-type="float">
            <text:p>9221355</text:p>
          </table:table-cell>
          <table:table-cell table:formula="of:=[testC1.L29]/[.L29]" office:value-type="float" office:value="30.5579425583333" calcext:value-type="float">
            <text:p>30.5579425583333</text:p>
          </table:table-cell>
        </table:table-row>
        <table:table-row table:style-name="ro1">
          <table:table-cell office:value-type="float" office:value="0.028000003" calcext:value-type="float">
            <text:p>0.028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9.2" calcext:value-type="float">
            <text:p>929.2</text:p>
          </table:table-cell>
          <table:table-cell office:value-type="float" office:value="7.19356437526298" calcext:value-type="float">
            <text:p>7.19356437526298</text:p>
          </table:table-cell>
          <table:table-cell office:value-type="float" office:value="9227157.5" calcext:value-type="float">
            <text:p>9227157.5</text:p>
          </table:table-cell>
          <table:table-cell office:value-type="float" office:value="246775.014342918" calcext:value-type="float">
            <text:p>246775.014342918</text:p>
          </table:table-cell>
          <table:table-cell office:value-type="float" office:value="257867.5" calcext:value-type="float">
            <text:p>257867.5</text:p>
          </table:table-cell>
          <table:table-cell office:value-type="float" office:value="7211.58196748011" calcext:value-type="float">
            <text:p>7211.581967480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0]-[.H30]" office:value-type="float" office:value="8969290" calcext:value-type="float">
            <text:p>8969290</text:p>
          </table:table-cell>
          <table:table-cell table:formula="of:=[testC1.L30]/[.L30]" office:value-type="float" office:value="31.4167159719443" calcext:value-type="float">
            <text:p>31.4167159719443</text:p>
          </table:table-cell>
        </table:table-row>
        <table:table-row table:style-name="ro1">
          <table:table-cell office:value-type="float" office:value="0.029000003" calcext:value-type="float">
            <text:p>0.029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7.88736497924304" calcext:value-type="float">
            <text:p>7.88736497924304</text:p>
          </table:table-cell>
          <table:table-cell office:value-type="float" office:value="8964422.5" calcext:value-type="float">
            <text:p>8964422.5</text:p>
          </table:table-cell>
          <table:table-cell office:value-type="float" office:value="241112.614808385" calcext:value-type="float">
            <text:p>241112.614808385</text:p>
          </table:table-cell>
          <table:table-cell office:value-type="float" office:value="255915" calcext:value-type="float">
            <text:p>255915</text:p>
          </table:table-cell>
          <table:table-cell office:value-type="float" office:value="10031.1632845899" calcext:value-type="float">
            <text:p>10031.163284589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1]-[.H31]" office:value-type="float" office:value="8708507.5" calcext:value-type="float">
            <text:p>8708507.5</text:p>
          </table:table-cell>
          <table:table-cell table:formula="of:=[testC1.L31]/[.L31]" office:value-type="float" office:value="32.3575120535867" calcext:value-type="float">
            <text:p>32.3575120535867</text:p>
          </table:table-cell>
        </table:table-row>
        <table:table-row table:style-name="ro1">
          <table:table-cell office:value-type="float" office:value="0.030000003" calcext:value-type="float">
            <text:p>0.030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1.85" calcext:value-type="float">
            <text:p>941.85</text:p>
          </table:table-cell>
          <table:table-cell office:value-type="float" office:value="5.76993113157843" calcext:value-type="float">
            <text:p>5.76993113157843</text:p>
          </table:table-cell>
          <table:table-cell office:value-type="float" office:value="8727785" calcext:value-type="float">
            <text:p>8727785</text:p>
          </table:table-cell>
          <table:table-cell office:value-type="float" office:value="236938.657451115" calcext:value-type="float">
            <text:p>236938.657451115</text:p>
          </table:table-cell>
          <table:table-cell office:value-type="float" office:value="260727.5" calcext:value-type="float">
            <text:p>260727.5</text:p>
          </table:table-cell>
          <table:table-cell office:value-type="float" office:value="7903.00534107454" calcext:value-type="float">
            <text:p>7903.005341074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2]-[.H32]" office:value-type="float" office:value="8467057.5" calcext:value-type="float">
            <text:p>8467057.5</text:p>
          </table:table-cell>
          <table:table-cell table:formula="of:=[testC1.L32]/[.L32]" office:value-type="float" office:value="33.2802318160707" calcext:value-type="float">
            <text:p>33.2802318160707</text:p>
          </table:table-cell>
        </table:table-row>
        <table:table-row table:style-name="ro1">
          <table:table-cell office:value-type="float" office:value="0.031000003" calcext:value-type="float">
            <text:p>0.031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7.25" calcext:value-type="float">
            <text:p>947.25</text:p>
          </table:table-cell>
          <table:table-cell office:value-type="float" office:value="4.42332335169883" calcext:value-type="float">
            <text:p>4.42332335169883</text:p>
          </table:table-cell>
          <table:table-cell office:value-type="float" office:value="8504732.5" calcext:value-type="float">
            <text:p>8504732.5</text:p>
          </table:table-cell>
          <table:table-cell office:value-type="float" office:value="237686.978627796" calcext:value-type="float">
            <text:p>237686.978627796</text:p>
          </table:table-cell>
          <table:table-cell office:value-type="float" office:value="262982.5" calcext:value-type="float">
            <text:p>262982.5</text:p>
          </table:table-cell>
          <table:table-cell office:value-type="float" office:value="7654.94809016743" calcext:value-type="float">
            <text:p>7654.9480901674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3]-[.H33]" office:value-type="float" office:value="8241750" calcext:value-type="float">
            <text:p>8241750</text:p>
          </table:table-cell>
          <table:table-cell table:formula="of:=[testC1.L33]/[.L33]" office:value-type="float" office:value="34.1900247398914" calcext:value-type="float">
            <text:p>34.190024739891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1.45" calcext:value-type="float">
            <text:p>951.45</text:p>
          </table:table-cell>
          <table:table-cell office:value-type="float" office:value="4.94682247827623" calcext:value-type="float">
            <text:p>4.94682247827623</text:p>
          </table:table-cell>
          <table:table-cell office:value-type="float" office:value="8273347.5" calcext:value-type="float">
            <text:p>8273347.5</text:p>
          </table:table-cell>
          <table:table-cell office:value-type="float" office:value="250174.533010667" calcext:value-type="float">
            <text:p>250174.533010667</text:p>
          </table:table-cell>
          <table:table-cell office:value-type="float" office:value="263972.5" calcext:value-type="float">
            <text:p>263972.5</text:p>
          </table:table-cell>
          <table:table-cell office:value-type="float" office:value="10954.2766822634" calcext:value-type="float">
            <text:p>10954.27668226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4]-[.H34]" office:value-type="float" office:value="8009375" calcext:value-type="float">
            <text:p>8009375</text:p>
          </table:table-cell>
          <table:table-cell table:formula="of:=[testC1.L34]/[.L34]" office:value-type="float" office:value="35.1819756722591" calcext:value-type="float">
            <text:p>35.181975672259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6.45" calcext:value-type="float">
            <text:p>956.45</text:p>
          </table:table-cell>
          <table:table-cell office:value-type="float" office:value="4.34650494801949" calcext:value-type="float">
            <text:p>4.34650494801949</text:p>
          </table:table-cell>
          <table:table-cell office:value-type="float" office:value="8060827.5" calcext:value-type="float">
            <text:p>8060827.5</text:p>
          </table:table-cell>
          <table:table-cell office:value-type="float" office:value="250539.94033676" calcext:value-type="float">
            <text:p>250539.94033676</text:p>
          </table:table-cell>
          <table:table-cell office:value-type="float" office:value="267987.5" calcext:value-type="float">
            <text:p>267987.5</text:p>
          </table:table-cell>
          <table:table-cell office:value-type="float" office:value="8340.9243934256" calcext:value-type="float">
            <text:p>8340.924393425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5]-[.H35]" office:value-type="float" office:value="7792840" calcext:value-type="float">
            <text:p>7792840</text:p>
          </table:table-cell>
          <table:table-cell table:formula="of:=[testC1.L35]/[.L35]" office:value-type="float" office:value="36.1595562593355" calcext:value-type="float">
            <text:p>36.1595562593355</text:p>
          </table:table-cell>
        </table:table-row>
        <table:table-row table:style-name="ro1">
          <table:table-cell office:value-type="float" office:value="0.033999998" calcext:value-type="float">
            <text:p>0.0339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5.37048463950488" calcext:value-type="float">
            <text:p>5.37048463950488</text:p>
          </table:table-cell>
          <table:table-cell office:value-type="float" office:value="7841487.5" calcext:value-type="float">
            <text:p>7841487.5</text:p>
          </table:table-cell>
          <table:table-cell office:value-type="float" office:value="242592.687048086" calcext:value-type="float">
            <text:p>242592.687048086</text:p>
          </table:table-cell>
          <table:table-cell office:value-type="float" office:value="266255" calcext:value-type="float">
            <text:p>266255</text:p>
          </table:table-cell>
          <table:table-cell office:value-type="float" office:value="7502.90996179062" calcext:value-type="float">
            <text:p>7502.9099617906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6]-[.H36]" office:value-type="float" office:value="7575232.5" calcext:value-type="float">
            <text:p>7575232.5</text:p>
          </table:table-cell>
          <table:table-cell table:formula="of:=[testC1.L36]/[.L36]" office:value-type="float" office:value="37.1982822177405" calcext:value-type="float">
            <text:p>37.1982822177405</text:p>
          </table:table-cell>
        </table:table-row>
        <table:table-row table:style-name="ro1">
          <table:table-cell office:value-type="float" office:value="0.034999996" calcext:value-type="float">
            <text:p>0.03499999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5.4" calcext:value-type="float">
            <text:p>965.4</text:p>
          </table:table-cell>
          <table:table-cell office:value-type="float" office:value="6.7387332871831" calcext:value-type="float">
            <text:p>6.7387332871831</text:p>
          </table:table-cell>
          <table:table-cell office:value-type="float" office:value="7642580" calcext:value-type="float">
            <text:p>7642580</text:p>
          </table:table-cell>
          <table:table-cell office:value-type="float" office:value="237075.513952389" calcext:value-type="float">
            <text:p>237075.513952389</text:p>
          </table:table-cell>
          <table:table-cell office:value-type="float" office:value="268482.5" calcext:value-type="float">
            <text:p>268482.5</text:p>
          </table:table-cell>
          <table:table-cell office:value-type="float" office:value="8545.33229004984" calcext:value-type="float">
            <text:p>8545.332290049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7]-[.H37]" office:value-type="float" office:value="7374097.5" calcext:value-type="float">
            <text:p>7374097.5</text:p>
          </table:table-cell>
          <table:table-cell table:formula="of:=[testC1.L37]/[.L37]" office:value-type="float" office:value="38.2128981071921" calcext:value-type="float">
            <text:p>38.2128981071921</text:p>
          </table:table-cell>
        </table:table-row>
        <table:table-row table:style-name="ro1">
          <table:table-cell office:value-type="float" office:value="0.035999995" calcext:value-type="float">
            <text:p>0.03599999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7.75" calcext:value-type="float">
            <text:p>967.75</text:p>
          </table:table-cell>
          <table:table-cell office:value-type="float" office:value="5.22015325445527" calcext:value-type="float">
            <text:p>5.22015325445527</text:p>
          </table:table-cell>
          <table:table-cell office:value-type="float" office:value="7461520" calcext:value-type="float">
            <text:p>7461520</text:p>
          </table:table-cell>
          <table:table-cell office:value-type="float" office:value="229421.274423046" calcext:value-type="float">
            <text:p>229421.274423046</text:p>
          </table:table-cell>
          <table:table-cell office:value-type="float" office:value="273102.5" calcext:value-type="float">
            <text:p>273102.5</text:p>
          </table:table-cell>
          <table:table-cell office:value-type="float" office:value="8840.56849505672" calcext:value-type="float">
            <text:p>8840.5684950567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8]-[.H38]" office:value-type="float" office:value="7188417.5" calcext:value-type="float">
            <text:p>7188417.5</text:p>
          </table:table-cell>
          <table:table-cell table:formula="of:=[testC1.L38]/[.L38]" office:value-type="float" office:value="39.1999541484617" calcext:value-type="float">
            <text:p>39.1999541484617</text:p>
          </table:table-cell>
        </table:table-row>
        <table:table-row table:style-name="ro1">
          <table:table-cell office:value-type="float" office:value="0.036999993" calcext:value-type="float">
            <text:p>0.03699999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1.5" calcext:value-type="float">
            <text:p>971.5</text:p>
          </table:table-cell>
          <table:table-cell office:value-type="float" office:value="4.07172535522978" calcext:value-type="float">
            <text:p>4.07172535522978</text:p>
          </table:table-cell>
          <table:table-cell office:value-type="float" office:value="7285547.5" calcext:value-type="float">
            <text:p>7285547.5</text:p>
          </table:table-cell>
          <table:table-cell office:value-type="float" office:value="217121.78578356" calcext:value-type="float">
            <text:p>217121.78578356</text:p>
          </table:table-cell>
          <table:table-cell office:value-type="float" office:value="272085" calcext:value-type="float">
            <text:p>272085</text:p>
          </table:table-cell>
          <table:table-cell office:value-type="float" office:value="9332.27421935635" calcext:value-type="float">
            <text:p>9332.274219356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39]-[.H39]" office:value-type="float" office:value="7013462.5" calcext:value-type="float">
            <text:p>7013462.5</text:p>
          </table:table-cell>
          <table:table-cell table:formula="of:=[testC1.L39]/[.L39]" office:value-type="float" office:value="40.1778203562078" calcext:value-type="float">
            <text:p>40.1778203562078</text:p>
          </table:table-cell>
        </table:table-row>
        <table:table-row table:style-name="ro1">
          <table:table-cell office:value-type="float" office:value="0.03799999" calcext:value-type="float">
            <text:p>0.03799999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3.05" calcext:value-type="float">
            <text:p>973.05</text:p>
          </table:table-cell>
          <table:table-cell office:value-type="float" office:value="2.78104486233426" calcext:value-type="float">
            <text:p>2.78104486233426</text:p>
          </table:table-cell>
          <table:table-cell office:value-type="float" office:value="7117797.5" calcext:value-type="float">
            <text:p>7117797.5</text:p>
          </table:table-cell>
          <table:table-cell office:value-type="float" office:value="212330.930559748" calcext:value-type="float">
            <text:p>212330.930559748</text:p>
          </table:table-cell>
          <table:table-cell office:value-type="float" office:value="271370" calcext:value-type="float">
            <text:p>271370</text:p>
          </table:table-cell>
          <table:table-cell office:value-type="float" office:value="10353.4179456784" calcext:value-type="float">
            <text:p>10353.41794567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0]-[.H40]" office:value-type="float" office:value="6846427.5" calcext:value-type="float">
            <text:p>6846427.5</text:p>
          </table:table-cell>
          <table:table-cell table:formula="of:=[testC1.L40]/[.L40]" office:value-type="float" office:value="41.1580545328202" calcext:value-type="float">
            <text:p>41.1580545328202</text:p>
          </table:table-cell>
        </table:table-row>
        <table:table-row table:style-name="ro1">
          <table:table-cell office:value-type="float" office:value="0.03899999" calcext:value-type="float">
            <text:p>0.03899999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6.5" calcext:value-type="float">
            <text:p>976.5</text:p>
          </table:table-cell>
          <table:table-cell office:value-type="float" office:value="4.37095677831464" calcext:value-type="float">
            <text:p>4.37095677831464</text:p>
          </table:table-cell>
          <table:table-cell office:value-type="float" office:value="6958710" calcext:value-type="float">
            <text:p>6958710</text:p>
          </table:table-cell>
          <table:table-cell office:value-type="float" office:value="205681.082721464" calcext:value-type="float">
            <text:p>205681.082721464</text:p>
          </table:table-cell>
          <table:table-cell office:value-type="float" office:value="270792.5" calcext:value-type="float">
            <text:p>270792.5</text:p>
          </table:table-cell>
          <table:table-cell office:value-type="float" office:value="7831.77191418324" calcext:value-type="float">
            <text:p>7831.7719141832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1]-[.H41]" office:value-type="float" office:value="6687917.5" calcext:value-type="float">
            <text:p>6687917.5</text:p>
          </table:table-cell>
          <table:table-cell table:formula="of:=[testC1.L41]/[.L41]" office:value-type="float" office:value="42.1335395360364" calcext:value-type="float">
            <text:p>42.1335395360364</text:p>
          </table:table-cell>
        </table:table-row>
        <table:table-row table:style-name="ro1">
          <table:table-cell office:value-type="float" office:value="0.039999988" calcext:value-type="float">
            <text:p>0.03999998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8.65" calcext:value-type="float">
            <text:p>978.65</text:p>
          </table:table-cell>
          <table:table-cell office:value-type="float" office:value="3.97723786724299" calcext:value-type="float">
            <text:p>3.97723786724299</text:p>
          </table:table-cell>
          <table:table-cell office:value-type="float" office:value="6803720" calcext:value-type="float">
            <text:p>6803720</text:p>
          </table:table-cell>
          <table:table-cell office:value-type="float" office:value="198370.372894002" calcext:value-type="float">
            <text:p>198370.372894002</text:p>
          </table:table-cell>
          <table:table-cell office:value-type="float" office:value="271617.5" calcext:value-type="float">
            <text:p>271617.5</text:p>
          </table:table-cell>
          <table:table-cell office:value-type="float" office:value="7030.48390563327" calcext:value-type="float">
            <text:p>7030.4839056332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2]-[.H42]" office:value-type="float" office:value="6532102.5" calcext:value-type="float">
            <text:p>6532102.5</text:p>
          </table:table-cell>
          <table:table-cell table:formula="of:=[testC1.L42]/[.L42]" office:value-type="float" office:value="43.138581551652" calcext:value-type="float">
            <text:p>43.138581551652</text:p>
          </table:table-cell>
        </table:table-row>
        <table:table-row table:style-name="ro1">
          <table:table-cell office:value-type="float" office:value="0.040999986" calcext:value-type="float">
            <text:p>0.04099998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0.3" calcext:value-type="float">
            <text:p>980.3</text:p>
          </table:table-cell>
          <table:table-cell office:value-type="float" office:value="3.48077426353451" calcext:value-type="float">
            <text:p>3.48077426353451</text:p>
          </table:table-cell>
          <table:table-cell office:value-type="float" office:value="6662150" calcext:value-type="float">
            <text:p>6662150</text:p>
          </table:table-cell>
          <table:table-cell office:value-type="float" office:value="197848.048418876" calcext:value-type="float">
            <text:p>197848.048418876</text:p>
          </table:table-cell>
          <table:table-cell office:value-type="float" office:value="272937.5" calcext:value-type="float">
            <text:p>272937.5</text:p>
          </table:table-cell>
          <table:table-cell office:value-type="float" office:value="7865.44533152179" calcext:value-type="float">
            <text:p>7865.4453315217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3]-[.H43]" office:value-type="float" office:value="6389212.5" calcext:value-type="float">
            <text:p>6389212.5</text:p>
          </table:table-cell>
          <table:table-cell table:formula="of:=[testC1.L43]/[.L43]" office:value-type="float" office:value="44.1033439410569" calcext:value-type="float">
            <text:p>44.1033439410569</text:p>
          </table:table-cell>
        </table:table-row>
        <table:table-row table:style-name="ro1">
          <table:table-cell office:value-type="float" office:value="0.041999985" calcext:value-type="float">
            <text:p>0.04199998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3" calcext:value-type="float">
            <text:p>982.3</text:p>
          </table:table-cell>
          <table:table-cell office:value-type="float" office:value="3.71483512420134" calcext:value-type="float">
            <text:p>3.71483512420134</text:p>
          </table:table-cell>
          <table:table-cell office:value-type="float" office:value="6520442.5" calcext:value-type="float">
            <text:p>6520442.5</text:p>
          </table:table-cell>
          <table:table-cell office:value-type="float" office:value="187902.36635789" calcext:value-type="float">
            <text:p>187902.36635789</text:p>
          </table:table-cell>
          <table:table-cell office:value-type="float" office:value="277750" calcext:value-type="float">
            <text:p>277750</text:p>
          </table:table-cell>
          <table:table-cell office:value-type="float" office:value="9536.30183203001" calcext:value-type="float">
            <text:p>9536.3018320300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4]-[.H44]" office:value-type="float" office:value="6242692.5" calcext:value-type="float">
            <text:p>6242692.5</text:p>
          </table:table-cell>
          <table:table-cell table:formula="of:=[testC1.L44]/[.L44]" office:value-type="float" office:value="45.1384777321645" calcext:value-type="float">
            <text:p>45.1384777321645</text:p>
          </table:table-cell>
        </table:table-row>
        <table:table-row table:style-name="ro1">
          <table:table-cell office:value-type="float" office:value="0.042999983" calcext:value-type="float">
            <text:p>0.04299998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8" calcext:value-type="float">
            <text:p>982.8</text:p>
          </table:table-cell>
          <table:table-cell office:value-type="float" office:value="3.10517395054736" calcext:value-type="float">
            <text:p>3.10517395054736</text:p>
          </table:table-cell>
          <table:table-cell office:value-type="float" office:value="6385747.5" calcext:value-type="float">
            <text:p>6385747.5</text:p>
          </table:table-cell>
          <table:table-cell office:value-type="float" office:value="184549.165803274" calcext:value-type="float">
            <text:p>184549.165803274</text:p>
          </table:table-cell>
          <table:table-cell office:value-type="float" office:value="273735" calcext:value-type="float">
            <text:p>273735</text:p>
          </table:table-cell>
          <table:table-cell office:value-type="float" office:value="12254.4095178666" calcext:value-type="float">
            <text:p>12254.409517866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5]-[.H45]" office:value-type="float" office:value="6112012.5" calcext:value-type="float">
            <text:p>6112012.5</text:p>
          </table:table-cell>
          <table:table-cell table:formula="of:=[testC1.L45]/[.L45]" office:value-type="float" office:value="46.1035765879078" calcext:value-type="float">
            <text:p>46.1035765879078</text:p>
          </table:table-cell>
        </table:table-row>
        <table:table-row table:style-name="ro1">
          <table:table-cell office:value-type="float" office:value="0.04399998" calcext:value-type="float">
            <text:p>0.043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4.3" calcext:value-type="float">
            <text:p>984.3</text:p>
          </table:table-cell>
          <table:table-cell office:value-type="float" office:value="3.54074033293366" calcext:value-type="float">
            <text:p>3.54074033293366</text:p>
          </table:table-cell>
          <table:table-cell office:value-type="float" office:value="6252840" calcext:value-type="float">
            <text:p>6252840</text:p>
          </table:table-cell>
          <table:table-cell office:value-type="float" office:value="185013.845570086" calcext:value-type="float">
            <text:p>185013.845570086</text:p>
          </table:table-cell>
          <table:table-cell office:value-type="float" office:value="276292.5" calcext:value-type="float">
            <text:p>276292.5</text:p>
          </table:table-cell>
          <table:table-cell office:value-type="float" office:value="10096.3030623251" calcext:value-type="float">
            <text:p>10096.30306232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6]-[.H46]" office:value-type="float" office:value="5976547.5" calcext:value-type="float">
            <text:p>5976547.5</text:p>
          </table:table-cell>
          <table:table-cell table:formula="of:=[testC1.L46]/[.L46]" office:value-type="float" office:value="47.148564685548" calcext:value-type="float">
            <text:p>47.148564685548</text:p>
          </table:table-cell>
        </table:table-row>
        <table:table-row table:style-name="ro1">
          <table:table-cell office:value-type="float" office:value="0.04499998" calcext:value-type="float">
            <text:p>0.044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6.05" calcext:value-type="float">
            <text:p>986.05</text:p>
          </table:table-cell>
          <table:table-cell office:value-type="float" office:value="3.6917404253849" calcext:value-type="float">
            <text:p>3.6917404253849</text:p>
          </table:table-cell>
          <table:table-cell office:value-type="float" office:value="6127357.5" calcext:value-type="float">
            <text:p>6127357.5</text:p>
          </table:table-cell>
          <table:table-cell office:value-type="float" office:value="181733.908485514" calcext:value-type="float">
            <text:p>181733.908485514</text:p>
          </table:table-cell>
          <table:table-cell office:value-type="float" office:value="274917.5" calcext:value-type="float">
            <text:p>274917.5</text:p>
          </table:table-cell>
          <table:table-cell office:value-type="float" office:value="9974.14123727214" calcext:value-type="float">
            <text:p>9974.141237272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7]-[.H47]" office:value-type="float" office:value="5852440" calcext:value-type="float">
            <text:p>5852440</text:p>
          </table:table-cell>
          <table:table-cell table:formula="of:=[testC1.L47]/[.L47]" office:value-type="float" office:value="48.1484024441088" calcext:value-type="float">
            <text:p>48.1484024441088</text:p>
          </table:table-cell>
        </table:table-row>
        <table:table-row table:style-name="ro1">
          <table:table-cell office:value-type="float" office:value="0.045999978" calcext:value-type="float">
            <text:p>0.04599997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7.3" calcext:value-type="float">
            <text:p>987.3</text:p>
          </table:table-cell>
          <table:table-cell office:value-type="float" office:value="3.61429908761531" calcext:value-type="float">
            <text:p>3.61429908761531</text:p>
          </table:table-cell>
          <table:table-cell office:value-type="float" office:value="5994615" calcext:value-type="float">
            <text:p>5994615</text:p>
          </table:table-cell>
          <table:table-cell office:value-type="float" office:value="174038.47812602" calcext:value-type="float">
            <text:p>174038.47812602</text:p>
          </table:table-cell>
          <table:table-cell office:value-type="float" office:value="274422.5" calcext:value-type="float">
            <text:p>274422.5</text:p>
          </table:table-cell>
          <table:table-cell office:value-type="float" office:value="7143.26099422238" calcext:value-type="float">
            <text:p>7143.2609942223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8]-[.H48]" office:value-type="float" office:value="5720192.5" calcext:value-type="float">
            <text:p>5720192.5</text:p>
          </table:table-cell>
          <table:table-cell table:formula="of:=[testC1.L48]/[.L48]" office:value-type="float" office:value="49.2615653057131" calcext:value-type="float">
            <text:p>49.2615653057131</text:p>
          </table:table-cell>
        </table:table-row>
        <table:table-row table:style-name="ro1">
          <table:table-cell office:value-type="float" office:value="0.046999976" calcext:value-type="float">
            <text:p>0.04699997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8.05" calcext:value-type="float">
            <text:p>988.05</text:p>
          </table:table-cell>
          <table:table-cell office:value-type="float" office:value="3.13679353547704" calcext:value-type="float">
            <text:p>3.13679353547704</text:p>
          </table:table-cell>
          <table:table-cell office:value-type="float" office:value="5870562.5" calcext:value-type="float">
            <text:p>5870562.5</text:p>
          </table:table-cell>
          <table:table-cell office:value-type="float" office:value="165004.522964324" calcext:value-type="float">
            <text:p>165004.522964324</text:p>
          </table:table-cell>
          <table:table-cell office:value-type="float" office:value="279235" calcext:value-type="float">
            <text:p>279235</text:p>
          </table:table-cell>
          <table:table-cell office:value-type="float" office:value="6527.47432416487" calcext:value-type="float">
            <text:p>6527.4743241648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49]-[.H49]" office:value-type="float" office:value="5591327.5" calcext:value-type="float">
            <text:p>5591327.5</text:p>
          </table:table-cell>
          <table:table-cell table:formula="of:=[testC1.L49]/[.L49]" office:value-type="float" office:value="50.3969113596011" calcext:value-type="float">
            <text:p>50.3969113596011</text:p>
          </table:table-cell>
        </table:table-row>
        <table:table-row table:style-name="ro1">
          <table:table-cell office:value-type="float" office:value="0.047999974" calcext:value-type="float">
            <text:p>0.04799997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9.5" calcext:value-type="float">
            <text:p>989.5</text:p>
          </table:table-cell>
          <table:table-cell office:value-type="float" office:value="2.94689845877251" calcext:value-type="float">
            <text:p>2.94689845877251</text:p>
          </table:table-cell>
          <table:table-cell office:value-type="float" office:value="5756025" calcext:value-type="float">
            <text:p>5756025</text:p>
          </table:table-cell>
          <table:table-cell office:value-type="float" office:value="150191.665705419" calcext:value-type="float">
            <text:p>150191.665705419</text:p>
          </table:table-cell>
          <table:table-cell office:value-type="float" office:value="276952.5" calcext:value-type="float">
            <text:p>276952.5</text:p>
          </table:table-cell>
          <table:table-cell office:value-type="float" office:value="4994.74658226547" calcext:value-type="float">
            <text:p>4994.7465822654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50]-[.H50]" office:value-type="float" office:value="5479072.5" calcext:value-type="float">
            <text:p>5479072.5</text:p>
          </table:table-cell>
          <table:table-cell table:formula="of:=[testC1.L50]/[.L50]" office:value-type="float" office:value="51.4294410960979" calcext:value-type="float">
            <text:p>51.4294410960979</text:p>
          </table:table-cell>
        </table:table-row>
        <table:table-row table:style-name="ro1">
          <table:table-cell office:value-type="float" office:value="0.048999973" calcext:value-type="float">
            <text:p>0.04899997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3.34034350581525" calcext:value-type="float">
            <text:p>3.34034350581525</text:p>
          </table:table-cell>
          <table:table-cell office:value-type="float" office:value="5643055" calcext:value-type="float">
            <text:p>5643055</text:p>
          </table:table-cell>
          <table:table-cell office:value-type="float" office:value="146626.534092571" calcext:value-type="float">
            <text:p>146626.534092571</text:p>
          </table:table-cell>
          <table:table-cell office:value-type="float" office:value="275715" calcext:value-type="float">
            <text:p>275715</text:p>
          </table:table-cell>
          <table:table-cell office:value-type="float" office:value="9700.34047150707" calcext:value-type="float">
            <text:p>9700.3404715070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51]-[.H51]" office:value-type="float" office:value="5367340" calcext:value-type="float">
            <text:p>5367340</text:p>
          </table:table-cell>
          <table:table-cell table:formula="of:=[testC1.L51]/[.L51]" office:value-type="float" office:value="52.5000533597648" calcext:value-type="float">
            <text:p>52.5000533597648</text:p>
          </table:table-cell>
        </table:table-row>
        <table:table-row table:style-name="ro1">
          <table:table-cell office:value-type="float" office:value="0.04999997" calcext:value-type="float">
            <text:p>0.0499999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1.05" calcext:value-type="float">
            <text:p>991.05</text:p>
          </table:table-cell>
          <table:table-cell office:value-type="float" office:value="3.66311630345415" calcext:value-type="float">
            <text:p>3.66311630345415</text:p>
          </table:table-cell>
          <table:table-cell office:value-type="float" office:value="5540590" calcext:value-type="float">
            <text:p>5540590</text:p>
          </table:table-cell>
          <table:table-cell office:value-type="float" office:value="151951.331890043" calcext:value-type="float">
            <text:p>151951.331890043</text:p>
          </table:table-cell>
          <table:table-cell office:value-type="float" office:value="275880" calcext:value-type="float">
            <text:p>275880</text:p>
          </table:table-cell>
          <table:table-cell office:value-type="float" office:value="10643.077809692" calcext:value-type="float">
            <text:p>10643.0778096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F52]-[.H52]" office:value-type="float" office:value="5264710" calcext:value-type="float">
            <text:p>5264710</text:p>
          </table:table-cell>
          <table:table-cell table:formula="of:=[testC1.L52]/[.L52]" office:value-type="float" office:value="53.523486839731" calcext:value-type="float">
            <text:p>53.523486839731</text:p>
          </table:table-cell>
        </table:table-row>
      </table:table>
      <table:table table:name="testD1Year5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8]-[.I38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2]-[.I42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3]-[.I43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4]-[.I44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5]-[.I45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6]-[.I46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7]-[.I47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8]-[.I48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49]-[.I49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0]-[.I50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1]-[.I51]" office:value-type="float" office:value="350753411.8" calcext:value-type="float">
            <text:p>3507534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E-05</text:p>
          </table:table-cell>
          <table:table-cell office:value-type="float" office:value="43780" calcext:value-type="float">
            <text:p>43780</text:p>
          </table:table-cell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.65592376930688" calcext:value-type="float">
            <text:p>5.65592376930688</text:p>
          </table:table-cell>
          <table:table-cell office:value-type="float" office:value="350757116.8" calcext:value-type="float">
            <text:p>350757116.8</text:p>
          </table:table-cell>
          <table:table-cell office:value-type="float" office:value="1103243.63371716" calcext:value-type="float">
            <text:p>1103243.63371716</text:p>
          </table:table-cell>
          <table:table-cell office:value-type="float" office:value="3705" calcext:value-type="float">
            <text:p>3705</text:p>
          </table:table-cell>
          <table:table-cell office:value-type="float" office:value="841.661889859643" calcext:value-type="float">
            <text:p>841.661889859643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formula="of:=[.G52]-[.I52]" office:value-type="float" office:value="350753411.8" calcext:value-type="float">
            <text:p>350753411.8</text:p>
          </table:table-cell>
        </table:table-row>
      </table:table>
      <table:table table:name="testD2Year5" table:style-name="ta1">
        <table:shapes>
          <draw:frame draw:z-index="0" draw:style-name="gr1" draw:text-style-name="P1" svg:width="453.51pt" svg:height="255.09pt" svg:x="1176.94pt" svg:y="35.49pt">
            <loext:p draw:notify-on-update-of-ranges="testD2Year5.B2:testD2Year5.B52 Names.A1:Names.A1 testD2Year5.M2:testD2Year5.M52 testD2Year5.B2:testD2Year5.B52 Names.A2:Names.A2 testD1Year5.M2:testD1Year5.M5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175.02pt" svg:y="343.64pt">
            <loext:p draw:notify-on-update-of-ranges="testD2Year5.B2:testD2Year5.B52 testC2.M1:testC2.M1 testD2Year5.N2:testD2Year5.N5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00000" calcext:value-type="float">
            <text:p>33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33000000" calcext:value-type="float">
            <text:p>33000000</text:p>
          </table:table-cell>
          <table:table-cell table:formula="of:=[testD1Year5.M2]/[.M2]" office:value-type="float" office:value="10.6288912666667" calcext:value-type="float">
            <text:p>10.6288912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.3</text:p>
          </table:table-cell>
          <table:table-cell office:value-type="float" office:value="12.5702237973629" calcext:value-type="float">
            <text:p>12.5702237973629</text:p>
          </table:table-cell>
          <table:table-cell office:value-type="float" office:value="31119357.5" calcext:value-type="float">
            <text:p>31119357.5</text:p>
          </table:table-cell>
          <table:table-cell office:value-type="float" office:value="213360.02762504" calcext:value-type="float">
            <text:p>213360.02762504</text:p>
          </table:table-cell>
          <table:table-cell office:value-type="float" office:value="30662.5" calcext:value-type="float">
            <text:p>30662.5</text:p>
          </table:table-cell>
          <table:table-cell office:value-type="float" office:value="4909.22533818245" calcext:value-type="float">
            <text:p>4909.2253381824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31088695" calcext:value-type="float">
            <text:p>31088695</text:p>
          </table:table-cell>
          <table:table-cell table:formula="of:=[testD1Year5.M3]/[.M3]" office:value-type="float" office:value="11.2823459395771" calcext:value-type="float">
            <text:p>11.28234593957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212.15" calcext:value-type="float">
            <text:p>212.15</text:p>
          </table:table-cell>
          <table:table-cell office:value-type="float" office:value="14.6477050474774" calcext:value-type="float">
            <text:p>14.6477050474774</text:p>
          </table:table-cell>
          <table:table-cell office:value-type="float" office:value="29367965" calcext:value-type="float">
            <text:p>29367965</text:p>
          </table:table-cell>
          <table:table-cell office:value-type="float" office:value="294631.295502487" calcext:value-type="float">
            <text:p>294631.295502487</text:p>
          </table:table-cell>
          <table:table-cell office:value-type="float" office:value="58767.5" calcext:value-type="float">
            <text:p>58767.5</text:p>
          </table:table-cell>
          <table:table-cell office:value-type="float" office:value="5169.55345215975" calcext:value-type="float">
            <text:p>5169.553452159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29309197.5" calcext:value-type="float">
            <text:p>29309197.5</text:p>
          </table:table-cell>
          <table:table-cell table:formula="of:=[testD1Year5.M4]/[.M4]" office:value-type="float" office:value="11.9673495598097" calcext:value-type="float">
            <text:p>11.9673495598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300.4" calcext:value-type="float">
            <text:p>300.4</text:p>
          </table:table-cell>
          <table:table-cell office:value-type="float" office:value="17.3581468814472" calcext:value-type="float">
            <text:p>17.3581468814472</text:p>
          </table:table-cell>
          <table:table-cell office:value-type="float" office:value="27770242.5" calcext:value-type="float">
            <text:p>27770242.5</text:p>
          </table:table-cell>
          <table:table-cell office:value-type="float" office:value="379535.292123282" calcext:value-type="float">
            <text:p>379535.292123282</text:p>
          </table:table-cell>
          <table:table-cell office:value-type="float" office:value="84397.5" calcext:value-type="float">
            <text:p>84397.5</text:p>
          </table:table-cell>
          <table:table-cell office:value-type="float" office:value="6625.22045313449" calcext:value-type="float">
            <text:p>6625.2204531344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27685845" calcext:value-type="float">
            <text:p>27685845</text:p>
          </table:table-cell>
          <table:table-cell table:formula="of:=[testD1Year5.M5]/[.M5]" office:value-type="float" office:value="12.669052066137" calcext:value-type="float">
            <text:p>12.669052066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379.75" calcext:value-type="float">
            <text:p>379.75</text:p>
          </table:table-cell>
          <table:table-cell office:value-type="float" office:value="16.3703036656399" calcext:value-type="float">
            <text:p>16.3703036656399</text:p>
          </table:table-cell>
          <table:table-cell office:value-type="float" office:value="26240830" calcext:value-type="float">
            <text:p>26240830</text:p>
          </table:table-cell>
          <table:table-cell office:value-type="float" office:value="299717.433769314" calcext:value-type="float">
            <text:p>299717.433769314</text:p>
          </table:table-cell>
          <table:table-cell office:value-type="float" office:value="106232.5" calcext:value-type="float">
            <text:p>106232.5</text:p>
          </table:table-cell>
          <table:table-cell office:value-type="float" office:value="7926.74146564387" calcext:value-type="float">
            <text:p>7926.7414656438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26134597.5" calcext:value-type="float">
            <text:p>26134597.5</text:p>
          </table:table-cell>
          <table:table-cell table:formula="of:=[testD1Year5.M6]/[.M6]" office:value-type="float" office:value="13.4210374504524" calcext:value-type="float">
            <text:p>13.4210374504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0000004" calcext:value-type="float">
            <text:p>0.005000000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449.15" calcext:value-type="float">
            <text:p>449.15</text:p>
          </table:table-cell>
          <table:table-cell office:value-type="float" office:value="14.4086048851664" calcext:value-type="float">
            <text:p>14.4086048851664</text:p>
          </table:table-cell>
          <table:table-cell office:value-type="float" office:value="24859065" calcext:value-type="float">
            <text:p>24859065</text:p>
          </table:table-cell>
          <table:table-cell office:value-type="float" office:value="268010.773104366" calcext:value-type="float">
            <text:p>268010.773104366</text:p>
          </table:table-cell>
          <table:table-cell office:value-type="float" office:value="125950" calcext:value-type="float">
            <text:p>125950</text:p>
          </table:table-cell>
          <table:table-cell office:value-type="float" office:value="6590.34381340969" calcext:value-type="float">
            <text:p>6590.3438134096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24733115" calcext:value-type="float">
            <text:p>24733115</text:p>
          </table:table-cell>
          <table:table-cell table:formula="of:=[testD1Year5.M7]/[.M7]" office:value-type="float" office:value="14.1815299771177" calcext:value-type="float">
            <text:p>14.1815299771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0000005" calcext:value-type="float">
            <text:p>0.006000000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509.75" calcext:value-type="float">
            <text:p>509.75</text:p>
          </table:table-cell>
          <table:table-cell office:value-type="float" office:value="17.0011609510707" calcext:value-type="float">
            <text:p>17.0011609510707</text:p>
          </table:table-cell>
          <table:table-cell office:value-type="float" office:value="23543162.5" calcext:value-type="float">
            <text:p>23543162.5</text:p>
          </table:table-cell>
          <table:table-cell office:value-type="float" office:value="305671.786000244" calcext:value-type="float">
            <text:p>305671.786000244</text:p>
          </table:table-cell>
          <table:table-cell office:value-type="float" office:value="142752.5" calcext:value-type="float">
            <text:p>142752.5</text:p>
          </table:table-cell>
          <table:table-cell office:value-type="float" office:value="7742.21977893053" calcext:value-type="float">
            <text:p>7742.2197789305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23400410" calcext:value-type="float">
            <text:p>23400410</text:p>
          </table:table-cell>
          <table:table-cell table:formula="of:=[testD1Year5.M8]/[.M8]" office:value-type="float" office:value="14.9891994114633" calcext:value-type="float">
            <text:p>14.9891994114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0000007" calcext:value-type="float">
            <text:p>0.007000000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565.4" calcext:value-type="float">
            <text:p>565.4</text:p>
          </table:table-cell>
          <table:table-cell office:value-type="float" office:value="14.1585012587751" calcext:value-type="float">
            <text:p>14.1585012587751</text:p>
          </table:table-cell>
          <table:table-cell office:value-type="float" office:value="22292215" calcext:value-type="float">
            <text:p>22292215</text:p>
          </table:table-cell>
          <table:table-cell office:value-type="float" office:value="275392.425793104" calcext:value-type="float">
            <text:p>275392.425793104</text:p>
          </table:table-cell>
          <table:table-cell office:value-type="float" office:value="158207.5" calcext:value-type="float">
            <text:p>158207.5</text:p>
          </table:table-cell>
          <table:table-cell office:value-type="float" office:value="7994.73963566702" calcext:value-type="float">
            <text:p>7994.7396356670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22134007.5" calcext:value-type="float">
            <text:p>22134007.5</text:p>
          </table:table-cell>
          <table:table-cell table:formula="of:=[testD1Year5.M9]/[.M9]" office:value-type="float" office:value="15.846810018475" calcext:value-type="float">
            <text:p>15.846810018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14.1" calcext:value-type="float">
            <text:p>614.1</text:p>
          </table:table-cell>
          <table:table-cell office:value-type="float" office:value="11.17751502371" calcext:value-type="float">
            <text:p>11.17751502371</text:p>
          </table:table-cell>
          <table:table-cell office:value-type="float" office:value="21213885" calcext:value-type="float">
            <text:p>21213885</text:p>
          </table:table-cell>
          <table:table-cell office:value-type="float" office:value="319212.946619453" calcext:value-type="float">
            <text:p>319212.946619453</text:p>
          </table:table-cell>
          <table:table-cell office:value-type="float" office:value="170087.5" calcext:value-type="float">
            <text:p>170087.5</text:p>
          </table:table-cell>
          <table:table-cell office:value-type="float" office:value="8462.20505977515" calcext:value-type="float">
            <text:p>8462.2050597751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21043797.5" calcext:value-type="float">
            <text:p>21043797.5</text:p>
          </table:table-cell>
          <table:table-cell table:formula="of:=[testD1Year5.M10]/[.M10]" office:value-type="float" office:value="16.6677811740015" calcext:value-type="float">
            <text:p>16.667781174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55.65" calcext:value-type="float">
            <text:p>655.65</text:p>
          </table:table-cell>
          <table:table-cell office:value-type="float" office:value="10.6339822713492" calcext:value-type="float">
            <text:p>10.6339822713492</text:p>
          </table:table-cell>
          <table:table-cell office:value-type="float" office:value="20183212.5" calcext:value-type="float">
            <text:p>20183212.5</text:p>
          </table:table-cell>
          <table:table-cell office:value-type="float" office:value="311296.106656888" calcext:value-type="float">
            <text:p>311296.106656888</text:p>
          </table:table-cell>
          <table:table-cell office:value-type="float" office:value="182737.5" calcext:value-type="float">
            <text:p>182737.5</text:p>
          </table:table-cell>
          <table:table-cell office:value-type="float" office:value="7583.06414598382" calcext:value-type="float">
            <text:p>7583.0641459838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20000475" calcext:value-type="float">
            <text:p>20000475</text:p>
          </table:table-cell>
          <table:table-cell table:formula="of:=[testD1Year5.M11]/[.M11]" office:value-type="float" office:value="17.5372540802156" calcext:value-type="float">
            <text:p>17.53725408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0000001" calcext:value-type="float">
            <text:p>0.010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9222912.5" calcext:value-type="float">
            <text:p>19222912.5</text:p>
          </table:table-cell>
          <table:table-cell office:value-type="float" office:value="332048.27323234" calcext:value-type="float">
            <text:p>332048.27323234</text:p>
          </table:table-cell>
          <table:table-cell office:value-type="float" office:value="193875" calcext:value-type="float">
            <text:p>193875</text:p>
          </table:table-cell>
          <table:table-cell office:value-type="float" office:value="9001.2352953417" calcext:value-type="float">
            <text:p>9001.235295341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19029037.5" calcext:value-type="float">
            <text:p>19029037.5</text:p>
          </table:table-cell>
          <table:table-cell table:formula="of:=[testD1Year5.M12]/[.M12]" office:value-type="float" office:value="18.4325356340277" calcext:value-type="float">
            <text:p>18.4325356340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000001" calcext:value-type="float">
            <text:p>0.011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29.6" calcext:value-type="float">
            <text:p>729.6</text:p>
          </table:table-cell>
          <table:table-cell office:value-type="float" office:value="11.7401694599085" calcext:value-type="float">
            <text:p>11.7401694599085</text:p>
          </table:table-cell>
          <table:table-cell office:value-type="float" office:value="18320802.5" calcext:value-type="float">
            <text:p>18320802.5</text:p>
          </table:table-cell>
          <table:table-cell office:value-type="float" office:value="362920.97714422" calcext:value-type="float">
            <text:p>362920.97714422</text:p>
          </table:table-cell>
          <table:table-cell office:value-type="float" office:value="201080" calcext:value-type="float">
            <text:p>201080</text:p>
          </table:table-cell>
          <table:table-cell office:value-type="float" office:value="6741.76690880303" calcext:value-type="float">
            <text:p>6741.7669088030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18119722.5" calcext:value-type="float">
            <text:p>18119722.5</text:p>
          </table:table-cell>
          <table:table-cell table:formula="of:=[testD1Year5.M13]/[.M13]" office:value-type="float" office:value="19.3575487593698" calcext:value-type="float">
            <text:p>19.3575487593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000001" calcext:value-type="float">
            <text:p>0.012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59.5" calcext:value-type="float">
            <text:p>759.5</text:p>
          </table:table-cell>
          <table:table-cell office:value-type="float" office:value="12.0939306222062" calcext:value-type="float">
            <text:p>12.0939306222062</text:p>
          </table:table-cell>
          <table:table-cell office:value-type="float" office:value="17518847.5" calcext:value-type="float">
            <text:p>17518847.5</text:p>
          </table:table-cell>
          <table:table-cell office:value-type="float" office:value="359458.136232785" calcext:value-type="float">
            <text:p>359458.136232785</text:p>
          </table:table-cell>
          <table:table-cell office:value-type="float" office:value="213977.5" calcext:value-type="float">
            <text:p>213977.5</text:p>
          </table:table-cell>
          <table:table-cell office:value-type="float" office:value="9083.9429619985" calcext:value-type="float">
            <text:p>9083.94296199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17304870" calcext:value-type="float">
            <text:p>17304870</text:p>
          </table:table-cell>
          <table:table-cell table:formula="of:=[testD1Year5.M14]/[.M14]" office:value-type="float" office:value="20.2690578894843" calcext:value-type="float">
            <text:p>20.2690578894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000001" calcext:value-type="float">
            <text:p>0.013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785.85" calcext:value-type="float">
            <text:p>785.85</text:p>
          </table:table-cell>
          <table:table-cell office:value-type="float" office:value="11.0419058232955" calcext:value-type="float">
            <text:p>11.0419058232955</text:p>
          </table:table-cell>
          <table:table-cell office:value-type="float" office:value="16757730" calcext:value-type="float">
            <text:p>16757730</text:p>
          </table:table-cell>
          <table:table-cell office:value-type="float" office:value="361530.816332294" calcext:value-type="float">
            <text:p>361530.816332294</text:p>
          </table:table-cell>
          <table:table-cell office:value-type="float" office:value="217057.5" calcext:value-type="float">
            <text:p>217057.5</text:p>
          </table:table-cell>
          <table:table-cell office:value-type="float" office:value="7906.63071165755" calcext:value-type="float">
            <text:p>7906.6307116575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16540672.5" calcext:value-type="float">
            <text:p>16540672.5</text:p>
          </table:table-cell>
          <table:table-cell table:formula="of:=[testD1Year5.M15]/[.M15]" office:value-type="float" office:value="21.2055109488444" calcext:value-type="float">
            <text:p>21.2055109488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000001" calcext:value-type="float">
            <text:p>0.014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08.9" calcext:value-type="float">
            <text:p>808.9</text:p>
          </table:table-cell>
          <table:table-cell office:value-type="float" office:value="10.5276578091885" calcext:value-type="float">
            <text:p>10.5276578091885</text:p>
          </table:table-cell>
          <table:table-cell office:value-type="float" office:value="16026835" calcext:value-type="float">
            <text:p>16026835</text:p>
          </table:table-cell>
          <table:table-cell office:value-type="float" office:value="337054.531001174" calcext:value-type="float">
            <text:p>337054.531001174</text:p>
          </table:table-cell>
          <table:table-cell office:value-type="float" office:value="225032.5" calcext:value-type="float">
            <text:p>225032.5</text:p>
          </table:table-cell>
          <table:table-cell office:value-type="float" office:value="6748.55296380366" calcext:value-type="float">
            <text:p>6748.5529638036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15801802.5" calcext:value-type="float">
            <text:p>15801802.5</text:p>
          </table:table-cell>
          <table:table-cell table:formula="of:=[testD1Year5.M16]/[.M16]" office:value-type="float" office:value="22.197050735193" calcext:value-type="float">
            <text:p>22.197050735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0000015" calcext:value-type="float">
            <text:p>0.015000001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30.9" calcext:value-type="float">
            <text:p>830.9</text:p>
          </table:table-cell>
          <table:table-cell office:value-type="float" office:value="9.62398319988034" calcext:value-type="float">
            <text:p>9.62398319988034</text:p>
          </table:table-cell>
          <table:table-cell office:value-type="float" office:value="15367577.5" calcext:value-type="float">
            <text:p>15367577.5</text:p>
          </table:table-cell>
          <table:table-cell office:value-type="float" office:value="310339.956412404" calcext:value-type="float">
            <text:p>310339.956412404</text:p>
          </table:table-cell>
          <table:table-cell office:value-type="float" office:value="229570" calcext:value-type="float">
            <text:p>229570</text:p>
          </table:table-cell>
          <table:table-cell office:value-type="float" office:value="9899.0350406917" calcext:value-type="float">
            <text:p>9899.035040691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15138007.5" calcext:value-type="float">
            <text:p>15138007.5</text:p>
          </table:table-cell>
          <table:table-cell table:formula="of:=[testD1Year5.M17]/[.M17]" office:value-type="float" office:value="23.1703816899285" calcext:value-type="float">
            <text:p>23.1703816899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51.5" calcext:value-type="float">
            <text:p>851.5</text:p>
          </table:table-cell>
          <table:table-cell office:value-type="float" office:value="10.3032953338649" calcext:value-type="float">
            <text:p>10.3032953338649</text:p>
          </table:table-cell>
          <table:table-cell office:value-type="float" office:value="14732080" calcext:value-type="float">
            <text:p>14732080</text:p>
          </table:table-cell>
          <table:table-cell office:value-type="float" office:value="305085.445925874" calcext:value-type="float">
            <text:p>305085.445925874</text:p>
          </table:table-cell>
          <table:table-cell office:value-type="float" office:value="234162.5" calcext:value-type="float">
            <text:p>234162.5</text:p>
          </table:table-cell>
          <table:table-cell office:value-type="float" office:value="7722.45316559038" calcext:value-type="float">
            <text:p>7722.453165590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14497917.5" calcext:value-type="float">
            <text:p>14497917.5</text:p>
          </table:table-cell>
          <table:table-cell table:formula="of:=[testD1Year5.M18]/[.M18]" office:value-type="float" office:value="24.1933651367515" calcext:value-type="float">
            <text:p>24.1933651367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" calcext:value-type="float">
            <text:p>0.01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67.2" calcext:value-type="float">
            <text:p>867.2</text:p>
          </table:table-cell>
          <table:table-cell office:value-type="float" office:value="9.60591922777442" calcext:value-type="float">
            <text:p>9.60591922777442</text:p>
          </table:table-cell>
          <table:table-cell office:value-type="float" office:value="14139922.5" calcext:value-type="float">
            <text:p>14139922.5</text:p>
          </table:table-cell>
          <table:table-cell office:value-type="float" office:value="280780.902819543" calcext:value-type="float">
            <text:p>280780.902819543</text:p>
          </table:table-cell>
          <table:table-cell office:value-type="float" office:value="241972.5" calcext:value-type="float">
            <text:p>241972.5</text:p>
          </table:table-cell>
          <table:table-cell office:value-type="float" office:value="9171.1572334139" calcext:value-type="float">
            <text:p>9171.157233413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13897950" calcext:value-type="float">
            <text:p>13897950</text:p>
          </table:table-cell>
          <table:table-cell table:formula="of:=[testD1Year5.M19]/[.M19]" office:value-type="float" office:value="25.2377805215877" calcext:value-type="float">
            <text:p>25.2377805215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000001" calcext:value-type="float">
            <text:p>0.018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80.85" calcext:value-type="float">
            <text:p>880.85</text:p>
          </table:table-cell>
          <table:table-cell office:value-type="float" office:value="8.82743927821236" calcext:value-type="float">
            <text:p>8.82743927821236</text:p>
          </table:table-cell>
          <table:table-cell office:value-type="float" office:value="13586787.5" calcext:value-type="float">
            <text:p>13586787.5</text:p>
          </table:table-cell>
          <table:table-cell office:value-type="float" office:value="277166.793254341" calcext:value-type="float">
            <text:p>277166.793254341</text:p>
          </table:table-cell>
          <table:table-cell office:value-type="float" office:value="245960" calcext:value-type="float">
            <text:p>245960</text:p>
          </table:table-cell>
          <table:table-cell office:value-type="float" office:value="11213.016402472" calcext:value-type="float">
            <text:p>11213.01640247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13340827.5" calcext:value-type="float">
            <text:p>13340827.5</text:p>
          </table:table-cell>
          <table:table-cell table:formula="of:=[testD1Year5.M20]/[.M20]" office:value-type="float" office:value="26.2917282904677" calcext:value-type="float">
            <text:p>26.2917282904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000001" calcext:value-type="float">
            <text:p>0.019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895.05" calcext:value-type="float">
            <text:p>895.05</text:p>
          </table:table-cell>
          <table:table-cell office:value-type="float" office:value="8.67831538345645" calcext:value-type="float">
            <text:p>8.67831538345645</text:p>
          </table:table-cell>
          <table:table-cell office:value-type="float" office:value="13050180" calcext:value-type="float">
            <text:p>13050180</text:p>
          </table:table-cell>
          <table:table-cell office:value-type="float" office:value="311883.586328381" calcext:value-type="float">
            <text:p>311883.586328381</text:p>
          </table:table-cell>
          <table:table-cell office:value-type="float" office:value="250745" calcext:value-type="float">
            <text:p>250745</text:p>
          </table:table-cell>
          <table:table-cell office:value-type="float" office:value="7562.09209426236" calcext:value-type="float">
            <text:p>7562.0920942623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12799435" calcext:value-type="float">
            <text:p>12799435</text:p>
          </table:table-cell>
          <table:table-cell table:formula="of:=[testD1Year5.M21]/[.M21]" office:value-type="float" office:value="27.4038199186136" calcext:value-type="float">
            <text:p>27.4038199186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000001" calcext:value-type="float">
            <text:p>0.020000001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06.7" calcext:value-type="float">
            <text:p>906.7</text:p>
          </table:table-cell>
          <table:table-cell office:value-type="float" office:value="9.92126901899996" calcext:value-type="float">
            <text:p>9.92126901899996</text:p>
          </table:table-cell>
          <table:table-cell office:value-type="float" office:value="12560377.5" calcext:value-type="float">
            <text:p>12560377.5</text:p>
          </table:table-cell>
          <table:table-cell office:value-type="float" office:value="317542.889135924" calcext:value-type="float">
            <text:p>317542.889135924</text:p>
          </table:table-cell>
          <table:table-cell office:value-type="float" office:value="252395" calcext:value-type="float">
            <text:p>252395</text:p>
          </table:table-cell>
          <table:table-cell office:value-type="float" office:value="8657.54766541585" calcext:value-type="float">
            <text:p>8657.547665415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12307982.5" calcext:value-type="float">
            <text:p>12307982.5</text:p>
          </table:table-cell>
          <table:table-cell table:formula="of:=[testD1Year5.M22]/[.M22]" office:value-type="float" office:value="28.4980427783351" calcext:value-type="float">
            <text:p>28.4980427783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000002" calcext:value-type="float">
            <text:p>0.021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16.65" calcext:value-type="float">
            <text:p>916.65</text:p>
          </table:table-cell>
          <table:table-cell office:value-type="float" office:value="8.72549199336724" calcext:value-type="float">
            <text:p>8.72549199336724</text:p>
          </table:table-cell>
          <table:table-cell office:value-type="float" office:value="12105170" calcext:value-type="float">
            <text:p>12105170</text:p>
          </table:table-cell>
          <table:table-cell office:value-type="float" office:value="286563.10657974" calcext:value-type="float">
            <text:p>286563.10657974</text:p>
          </table:table-cell>
          <table:table-cell office:value-type="float" office:value="254842.5" calcext:value-type="float">
            <text:p>254842.5</text:p>
          </table:table-cell>
          <table:table-cell office:value-type="float" office:value="8218.62895148" calcext:value-type="float">
            <text:p>8218.6289514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11850327.5" calcext:value-type="float">
            <text:p>11850327.5</text:p>
          </table:table-cell>
          <table:table-cell table:formula="of:=[testD1Year5.M23]/[.M23]" office:value-type="float" office:value="29.5986260126566" calcext:value-type="float">
            <text:p>29.5986260126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000002" calcext:value-type="float">
            <text:p>0.022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26.1" calcext:value-type="float">
            <text:p>926.1</text:p>
          </table:table-cell>
          <table:table-cell office:value-type="float" office:value="7.31904509158344" calcext:value-type="float">
            <text:p>7.31904509158344</text:p>
          </table:table-cell>
          <table:table-cell office:value-type="float" office:value="11668057.5" calcext:value-type="float">
            <text:p>11668057.5</text:p>
          </table:table-cell>
          <table:table-cell office:value-type="float" office:value="276833.27885732" calcext:value-type="float">
            <text:p>276833.27885732</text:p>
          </table:table-cell>
          <table:table-cell office:value-type="float" office:value="257537.5" calcext:value-type="float">
            <text:p>257537.5</text:p>
          </table:table-cell>
          <table:table-cell office:value-type="float" office:value="6536.67537820259" calcext:value-type="float">
            <text:p>6536.6753782025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11410520" calcext:value-type="float">
            <text:p>11410520</text:p>
          </table:table-cell>
          <table:table-cell table:formula="of:=[testD1Year5.M24]/[.M24]" office:value-type="float" office:value="30.7394765356881" calcext:value-type="float">
            <text:p>30.7394765356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000002" calcext:value-type="float">
            <text:p>0.023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35.1" calcext:value-type="float">
            <text:p>935.1</text:p>
          </table:table-cell>
          <table:table-cell office:value-type="float" office:value="7.55262240967718" calcext:value-type="float">
            <text:p>7.55262240967718</text:p>
          </table:table-cell>
          <table:table-cell office:value-type="float" office:value="11243457.5" calcext:value-type="float">
            <text:p>11243457.5</text:p>
          </table:table-cell>
          <table:table-cell office:value-type="float" office:value="295132.667882286" calcext:value-type="float">
            <text:p>295132.667882286</text:p>
          </table:table-cell>
          <table:table-cell office:value-type="float" office:value="258720" calcext:value-type="float">
            <text:p>258720</text:p>
          </table:table-cell>
          <table:table-cell office:value-type="float" office:value="7558.93336947817" calcext:value-type="float">
            <text:p>7558.9333694781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10984737.5" calcext:value-type="float">
            <text:p>10984737.5</text:p>
          </table:table-cell>
          <table:table-cell table:formula="of:=[testD1Year5.M25]/[.M25]" office:value-type="float" office:value="31.9309780320194" calcext:value-type="float">
            <text:p>31.9309780320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000002" calcext:value-type="float">
            <text:p>0.024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42.5" calcext:value-type="float">
            <text:p>942.5</text:p>
          </table:table-cell>
          <table:table-cell office:value-type="float" office:value="6.51718376375305" calcext:value-type="float">
            <text:p>6.51718376375305</text:p>
          </table:table-cell>
          <table:table-cell office:value-type="float" office:value="10875947.5" calcext:value-type="float">
            <text:p>10875947.5</text:p>
          </table:table-cell>
          <table:table-cell office:value-type="float" office:value="291732.495291852" calcext:value-type="float">
            <text:p>291732.495291852</text:p>
          </table:table-cell>
          <table:table-cell office:value-type="float" office:value="262102.5" calcext:value-type="float">
            <text:p>262102.5</text:p>
          </table:table-cell>
          <table:table-cell office:value-type="float" office:value="7080.57897944868" calcext:value-type="float">
            <text:p>7080.5789794486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10613845" calcext:value-type="float">
            <text:p>10613845</text:p>
          </table:table-cell>
          <table:table-cell table:formula="of:=[testD1Year5.M26]/[.M26]" office:value-type="float" office:value="33.0467810487151" calcext:value-type="float">
            <text:p>33.0467810487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000002" calcext:value-type="float">
            <text:p>0.025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0.2" calcext:value-type="float">
            <text:p>950.2</text:p>
          </table:table-cell>
          <table:table-cell office:value-type="float" office:value="6.3295464209323" calcext:value-type="float">
            <text:p>6.3295464209323</text:p>
          </table:table-cell>
          <table:table-cell office:value-type="float" office:value="10516412.5" calcext:value-type="float">
            <text:p>10516412.5</text:p>
          </table:table-cell>
          <table:table-cell office:value-type="float" office:value="276512.041174473" calcext:value-type="float">
            <text:p>276512.041174473</text:p>
          </table:table-cell>
          <table:table-cell office:value-type="float" office:value="264110" calcext:value-type="float">
            <text:p>264110</text:p>
          </table:table-cell>
          <table:table-cell office:value-type="float" office:value="7555.1411565064" calcext:value-type="float">
            <text:p>7555.14115650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10252302.5" calcext:value-type="float">
            <text:p>10252302.5</text:p>
          </table:table-cell>
          <table:table-cell table:formula="of:=[testD1Year5.M27]/[.M27]" office:value-type="float" office:value="34.2121598343396" calcext:value-type="float">
            <text:p>34.212159834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000002" calcext:value-type="float">
            <text:p>0.02600000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4.7" calcext:value-type="float">
            <text:p>954.7</text:p>
          </table:table-cell>
          <table:table-cell office:value-type="float" office:value="5.7500572079534" calcext:value-type="float">
            <text:p>5.7500572079534</text:p>
          </table:table-cell>
          <table:table-cell office:value-type="float" office:value="10166502.5" calcext:value-type="float">
            <text:p>10166502.5</text:p>
          </table:table-cell>
          <table:table-cell office:value-type="float" office:value="263051.807222256" calcext:value-type="float">
            <text:p>263051.807222256</text:p>
          </table:table-cell>
          <table:table-cell office:value-type="float" office:value="266722.5" calcext:value-type="float">
            <text:p>266722.5</text:p>
          </table:table-cell>
          <table:table-cell office:value-type="float" office:value="6489.25174098638" calcext:value-type="float">
            <text:p>6489.251740986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9899780" calcext:value-type="float">
            <text:p>9899780</text:p>
          </table:table-cell>
          <table:table-cell table:formula="of:=[testD1Year5.M28]/[.M28]" office:value-type="float" office:value="35.4304248983311" calcext:value-type="float">
            <text:p>35.4304248983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000003" calcext:value-type="float">
            <text:p>0.027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58.65" calcext:value-type="float">
            <text:p>958.65</text:p>
          </table:table-cell>
          <table:table-cell office:value-type="float" office:value="5.13271242542433" calcext:value-type="float">
            <text:p>5.13271242542433</text:p>
          </table:table-cell>
          <table:table-cell office:value-type="float" office:value="9860867.5" calcext:value-type="float">
            <text:p>9860867.5</text:p>
          </table:table-cell>
          <table:table-cell office:value-type="float" office:value="267971.217167559" calcext:value-type="float">
            <text:p>267971.217167559</text:p>
          </table:table-cell>
          <table:table-cell office:value-type="float" office:value="269170" calcext:value-type="float">
            <text:p>269170</text:p>
          </table:table-cell>
          <table:table-cell office:value-type="float" office:value="9332.786011521" calcext:value-type="float">
            <text:p>9332.78601152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9591697.5" calcext:value-type="float">
            <text:p>9591697.5</text:p>
          </table:table-cell>
          <table:table-cell table:formula="of:=[testD1Year5.M29]/[.M29]" office:value-type="float" office:value="36.568439715702" calcext:value-type="float">
            <text:p>36.568439715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8000003" calcext:value-type="float">
            <text:p>0.028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62.8" calcext:value-type="float">
            <text:p>962.8</text:p>
          </table:table-cell>
          <table:table-cell office:value-type="float" office:value="5.04297322493075" calcext:value-type="float">
            <text:p>5.04297322493075</text:p>
          </table:table-cell>
          <table:table-cell office:value-type="float" office:value="9570605" calcext:value-type="float">
            <text:p>9570605</text:p>
          </table:table-cell>
          <table:table-cell office:value-type="float" office:value="272913.192242515" calcext:value-type="float">
            <text:p>272913.192242515</text:p>
          </table:table-cell>
          <table:table-cell office:value-type="float" office:value="267327.5" calcext:value-type="float">
            <text:p>267327.5</text:p>
          </table:table-cell>
          <table:table-cell office:value-type="float" office:value="8145.07398758034" calcext:value-type="float">
            <text:p>8145.0739875803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9303277.5" calcext:value-type="float">
            <text:p>9303277.5</text:p>
          </table:table-cell>
          <table:table-cell table:formula="of:=[testD1Year5.M30]/[.M30]" office:value-type="float" office:value="37.7021336620347" calcext:value-type="float">
            <text:p>37.7021336620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000003" calcext:value-type="float">
            <text:p>0.029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67.25" calcext:value-type="float">
            <text:p>967.25</text:p>
          </table:table-cell>
          <table:table-cell office:value-type="float" office:value="4.253481546117" calcext:value-type="float">
            <text:p>4.253481546117</text:p>
          </table:table-cell>
          <table:table-cell office:value-type="float" office:value="9267335" calcext:value-type="float">
            <text:p>9267335</text:p>
          </table:table-cell>
          <table:table-cell office:value-type="float" office:value="265733.568635955" calcext:value-type="float">
            <text:p>265733.568635955</text:p>
          </table:table-cell>
          <table:table-cell office:value-type="float" office:value="264495" calcext:value-type="float">
            <text:p>264495</text:p>
          </table:table-cell>
          <table:table-cell office:value-type="float" office:value="10022.9066589855" calcext:value-type="float">
            <text:p>10022.906658985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9002840" calcext:value-type="float">
            <text:p>9002840</text:p>
          </table:table-cell>
          <table:table-cell table:formula="of:=[testD1Year5.M31]/[.M31]" office:value-type="float" office:value="38.9603071697376" calcext:value-type="float">
            <text:p>38.9603071697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000003" calcext:value-type="float">
            <text:p>0.030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2.1" calcext:value-type="float">
            <text:p>972.1</text:p>
          </table:table-cell>
          <table:table-cell office:value-type="float" office:value="4.83300059350732" calcext:value-type="float">
            <text:p>4.83300059350732</text:p>
          </table:table-cell>
          <table:table-cell office:value-type="float" office:value="9000805" calcext:value-type="float">
            <text:p>9000805</text:p>
          </table:table-cell>
          <table:table-cell office:value-type="float" office:value="248608.254986371" calcext:value-type="float">
            <text:p>248608.254986371</text:p>
          </table:table-cell>
          <table:table-cell office:value-type="float" office:value="268620" calcext:value-type="float">
            <text:p>268620</text:p>
          </table:table-cell>
          <table:table-cell office:value-type="float" office:value="7556.82681943601" calcext:value-type="float">
            <text:p>7556.8268194360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8732185" calcext:value-type="float">
            <text:p>8732185</text:p>
          </table:table-cell>
          <table:table-cell table:formula="of:=[testD1Year5.M32]/[.M32]" office:value-type="float" office:value="40.1678860216544" calcext:value-type="float">
            <text:p>40.1678860216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000003" calcext:value-type="float">
            <text:p>0.03100000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5.4" calcext:value-type="float">
            <text:p>975.4</text:p>
          </table:table-cell>
          <table:table-cell office:value-type="float" office:value="4.13457819397641" calcext:value-type="float">
            <text:p>4.13457819397641</text:p>
          </table:table-cell>
          <table:table-cell office:value-type="float" office:value="8751517.5" calcext:value-type="float">
            <text:p>8751517.5</text:p>
          </table:table-cell>
          <table:table-cell office:value-type="float" office:value="246349.613181092" calcext:value-type="float">
            <text:p>246349.613181092</text:p>
          </table:table-cell>
          <table:table-cell office:value-type="float" office:value="270627.5" calcext:value-type="float">
            <text:p>270627.5</text:p>
          </table:table-cell>
          <table:table-cell office:value-type="float" office:value="7218.64316963557" calcext:value-type="float">
            <text:p>7218.6431696355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8480890" calcext:value-type="float">
            <text:p>8480890</text:p>
          </table:table-cell>
          <table:table-cell table:formula="of:=[testD1Year5.M33]/[.M33]" office:value-type="float" office:value="41.358089988197" calcext:value-type="float">
            <text:p>41.358089988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2" calcext:value-type="float">
            <text:p>0.03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7.25" calcext:value-type="float">
            <text:p>977.25</text:p>
          </table:table-cell>
          <table:table-cell office:value-type="float" office:value="4.0765697654562" calcext:value-type="float">
            <text:p>4.0765697654562</text:p>
          </table:table-cell>
          <table:table-cell office:value-type="float" office:value="8497940" calcext:value-type="float">
            <text:p>8497940</text:p>
          </table:table-cell>
          <table:table-cell office:value-type="float" office:value="259216.691815534" calcext:value-type="float">
            <text:p>259216.691815534</text:p>
          </table:table-cell>
          <table:table-cell office:value-type="float" office:value="271150" calcext:value-type="float">
            <text:p>271150</text:p>
          </table:table-cell>
          <table:table-cell office:value-type="float" office:value="11136.6512022241" calcext:value-type="float">
            <text:p>11136.651202224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8226790" calcext:value-type="float">
            <text:p>8226790</text:p>
          </table:table-cell>
          <table:table-cell table:formula="of:=[testD1Year5.M34]/[.M34]" office:value-type="float" office:value="42.6355129765072" calcext:value-type="float">
            <text:p>42.6355129765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" calcext:value-type="float">
            <text:p>0.03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79.9" calcext:value-type="float">
            <text:p>979.9</text:p>
          </table:table-cell>
          <table:table-cell office:value-type="float" office:value="3.17722156012219" calcext:value-type="float">
            <text:p>3.17722156012219</text:p>
          </table:table-cell>
          <table:table-cell office:value-type="float" office:value="8262512.5" calcext:value-type="float">
            <text:p>8262512.5</text:p>
          </table:table-cell>
          <table:table-cell office:value-type="float" office:value="261933.079980666" calcext:value-type="float">
            <text:p>261933.079980666</text:p>
          </table:table-cell>
          <table:table-cell office:value-type="float" office:value="274780" calcext:value-type="float">
            <text:p>274780</text:p>
          </table:table-cell>
          <table:table-cell office:value-type="float" office:value="8778.98807260537" calcext:value-type="float">
            <text:p>8778.988072605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7987732.5" calcext:value-type="float">
            <text:p>7987732.5</text:p>
          </table:table-cell>
          <table:table-cell table:formula="of:=[testD1Year5.M35]/[.M35]" office:value-type="float" office:value="43.911512034235" calcext:value-type="float">
            <text:p>43.911512034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999998" calcext:value-type="float">
            <text:p>0.0339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2.3169853371637" calcext:value-type="float">
            <text:p>2.3169853371637</text:p>
          </table:table-cell>
          <table:table-cell office:value-type="float" office:value="8018917.5" calcext:value-type="float">
            <text:p>8018917.5</text:p>
          </table:table-cell>
          <table:table-cell office:value-type="float" office:value="252291.513862645" calcext:value-type="float">
            <text:p>252291.513862645</text:p>
          </table:table-cell>
          <table:table-cell office:value-type="float" office:value="272277.5" calcext:value-type="float">
            <text:p>272277.5</text:p>
          </table:table-cell>
          <table:table-cell office:value-type="float" office:value="7321.57006098383" calcext:value-type="float">
            <text:p>7321.5700609838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7746640" calcext:value-type="float">
            <text:p>7746640</text:p>
          </table:table-cell>
          <table:table-cell table:formula="of:=[testD1Year5.M36]/[.M36]" office:value-type="float" office:value="45.2781350107918" calcext:value-type="float">
            <text:p>45.2781350107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999996" calcext:value-type="float">
            <text:p>0.03499999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4.95" calcext:value-type="float">
            <text:p>984.95</text:p>
          </table:table-cell>
          <table:table-cell office:value-type="float" office:value="3.94001068660052" calcext:value-type="float">
            <text:p>3.94001068660052</text:p>
          </table:table-cell>
          <table:table-cell office:value-type="float" office:value="7798477.5" calcext:value-type="float">
            <text:p>7798477.5</text:p>
          </table:table-cell>
          <table:table-cell office:value-type="float" office:value="251669.356746108" calcext:value-type="float">
            <text:p>251669.356746108</text:p>
          </table:table-cell>
          <table:table-cell office:value-type="float" office:value="274120" calcext:value-type="float">
            <text:p>274120</text:p>
          </table:table-cell>
          <table:table-cell office:value-type="float" office:value="8899.66587190659" calcext:value-type="float">
            <text:p>8899.6658719065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7524357.5" calcext:value-type="float">
            <text:p>7524357.5</text:p>
          </table:table-cell>
          <table:table-cell table:formula="of:=[testD1Year5.M37]/[.M37]" office:value-type="float" office:value="46.6157292233922" calcext:value-type="float">
            <text:p>46.6157292233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999995" calcext:value-type="float">
            <text:p>0.03599999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7.3" calcext:value-type="float">
            <text:p>987.3</text:p>
          </table:table-cell>
          <table:table-cell office:value-type="float" office:value="3.78501199330645" calcext:value-type="float">
            <text:p>3.78501199330645</text:p>
          </table:table-cell>
          <table:table-cell office:value-type="float" office:value="7601275" calcext:value-type="float">
            <text:p>7601275</text:p>
          </table:table-cell>
          <table:table-cell office:value-type="float" office:value="241513.161622389" calcext:value-type="float">
            <text:p>241513.161622389</text:p>
          </table:table-cell>
          <table:table-cell office:value-type="float" office:value="278355" calcext:value-type="float">
            <text:p>278355</text:p>
          </table:table-cell>
          <table:table-cell office:value-type="float" office:value="8501.67011456232" calcext:value-type="float">
            <text:p>8501.6701145623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8]-[.I38]" office:value-type="float" office:value="7322920" calcext:value-type="float">
            <text:p>7322920</text:p>
          </table:table-cell>
          <table:table-cell table:formula="of:=[testD1Year5.M38]/[.M38]" office:value-type="float" office:value="47.8980258967734" calcext:value-type="float">
            <text:p>47.8980258967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6999993" calcext:value-type="float">
            <text:p>0.03699999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7.1" calcext:value-type="float">
            <text:p>987.1</text:p>
          </table:table-cell>
          <table:table-cell office:value-type="float" office:value="3.17722156012219" calcext:value-type="float">
            <text:p>3.17722156012219</text:p>
          </table:table-cell>
          <table:table-cell office:value-type="float" office:value="7414467.5" calcext:value-type="float">
            <text:p>7414467.5</text:p>
          </table:table-cell>
          <table:table-cell office:value-type="float" office:value="229211.870085643" calcext:value-type="float">
            <text:p>229211.870085643</text:p>
          </table:table-cell>
          <table:table-cell office:value-type="float" office:value="276705" calcext:value-type="float">
            <text:p>276705</text:p>
          </table:table-cell>
          <table:table-cell office:value-type="float" office:value="9433.74262951879" calcext:value-type="float">
            <text:p>9433.7426295187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7137762.5" calcext:value-type="float">
            <text:p>7137762.5</text:p>
          </table:table-cell>
          <table:table-cell table:formula="of:=[testD1Year5.M39]/[.M39]" office:value-type="float" office:value="49.1405271329776" calcext:value-type="float">
            <text:p>49.1405271329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99999" calcext:value-type="float">
            <text:p>0.03799999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89.85" calcext:value-type="float">
            <text:p>989.85</text:p>
          </table:table-cell>
          <table:table-cell office:value-type="float" office:value="2.77725726117276" calcext:value-type="float">
            <text:p>2.77725726117276</text:p>
          </table:table-cell>
          <table:table-cell office:value-type="float" office:value="7233957.5" calcext:value-type="float">
            <text:p>7233957.5</text:p>
          </table:table-cell>
          <table:table-cell office:value-type="float" office:value="224631.408191403" calcext:value-type="float">
            <text:p>224631.408191403</text:p>
          </table:table-cell>
          <table:table-cell office:value-type="float" office:value="275935" calcext:value-type="float">
            <text:p>275935</text:p>
          </table:table-cell>
          <table:table-cell office:value-type="float" office:value="10662.0589006064" calcext:value-type="float">
            <text:p>10662.05890060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6958022.5" calcext:value-type="float">
            <text:p>6958022.5</text:p>
          </table:table-cell>
          <table:table-cell table:formula="of:=[testD1Year5.M40]/[.M40]" office:value-type="float" office:value="50.409927791984" calcext:value-type="float">
            <text:p>50.409927791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99999" calcext:value-type="float">
            <text:p>0.03899999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0.35" calcext:value-type="float">
            <text:p>990.35</text:p>
          </table:table-cell>
          <table:table-cell office:value-type="float" office:value="2.32322371308762" calcext:value-type="float">
            <text:p>2.32322371308762</text:p>
          </table:table-cell>
          <table:table-cell office:value-type="float" office:value="7061202.5" calcext:value-type="float">
            <text:p>7061202.5</text:p>
          </table:table-cell>
          <table:table-cell office:value-type="float" office:value="210112.690612868" calcext:value-type="float">
            <text:p>210112.690612868</text:p>
          </table:table-cell>
          <table:table-cell office:value-type="float" office:value="274395" calcext:value-type="float">
            <text:p>274395</text:p>
          </table:table-cell>
          <table:table-cell office:value-type="float" office:value="7911.91473265746" calcext:value-type="float">
            <text:p>7911.9147326574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6786807.5" calcext:value-type="float">
            <text:p>6786807.5</text:p>
          </table:table-cell>
          <table:table-cell table:formula="of:=[testD1Year5.M41]/[.M41]" office:value-type="float" office:value="51.6816502899191" calcext:value-type="float">
            <text:p>51.68165028991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999988" calcext:value-type="float">
            <text:p>0.03999998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1.65" calcext:value-type="float">
            <text:p>991.65</text:p>
          </table:table-cell>
          <table:table-cell office:value-type="float" office:value="1.59851905146443" calcext:value-type="float">
            <text:p>1.59851905146443</text:p>
          </table:table-cell>
          <table:table-cell office:value-type="float" office:value="6893150" calcext:value-type="float">
            <text:p>6893150</text:p>
          </table:table-cell>
          <table:table-cell office:value-type="float" office:value="203424.95771427" calcext:value-type="float">
            <text:p>203424.95771427</text:p>
          </table:table-cell>
          <table:table-cell office:value-type="float" office:value="275137.5" calcext:value-type="float">
            <text:p>275137.5</text:p>
          </table:table-cell>
          <table:table-cell office:value-type="float" office:value="7065.72294881944" calcext:value-type="float">
            <text:p>7065.7229488194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2]-[.I42]" office:value-type="float" office:value="6618012.5" calcext:value-type="float">
            <text:p>6618012.5</text:p>
          </table:table-cell>
          <table:table-cell table:formula="of:=[testD1Year5.M42]/[.M42]" office:value-type="float" office:value="52.9998110157695" calcext:value-type="float">
            <text:p>52.9998110157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999986" calcext:value-type="float">
            <text:p>0.04099998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2.6" calcext:value-type="float">
            <text:p>992.6</text:p>
          </table:table-cell>
          <table:table-cell office:value-type="float" office:value="2.39297216646448" calcext:value-type="float">
            <text:p>2.39297216646448</text:p>
          </table:table-cell>
          <table:table-cell office:value-type="float" office:value="6743852.5" calcext:value-type="float">
            <text:p>6743852.5</text:p>
          </table:table-cell>
          <table:table-cell office:value-type="float" office:value="205246.285609701" calcext:value-type="float">
            <text:p>205246.285609701</text:p>
          </table:table-cell>
          <table:table-cell office:value-type="float" office:value="276320" calcext:value-type="float">
            <text:p>276320</text:p>
          </table:table-cell>
          <table:table-cell office:value-type="float" office:value="7735.8937836283" calcext:value-type="float">
            <text:p>7735.893783628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3]-[.I43]" office:value-type="float" office:value="6467532.5" calcext:value-type="float">
            <text:p>6467532.5</text:p>
          </table:table-cell>
          <table:table-cell table:formula="of:=[testD1Year5.M43]/[.M43]" office:value-type="float" office:value="54.2329569739309" calcext:value-type="float">
            <text:p>54.2329569739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999985" calcext:value-type="float">
            <text:p>0.041999985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05" calcext:value-type="float">
            <text:p>994.05</text:p>
          </table:table-cell>
          <table:table-cell office:value-type="float" office:value="2.28208122923837" calcext:value-type="float">
            <text:p>2.28208122923837</text:p>
          </table:table-cell>
          <table:table-cell office:value-type="float" office:value="6590017.5" calcext:value-type="float">
            <text:p>6590017.5</text:p>
          </table:table-cell>
          <table:table-cell office:value-type="float" office:value="195101.60057276" calcext:value-type="float">
            <text:p>195101.60057276</text:p>
          </table:table-cell>
          <table:table-cell office:value-type="float" office:value="281325" calcext:value-type="float">
            <text:p>281325</text:p>
          </table:table-cell>
          <table:table-cell office:value-type="float" office:value="9167.72800873288" calcext:value-type="float">
            <text:p>9167.7280087328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4]-[.I44]" office:value-type="float" office:value="6308692.5" calcext:value-type="float">
            <text:p>6308692.5</text:p>
          </table:table-cell>
          <table:table-cell table:formula="of:=[testD1Year5.M44]/[.M44]" office:value-type="float" office:value="55.5984321315391" calcext:value-type="float">
            <text:p>55.5984321315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2999983" calcext:value-type="float">
            <text:p>0.042999983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5" calcext:value-type="float">
            <text:p>994.5</text:p>
          </table:table-cell>
          <table:table-cell office:value-type="float" office:value="2.41704473751685" calcext:value-type="float">
            <text:p>2.41704473751685</text:p>
          </table:table-cell>
          <table:table-cell office:value-type="float" office:value="6452682.5" calcext:value-type="float">
            <text:p>6452682.5</text:p>
          </table:table-cell>
          <table:table-cell office:value-type="float" office:value="192598.25330888" calcext:value-type="float">
            <text:p>192598.25330888</text:p>
          </table:table-cell>
          <table:table-cell office:value-type="float" office:value="277172.5" calcext:value-type="float">
            <text:p>277172.5</text:p>
          </table:table-cell>
          <table:table-cell office:value-type="float" office:value="12624.7717540598" calcext:value-type="float">
            <text:p>12624.771754059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5]-[.I45]" office:value-type="float" office:value="6175510" calcext:value-type="float">
            <text:p>6175510</text:p>
          </table:table-cell>
          <table:table-cell table:formula="of:=[testD1Year5.M45]/[.M45]" office:value-type="float" office:value="56.7974809853761" calcext:value-type="float">
            <text:p>56.7974809853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99998" calcext:value-type="float">
            <text:p>0.043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4.45" calcext:value-type="float">
            <text:p>994.45</text:p>
          </table:table-cell>
          <table:table-cell office:value-type="float" office:value="1.63755273117186" calcext:value-type="float">
            <text:p>1.63755273117186</text:p>
          </table:table-cell>
          <table:table-cell office:value-type="float" office:value="6317410" calcext:value-type="float">
            <text:p>6317410</text:p>
          </table:table-cell>
          <table:table-cell office:value-type="float" office:value="193698.87277883" calcext:value-type="float">
            <text:p>193698.87277883</text:p>
          </table:table-cell>
          <table:table-cell office:value-type="float" office:value="279262.5" calcext:value-type="float">
            <text:p>279262.5</text:p>
          </table:table-cell>
          <table:table-cell office:value-type="float" office:value="9607.61587984953" calcext:value-type="float">
            <text:p>9607.6158798495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6]-[.I46]" office:value-type="float" office:value="6038147.5" calcext:value-type="float">
            <text:p>6038147.5</text:p>
          </table:table-cell>
          <table:table-cell table:formula="of:=[testD1Year5.M46]/[.M46]" office:value-type="float" office:value="58.0895733004204" calcext:value-type="float">
            <text:p>58.0895733004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499998" calcext:value-type="float">
            <text:p>0.0449999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5.25" calcext:value-type="float">
            <text:p>995.25</text:p>
          </table:table-cell>
          <table:table-cell office:value-type="float" office:value="2.33677690757793" calcext:value-type="float">
            <text:p>2.33677690757793</text:p>
          </table:table-cell>
          <table:table-cell office:value-type="float" office:value="6183100" calcext:value-type="float">
            <text:p>6183100</text:p>
          </table:table-cell>
          <table:table-cell office:value-type="float" office:value="193542.178865487" calcext:value-type="float">
            <text:p>193542.178865487</text:p>
          </table:table-cell>
          <table:table-cell office:value-type="float" office:value="277172.5" calcext:value-type="float">
            <text:p>277172.5</text:p>
          </table:table-cell>
          <table:table-cell office:value-type="float" office:value="9641.69229249502" calcext:value-type="float">
            <text:p>9641.6922924950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7]-[.I47]" office:value-type="float" office:value="5905927.5" calcext:value-type="float">
            <text:p>5905927.5</text:p>
          </table:table-cell>
          <table:table-cell table:formula="of:=[testD1Year5.M47]/[.M47]" office:value-type="float" office:value="59.3900639315332" calcext:value-type="float">
            <text:p>59.3900639315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999978" calcext:value-type="float">
            <text:p>0.045999978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6.2" calcext:value-type="float">
            <text:p>996.2</text:p>
          </table:table-cell>
          <table:table-cell office:value-type="float" office:value="1.47255595908325" calcext:value-type="float">
            <text:p>1.47255595908325</text:p>
          </table:table-cell>
          <table:table-cell office:value-type="float" office:value="6045215" calcext:value-type="float">
            <text:p>6045215</text:p>
          </table:table-cell>
          <table:table-cell office:value-type="float" office:value="179599.089421558" calcext:value-type="float">
            <text:p>179599.089421558</text:p>
          </table:table-cell>
          <table:table-cell office:value-type="float" office:value="277062.5" calcext:value-type="float">
            <text:p>277062.5</text:p>
          </table:table-cell>
          <table:table-cell office:value-type="float" office:value="7245.94033344117" calcext:value-type="float">
            <text:p>7245.9403334411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8]-[.I48]" office:value-type="float" office:value="5768152.5" calcext:value-type="float">
            <text:p>5768152.5</text:p>
          </table:table-cell>
          <table:table-cell table:formula="of:=[testD1Year5.M48]/[.M48]" office:value-type="float" office:value="60.8086231770051" calcext:value-type="float">
            <text:p>60.8086231770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999976" calcext:value-type="float">
            <text:p>0.046999976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5.95" calcext:value-type="float">
            <text:p>995.95</text:p>
          </table:table-cell>
          <table:table-cell office:value-type="float" office:value="2.11448637535902" calcext:value-type="float">
            <text:p>2.11448637535902</text:p>
          </table:table-cell>
          <table:table-cell office:value-type="float" office:value="5919072.5" calcext:value-type="float">
            <text:p>5919072.5</text:p>
          </table:table-cell>
          <table:table-cell office:value-type="float" office:value="172847.943881168" calcext:value-type="float">
            <text:p>172847.943881168</text:p>
          </table:table-cell>
          <table:table-cell office:value-type="float" office:value="281325" calcext:value-type="float">
            <text:p>281325</text:p>
          </table:table-cell>
          <table:table-cell office:value-type="float" office:value="6547.93056903035" calcext:value-type="float">
            <text:p>6547.930569030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49]-[.I49]" office:value-type="float" office:value="5637747.5" calcext:value-type="float">
            <text:p>5637747.5</text:p>
          </table:table-cell>
          <table:table-cell table:formula="of:=[testD1Year5.M49]/[.M49]" office:value-type="float" office:value="62.2151686999107" calcext:value-type="float">
            <text:p>62.2151686999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999974" calcext:value-type="float">
            <text:p>0.047999974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6.45" calcext:value-type="float">
            <text:p>996.45</text:p>
          </table:table-cell>
          <table:table-cell office:value-type="float" office:value="1.39453821823042" calcext:value-type="float">
            <text:p>1.39453821823042</text:p>
          </table:table-cell>
          <table:table-cell office:value-type="float" office:value="5798650" calcext:value-type="float">
            <text:p>5798650</text:p>
          </table:table-cell>
          <table:table-cell office:value-type="float" office:value="158580.115067233" calcext:value-type="float">
            <text:p>158580.115067233</text:p>
          </table:table-cell>
          <table:table-cell office:value-type="float" office:value="278905" calcext:value-type="float">
            <text:p>278905</text:p>
          </table:table-cell>
          <table:table-cell office:value-type="float" office:value="5488.11874583824" calcext:value-type="float">
            <text:p>5488.118745838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0]-[.I50]" office:value-type="float" office:value="5519745" calcext:value-type="float">
            <text:p>5519745</text:p>
          </table:table-cell>
          <table:table-cell table:formula="of:=[testD1Year5.M50]/[.M50]" office:value-type="float" office:value="63.5452202592692" calcext:value-type="float">
            <text:p>63.5452202592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8999973" calcext:value-type="float">
            <text:p>0.048999973</text:p>
          </table:table-cell>
          <table:table-cell office:value-type="float" office:value="43020" calcext:value-type="float">
            <text:p>43020</text:p>
          </table:table-cell>
          <table:table-cell office:value-type="float" office:value="804.984471899924" calcext:value-type="float">
            <text:p>804.984471899924</text:p>
          </table:table-cell>
          <table:table-cell office:value-type="float" office:value="997.6" calcext:value-type="float">
            <text:p>997.6</text:p>
          </table:table-cell>
          <table:table-cell office:value-type="float" office:value="1.14248114115496" calcext:value-type="float">
            <text:p>1.14248114115496</text:p>
          </table:table-cell>
          <table:table-cell office:value-type="float" office:value="5678007.5" calcext:value-type="float">
            <text:p>5678007.5</text:p>
          </table:table-cell>
          <table:table-cell office:value-type="float" office:value="151824.149728525" calcext:value-type="float">
            <text:p>151824.149728525</text:p>
          </table:table-cell>
          <table:table-cell office:value-type="float" office:value="278025" calcext:value-type="float">
            <text:p>278025</text:p>
          </table:table-cell>
          <table:table-cell office:value-type="float" office:value="9620.2431854589" calcext:value-type="float">
            <text:p>9620.2431854589</text:p>
          </table:table-cell>
          <table:table-cell office:value-type="float" office:value="119.5" calcext:value-type="float">
            <text:p>119.5</text:p>
          </table:table-cell>
          <table:table-cell office:value-type="float" office:value="2.23606797749979" calcext:value-type="float">
            <text:p>2.23606797749979</text:p>
          </table:table-cell>
          <table:table-cell table:formula="of:=[.G51]-[.I51]" office:value-type="float" office:value="5399982.5" calcext:value-type="float">
            <text:p>5399982.5</text:p>
          </table:table-cell>
          <table:table-cell table:formula="of:=[testD1Year5.M51]/[.M51]" office:value-type="float" office:value="64.9545460193621" calcext:value-type="float">
            <text:p>64.9545460193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999997" calcext:value-type="float">
            <text:p>0.04999997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office:value-type="float" office:value="997.55" calcext:value-type="float">
            <text:p>997.55</text:p>
          </table:table-cell>
          <table:table-cell office:value-type="float" office:value="1.95945749742385" calcext:value-type="float">
            <text:p>1.95945749742385</text:p>
          </table:table-cell>
          <table:table-cell office:value-type="float" office:value="5573865" calcext:value-type="float">
            <text:p>5573865</text:p>
          </table:table-cell>
          <table:table-cell office:value-type="float" office:value="158070.692962624" calcext:value-type="float">
            <text:p>158070.692962624</text:p>
          </table:table-cell>
          <table:table-cell office:value-type="float" office:value="277970" calcext:value-type="float">
            <text:p>277970</text:p>
          </table:table-cell>
          <table:table-cell office:value-type="float" office:value="10569.5242137602" calcext:value-type="float">
            <text:p>10569.524213760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G52]-[.I52]" office:value-type="float" office:value="5295895" calcext:value-type="float">
            <text:p>5295895</text:p>
          </table:table-cell>
          <table:table-cell table:formula="of:=[testD1Year5.M52]/[.M52]" office:value-type="float" office:value="66.2311869476264" calcext:value-type="float">
            <text:p>66.2311869476264</text:p>
          </table:table-cell>
        </table:table-row>
      </table:table>
      <table:table table:name="testD1Year6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8]-[.I38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2]-[.I42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3]-[.I43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4]-[.I44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5]-[.I45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6]-[.I46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7]-[.I47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8]-[.I48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49]-[.I49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0]-[.I50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1]-[.I51]" office:value-type="float" office:value="419286215.5" calcext:value-type="float">
            <text:p>4192862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1E-05</text:p>
          </table:table-cell>
          <table:table-cell office:value-type="float" office:value="52558" calcext:value-type="float">
            <text:p>52558</text:p>
          </table:table-cell>
          <table:table-cell office:value-type="float" office:value="0" calcext:value-type="float">
            <text:p>0</text:p>
          </table:table-cell>
          <table:table-cell office:value-type="float" office:value="59.65" calcext:value-type="float">
            <text:p>59.65</text:p>
          </table:table-cell>
          <table:table-cell office:value-type="float" office:value="6.7533617359684" calcext:value-type="float">
            <text:p>6.7533617359684</text:p>
          </table:table-cell>
          <table:table-cell office:value-type="float" office:value="419290648" calcext:value-type="float">
            <text:p>419290648</text:p>
          </table:table-cell>
          <table:table-cell office:value-type="float" office:value="1420928.22180551" calcext:value-type="float">
            <text:p>1420928.22180551</text:p>
          </table:table-cell>
          <table:table-cell office:value-type="float" office:value="4432.5" calcext:value-type="float">
            <text:p>4432.5</text:p>
          </table:table-cell>
          <table:table-cell office:value-type="float" office:value="927.826407311876" calcext:value-type="float">
            <text:p>927.826407311876</text:p>
          </table:table-cell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 table:formula="of:=[.G52]-[.I52]" office:value-type="float" office:value="419286215.5" calcext:value-type="float">
            <text:p>419286215.5</text:p>
          </table:table-cell>
        </table:table-row>
      </table:table>
      <table:table table:name="testD2Year6" table:style-name="ta1">
        <table:shapes>
          <draw:frame draw:z-index="0" draw:style-name="gr1" draw:text-style-name="P1" svg:width="453.51pt" svg:height="255.09pt" svg:x="1079.97pt" svg:y="51.22pt">
            <loext:p draw:notify-on-update-of-ranges="testD2Year6.B2:testD2Year6.B52 Names.A1:Names.A1 testD2Year6.M2:testD2Year6.M52 testD2Year6.B2:testD2Year6.B52 Names.A2:Names.A2 testD1Year6.M2:testD1Year6.M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1122.66pt" svg:y="349.57pt">
            <loext:p draw:notify-on-update-of-ranges="testD2Year6.B2:testD2Year6.B52 testC2.M1:testC2.M1 testD2Year6.N2:testD2Year6.N5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rLength</text:p>
          </table:table-cell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LegCount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Net Troop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560" calcext:value-type="float">
            <text:p>52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50000" calcext:value-type="float">
            <text:p>40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]-[.I2]" office:value-type="float" office:value="40150000" calcext:value-type="float">
            <text:p>40150000</text:p>
          </table:table-cell>
          <table:table-cell table:formula="of:=[testD1Year6.M2]/[.M2]" office:value-type="float" office:value="10.4429941594022" calcext:value-type="float">
            <text:p>10.4429941594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134.55" calcext:value-type="float">
            <text:p>134.55</text:p>
          </table:table-cell>
          <table:table-cell office:value-type="float" office:value="11.0046640829672" calcext:value-type="float">
            <text:p>11.0046640829672</text:p>
          </table:table-cell>
          <table:table-cell office:value-type="float" office:value="37388038" calcext:value-type="float">
            <text:p>37388038</text:p>
          </table:table-cell>
          <table:table-cell office:value-type="float" office:value="293325.885805137" calcext:value-type="float">
            <text:p>293325.885805137</text:p>
          </table:table-cell>
          <table:table-cell office:value-type="float" office:value="36657.5" calcext:value-type="float">
            <text:p>36657.5</text:p>
          </table:table-cell>
          <table:table-cell office:value-type="float" office:value="4745.6427383443" calcext:value-type="float">
            <text:p>4745.642738344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]-[.I3]" office:value-type="float" office:value="37351380.5" calcext:value-type="float">
            <text:p>37351380.5</text:p>
          </table:table-cell>
          <table:table-cell table:formula="of:=[testD1Year6.M3]/[.M3]" office:value-type="float" office:value="11.2254543175452" calcext:value-type="float">
            <text:p>11.2254543175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251.65" calcext:value-type="float">
            <text:p>251.65</text:p>
          </table:table-cell>
          <table:table-cell office:value-type="float" office:value="13.78891622015" calcext:value-type="float">
            <text:p>13.78891622015</text:p>
          </table:table-cell>
          <table:table-cell office:value-type="float" office:value="34855096.6" calcext:value-type="float">
            <text:p>34855096.6</text:p>
          </table:table-cell>
          <table:table-cell office:value-type="float" office:value="384098.538489169" calcext:value-type="float">
            <text:p>384098.538489169</text:p>
          </table:table-cell>
          <table:table-cell office:value-type="float" office:value="70180" calcext:value-type="float">
            <text:p>70180</text:p>
          </table:table-cell>
          <table:table-cell office:value-type="float" office:value="5042.0964729074" calcext:value-type="float">
            <text:p>5042.096472907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]-[.I4]" office:value-type="float" office:value="34784916.6" calcext:value-type="float">
            <text:p>34784916.6</text:p>
          </table:table-cell>
          <table:table-cell table:formula="of:=[testD1Year6.M4]/[.M4]" office:value-type="float" office:value="12.0536789069087" calcext:value-type="float">
            <text:p>12.0536789069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5.8910766088857" calcext:value-type="float">
            <text:p>15.8910766088857</text:p>
          </table:table-cell>
          <table:table-cell office:value-type="float" office:value="32574465" calcext:value-type="float">
            <text:p>32574465</text:p>
          </table:table-cell>
          <table:table-cell office:value-type="float" office:value="489970.903298295" calcext:value-type="float">
            <text:p>489970.903298295</text:p>
          </table:table-cell>
          <table:table-cell office:value-type="float" office:value="99880" calcext:value-type="float">
            <text:p>99880</text:p>
          </table:table-cell>
          <table:table-cell office:value-type="float" office:value="7069.15836574624" calcext:value-type="float">
            <text:p>7069.158365746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5]-[.I5]" office:value-type="float" office:value="32474585" calcext:value-type="float">
            <text:p>32474585</text:p>
          </table:table-cell>
          <table:table-cell table:formula="of:=[testD1Year6.M5]/[.M5]" office:value-type="float" office:value="12.9112108899929" calcext:value-type="float">
            <text:p>12.9112108899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440.9" calcext:value-type="float">
            <text:p>440.9</text:p>
          </table:table-cell>
          <table:table-cell office:value-type="float" office:value="17.5045858653037" calcext:value-type="float">
            <text:p>17.5045858653037</text:p>
          </table:table-cell>
          <table:table-cell office:value-type="float" office:value="30455260" calcext:value-type="float">
            <text:p>30455260</text:p>
          </table:table-cell>
          <table:table-cell office:value-type="float" office:value="399969.000969878" calcext:value-type="float">
            <text:p>399969.000969878</text:p>
          </table:table-cell>
          <table:table-cell office:value-type="float" office:value="122375" calcext:value-type="float">
            <text:p>122375</text:p>
          </table:table-cell>
          <table:table-cell office:value-type="float" office:value="8201.61248587258" calcext:value-type="float">
            <text:p>8201.6124858725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6]-[.I6]" office:value-type="float" office:value="30332885" calcext:value-type="float">
            <text:p>30332885</text:p>
          </table:table-cell>
          <table:table-cell table:formula="of:=[testD1Year6.M6]/[.M6]" office:value-type="float" office:value="13.822826793429" calcext:value-type="float">
            <text:p>13.822826793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000004" calcext:value-type="float">
            <text:p>0.0050000004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515.85" calcext:value-type="float">
            <text:p>515.85</text:p>
          </table:table-cell>
          <table:table-cell office:value-type="float" office:value="15.1597632254805" calcext:value-type="float">
            <text:p>15.1597632254805</text:p>
          </table:table-cell>
          <table:table-cell office:value-type="float" office:value="28551022.5" calcext:value-type="float">
            <text:p>28551022.5</text:p>
          </table:table-cell>
          <table:table-cell office:value-type="float" office:value="357528.032200568" calcext:value-type="float">
            <text:p>357528.032200568</text:p>
          </table:table-cell>
          <table:table-cell office:value-type="float" office:value="144457.5" calcext:value-type="float">
            <text:p>144457.5</text:p>
          </table:table-cell>
          <table:table-cell office:value-type="float" office:value="8385.47106607613" calcext:value-type="float">
            <text:p>8385.471066076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7]-[.I7]" office:value-type="float" office:value="28406565" calcext:value-type="float">
            <text:p>28406565</text:p>
          </table:table-cell>
          <table:table-cell table:formula="of:=[testD1Year6.M7]/[.M7]" office:value-type="float" office:value="14.7601871433593" calcext:value-type="float">
            <text:p>14.7601871433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0000005" calcext:value-type="float">
            <text:p>0.0060000005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581.7" calcext:value-type="float">
            <text:p>581.7</text:p>
          </table:table-cell>
          <table:table-cell office:value-type="float" office:value="15.8947194144206" calcext:value-type="float">
            <text:p>15.8947194144206</text:p>
          </table:table-cell>
          <table:table-cell office:value-type="float" office:value="26785770" calcext:value-type="float">
            <text:p>26785770</text:p>
          </table:table-cell>
          <table:table-cell office:value-type="float" office:value="406136.193581466" calcext:value-type="float">
            <text:p>406136.193581466</text:p>
          </table:table-cell>
          <table:table-cell office:value-type="float" office:value="162937.5" calcext:value-type="float">
            <text:p>162937.5</text:p>
          </table:table-cell>
          <table:table-cell office:value-type="float" office:value="7289.75263099185" calcext:value-type="float">
            <text:p>7289.7526309918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8]-[.I8]" office:value-type="float" office:value="26622832.5" calcext:value-type="float">
            <text:p>26622832.5</text:p>
          </table:table-cell>
          <table:table-cell table:formula="of:=[testD1Year6.M8]/[.M8]" office:value-type="float" office:value="15.7491211913684" calcext:value-type="float">
            <text:p>15.7491211913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0000007" calcext:value-type="float">
            <text:p>0.0070000007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637.75" calcext:value-type="float">
            <text:p>637.75</text:p>
          </table:table-cell>
          <table:table-cell office:value-type="float" office:value="14.1118651085569" calcext:value-type="float">
            <text:p>14.1118651085569</text:p>
          </table:table-cell>
          <table:table-cell office:value-type="float" office:value="25135220" calcext:value-type="float">
            <text:p>25135220</text:p>
          </table:table-cell>
          <table:table-cell office:value-type="float" office:value="355637.457473049" calcext:value-type="float">
            <text:p>355637.457473049</text:p>
          </table:table-cell>
          <table:table-cell office:value-type="float" office:value="178695" calcext:value-type="float">
            <text:p>178695</text:p>
          </table:table-cell>
          <table:table-cell office:value-type="float" office:value="7432.55463626421" calcext:value-type="float">
            <text:p>7432.5546362642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9]-[.I9]" office:value-type="float" office:value="24956525" calcext:value-type="float">
            <text:p>24956525</text:p>
          </table:table-cell>
          <table:table-cell table:formula="of:=[testD1Year6.M9]/[.M9]" office:value-type="float" office:value="16.8006649763939" calcext:value-type="float">
            <text:p>16.8006649763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685.2" calcext:value-type="float">
            <text:p>685.2</text:p>
          </table:table-cell>
          <table:table-cell office:value-type="float" office:value="13.535917133005" calcext:value-type="float">
            <text:p>13.535917133005</text:p>
          </table:table-cell>
          <table:table-cell office:value-type="float" office:value="23710362.5" calcext:value-type="float">
            <text:p>23710362.5</text:p>
          </table:table-cell>
          <table:table-cell office:value-type="float" office:value="379788.016660195" calcext:value-type="float">
            <text:p>379788.016660195</text:p>
          </table:table-cell>
          <table:table-cell office:value-type="float" office:value="189035" calcext:value-type="float">
            <text:p>189035</text:p>
          </table:table-cell>
          <table:table-cell office:value-type="float" office:value="8224.09969476743" calcext:value-type="float">
            <text:p>8224.0996947674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0]-[.I10]" office:value-type="float" office:value="23521327.5" calcext:value-type="float">
            <text:p>23521327.5</text:p>
          </table:table-cell>
          <table:table-cell table:formula="of:=[testD1Year6.M10]/[.M10]" office:value-type="float" office:value="17.8257887655363" calcext:value-type="float">
            <text:p>17.8257887655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27.2" calcext:value-type="float">
            <text:p>727.2</text:p>
          </table:table-cell>
          <table:table-cell office:value-type="float" office:value="10.704647293779" calcext:value-type="float">
            <text:p>10.704647293779</text:p>
          </table:table-cell>
          <table:table-cell office:value-type="float" office:value="22385137.5" calcext:value-type="float">
            <text:p>22385137.5</text:p>
          </table:table-cell>
          <table:table-cell office:value-type="float" office:value="366142.053923495" calcext:value-type="float">
            <text:p>366142.053923495</text:p>
          </table:table-cell>
          <table:table-cell office:value-type="float" office:value="202235" calcext:value-type="float">
            <text:p>202235</text:p>
          </table:table-cell>
          <table:table-cell office:value-type="float" office:value="7664.9767397594" calcext:value-type="float">
            <text:p>7664.976739759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1]-[.I11]" office:value-type="float" office:value="22182902.5" calcext:value-type="float">
            <text:p>22182902.5</text:p>
          </table:table-cell>
          <table:table-cell table:formula="of:=[testD1Year6.M11]/[.M11]" office:value-type="float" office:value="18.9013234629688" calcext:value-type="float">
            <text:p>18.9013234629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0000001" calcext:value-type="float">
            <text:p>0.010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63.3" calcext:value-type="float">
            <text:p>763.3</text:p>
          </table:table-cell>
          <table:table-cell office:value-type="float" office:value="10.397874276682" calcext:value-type="float">
            <text:p>10.397874276682</text:p>
          </table:table-cell>
          <table:table-cell office:value-type="float" office:value="21151762.5" calcext:value-type="float">
            <text:p>21151762.5</text:p>
          </table:table-cell>
          <table:table-cell office:value-type="float" office:value="382848.195790103" calcext:value-type="float">
            <text:p>382848.195790103</text:p>
          </table:table-cell>
          <table:table-cell office:value-type="float" office:value="212520" calcext:value-type="float">
            <text:p>212520</text:p>
          </table:table-cell>
          <table:table-cell office:value-type="float" office:value="8562.31645980775" calcext:value-type="float">
            <text:p>8562.3164598077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2]-[.I12]" office:value-type="float" office:value="20939242.5" calcext:value-type="float">
            <text:p>20939242.5</text:p>
          </table:table-cell>
          <table:table-cell table:formula="of:=[testD1Year6.M12]/[.M12]" office:value-type="float" office:value="20.0239438222276" calcext:value-type="float">
            <text:p>20.0239438222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000001" calcext:value-type="float">
            <text:p>0.011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794.75" calcext:value-type="float">
            <text:p>794.75</text:p>
          </table:table-cell>
          <table:table-cell office:value-type="float" office:value="10.6468428727907" calcext:value-type="float">
            <text:p>10.6468428727907</text:p>
          </table:table-cell>
          <table:table-cell office:value-type="float" office:value="20009742.5" calcext:value-type="float">
            <text:p>20009742.5</text:p>
          </table:table-cell>
          <table:table-cell office:value-type="float" office:value="415715.035962136" calcext:value-type="float">
            <text:p>415715.035962136</text:p>
          </table:table-cell>
          <table:table-cell office:value-type="float" office:value="218432.5" calcext:value-type="float">
            <text:p>218432.5</text:p>
          </table:table-cell>
          <table:table-cell office:value-type="float" office:value="6797.91521834374" calcext:value-type="float">
            <text:p>6797.9152183437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3]-[.I13]" office:value-type="float" office:value="19791310" calcext:value-type="float">
            <text:p>19791310</text:p>
          </table:table-cell>
          <table:table-cell table:formula="of:=[testD1Year6.M13]/[.M13]" office:value-type="float" office:value="21.1853695131853" calcext:value-type="float">
            <text:p>21.1853695131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000001" calcext:value-type="float">
            <text:p>0.012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21.4" calcext:value-type="float">
            <text:p>821.4</text:p>
          </table:table-cell>
          <table:table-cell office:value-type="float" office:value="8.68392344023077" calcext:value-type="float">
            <text:p>8.68392344023077</text:p>
          </table:table-cell>
          <table:table-cell office:value-type="float" office:value="19008687.5" calcext:value-type="float">
            <text:p>19008687.5</text:p>
          </table:table-cell>
          <table:table-cell office:value-type="float" office:value="408178.988046782" calcext:value-type="float">
            <text:p>408178.988046782</text:p>
          </table:table-cell>
          <table:table-cell office:value-type="float" office:value="231467.5" calcext:value-type="float">
            <text:p>231467.5</text:p>
          </table:table-cell>
          <table:table-cell office:value-type="float" office:value="10347.0727490283" calcext:value-type="float">
            <text:p>10347.072749028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4]-[.I14]" office:value-type="float" office:value="18777220" calcext:value-type="float">
            <text:p>18777220</text:p>
          </table:table-cell>
          <table:table-cell table:formula="of:=[testD1Year6.M14]/[.M14]" office:value-type="float" office:value="22.3295149921021" calcext:value-type="float">
            <text:p>22.3295149921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000001" calcext:value-type="float">
            <text:p>0.013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45.15" calcext:value-type="float">
            <text:p>845.15</text:p>
          </table:table-cell>
          <table:table-cell office:value-type="float" office:value="8.13876364592378" calcext:value-type="float">
            <text:p>8.13876364592378</text:p>
          </table:table-cell>
          <table:table-cell office:value-type="float" office:value="18065960" calcext:value-type="float">
            <text:p>18065960</text:p>
          </table:table-cell>
          <table:table-cell office:value-type="float" office:value="406627.057439744" calcext:value-type="float">
            <text:p>406627.057439744</text:p>
          </table:table-cell>
          <table:table-cell office:value-type="float" office:value="234135" calcext:value-type="float">
            <text:p>234135</text:p>
          </table:table-cell>
          <table:table-cell office:value-type="float" office:value="8024.2084377608" calcext:value-type="float">
            <text:p>8024.208437760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5]-[.I15]" office:value-type="float" office:value="17831825" calcext:value-type="float">
            <text:p>17831825</text:p>
          </table:table-cell>
          <table:table-cell table:formula="of:=[testD1Year6.M15]/[.M15]" office:value-type="float" office:value="23.5133653173469" calcext:value-type="float">
            <text:p>23.5133653173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000001" calcext:value-type="float">
            <text:p>0.014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67.5" calcext:value-type="float">
            <text:p>867.5</text:p>
          </table:table-cell>
          <table:table-cell office:value-type="float" office:value="7.48683054295657" calcext:value-type="float">
            <text:p>7.48683054295657</text:p>
          </table:table-cell>
          <table:table-cell office:value-type="float" office:value="17172182.5" calcext:value-type="float">
            <text:p>17172182.5</text:p>
          </table:table-cell>
          <table:table-cell office:value-type="float" office:value="370670.676745119" calcext:value-type="float">
            <text:p>370670.676745119</text:p>
          </table:table-cell>
          <table:table-cell office:value-type="float" office:value="240597.5" calcext:value-type="float">
            <text:p>240597.5</text:p>
          </table:table-cell>
          <table:table-cell office:value-type="float" office:value="7721.62845859807" calcext:value-type="float">
            <text:p>7721.6284585980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6]-[.I16]" office:value-type="float" office:value="16931585" calcext:value-type="float">
            <text:p>16931585</text:p>
          </table:table-cell>
          <table:table-cell table:formula="of:=[testD1Year6.M16]/[.M16]" office:value-type="float" office:value="24.7635537665257" calcext:value-type="float">
            <text:p>24.7635537665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0000015" calcext:value-type="float">
            <text:p>0.0150000015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884.5" calcext:value-type="float">
            <text:p>884.5</text:p>
          </table:table-cell>
          <table:table-cell office:value-type="float" office:value="7.41619848709566" calcext:value-type="float">
            <text:p>7.41619848709566</text:p>
          </table:table-cell>
          <table:table-cell office:value-type="float" office:value="16375397.5" calcext:value-type="float">
            <text:p>16375397.5</text:p>
          </table:table-cell>
          <table:table-cell office:value-type="float" office:value="337916.304054795" calcext:value-type="float">
            <text:p>337916.304054795</text:p>
          </table:table-cell>
          <table:table-cell office:value-type="float" office:value="243540" calcext:value-type="float">
            <text:p>243540</text:p>
          </table:table-cell>
          <table:table-cell office:value-type="float" office:value="9314.34377720728" calcext:value-type="float">
            <text:p>9314.3437772072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7]-[.I17]" office:value-type="float" office:value="16131857.5" calcext:value-type="float">
            <text:p>16131857.5</text:p>
          </table:table-cell>
          <table:table-cell table:formula="of:=[testD1Year6.M17]/[.M17]" office:value-type="float" office:value="25.9911926137458" calcext:value-type="float">
            <text:p>25.9911926137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6" calcext:value-type="float">
            <text:p>0.016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00.7" calcext:value-type="float">
            <text:p>900.7</text:p>
          </table:table-cell>
          <table:table-cell office:value-type="float" office:value="9.20011441576451" calcext:value-type="float">
            <text:p>9.20011441576451</text:p>
          </table:table-cell>
          <table:table-cell office:value-type="float" office:value="15605617.5" calcext:value-type="float">
            <text:p>15605617.5</text:p>
          </table:table-cell>
          <table:table-cell office:value-type="float" office:value="338926.399118949" calcext:value-type="float">
            <text:p>338926.399118949</text:p>
          </table:table-cell>
          <table:table-cell office:value-type="float" office:value="247390" calcext:value-type="float">
            <text:p>247390</text:p>
          </table:table-cell>
          <table:table-cell office:value-type="float" office:value="7214.50658487175" calcext:value-type="float">
            <text:p>7214.5065848717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8]-[.I18]" office:value-type="float" office:value="15358227.5" calcext:value-type="float">
            <text:p>15358227.5</text:p>
          </table:table-cell>
          <table:table-cell table:formula="of:=[testD1Year6.M18]/[.M18]" office:value-type="float" office:value="27.3004300463709" calcext:value-type="float">
            <text:p>27.300430046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14.45" calcext:value-type="float">
            <text:p>914.45</text:p>
          </table:table-cell>
          <table:table-cell office:value-type="float" office:value="8.79877383802036" calcext:value-type="float">
            <text:p>8.79877383802036</text:p>
          </table:table-cell>
          <table:table-cell office:value-type="float" office:value="14906210" calcext:value-type="float">
            <text:p>14906210</text:p>
          </table:table-cell>
          <table:table-cell office:value-type="float" office:value="304375.846956565" calcext:value-type="float">
            <text:p>304375.846956565</text:p>
          </table:table-cell>
          <table:table-cell office:value-type="float" office:value="254897.5" calcext:value-type="float">
            <text:p>254897.5</text:p>
          </table:table-cell>
          <table:table-cell office:value-type="float" office:value="9525.40198074269" calcext:value-type="float">
            <text:p>9525.4019807426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19]-[.I19]" office:value-type="float" office:value="14651312.5" calcext:value-type="float">
            <text:p>14651312.5</text:p>
          </table:table-cell>
          <table:table-cell table:formula="of:=[testD1Year6.M19]/[.M19]" office:value-type="float" office:value="28.6176556195904" calcext:value-type="float">
            <text:p>28.6176556195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000001" calcext:value-type="float">
            <text:p>0.018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25.65" calcext:value-type="float">
            <text:p>925.65</text:p>
          </table:table-cell>
          <table:table-cell office:value-type="float" office:value="7.76140925890463" calcext:value-type="float">
            <text:p>7.76140925890463</text:p>
          </table:table-cell>
          <table:table-cell office:value-type="float" office:value="14264057.5" calcext:value-type="float">
            <text:p>14264057.5</text:p>
          </table:table-cell>
          <table:table-cell office:value-type="float" office:value="296560.064154491" calcext:value-type="float">
            <text:p>296560.064154491</text:p>
          </table:table-cell>
          <table:table-cell office:value-type="float" office:value="258720" calcext:value-type="float">
            <text:p>258720</text:p>
          </table:table-cell>
          <table:table-cell office:value-type="float" office:value="10536.3331282507" calcext:value-type="float">
            <text:p>10536.333128250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0]-[.I20]" office:value-type="float" office:value="14005337.5" calcext:value-type="float">
            <text:p>14005337.5</text:p>
          </table:table-cell>
          <table:table-cell table:formula="of:=[testD1Year6.M20]/[.M20]" office:value-type="float" office:value="29.9376016822158" calcext:value-type="float">
            <text:p>29.937601682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000001" calcext:value-type="float">
            <text:p>0.019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34.5" calcext:value-type="float">
            <text:p>934.5</text:p>
          </table:table-cell>
          <table:table-cell office:value-type="float" office:value="6.54940736571678" calcext:value-type="float">
            <text:p>6.54940736571678</text:p>
          </table:table-cell>
          <table:table-cell office:value-type="float" office:value="13652787.5" calcext:value-type="float">
            <text:p>13652787.5</text:p>
          </table:table-cell>
          <table:table-cell office:value-type="float" office:value="341876.207156533" calcext:value-type="float">
            <text:p>341876.207156533</text:p>
          </table:table-cell>
          <table:table-cell office:value-type="float" office:value="261552.5" calcext:value-type="float">
            <text:p>261552.5</text:p>
          </table:table-cell>
          <table:table-cell office:value-type="float" office:value="7850.45213247049" calcext:value-type="float">
            <text:p>7850.4521324704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1]-[.I21]" office:value-type="float" office:value="13391235" calcext:value-type="float">
            <text:p>13391235</text:p>
          </table:table-cell>
          <table:table-cell table:formula="of:=[testD1Year6.M21]/[.M21]" office:value-type="float" office:value="31.3104964179928" calcext:value-type="float">
            <text:p>31.3104964179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000001" calcext:value-type="float">
            <text:p>0.020000001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43.65" calcext:value-type="float">
            <text:p>943.65</text:p>
          </table:table-cell>
          <table:table-cell office:value-type="float" office:value="7.22040237980653" calcext:value-type="float">
            <text:p>7.22040237980653</text:p>
          </table:table-cell>
          <table:table-cell office:value-type="float" office:value="13083125" calcext:value-type="float">
            <text:p>13083125</text:p>
          </table:table-cell>
          <table:table-cell office:value-type="float" office:value="350359.315748246" calcext:value-type="float">
            <text:p>350359.315748246</text:p>
          </table:table-cell>
          <table:table-cell office:value-type="float" office:value="263147.5" calcext:value-type="float">
            <text:p>263147.5</text:p>
          </table:table-cell>
          <table:table-cell office:value-type="float" office:value="8534.51930320871" calcext:value-type="float">
            <text:p>8534.5193032087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2]-[.I22]" office:value-type="float" office:value="12819977.5" calcext:value-type="float">
            <text:p>12819977.5</text:p>
          </table:table-cell>
          <table:table-cell table:formula="of:=[testD1Year6.M22]/[.M22]" office:value-type="float" office:value="32.7056904351041" calcext:value-type="float">
            <text:p>32.7056904351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1000002" calcext:value-type="float">
            <text:p>0.021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51.65" calcext:value-type="float">
            <text:p>951.65</text:p>
          </table:table-cell>
          <table:table-cell office:value-type="float" office:value="7.15449803307424" calcext:value-type="float">
            <text:p>7.15449803307424</text:p>
          </table:table-cell>
          <table:table-cell office:value-type="float" office:value="12562935" calcext:value-type="float">
            <text:p>12562935</text:p>
          </table:table-cell>
          <table:table-cell office:value-type="float" office:value="314102.141491384" calcext:value-type="float">
            <text:p>314102.141491384</text:p>
          </table:table-cell>
          <table:table-cell office:value-type="float" office:value="264275" calcext:value-type="float">
            <text:p>264275</text:p>
          </table:table-cell>
          <table:table-cell office:value-type="float" office:value="8380.20066334302" calcext:value-type="float">
            <text:p>8380.2006633430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3]-[.I23]" office:value-type="float" office:value="12298660" calcext:value-type="float">
            <text:p>12298660</text:p>
          </table:table-cell>
          <table:table-cell table:formula="of:=[testD1Year6.M23]/[.M23]" office:value-type="float" office:value="34.0920242937035" calcext:value-type="float">
            <text:p>34.0920242937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2000002" calcext:value-type="float">
            <text:p>0.022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57.75" calcext:value-type="float">
            <text:p>957.75</text:p>
          </table:table-cell>
          <table:table-cell office:value-type="float" office:value="6.67970216795866" calcext:value-type="float">
            <text:p>6.67970216795866</text:p>
          </table:table-cell>
          <table:table-cell office:value-type="float" office:value="12073930" calcext:value-type="float">
            <text:p>12073930</text:p>
          </table:table-cell>
          <table:table-cell office:value-type="float" office:value="298306.586990809" calcext:value-type="float">
            <text:p>298306.586990809</text:p>
          </table:table-cell>
          <table:table-cell office:value-type="float" office:value="266227.5" calcext:value-type="float">
            <text:p>266227.5</text:p>
          </table:table-cell>
          <table:table-cell office:value-type="float" office:value="7060.31300558567" calcext:value-type="float">
            <text:p>7060.3130055856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4]-[.I24]" office:value-type="float" office:value="11807702.5" calcext:value-type="float">
            <text:p>11807702.5</text:p>
          </table:table-cell>
          <table:table-cell table:formula="of:=[testD1Year6.M24]/[.M24]" office:value-type="float" office:value="35.5095511171627" calcext:value-type="float">
            <text:p>35.5095511171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3000002" calcext:value-type="float">
            <text:p>0.023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63.4" calcext:value-type="float">
            <text:p>963.4</text:p>
          </table:table-cell>
          <table:table-cell office:value-type="float" office:value="6.45143802819022" calcext:value-type="float">
            <text:p>6.45143802819022</text:p>
          </table:table-cell>
          <table:table-cell office:value-type="float" office:value="11597410" calcext:value-type="float">
            <text:p>11597410</text:p>
          </table:table-cell>
          <table:table-cell office:value-type="float" office:value="317102.325590237" calcext:value-type="float">
            <text:p>317102.325590237</text:p>
          </table:table-cell>
          <table:table-cell office:value-type="float" office:value="266640" calcext:value-type="float">
            <text:p>266640</text:p>
          </table:table-cell>
          <table:table-cell office:value-type="float" office:value="7489.52953339387" calcext:value-type="float">
            <text:p>7489.5295333938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5]-[.I25]" office:value-type="float" office:value="11330770" calcext:value-type="float">
            <text:p>11330770</text:p>
          </table:table-cell>
          <table:table-cell table:formula="of:=[testD1Year6.M25]/[.M25]" office:value-type="float" office:value="37.0042120261906" calcext:value-type="float">
            <text:p>37.0042120261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4000002" calcext:value-type="float">
            <text:p>0.024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68.6" calcext:value-type="float">
            <text:p>968.6</text:p>
          </table:table-cell>
          <table:table-cell office:value-type="float" office:value="4.80569837194401" calcext:value-type="float">
            <text:p>4.80569837194401</text:p>
          </table:table-cell>
          <table:table-cell office:value-type="float" office:value="11184525" calcext:value-type="float">
            <text:p>11184525</text:p>
          </table:table-cell>
          <table:table-cell office:value-type="float" office:value="307428.042714663" calcext:value-type="float">
            <text:p>307428.042714663</text:p>
          </table:table-cell>
          <table:table-cell office:value-type="float" office:value="269307.5" calcext:value-type="float">
            <text:p>269307.5</text:p>
          </table:table-cell>
          <table:table-cell office:value-type="float" office:value="7167.29184339671" calcext:value-type="float">
            <text:p>7167.2918433967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6]-[.I26]" office:value-type="float" office:value="10915217.5" calcext:value-type="float">
            <text:p>10915217.5</text:p>
          </table:table-cell>
          <table:table-cell table:formula="of:=[testD1Year6.M26]/[.M26]" office:value-type="float" office:value="38.4129968550787" calcext:value-type="float">
            <text:p>38.4129968550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000002" calcext:value-type="float">
            <text:p>0.025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73.3" calcext:value-type="float">
            <text:p>973.3</text:p>
          </table:table-cell>
          <table:table-cell office:value-type="float" office:value="4.90005370539849" calcext:value-type="float">
            <text:p>4.90005370539849</text:p>
          </table:table-cell>
          <table:table-cell office:value-type="float" office:value="10780715" calcext:value-type="float">
            <text:p>10780715</text:p>
          </table:table-cell>
          <table:table-cell office:value-type="float" office:value="287591.523692893" calcext:value-type="float">
            <text:p>287591.523692893</text:p>
          </table:table-cell>
          <table:table-cell office:value-type="float" office:value="270902.5" calcext:value-type="float">
            <text:p>270902.5</text:p>
          </table:table-cell>
          <table:table-cell office:value-type="float" office:value="7661.6006813198" calcext:value-type="float">
            <text:p>7661.600681319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7]-[.I27]" office:value-type="float" office:value="10509812.5" calcext:value-type="float">
            <text:p>10509812.5</text:p>
          </table:table-cell>
          <table:table-cell table:formula="of:=[testD1Year6.M27]/[.M27]" office:value-type="float" office:value="39.8947379413286" calcext:value-type="float">
            <text:p>39.8947379413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6000002" calcext:value-type="float">
            <text:p>0.02600000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78.45" calcext:value-type="float">
            <text:p>978.45</text:p>
          </table:table-cell>
          <table:table-cell office:value-type="float" office:value="4.65069321375008" calcext:value-type="float">
            <text:p>4.65069321375008</text:p>
          </table:table-cell>
          <table:table-cell office:value-type="float" office:value="10397255" calcext:value-type="float">
            <text:p>10397255</text:p>
          </table:table-cell>
          <table:table-cell office:value-type="float" office:value="266308.524529055" calcext:value-type="float">
            <text:p>266308.524529055</text:p>
          </table:table-cell>
          <table:table-cell office:value-type="float" office:value="273020" calcext:value-type="float">
            <text:p>273020</text:p>
          </table:table-cell>
          <table:table-cell office:value-type="float" office:value="6557.40641926123" calcext:value-type="float">
            <text:p>6557.4064192612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8]-[.I28]" office:value-type="float" office:value="10124235" calcext:value-type="float">
            <text:p>10124235</text:p>
          </table:table-cell>
          <table:table-cell table:formula="of:=[testD1Year6.M28]/[.M28]" office:value-type="float" office:value="41.4141133132528" calcext:value-type="float">
            <text:p>41.4141133132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000003" calcext:value-type="float">
            <text:p>0.027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79.35" calcext:value-type="float">
            <text:p>979.35</text:p>
          </table:table-cell>
          <table:table-cell office:value-type="float" office:value="4.80432918807282" calcext:value-type="float">
            <text:p>4.80432918807282</text:p>
          </table:table-cell>
          <table:table-cell office:value-type="float" office:value="10071985" calcext:value-type="float">
            <text:p>10071985</text:p>
          </table:table-cell>
          <table:table-cell office:value-type="float" office:value="278540.86258856" calcext:value-type="float">
            <text:p>278540.86258856</text:p>
          </table:table-cell>
          <table:table-cell office:value-type="float" office:value="274532.5" calcext:value-type="float">
            <text:p>274532.5</text:p>
          </table:table-cell>
          <table:table-cell office:value-type="float" office:value="9966.15687688774" calcext:value-type="float">
            <text:p>9966.1568768877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29]-[.I29]" office:value-type="float" office:value="9797452.5" calcext:value-type="float">
            <text:p>9797452.5</text:p>
          </table:table-cell>
          <table:table-cell table:formula="of:=[testD1Year6.M29]/[.M29]" office:value-type="float" office:value="42.7954323330478" calcext:value-type="float">
            <text:p>42.7954323330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000003" calcext:value-type="float">
            <text:p>0.028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1.8" calcext:value-type="float">
            <text:p>981.8</text:p>
          </table:table-cell>
          <table:table-cell office:value-type="float" office:value="3.83337147196893" calcext:value-type="float">
            <text:p>3.83337147196893</text:p>
          </table:table-cell>
          <table:table-cell office:value-type="float" office:value="9759502.5" calcext:value-type="float">
            <text:p>9759502.5</text:p>
          </table:table-cell>
          <table:table-cell office:value-type="float" office:value="286291.355769185" calcext:value-type="float">
            <text:p>286291.355769185</text:p>
          </table:table-cell>
          <table:table-cell office:value-type="float" office:value="272387.5" calcext:value-type="float">
            <text:p>272387.5</text:p>
          </table:table-cell>
          <table:table-cell office:value-type="float" office:value="7816.71412659067" calcext:value-type="float">
            <text:p>7816.7141265906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0]-[.I30]" office:value-type="float" office:value="9487115" calcext:value-type="float">
            <text:p>9487115</text:p>
          </table:table-cell>
          <table:table-cell table:formula="of:=[testD1Year6.M30]/[.M30]" office:value-type="float" office:value="44.1953339344996" calcext:value-type="float">
            <text:p>44.1953339344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9000003" calcext:value-type="float">
            <text:p>0.029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4.15" calcext:value-type="float">
            <text:p>984.15</text:p>
          </table:table-cell>
          <table:table-cell office:value-type="float" office:value="2.70038983540486" calcext:value-type="float">
            <text:p>2.70038983540486</text:p>
          </table:table-cell>
          <table:table-cell office:value-type="float" office:value="9433270" calcext:value-type="float">
            <text:p>9433270</text:p>
          </table:table-cell>
          <table:table-cell office:value-type="float" office:value="281052.996688113" calcext:value-type="float">
            <text:p>281052.996688113</text:p>
          </table:table-cell>
          <table:table-cell office:value-type="float" office:value="269060" calcext:value-type="float">
            <text:p>269060</text:p>
          </table:table-cell>
          <table:table-cell office:value-type="float" office:value="9886.48199896148" calcext:value-type="float">
            <text:p>9886.4819989614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1]-[.I31]" office:value-type="float" office:value="9164210" calcext:value-type="float">
            <text:p>9164210</text:p>
          </table:table-cell>
          <table:table-cell table:formula="of:=[testD1Year6.M31]/[.M31]" office:value-type="float" office:value="45.7525761085789" calcext:value-type="float">
            <text:p>45.7525761085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000003" calcext:value-type="float">
            <text:p>0.030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7.05" calcext:value-type="float">
            <text:p>987.05</text:p>
          </table:table-cell>
          <table:table-cell office:value-type="float" office:value="2.96426080250425" calcext:value-type="float">
            <text:p>2.96426080250425</text:p>
          </table:table-cell>
          <table:table-cell office:value-type="float" office:value="9139432.5" calcext:value-type="float">
            <text:p>9139432.5</text:p>
          </table:table-cell>
          <table:table-cell office:value-type="float" office:value="265819.181852607" calcext:value-type="float">
            <text:p>265819.181852607</text:p>
          </table:table-cell>
          <table:table-cell office:value-type="float" office:value="272772.5" calcext:value-type="float">
            <text:p>272772.5</text:p>
          </table:table-cell>
          <table:table-cell office:value-type="float" office:value="7842.33576577526" calcext:value-type="float">
            <text:p>7842.3357657752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2]-[.I32]" office:value-type="float" office:value="8866660" calcext:value-type="float">
            <text:p>8866660</text:p>
          </table:table-cell>
          <table:table-cell table:formula="of:=[testD1Year6.M32]/[.M32]" office:value-type="float" office:value="47.2879545962065" calcext:value-type="float">
            <text:p>47.2879545962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000003" calcext:value-type="float">
            <text:p>0.03100000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88.85" calcext:value-type="float">
            <text:p>988.85</text:p>
          </table:table-cell>
          <table:table-cell office:value-type="float" office:value="3.28112625079929" calcext:value-type="float">
            <text:p>3.28112625079929</text:p>
          </table:table-cell>
          <table:table-cell office:value-type="float" office:value="8875295" calcext:value-type="float">
            <text:p>8875295</text:p>
          </table:table-cell>
          <table:table-cell office:value-type="float" office:value="251948.59276197" calcext:value-type="float">
            <text:p>251948.59276197</text:p>
          </table:table-cell>
          <table:table-cell office:value-type="float" office:value="274120" calcext:value-type="float">
            <text:p>274120</text:p>
          </table:table-cell>
          <table:table-cell office:value-type="float" office:value="7334.44289851513" calcext:value-type="float">
            <text:p>7334.442898515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3]-[.I33]" office:value-type="float" office:value="8601175" calcext:value-type="float">
            <text:p>8601175</text:p>
          </table:table-cell>
          <table:table-cell table:formula="of:=[testD1Year6.M33]/[.M33]" office:value-type="float" office:value="48.7475508288112" calcext:value-type="float">
            <text:p>48.7475508288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2" calcext:value-type="float">
            <text:p>0.032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2.53397960362331" calcext:value-type="float">
            <text:p>2.53397960362331</text:p>
          </table:table-cell>
          <table:table-cell office:value-type="float" office:value="8606785" calcext:value-type="float">
            <text:p>8606785</text:p>
          </table:table-cell>
          <table:table-cell office:value-type="float" office:value="265754.956927578" calcext:value-type="float">
            <text:p>265754.956927578</text:p>
          </table:table-cell>
          <table:table-cell office:value-type="float" office:value="274395" calcext:value-type="float">
            <text:p>274395</text:p>
          </table:table-cell>
          <table:table-cell office:value-type="float" office:value="11163.6381072424" calcext:value-type="float">
            <text:p>11163.63810724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4]-[.I34]" office:value-type="float" office:value="8332390" calcext:value-type="float">
            <text:p>8332390</text:p>
          </table:table-cell>
          <table:table-cell table:formula="of:=[testD1Year6.M34]/[.M34]" office:value-type="float" office:value="50.3200420887644" calcext:value-type="float">
            <text:p>50.3200420887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" calcext:value-type="float">
            <text:p>0.03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0.55" calcext:value-type="float">
            <text:p>990.55</text:p>
          </table:table-cell>
          <table:table-cell office:value-type="float" office:value="2.92853475128326" calcext:value-type="float">
            <text:p>2.92853475128326</text:p>
          </table:table-cell>
          <table:table-cell office:value-type="float" office:value="8363657.5" calcext:value-type="float">
            <text:p>8363657.5</text:p>
          </table:table-cell>
          <table:table-cell office:value-type="float" office:value="265259.47935589" calcext:value-type="float">
            <text:p>265259.47935589</text:p>
          </table:table-cell>
          <table:table-cell office:value-type="float" office:value="277777.5" calcext:value-type="float">
            <text:p>277777.5</text:p>
          </table:table-cell>
          <table:table-cell office:value-type="float" office:value="8630.97962056025" calcext:value-type="float">
            <text:p>8630.9796205602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5]-[.I35]" office:value-type="float" office:value="8085880" calcext:value-type="float">
            <text:p>8085880</text:p>
          </table:table-cell>
          <table:table-cell table:formula="of:=[testD1Year6.M35]/[.M35]" office:value-type="float" office:value="51.8541229278693" calcext:value-type="float">
            <text:p>51.8541229278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999998" calcext:value-type="float">
            <text:p>0.033999998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2.4" calcext:value-type="float">
            <text:p>992.4</text:p>
          </table:table-cell>
          <table:table-cell office:value-type="float" office:value="2.03650888067119" calcext:value-type="float">
            <text:p>2.03650888067119</text:p>
          </table:table-cell>
          <table:table-cell office:value-type="float" office:value="8102215" calcext:value-type="float">
            <text:p>8102215</text:p>
          </table:table-cell>
          <table:table-cell office:value-type="float" office:value="255428.114359526" calcext:value-type="float">
            <text:p>255428.114359526</text:p>
          </table:table-cell>
          <table:table-cell office:value-type="float" office:value="274780" calcext:value-type="float">
            <text:p>274780</text:p>
          </table:table-cell>
          <table:table-cell office:value-type="float" office:value="7154.22951826401" calcext:value-type="float">
            <text:p>7154.2295182640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6]-[.I36]" office:value-type="float" office:value="7827435" calcext:value-type="float">
            <text:p>7827435</text:p>
          </table:table-cell>
          <table:table-cell table:formula="of:=[testD1Year6.M36]/[.M36]" office:value-type="float" office:value="53.5662340856232" calcext:value-type="float">
            <text:p>53.5662340856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999996" calcext:value-type="float">
            <text:p>0.034999996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3.45" calcext:value-type="float">
            <text:p>993.45</text:p>
          </table:table-cell>
          <table:table-cell office:value-type="float" office:value="2.16369566884264" calcext:value-type="float">
            <text:p>2.16369566884264</text:p>
          </table:table-cell>
          <table:table-cell office:value-type="float" office:value="7870252.5" calcext:value-type="float">
            <text:p>7870252.5</text:p>
          </table:table-cell>
          <table:table-cell office:value-type="float" office:value="256047.578573634" calcext:value-type="float">
            <text:p>256047.578573634</text:p>
          </table:table-cell>
          <table:table-cell office:value-type="float" office:value="276237.5" calcext:value-type="float">
            <text:p>276237.5</text:p>
          </table:table-cell>
          <table:table-cell office:value-type="float" office:value="8697.86536123118" calcext:value-type="float">
            <text:p>8697.8653612311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7]-[.I37]" office:value-type="float" office:value="7594015" calcext:value-type="float">
            <text:p>7594015</text:p>
          </table:table-cell>
          <table:table-cell table:formula="of:=[testD1Year6.M37]/[.M37]" office:value-type="float" office:value="55.2127188977109" calcext:value-type="float">
            <text:p>55.2127188977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5999995" calcext:value-type="float">
            <text:p>0.035999995</text:p>
          </table:table-cell>
          <table:table-cell office:value-type="float" office:value="52524" calcext:value-type="float">
            <text:p>52524</text:p>
          </table:table-cell>
          <table:table-cell office:value-type="float" office:value="160.996894379985" calcext:value-type="float">
            <text:p>160.996894379985</text:p>
          </table:table-cell>
          <table:table-cell office:value-type="float" office:value="994.9" calcext:value-type="float">
            <text:p>994.9</text:p>
          </table:table-cell>
          <table:table-cell office:value-type="float" office:value="3.09328644852551" calcext:value-type="float">
            <text:p>3.09328644852551</text:p>
          </table:table-cell>
          <table:table-cell office:value-type="float" office:value="7657842.5" calcext:value-type="float">
            <text:p>7657842.5</text:p>
          </table:table-cell>
          <table:table-cell office:value-type="float" office:value="251872.522202779" calcext:value-type="float">
            <text:p>251872.522202779</text:p>
          </table:table-cell>
          <table:table-cell office:value-type="float" office:value="280912.5" calcext:value-type="float">
            <text:p>280912.5</text:p>
          </table:table-cell>
          <table:table-cell office:value-type="float" office:value="8622.49010009961" calcext:value-type="float">
            <text:p>8622.49010009961</text:p>
          </table:table-cell>
          <table:table-cell office:value-type="float" office:value="145.9" calcext:value-type="float">
            <text:p>145.9</text:p>
          </table:table-cell>
          <table:table-cell office:value-type="float" office:value="0.447213595499958" calcext:value-type="float">
            <text:p>0.447213595499958</text:p>
          </table:table-cell>
          <table:table-cell table:formula="of:=[.G38]-[.I38]" office:value-type="float" office:value="7376930" calcext:value-type="float">
            <text:p>7376930</text:p>
          </table:table-cell>
          <table:table-cell table:formula="of:=[testD1Year6.M38]/[.M38]" office:value-type="float" office:value="56.8374941201828" calcext:value-type="float">
            <text:p>56.8374941201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999993" calcext:value-type="float">
            <text:p>0.036999993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5.05" calcext:value-type="float">
            <text:p>995.05</text:p>
          </table:table-cell>
          <table:table-cell office:value-type="float" office:value="1.8771478925557" calcext:value-type="float">
            <text:p>1.8771478925557</text:p>
          </table:table-cell>
          <table:table-cell office:value-type="float" office:value="7472272.5" calcext:value-type="float">
            <text:p>7472272.5</text:p>
          </table:table-cell>
          <table:table-cell office:value-type="float" office:value="238095.105652188" calcext:value-type="float">
            <text:p>238095.105652188</text:p>
          </table:table-cell>
          <table:table-cell office:value-type="float" office:value="279015" calcext:value-type="float">
            <text:p>279015</text:p>
          </table:table-cell>
          <table:table-cell office:value-type="float" office:value="9135.71793047832" calcext:value-type="float">
            <text:p>9135.7179304783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39]-[.I39]" office:value-type="float" office:value="7193257.5" calcext:value-type="float">
            <text:p>7193257.5</text:p>
          </table:table-cell>
          <table:table-cell table:formula="of:=[testD1Year6.M39]/[.M39]" office:value-type="float" office:value="58.2887816125031" calcext:value-type="float">
            <text:p>58.2887816125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99999" calcext:value-type="float">
            <text:p>0.03799999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6.5" calcext:value-type="float">
            <text:p>996.5</text:p>
          </table:table-cell>
          <table:table-cell office:value-type="float" office:value="1.50437957136384" calcext:value-type="float">
            <text:p>1.50437957136384</text:p>
          </table:table-cell>
          <table:table-cell office:value-type="float" office:value="7277792.5" calcext:value-type="float">
            <text:p>7277792.5</text:p>
          </table:table-cell>
          <table:table-cell office:value-type="float" office:value="228867.784904528" calcext:value-type="float">
            <text:p>228867.784904528</text:p>
          </table:table-cell>
          <table:table-cell office:value-type="float" office:value="277997.5" calcext:value-type="float">
            <text:p>277997.5</text:p>
          </table:table-cell>
          <table:table-cell office:value-type="float" office:value="10722.1791162058" calcext:value-type="float">
            <text:p>10722.179116205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0]-[.I40]" office:value-type="float" office:value="6999795" calcext:value-type="float">
            <text:p>6999795</text:p>
          </table:table-cell>
          <table:table-cell table:formula="of:=[testD1Year6.M40]/[.M40]" office:value-type="float" office:value="59.8997849937034" calcext:value-type="float">
            <text:p>59.8997849937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99999" calcext:value-type="float">
            <text:p>0.03899999</text:p>
          </table:table-cell>
          <table:table-cell office:value-type="float" office:value="52560" calcext:value-type="float">
            <text:p>52560</text:p>
          </table:table-cell>
          <table:table-cell office:value-type="float" office:value="0" calcext:value-type="float">
            <text:p>0</text:p>
          </table:table-cell>
          <table:table-cell office:value-type="float" office:value="996.65" calcext:value-type="float">
            <text:p>996.65</text:p>
          </table:table-cell>
          <table:table-cell office:value-type="float" office:value="1.59851905146443" calcext:value-type="float">
            <text:p>1.59851905146443</text:p>
          </table:table-cell>
          <table:table-cell office:value-type="float" office:value="7102892.5" calcext:value-type="float">
            <text:p>7102892.5</text:p>
          </table:table-cell>
          <table:table-cell office:value-type="float" office:value="214324.63158477" calcext:value-type="float">
            <text:p>214324.63158477</text:p>
          </table:table-cell>
          <table:table-cell office:value-type="float" office:value="276320" calcext:value-type="float">
            <text:p>276320</text:p>
          </table:table-cell>
          <table:table-cell office:value-type="float" office:value="7987.01907373524" calcext:value-type="float">
            <text:p>7987.019073735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G41]-[.I41]" office:value-type="float" office:value="6826572.5" calcext:value-type="float">
            <text:p>6826572.5</text:p>
          </table:table-cell>
          <table:table-cell table:formula="of:=[testD1Year6.M41]/[.M41]" office:value-type="float" office:value="61.4197264439805" calcext:value-type="float">
            <text:p>61.4197264439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999988" calcext:value-type="float">
            <text:p>0.039999988</text:p>
          </table:table-cell>
          <table:table-cell office:value-type="float" office:value="52344" calcext:value-type="float">
            <text:p>52344</text:p>
          </table:table-cell>
          <table:table-cell office:value-type="float" office:value="812.574854851442" calcext:value-type="float">
            <text:p>812.574854851442</text:p>
          </table:table-cell>
          <table:table-cell office:value-type="float" office:value="996.7" calcext:value-type="float">
            <text:p>996.7</text:p>
          </table:table-cell>
          <table:table-cell office:value-type="float" office:value="2.02874085917453" calcext:value-type="float">
            <text:p>2.02874085917453</text:p>
          </table:table-cell>
          <table:table-cell office:value-type="float" office:value="6932557.5" calcext:value-type="float">
            <text:p>6932557.5</text:p>
          </table:table-cell>
          <table:table-cell office:value-type="float" office:value="206188.605072739" calcext:value-type="float">
            <text:p>206188.605072739</text:p>
          </table:table-cell>
          <table:table-cell office:value-type="float" office:value="276622.5" calcext:value-type="float">
            <text:p>276622.5</text:p>
          </table:table-cell>
          <table:table-cell office:value-type="float" office:value="6861.32323819155" calcext:value-type="float">
            <text:p>6861.32323819155</text:p>
          </table:table-cell>
          <table:table-cell office:value-type="float" office:value="145.4" calcext:value-type="float">
            <text:p>145.4</text:p>
          </table:table-cell>
          <table:table-cell office:value-type="float" office:value="2.25715237458734" calcext:value-type="float">
            <text:p>2.25715237458734</text:p>
          </table:table-cell>
          <table:table-cell table:formula="of:=[.G42]-[.I42]" office:value-type="float" office:value="6655935" calcext:value-type="float">
            <text:p>6655935</text:p>
          </table:table-cell>
          <table:table-cell table:formula="of:=[testD1Year6.M42]/[.M42]" office:value-type="float" office:value="62.9943374597258" calcext:value-type="float">
            <text:p>62.9943374597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999986" calcext:value-type="float">
            <text:p>0.040999986</text:p>
          </table:table-cell>
          <table:table-cell office:value-type="float" office:value="52488" calcext:value-type="float">
            <text:p>52488</text:p>
          </table:table-cell>
          <table:table-cell office:value-type="float" office:value="321.99378875997" calcext:value-type="float">
            <text:p>321.99378875997</text:p>
          </table:table-cell>
          <table:table-cell office:value-type="float" office:value="997.5" calcext:value-type="float">
            <text:p>997.5</text:p>
          </table:table-cell>
          <table:table-cell office:value-type="float" office:value="1.39548142984872" calcext:value-type="float">
            <text:p>1.39548142984872</text:p>
          </table:table-cell>
          <table:table-cell office:value-type="float" office:value="6777127.5" calcext:value-type="float">
            <text:p>6777127.5</text:p>
          </table:table-cell>
          <table:table-cell office:value-type="float" office:value="207889.69777454" calcext:value-type="float">
            <text:p>207889.69777454</text:p>
          </table:table-cell>
          <table:table-cell office:value-type="float" office:value="277722.5" calcext:value-type="float">
            <text:p>277722.5</text:p>
          </table:table-cell>
          <table:table-cell office:value-type="float" office:value="7824.04315656487" calcext:value-type="float">
            <text:p>7824.04315656487</text:p>
          </table:table-cell>
          <table:table-cell office:value-type="float" office:value="145.8" calcext:value-type="float">
            <text:p>145.8</text:p>
          </table:table-cell>
          <table:table-cell office:value-type="float" office:value="0.894427190999916" calcext:value-type="float">
            <text:p>0.894427190999916</text:p>
          </table:table-cell>
          <table:table-cell table:formula="of:=[.G43]-[.I43]" office:value-type="float" office:value="6499405" calcext:value-type="float">
            <text:p>6499405</text:p>
          </table:table-cell>
          <table:table-cell table:formula="of:=[testD1Year6.M43]/[.M43]" office:value-type="float" office:value="64.5114768967313" calcext:value-type="float">
            <text:p>64.5114768967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999985" calcext:value-type="float">
            <text:p>0.041999985</text:p>
          </table:table-cell>
          <table:table-cell office:value-type="float" office:value="52272" calcext:value-type="float">
            <text:p>52272</text:p>
          </table:table-cell>
          <table:table-cell office:value-type="float" office:value="916.708069240435" calcext:value-type="float">
            <text:p>916.708069240435</text:p>
          </table:table-cell>
          <table:table-cell office:value-type="float" office:value="998.2" calcext:value-type="float">
            <text:p>998.2</text:p>
          </table:table-cell>
          <table:table-cell office:value-type="float" office:value="1.32188063797479" calcext:value-type="float">
            <text:p>1.32188063797479</text:p>
          </table:table-cell>
          <table:table-cell office:value-type="float" office:value="6614932.5" calcext:value-type="float">
            <text:p>6614932.5</text:p>
          </table:table-cell>
          <table:table-cell office:value-type="float" office:value="197473.847885446" calcext:value-type="float">
            <text:p>197473.847885446</text:p>
          </table:table-cell>
          <table:table-cell office:value-type="float" office:value="282562.5" calcext:value-type="float">
            <text:p>282562.5</text:p>
          </table:table-cell>
          <table:table-cell office:value-type="float" office:value="8855.68320345754" calcext:value-type="float">
            <text:p>8855.68320345754</text:p>
          </table:table-cell>
          <table:table-cell office:value-type="float" office:value="145.2" calcext:value-type="float">
            <text:p>145.2</text:p>
          </table:table-cell>
          <table:table-cell office:value-type="float" office:value="2.54641130344565" calcext:value-type="float">
            <text:p>2.54641130344565</text:p>
          </table:table-cell>
          <table:table-cell table:formula="of:=[.G44]-[.I44]" office:value-type="float" office:value="6332370" calcext:value-type="float">
            <text:p>6332370</text:p>
          </table:table-cell>
          <table:table-cell table:formula="of:=[testD1Year6.M44]/[.M44]" office:value-type="float" office:value="66.2131580277211" calcext:value-type="float">
            <text:p>66.2131580277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2999983" calcext:value-type="float">
            <text:p>0.042999983</text:p>
          </table:table-cell>
          <table:table-cell office:value-type="float" office:value="52380" calcext:value-type="float">
            <text:p>52380</text:p>
          </table:table-cell>
          <table:table-cell office:value-type="float" office:value="566.206211273075" calcext:value-type="float">
            <text:p>566.206211273075</text:p>
          </table:table-cell>
          <table:table-cell office:value-type="float" office:value="998.25" calcext:value-type="float">
            <text:p>998.25</text:p>
          </table:table-cell>
          <table:table-cell office:value-type="float" office:value="1.25131509768092" calcext:value-type="float">
            <text:p>1.25131509768092</text:p>
          </table:table-cell>
          <table:table-cell office:value-type="float" office:value="6475837.5" calcext:value-type="float">
            <text:p>6475837.5</text:p>
          </table:table-cell>
          <table:table-cell office:value-type="float" office:value="194577.947359623" calcext:value-type="float">
            <text:p>194577.947359623</text:p>
          </table:table-cell>
          <table:table-cell office:value-type="float" office:value="278245" calcext:value-type="float">
            <text:p>278245</text:p>
          </table:table-cell>
          <table:table-cell office:value-type="float" office:value="12140.5898148579" calcext:value-type="float">
            <text:p>12140.5898148579</text:p>
          </table:table-cell>
          <table:table-cell office:value-type="float" office:value="145.5" calcext:value-type="float">
            <text:p>145.5</text:p>
          </table:table-cell>
          <table:table-cell office:value-type="float" office:value="1.5727950313141" calcext:value-type="float">
            <text:p>1.5727950313141</text:p>
          </table:table-cell>
          <table:table-cell table:formula="of:=[.G45]-[.I45]" office:value-type="float" office:value="6197592.5" calcext:value-type="float">
            <text:p>6197592.5</text:p>
          </table:table-cell>
          <table:table-cell table:formula="of:=[testD1Year6.M45]/[.M45]" office:value-type="float" office:value="67.6530790786906" calcext:value-type="float">
            <text:p>67.6530790786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9998" calcext:value-type="float">
            <text:p>0.04399998</text:p>
          </table:table-cell>
          <table:table-cell office:value-type="float" office:value="52200" calcext:value-type="float">
            <text:p>52200</text:p>
          </table:table-cell>
          <table:table-cell office:value-type="float" office:value="1311.07027392047" calcext:value-type="float">
            <text:p>1311.07027392047</text:p>
          </table:table-cell>
          <table:table-cell office:value-type="float" office:value="998.5" calcext:value-type="float">
            <text:p>99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6339795" calcext:value-type="float">
            <text:p>6339795</text:p>
          </table:table-cell>
          <table:table-cell office:value-type="float" office:value="197119.643003671" calcext:value-type="float">
            <text:p>197119.643003671</text:p>
          </table:table-cell>
          <table:table-cell office:value-type="float" office:value="280170" calcext:value-type="float">
            <text:p>280170</text:p>
          </table:table-cell>
          <table:table-cell office:value-type="float" office:value="9795.560218793" calcext:value-type="float">
            <text:p>9795.560218793</text:p>
          </table:table-cell>
          <table:table-cell office:value-type="float" office:value="145" calcext:value-type="float">
            <text:p>145</text:p>
          </table:table-cell>
          <table:table-cell office:value-type="float" office:value="3.6418618720013" calcext:value-type="float">
            <text:p>3.6418618720013</text:p>
          </table:table-cell>
          <table:table-cell table:formula="of:=[.G46]-[.I46]" office:value-type="float" office:value="6059625" calcext:value-type="float">
            <text:p>6059625</text:p>
          </table:table-cell>
          <table:table-cell table:formula="of:=[testD1Year6.M46]/[.M46]" office:value-type="float" office:value="69.1934262433731" calcext:value-type="float">
            <text:p>69.1934262433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99998" calcext:value-type="float">
            <text:p>0.04499998</text:p>
          </table:table-cell>
          <table:table-cell office:value-type="float" office:value="51444" calcext:value-type="float">
            <text:p>51444</text:p>
          </table:table-cell>
          <table:table-cell office:value-type="float" office:value="2466.37684404515" calcext:value-type="float">
            <text:p>2466.37684404515</text:p>
          </table:table-cell>
          <table:table-cell office:value-type="float" office:value="998.1" calcext:value-type="float">
            <text:p>998.1</text:p>
          </table:table-cell>
          <table:table-cell office:value-type="float" office:value="1.48323969741913" calcext:value-type="float">
            <text:p>1.48323969741913</text:p>
          </table:table-cell>
          <table:table-cell office:value-type="float" office:value="6203285" calcext:value-type="float">
            <text:p>6203285</text:p>
          </table:table-cell>
          <table:table-cell office:value-type="float" office:value="199825.887435722" calcext:value-type="float">
            <text:p>199825.887435722</text:p>
          </table:table-cell>
          <table:table-cell office:value-type="float" office:value="277970" calcext:value-type="float">
            <text:p>277970</text:p>
          </table:table-cell>
          <table:table-cell office:value-type="float" office:value="9661.3636391775" calcext:value-type="float">
            <text:p>9661.3636391775</text:p>
          </table:table-cell>
          <table:table-cell office:value-type="float" office:value="142.9" calcext:value-type="float">
            <text:p>142.9</text:p>
          </table:table-cell>
          <table:table-cell office:value-type="float" office:value="6.8510467890143" calcext:value-type="float">
            <text:p>6.8510467890143</text:p>
          </table:table-cell>
          <table:table-cell table:formula="of:=[.G47]-[.I47]" office:value-type="float" office:value="5925315" calcext:value-type="float">
            <text:p>5925315</text:p>
          </table:table-cell>
          <table:table-cell table:formula="of:=[testD1Year6.M47]/[.M47]" office:value-type="float" office:value="70.7618439694767" calcext:value-type="float">
            <text:p>70.7618439694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5999978" calcext:value-type="float">
            <text:p>0.045999978</text:p>
          </table:table-cell>
          <table:table-cell office:value-type="float" office:value="51192" calcext:value-type="float">
            <text:p>51192</text:p>
          </table:table-cell>
          <table:table-cell office:value-type="float" office:value="2403.91260021526" calcext:value-type="float">
            <text:p>2403.91260021526</text:p>
          </table:table-cell>
          <table:table-cell office:value-type="float" office:value="998.75" calcext:value-type="float">
            <text:p>998.75</text:p>
          </table:table-cell>
          <table:table-cell office:value-type="float" office:value="1.20852236875842" calcext:value-type="float">
            <text:p>1.20852236875842</text:p>
          </table:table-cell>
          <table:table-cell office:value-type="float" office:value="6060890" calcext:value-type="float">
            <text:p>6060890</text:p>
          </table:table-cell>
          <table:table-cell office:value-type="float" office:value="182982.854819501" calcext:value-type="float">
            <text:p>182982.854819501</text:p>
          </table:table-cell>
          <table:table-cell office:value-type="float" office:value="277777.5" calcext:value-type="float">
            <text:p>277777.5</text:p>
          </table:table-cell>
          <table:table-cell office:value-type="float" office:value="7293.24624494975" calcext:value-type="float">
            <text:p>7293.24624494975</text:p>
          </table:table-cell>
          <table:table-cell office:value-type="float" office:value="142.2" calcext:value-type="float">
            <text:p>142.2</text:p>
          </table:table-cell>
          <table:table-cell office:value-type="float" office:value="6.67753500059794" calcext:value-type="float">
            <text:p>6.67753500059794</text:p>
          </table:table-cell>
          <table:table-cell table:formula="of:=[.G48]-[.I48]" office:value-type="float" office:value="5783112.5" calcext:value-type="float">
            <text:p>5783112.5</text:p>
          </table:table-cell>
          <table:table-cell table:formula="of:=[testD1Year6.M48]/[.M48]" office:value-type="float" office:value="72.5018258766365" calcext:value-type="float">
            <text:p>72.5018258766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999976" calcext:value-type="float">
            <text:p>0.046999976</text:p>
          </table:table-cell>
          <table:table-cell office:value-type="float" office:value="51732" calcext:value-type="float">
            <text:p>51732</text:p>
          </table:table-cell>
          <table:table-cell office:value-type="float" office:value="1720.95934078397" calcext:value-type="float">
            <text:p>1720.95934078397</text:p>
          </table:table-cell>
          <table:table-cell office:value-type="float" office:value="998.6" calcext:value-type="float">
            <text:p>998.6</text:p>
          </table:table-cell>
          <table:table-cell office:value-type="float" office:value="1.46539019413009" calcext:value-type="float">
            <text:p>1.46539019413009</text:p>
          </table:table-cell>
          <table:table-cell office:value-type="float" office:value="5937607.5" calcext:value-type="float">
            <text:p>5937607.5</text:p>
          </table:table-cell>
          <table:table-cell office:value-type="float" office:value="176835.705250144" calcext:value-type="float">
            <text:p>176835.705250144</text:p>
          </table:table-cell>
          <table:table-cell office:value-type="float" office:value="281957.5" calcext:value-type="float">
            <text:p>281957.5</text:p>
          </table:table-cell>
          <table:table-cell office:value-type="float" office:value="6488.76103249627" calcext:value-type="float">
            <text:p>6488.76103249627</text:p>
          </table:table-cell>
          <table:table-cell office:value-type="float" office:value="143.7" calcext:value-type="float">
            <text:p>143.7</text:p>
          </table:table-cell>
          <table:table-cell office:value-type="float" office:value="4.78044261328879" calcext:value-type="float">
            <text:p>4.78044261328879</text:p>
          </table:table-cell>
          <table:table-cell table:formula="of:=[.G49]-[.I49]" office:value-type="float" office:value="5655650" calcext:value-type="float">
            <text:p>5655650</text:p>
          </table:table-cell>
          <table:table-cell table:formula="of:=[testD1Year6.M49]/[.M49]" office:value-type="float" office:value="74.1358138321855" calcext:value-type="float">
            <text:p>74.1358138321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999974" calcext:value-type="float">
            <text:p>0.047999974</text:p>
          </table:table-cell>
          <table:table-cell office:value-type="float" office:value="50688" calcext:value-type="float">
            <text:p>50688</text:p>
          </table:table-cell>
          <table:table-cell office:value-type="float" office:value="2758.04965414636" calcext:value-type="float">
            <text:p>2758.04965414636</text:p>
          </table:table-cell>
          <table:table-cell office:value-type="float" office:value="999.15" calcext:value-type="float">
            <text:p>999.15</text:p>
          </table:table-cell>
          <table:table-cell office:value-type="float" office:value="0.93330200448673" calcext:value-type="float">
            <text:p>0.93330200448673</text:p>
          </table:table-cell>
          <table:table-cell office:value-type="float" office:value="5812235" calcext:value-type="float">
            <text:p>5812235</text:p>
          </table:table-cell>
          <table:table-cell office:value-type="float" office:value="162221.403367516" calcext:value-type="float">
            <text:p>162221.403367516</text:p>
          </table:table-cell>
          <table:table-cell office:value-type="float" office:value="279675" calcext:value-type="float">
            <text:p>279675</text:p>
          </table:table-cell>
          <table:table-cell office:value-type="float" office:value="5607.50202383989" calcext:value-type="float">
            <text:p>5607.50202383989</text:p>
          </table:table-cell>
          <table:table-cell office:value-type="float" office:value="140.8" calcext:value-type="float">
            <text:p>140.8</text:p>
          </table:table-cell>
          <table:table-cell office:value-type="float" office:value="7.66124903929544" calcext:value-type="float">
            <text:p>7.66124903929544</text:p>
          </table:table-cell>
          <table:table-cell table:formula="of:=[.G50]-[.I50]" office:value-type="float" office:value="5532560" calcext:value-type="float">
            <text:p>5532560</text:p>
          </table:table-cell>
          <table:table-cell table:formula="of:=[testD1Year6.M50]/[.M50]" office:value-type="float" office:value="75.7852089267898" calcext:value-type="float">
            <text:p>75.7852089267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999973" calcext:value-type="float">
            <text:p>0.048999973</text:p>
          </table:table-cell>
          <table:table-cell office:value-type="float" office:value="50292" calcext:value-type="float">
            <text:p>50292</text:p>
          </table:table-cell>
          <table:table-cell office:value-type="float" office:value="3552.50778731692" calcext:value-type="float">
            <text:p>3552.50778731692</text:p>
          </table:table-cell>
          <table:table-cell office:value-type="float" office:value="999.3" calcext:value-type="float">
            <text:p>999.3</text:p>
          </table:table-cell>
          <table:table-cell office:value-type="float" office:value="0.978720969859186" calcext:value-type="float">
            <text:p>0.978720969859186</text:p>
          </table:table-cell>
          <table:table-cell office:value-type="float" office:value="5687935" calcext:value-type="float">
            <text:p>5687935</text:p>
          </table:table-cell>
          <table:table-cell office:value-type="float" office:value="153290.405594637" calcext:value-type="float">
            <text:p>153290.405594637</text:p>
          </table:table-cell>
          <table:table-cell office:value-type="float" office:value="278520" calcext:value-type="float">
            <text:p>278520</text:p>
          </table:table-cell>
          <table:table-cell office:value-type="float" office:value="9667.95302995798" calcext:value-type="float">
            <text:p>9667.95302995798</text:p>
          </table:table-cell>
          <table:table-cell office:value-type="float" office:value="139.7" calcext:value-type="float">
            <text:p>139.7</text:p>
          </table:table-cell>
          <table:table-cell office:value-type="float" office:value="9.86807718699145" calcext:value-type="float">
            <text:p>9.86807718699145</text:p>
          </table:table-cell>
          <table:table-cell table:formula="of:=[.G51]-[.I51]" office:value-type="float" office:value="5409415" calcext:value-type="float">
            <text:p>5409415</text:p>
          </table:table-cell>
          <table:table-cell table:formula="of:=[testD1Year6.M51]/[.M51]" office:value-type="float" office:value="77.5104545500761" calcext:value-type="float">
            <text:p>77.51045455007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999997" calcext:value-type="float">
            <text:p>0.04999997</text:p>
          </table:table-cell>
          <table:table-cell office:value-type="float" office:value="50472" calcext:value-type="float">
            <text:p>50472</text:p>
          </table:table-cell>
          <table:table-cell office:value-type="float" office:value="2682.82961382979" calcext:value-type="float">
            <text:p>2682.82961382979</text:p>
          </table:table-cell>
          <table:table-cell office:value-type="float" office:value="999.3" calcext:value-type="float">
            <text:p>999.3</text:p>
          </table:table-cell>
          <table:table-cell office:value-type="float" office:value="0.864504725870617" calcext:value-type="float">
            <text:p>0.864504725870617</text:p>
          </table:table-cell>
          <table:table-cell office:value-type="float" office:value="5583407.5" calcext:value-type="float">
            <text:p>5583407.5</text:p>
          </table:table-cell>
          <table:table-cell office:value-type="float" office:value="162951.831981272" calcext:value-type="float">
            <text:p>162951.831981272</text:p>
          </table:table-cell>
          <table:table-cell office:value-type="float" office:value="278465" calcext:value-type="float">
            <text:p>278465</text:p>
          </table:table-cell>
          <table:table-cell office:value-type="float" office:value="10385.2007557313" calcext:value-type="float">
            <text:p>10385.2007557313</text:p>
          </table:table-cell>
          <table:table-cell office:value-type="float" office:value="140.2" calcext:value-type="float">
            <text:p>140.2</text:p>
          </table:table-cell>
          <table:table-cell office:value-type="float" office:value="7.45230448286053" calcext:value-type="float">
            <text:p>7.45230448286053</text:p>
          </table:table-cell>
          <table:table-cell table:formula="of:=[.G52]-[.I52]" office:value-type="float" office:value="5304942.5" calcext:value-type="float">
            <text:p>5304942.5</text:p>
          </table:table-cell>
          <table:table-cell table:formula="of:=[testD1Year6.M52]/[.M52]" office:value-type="float" office:value="79.0369010597193" calcext:value-type="float">
            <text:p>79.0369010597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essThan" style:family="table-cell" style:parent-style-name="Default">
      <style:table-cell-properties fo:background-color="#007fff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8:37:06.7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39:32.782000000</meta:creation-date>
    <meta:generator>LibreOffice/5.3.4.2$Windows_X86_64 LibreOffice_project/f82d347ccc0be322489bf7da61d7e4ad13fe2ff3</meta:generator>
    <dc:date>2018-03-09T19:59:37.405000000</dc:date>
    <meta:editing-duration>PT1H33M36S</meta:editing-duration>
    <meta:editing-cycles>17</meta:editing-cycles>
    <meta:print-date>2018-03-09T19:21:36.440000000</meta:print-date>
    <meta:document-statistic meta:table-count="13" meta:cell-count="806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5cm" chart:style-name="ch2">
          <text:p>Cargo Delivery sans Losses</text:p>
        </chart:title>
        <chart:subtitle svg:x="5.668cm" svg:y="1.249cm" chart:style-name="ch3">
          <text:p>4 year war, varying losses</text:p>
        </chart:subtitle>
        <chart:legend chart:legend-position="end" svg:x="11.957cm" svg:y="4.005cm" style:legend-expansion="high" chart:style-name="ch4"/>
        <chart:plot-area chart:style-name="ch5" table:cell-range-address="testA2.A2:testA2.A52 testA2.N2:testA2.N3 testA2.L2:testA2.L52 TestA1.L2:TestA1.L52" chart:data-source-has-labels="row" svg:x="1.279cm" svg:y="2.084cm" svg:width="10.358cm" svg:height="5.807cm">
          <chartooo:coordinate-region svg:x="3.197cm" svg:y="2.258cm" svg:width="8.109cm" svg:height="5.039cm"/>
          <chart:axis chart:dimension="x" chart:name="primary-x" chart:style-name="ch6">
            <chart:title svg:x="5.448cm" svg:y="8.071cm" chart:style-name="ch7">
              <text:p>Loss Chance</text:p>
            </chart:title>
          </chart:axis>
          <chart:axis chart:dimension="y" chart:name="primary-y" chart:style-name="ch6">
            <chart:title svg:x="0.451cm" svg:y="7.042cm" chart:style-name="ch8">
              <text:p>Cargo Delivered (long tons)</text:p>
            </chart:title>
            <chart:grid chart:style-name="ch9" chart:class="major"/>
          </chart:axis>
          <chart:series chart:style-name="ch10" chart:values-cell-range-address="testA2.L2:testA2.L52" chart:label-cell-address="testA2.N2:testA2.N2" chart:class="chart:scatter">
            <chart:domain table:cell-range-address="testA2.A2:testA2.A52"/>
            <chart:data-point chart:repeated="51"/>
          </chart:series>
          <chart:series chart:style-name="ch11" chart:values-cell-range-address="TestA1.L2:TestA1.L52" chart:label-cell-address="testA2.N3:testA2.N3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 liberty ships</text:p>
                <draw:g>
                  <svg:desc>testA2.N2:testA2.N2</svg:desc>
                </draw:g>
              </table:table-cell>
              <table:table-cell office:value-type="string">
                <text:p>1200 Hercules</text:p>
                <draw:g>
                  <svg:desc>testA2.N3:testA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A2.A2:testA2.A52</svg:desc>
                </draw:g>
              </table:table-cell>
              <table:table-cell office:value-type="float" office:value="480000000">
                <text:p>480000000</text:p>
                <draw:g>
                  <svg:desc>testA2.L2:testA2.L52</svg:desc>
                </draw:g>
              </table:table-cell>
              <table:table-cell office:value-type="float" office:value="125789195.392072">
                <text:p>125789195.392072</text:p>
                <draw:g>
                  <svg:desc>TestA1.L2:TestA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57561525.6">
                <text:p>457561525.6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436184000.8">
                <text:p>436184000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416483003.2">
                <text:p>416483003.2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397255510.4">
                <text:p>397255510.4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379686004.8">
                <text:p>379686004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362532000.8">
                <text:p>362532000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346144504">
                <text:p>346144504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332046008.8">
                <text:p>332046008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318166997.6">
                <text:p>318166997.6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305161488.8">
                <text:p>305161488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292793992.8">
                <text:p>292793992.8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281675507.2">
                <text:p>281675507.2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271003500">
                <text:p>271003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260639499.2">
                <text:p>260639499.2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51314500">
                <text:p>251314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42156500">
                <text:p>242156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33366500">
                <text:p>233366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25122500">
                <text:p>225122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217112500">
                <text:p>217112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209718000">
                <text:p>20971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202828000">
                <text:p>20282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196150000">
                <text:p>196150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189691000">
                <text:p>189691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84074500">
                <text:p>184074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178318000">
                <text:p>17831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172652500">
                <text:p>172652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167661000">
                <text:p>167661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163078000">
                <text:p>16307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158336500">
                <text:p>158336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153946500">
                <text:p>153946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149850000">
                <text:p>149850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45625000">
                <text:p>145625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41688000">
                <text:p>14168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137731500">
                <text:p>137731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134074500">
                <text:p>134074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130698500">
                <text:p>130698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127517500">
                <text:p>127517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124480500">
                <text:p>124480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121598500">
                <text:p>121598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118765500">
                <text:p>118765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116167500">
                <text:p>116167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113503500">
                <text:p>113503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111127500">
                <text:p>111127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108664500">
                <text:p>108664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106408000">
                <text:p>10640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104003500">
                <text:p>104003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101660500">
                <text:p>101660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99619500">
                <text:p>996195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97588000">
                <text:p>97588000</text:p>
              </table:table-cell>
              <table:table-cell office:value-type="float" office:value="125789195.392072">
                <text:p>125789195.392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95722000">
                <text:p>95722000</text:p>
              </table:table-cell>
              <table:table-cell office:value-type="float" office:value="125789195.392072">
                <text:p>125789195.39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5cm" chart:style-name="ch2">
          <text:p>Cargo Delivery sans Losses</text:p>
        </chart:title>
        <chart:subtitle svg:x="5.668cm" svg:y="1.249cm" chart:style-name="ch3">
          <text:p>5 year war, varying losses</text:p>
        </chart:subtitle>
        <chart:legend chart:legend-position="end" svg:x="11.798cm" svg:y="4.005cm" style:legend-expansion="high" chart:style-name="ch4"/>
        <chart:plot-area chart:style-name="ch5" table:cell-range-address="testB2Year5.B1:testB2Year5.B52 Names.A1:Names.A2 testB2Year5.M2:testB2Year5.M52 testB1Year5.M2:testB1Year5.M52" chart:data-source-has-labels="row" svg:x="1.279cm" svg:y="2.084cm" svg:width="10.199cm" svg:height="5.807cm">
          <chartooo:coordinate-region svg:x="3.197cm" svg:y="2.257cm" svg:width="7.95cm" svg:height="5.04cm"/>
          <chart:axis chart:dimension="x" chart:name="primary-x" chart:style-name="ch6">
            <chart:title svg:x="5.368cm" svg:y="8.071cm" chart:style-name="ch7">
              <text:p>Loss Chance</text:p>
            </chart:title>
          </chart:axis>
          <chart:axis chart:dimension="y" chart:name="primary-y" chart:style-name="ch6">
            <chart:title svg:x="0.451cm" svg:y="7.042cm" chart:style-name="ch8">
              <text:p>Cargo Delivered (long tons)</text:p>
            </chart:title>
            <chart:grid chart:style-name="ch9" chart:class="major"/>
          </chart:axis>
          <chart:series chart:style-name="ch10" chart:values-cell-range-address="testB2Year5.M2:testB2Year5.M52" chart:label-cell-address="Names.A1:Names.A1" chart:class="chart:scatter">
            <chart:domain table:cell-range-address="testB2Year5.B2:testB2Year5.B52"/>
            <chart:data-point chart:repeated="51"/>
          </chart:series>
          <chart:series chart:style-name="ch11" chart:values-cell-range-address="testB1Year5.M2:testB1Year5.M52" chart:label-cell-address="Names.A2:Names.A2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Liberty Ships</text:p>
                <draw:g>
                  <svg:desc>Names.A1:Names.A1</svg:desc>
                </draw:g>
              </table:table-cell>
              <table:table-cell office:value-type="string">
                <text:p>1200 Hercules</text:p>
                <draw:g>
                  <svg:desc>Names.A2:Name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B2Year5.B2:testB2Year5.B52</svg:desc>
                </draw:g>
              </table:table-cell>
              <table:table-cell office:value-type="float" office:value="600000000">
                <text:p>600000000</text:p>
                <draw:g>
                  <svg:desc>testB2Year5.M2:testB2Year5.M52</svg:desc>
                </draw:g>
              </table:table-cell>
              <table:table-cell office:value-type="float" office:value="156576078.888232">
                <text:p>156576078.888232</text:p>
                <draw:g>
                  <svg:desc>testB1Year5.M2:testB1Year5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565717282.157488">
                <text:p>565717282.15748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533868998.519052">
                <text:p>533868998.519052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04793042.246307">
                <text:p>504793042.24630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476961898.227897">
                <text:p>476961898.22789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451863153.167029">
                <text:p>451863153.167029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427916731.567656">
                <text:p>427916731.56765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405167645.897533">
                <text:p>405167645.897533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385553151.326186">
                <text:p>385553151.32618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366829615.706437">
                <text:p>366829615.70643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349343830.776448">
                <text:p>349343830.77644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332982905.61984">
                <text:p>332982905.61984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318359354.200691">
                <text:p>318359354.200691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304542236.67797">
                <text:p>304542236.6779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291274291.037022">
                <text:p>291274291.037022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79230515.144715">
                <text:p>279230515.14471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67715594.960626">
                <text:p>267715594.96062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56922751.686665">
                <text:p>256922751.68666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46828626.9745">
                <text:p>246828626.974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237138507.416468">
                <text:p>237138507.41646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228213090.042447">
                <text:p>228213090.04244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219944570.3827">
                <text:p>219944570.382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212027651.35676">
                <text:p>212027651.3567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204289064.847828">
                <text:p>204289064.84782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97615762.200374">
                <text:p>197615762.200374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191070133.797154">
                <text:p>191070133.797154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184727513.604709">
                <text:p>184727513.604709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179118812.981609">
                <text:p>179118812.981609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173862907.74568">
                <text:p>173862907.7456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168314765.333473">
                <text:p>168314765.333473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163513603.148738">
                <text:p>163513603.14873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158987251.94237">
                <text:p>158987251.9423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54305515.432687">
                <text:p>154305515.43268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50067882.035044">
                <text:p>150067882.035044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145665380.544346">
                <text:p>145665380.54434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141628687.893238">
                <text:p>141628687.893238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138050424.179735">
                <text:p>138050424.17973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134636977.406736">
                <text:p>134636977.406736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131332644.383625">
                <text:p>131332644.38362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128241647.004861">
                <text:p>128241647.004861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125201532.310021">
                <text:p>125201532.310021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122474847.385752">
                <text:p>122474847.385752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119651814.036205">
                <text:p>119651814.036205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117091958.695381">
                <text:p>117091958.695381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114687316.074912">
                <text:p>114687316.074912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112244696.503773">
                <text:p>112244696.503773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109781255.630301">
                <text:p>109781255.630301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107500446.716927">
                <text:p>107500446.71692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105330216.022803">
                <text:p>105330216.022803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103061586.487537">
                <text:p>103061586.487537</text:p>
              </table:table-cell>
              <table:table-cell office:value-type="float" office:value="156576078.888232">
                <text:p>156576078.888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101150826.832477">
                <text:p>101150826.832477</text:p>
              </table:table-cell>
              <table:table-cell office:value-type="float" office:value="156576078.888232">
                <text:p>156576078.888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5cm" chart:style-name="ch2">
          <text:p>Cargo Delivery sans Losses</text:p>
        </chart:title>
        <chart:subtitle svg:x="5.668cm" svg:y="1.249cm" chart:style-name="ch3">
          <text:p>6 year war, varying losses</text:p>
        </chart:subtitle>
        <chart:legend chart:legend-position="end" svg:x="11.798cm" svg:y="4.005cm" style:legend-expansion="high" chart:style-name="ch4"/>
        <chart:plot-area chart:style-name="ch5" table:cell-range-address="testB2Year6.B2:testB2Year6.B52 Names.A1:Names.A2 testB2Year6.M2:testB2Year6.M52 testB1Year6.M2:testB1Year6.M52" chart:data-source-has-labels="row" svg:x="1.279cm" svg:y="2.084cm" svg:width="10.199cm" svg:height="5.807cm">
          <chartooo:coordinate-region svg:x="3.197cm" svg:y="2.257cm" svg:width="7.95cm" svg:height="5.04cm"/>
          <chart:axis chart:dimension="x" chart:name="primary-x" chart:style-name="ch6">
            <chart:title svg:x="5.368cm" svg:y="8.071cm" chart:style-name="ch7">
              <text:p>Loss Chance</text:p>
            </chart:title>
          </chart:axis>
          <chart:axis chart:dimension="y" chart:name="primary-y" chart:style-name="ch6">
            <chart:title svg:x="0.451cm" svg:y="7.042cm" chart:style-name="ch8">
              <text:p>Cargo Delivered (long tons)</text:p>
            </chart:title>
            <chart:grid chart:style-name="ch9" chart:class="major"/>
          </chart:axis>
          <chart:series chart:style-name="ch10" chart:values-cell-range-address="testB2Year6.M2:testB2Year6.M52" chart:label-cell-address="Names.A1:Names.A1" chart:class="chart:scatter">
            <chart:domain table:cell-range-address="testB2Year6.B2:testB2Year6.B52"/>
            <chart:data-point chart:repeated="51"/>
          </chart:series>
          <chart:series chart:style-name="ch11" chart:values-cell-range-address="testB1Year6.M2:testB1Year6.M52" chart:label-cell-address="Names.A2:Names.A2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Liberty Ships</text:p>
                <draw:g>
                  <svg:desc>Names.A1:Names.A1</svg:desc>
                </draw:g>
              </table:table-cell>
              <table:table-cell office:value-type="string">
                <text:p>1200 Hercules</text:p>
                <draw:g>
                  <svg:desc>Names.A2:Name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B2Year6.B2:testB2Year6.B52</svg:desc>
                </draw:g>
              </table:table-cell>
              <table:table-cell office:value-type="float" office:value="730000000">
                <text:p>730000000</text:p>
                <draw:g>
                  <svg:desc>testB2Year6.M2:testB2Year6.M52</svg:desc>
                </draw:g>
              </table:table-cell>
              <table:table-cell office:value-type="float" office:value="187169502.132422">
                <text:p>187169502.132422</text:p>
                <draw:g>
                  <svg:desc>testB1Year6.M2:testB1Year6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679116044">
                <text:p>679116044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632452972.8">
                <text:p>632452972.8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90447017.6">
                <text:p>590447017.6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551507025.6">
                <text:p>551507025.6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516482994.4">
                <text:p>516482994.4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484051498.4">
                <text:p>484051498.4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453755033.6">
                <text:p>453755033.6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427660499.2">
                <text:p>427660499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403325467.2">
                <text:p>403325467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380713499.2">
                <text:p>380713499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359841975.2">
                <text:p>359841975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341404031.2">
                <text:p>341404031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324214995.2">
                <text:p>324214995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307846991.2">
                <text:p>307846991.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93306512">
                <text:p>293306512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79240508.8">
                <text:p>279240508.8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66387502.4">
                <text:p>266387502.4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54642500">
                <text:p>254642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243477000">
                <text:p>243477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233090500">
                <text:p>233090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223612000">
                <text:p>223612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214685500">
                <text:p>214685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206014000">
                <text:p>206014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98458500">
                <text:p>198458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191087500">
                <text:p>191087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184077000">
                <text:p>184077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178135500">
                <text:p>178135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172493000">
                <text:p>172493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166622000">
                <text:p>166622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161212000">
                <text:p>161212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156385000">
                <text:p>156385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51498000">
                <text:p>151498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47016000">
                <text:p>147016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142317000">
                <text:p>142317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138073000">
                <text:p>138073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134126000">
                <text:p>134126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130786500">
                <text:p>130786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127269000">
                <text:p>127269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124119500">
                <text:p>124119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121017000">
                <text:p>121017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118171000">
                <text:p>118171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115134000">
                <text:p>115134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112683500">
                <text:p>112683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110175000">
                <text:p>110175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107733000">
                <text:p>107733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105147500">
                <text:p>1051475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102830000">
                <text:p>102830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100592000">
                <text:p>100592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98353000">
                <text:p>98353000</text:p>
              </table:table-cell>
              <table:table-cell office:value-type="float" office:value="187169502.132422">
                <text:p>187169502.132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96453500">
                <text:p>96453500</text:p>
              </table:table-cell>
              <table:table-cell office:value-type="float" office:value="187169502.132422">
                <text:p>187169502.132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4.005cm" style:legend-expansion="high" chart:style-name="ch2"/>
        <chart:plot-area chart:style-name="ch3" table:cell-range-address="testC2.A2:testC2.A52 Names.A1:Names.A2 testC2.L2:testC2.L52 testC1.L2:testC1.L52" chart:data-source-has-labels="row" svg:x="0.32cm" svg:y="0.18cm" svg:width="11.158cm" svg:height="8.64cm">
          <chartooo:coordinate-region svg:x="2.238cm" svg:y="0.353cm" svg:width="8.90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C2.L2:testC2.L52" chart:label-cell-address="Names.A1:Names.A1" chart:class="chart:scatter">
            <chart:domain table:cell-range-address="testC2.A2:testC2.A52"/>
            <chart:data-point chart:repeated="51"/>
          </chart:series>
          <chart:series chart:style-name="ch7" chart:values-cell-range-address="testC1.L2:testC1.L52" chart:label-cell-address="Names.A2:Names.A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 Liberty Ships</text:p>
                <draw:g>
                  <svg:desc>Names.A1:Names.A1</svg:desc>
                </draw:g>
              </table:table-cell>
              <table:table-cell office:value-type="string">
                <text:p>1200 Hercules</text:p>
                <draw:g>
                  <svg:desc>Names.A2:Name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C2.A2:testC2.A52</svg:desc>
                </draw:g>
              </table:table-cell>
              <table:table-cell office:value-type="float" office:value="26400000">
                <text:p>26400000</text:p>
                <draw:g>
                  <svg:desc>testC2.L2:testC2.L52</svg:desc>
                </draw:g>
              </table:table-cell>
              <table:table-cell office:value-type="float" office:value="281785636.4">
                <text:p>281785636.4</text:p>
                <draw:g>
                  <svg:desc>testC1.L2:testC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25165882.5">
                <text:p>2516588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23990120">
                <text:p>2399012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22906565">
                <text:p>2290656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21849052.5">
                <text:p>2184905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20882730">
                <text:p>2088273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19939260">
                <text:p>1993926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19037947.5">
                <text:p>1903794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8262530">
                <text:p>1826253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17499185">
                <text:p>1749918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16783882.5">
                <text:p>1678388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16103670">
                <text:p>1610367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15492152.5">
                <text:p>1549215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14905192.5">
                <text:p>1490519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14335172.5">
                <text:p>1433517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13822297.5">
                <text:p>1382229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3318607.5">
                <text:p>1331860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2835157.5">
                <text:p>1283515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12381737.5">
                <text:p>1238173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11941187.5">
                <text:p>1194118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11534490">
                <text:p>1153449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11155540">
                <text:p>1115554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10788250">
                <text:p>1078825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10433005">
                <text:p>1043300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0124097.5">
                <text:p>1012409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9807490">
                <text:p>980749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9495887.5">
                <text:p>949588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9221355">
                <text:p>922135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8969290">
                <text:p>896929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8708507.5">
                <text:p>870850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8467057.5">
                <text:p>846705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8241750">
                <text:p>824175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8009375">
                <text:p>800937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7792840">
                <text:p>779284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7575232.5">
                <text:p>757523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7374097.5">
                <text:p>737409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7188417.5">
                <text:p>718841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7013462.5">
                <text:p>701346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6846427.5">
                <text:p>684642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6687917.5">
                <text:p>668791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6532102.5">
                <text:p>653210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6389212.5">
                <text:p>638921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6242692.5">
                <text:p>624269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6112012.5">
                <text:p>611201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5976547.5">
                <text:p>597654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5852440">
                <text:p>585244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5720192.5">
                <text:p>572019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5591327.5">
                <text:p>5591327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5479072.5">
                <text:p>5479072.5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5367340">
                <text:p>5367340</text:p>
              </table:table-cell>
              <table:table-cell office:value-type="float" office:value="281785636.4">
                <text:p>281785636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5264710">
                <text:p>5264710</text:p>
              </table:table-cell>
              <table:table-cell office:value-type="float" office:value="281785636.4">
                <text:p>281785636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5cm" chart:style-name="ch2">
          <text:p>Troop sans Losses</text:p>
        </chart:title>
        <chart:subtitle svg:x="5.668cm" svg:y="1.249cm" chart:style-name="ch3">
          <text:p>5 year war, varying losses</text:p>
        </chart:subtitle>
        <chart:legend chart:legend-position="end" svg:x="11.798cm" svg:y="4.005cm" style:legend-expansion="high" chart:style-name="ch4"/>
        <chart:plot-area chart:style-name="ch5" table:cell-range-address="testD2Year5.B2:testD2Year5.B52 Names.A1:Names.A2 testD2Year5.M2:testD2Year5.M52 testD1Year5.M2:testD1Year5.M52" chart:data-source-has-labels="row" svg:x="1.279cm" svg:y="2.084cm" svg:width="10.199cm" svg:height="5.807cm">
          <chartooo:coordinate-region svg:x="3.197cm" svg:y="2.257cm" svg:width="7.95cm" svg:height="5.04cm"/>
          <chart:axis chart:dimension="x" chart:name="primary-x" chart:style-name="ch6">
            <chart:title svg:x="5.368cm" svg:y="8.071cm" chart:style-name="ch7">
              <text:p>Loss Chance</text:p>
            </chart:title>
          </chart:axis>
          <chart:axis chart:dimension="y" chart:name="primary-y" chart:style-name="ch6">
            <chart:title svg:x="0.451cm" svg:y="6.288cm" chart:style-name="ch8">
              <text:p>Troops Delivered</text:p>
            </chart:title>
            <chart:grid chart:style-name="ch9" chart:class="major"/>
          </chart:axis>
          <chart:series chart:style-name="ch10" chart:values-cell-range-address="testD2Year5.M2:testD2Year5.M52" chart:label-cell-address="Names.A1:Names.A1" chart:class="chart:scatter">
            <chart:domain table:cell-range-address="testD2Year5.B2:testD2Year5.B52"/>
            <chart:data-point chart:repeated="51"/>
          </chart:series>
          <chart:series chart:style-name="ch11" chart:values-cell-range-address="testD1Year5.M2:testD1Year5.M52" chart:label-cell-address="Names.A2:Names.A2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Liberty Ships</text:p>
                <draw:g>
                  <svg:desc>Names.A1:Names.A1</svg:desc>
                </draw:g>
              </table:table-cell>
              <table:table-cell office:value-type="string">
                <text:p>1200 Hercules</text:p>
                <draw:g>
                  <svg:desc>Names.A2:Name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D2Year5.B2:testD2Year5.B52</svg:desc>
                </draw:g>
              </table:table-cell>
              <table:table-cell office:value-type="float" office:value="33000000">
                <text:p>33000000</text:p>
                <draw:g>
                  <svg:desc>testD2Year5.M2:testD2Year5.M52</svg:desc>
                </draw:g>
              </table:table-cell>
              <table:table-cell office:value-type="float" office:value="350753411.8">
                <text:p>350753411.8</text:p>
                <draw:g>
                  <svg:desc>testD1Year5.M2:testD1Year5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1088695">
                <text:p>3108869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29309197.5">
                <text:p>2930919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27685845">
                <text:p>2768584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26134597.5">
                <text:p>2613459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24733115">
                <text:p>2473311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23400410">
                <text:p>2340041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22134007.5">
                <text:p>2213400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21043797.5">
                <text:p>2104379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20000475">
                <text:p>2000047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19029037.5">
                <text:p>1902903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18119722.5">
                <text:p>1811972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17304870">
                <text:p>1730487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16540672.5">
                <text:p>1654067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15801802.5">
                <text:p>1580180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15138007.5">
                <text:p>1513800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4497917.5">
                <text:p>1449791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3897950">
                <text:p>1389795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13340827.5">
                <text:p>1334082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12799435">
                <text:p>1279943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12307982.5">
                <text:p>1230798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11850327.5">
                <text:p>1185032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11410520">
                <text:p>1141052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10984737.5">
                <text:p>1098473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0613845">
                <text:p>1061384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10252302.5">
                <text:p>1025230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9899780">
                <text:p>989978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9591697.5">
                <text:p>959169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9303277.5">
                <text:p>930327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9002840">
                <text:p>900284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8732185">
                <text:p>873218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8480890">
                <text:p>848089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8226790">
                <text:p>822679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7987732.5">
                <text:p>798773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7746640">
                <text:p>774664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7524357.5">
                <text:p>752435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7322920">
                <text:p>732292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7137762.5">
                <text:p>713776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6958022.5">
                <text:p>695802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6786807.5">
                <text:p>678680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6618012.5">
                <text:p>661801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6467532.5">
                <text:p>646753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6308692.5">
                <text:p>630869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6175510">
                <text:p>6175510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6038147.5">
                <text:p>603814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5905927.5">
                <text:p>590592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5768152.5">
                <text:p>576815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5637747.5">
                <text:p>5637747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5519745">
                <text:p>551974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5399982.5">
                <text:p>5399982.5</text:p>
              </table:table-cell>
              <table:table-cell office:value-type="float" office:value="350753411.8">
                <text:p>35075341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5295895">
                <text:p>5295895</text:p>
              </table:table-cell>
              <table:table-cell office:value-type="float" office:value="350753411.8">
                <text:p>35075341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5cm" chart:style-name="ch2">
          <text:p>Troop sans Losses</text:p>
        </chart:title>
        <chart:subtitle svg:x="5.668cm" svg:y="1.249cm" chart:style-name="ch3">
          <text:p>6 year war, varying losses</text:p>
        </chart:subtitle>
        <chart:legend chart:legend-position="end" svg:x="11.798cm" svg:y="4.005cm" style:legend-expansion="high" chart:style-name="ch4"/>
        <chart:plot-area chart:style-name="ch5" table:cell-range-address="testD2Year6.B2:testD2Year6.B52 Names.A1:Names.A2 testD2Year6.M2:testD2Year6.M52 testD1Year6.M2:testD1Year6.M52" chart:data-source-has-labels="row" svg:x="1.279cm" svg:y="2.084cm" svg:width="10.199cm" svg:height="5.807cm">
          <chartooo:coordinate-region svg:x="3.197cm" svg:y="2.258cm" svg:width="7.95cm" svg:height="5.039cm"/>
          <chart:axis chart:dimension="x" chart:name="primary-x" chart:style-name="ch6">
            <chart:title svg:x="5.368cm" svg:y="8.071cm" chart:style-name="ch7">
              <text:p>Loss Chance</text:p>
            </chart:title>
          </chart:axis>
          <chart:axis chart:dimension="y" chart:name="primary-y" chart:style-name="ch6">
            <chart:title svg:x="0.451cm" svg:y="6.288cm" chart:style-name="ch8">
              <text:p>Troops Delivered</text:p>
            </chart:title>
            <chart:grid chart:style-name="ch9" chart:class="major"/>
          </chart:axis>
          <chart:series chart:style-name="ch10" chart:values-cell-range-address="testD2Year6.M2:testD2Year6.M52" chart:label-cell-address="Names.A1:Names.A1" chart:class="chart:scatter">
            <chart:domain table:cell-range-address="testD2Year6.B2:testD2Year6.B52"/>
            <chart:data-point chart:repeated="51"/>
          </chart:series>
          <chart:series chart:style-name="ch11" chart:values-cell-range-address="testD1Year6.M2:testD1Year6.M52" chart:label-cell-address="Names.A2:Names.A2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Liberty Ships</text:p>
                <draw:g>
                  <svg:desc>Names.A1:Names.A1</svg:desc>
                </draw:g>
              </table:table-cell>
              <table:table-cell office:value-type="string">
                <text:p>1200 Hercules</text:p>
                <draw:g>
                  <svg:desc>Names.A2:Name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D2Year6.B2:testD2Year6.B52</svg:desc>
                </draw:g>
              </table:table-cell>
              <table:table-cell office:value-type="float" office:value="40150000">
                <text:p>40150000</text:p>
                <draw:g>
                  <svg:desc>testD2Year6.M2:testD2Year6.M52</svg:desc>
                </draw:g>
              </table:table-cell>
              <table:table-cell office:value-type="float" office:value="419286215.5">
                <text:p>419286215.5</text:p>
                <draw:g>
                  <svg:desc>testD1Year6.M2:testD1Year6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7351380.5">
                <text:p>37351380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34784916.6">
                <text:p>34784916.6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32474585">
                <text:p>3247458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30332885">
                <text:p>3033288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28406565">
                <text:p>2840656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26622832.5">
                <text:p>2662283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24956525">
                <text:p>2495652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23521327.5">
                <text:p>2352132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22182902.5">
                <text:p>2218290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20939242.5">
                <text:p>2093924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19791310">
                <text:p>1979131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18777220">
                <text:p>1877722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17831825">
                <text:p>1783182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16931585">
                <text:p>1693158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16131857.5">
                <text:p>1613185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5358227.5">
                <text:p>1535822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4651312.5">
                <text:p>1465131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14005337.5">
                <text:p>1400533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13391235">
                <text:p>1339123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12819977.5">
                <text:p>1281997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12298660">
                <text:p>1229866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11807702.5">
                <text:p>1180770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11330770">
                <text:p>1133077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10915217.5">
                <text:p>1091521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10509812.5">
                <text:p>1050981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10124235">
                <text:p>1012423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9797452.5">
                <text:p>979745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9487115">
                <text:p>948711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9164210">
                <text:p>916421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8866660">
                <text:p>886666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8601175">
                <text:p>860117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8332390">
                <text:p>833239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8085880">
                <text:p>808588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7827435">
                <text:p>782743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7594015">
                <text:p>759401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7376930">
                <text:p>737693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7193257.5">
                <text:p>7193257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6999795">
                <text:p>699979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6826572.5">
                <text:p>682657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6655935">
                <text:p>665593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6499405">
                <text:p>649940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6332370">
                <text:p>633237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6197592.5">
                <text:p>619759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6059625">
                <text:p>605962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5925315">
                <text:p>592531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5783112.5">
                <text:p>5783112.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5655650">
                <text:p>565565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5532560">
                <text:p>5532560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5409415">
                <text:p>5409415</text:p>
              </table:table-cell>
              <table:table-cell office:value-type="float" office:value="419286215.5">
                <text:p>41928621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5304942.5">
                <text:p>5304942.5</text:p>
              </table:table-cell>
              <table:table-cell office:value-type="float" office:value="419286215.5">
                <text:p>419286215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5cm" chart:style-name="ch2">
          <text:p>Hercules Performance Difference</text:p>
        </chart:title>
        <chart:subtitle svg:x="3.088cm" svg:y="1.249cm" chart:style-name="ch3">
          <text:p>vs Liberty Ship in troop-carrier configuration (4 year war)</text:p>
        </chart:subtitle>
        <chart:legend chart:legend-position="end" svg:x="13.121cm" svg:y="4.227cm" style:legend-expansion="high" chart:style-name="ch4"/>
        <chart:plot-area chart:style-name="ch5" table:cell-range-address="testC2.A1:testC2.A52 testC2.M1:testC2.M52" chart:data-source-has-labels="row" svg:x="1.279cm" svg:y="2.084cm" svg:width="11.522cm" svg:height="5.807cm">
          <chartooo:coordinate-region svg:x="1.9cm" svg:y="2.257cm" svg:width="10.569cm" svg:height="5.04cm"/>
          <chart:axis chart:dimension="x" chart:name="primary-x" chart:style-name="ch6">
            <chart:title svg:x="5.528cm" svg:y="8.071cm" chart:style-name="ch7">
              <text:p>Surface loss chance</text:p>
            </chart:title>
          </chart:axis>
          <chart:axis chart:dimension="y" chart:name="primary-y" chart:style-name="ch6">
            <chart:title svg:x="0.451cm" svg:y="5.984cm" chart:style-name="ch8">
              <text:p>Improvement</text:p>
            </chart:title>
            <chart:grid chart:style-name="ch9" chart:class="major"/>
          </chart:axis>
          <chart:series chart:style-name="ch10" chart:values-cell-range-address="testC2.M2:testC2.M52" chart:label-cell-address="testC2.M1:testC2.M1" chart:class="chart:scatter">
            <chart:domain table:cell-range-address="testC2.A2:testC2.A52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testC2.M1:testC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C2.A2:testC2.A52</svg:desc>
                </draw:g>
              </table:table-cell>
              <table:table-cell office:value-type="float" office:value="10.6736983484849">
                <text:p>10.6736983484849</text:p>
                <draw:g>
                  <svg:desc>testC2.M2:testC2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.1971291449843">
                <text:p>11.1971291449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1.7459035803072">
                <text:p>11.7459035803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2.3015230087968">
                <text:p>12.301523008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2.8969270589651">
                <text:p>12.896927058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13.4937164058531">
                <text:p>13.4937164058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14.1322013153949">
                <text:p>14.1322013153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14.8012613439553">
                <text:p>14.8012613439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5.4297151818505">
                <text:p>15.429715181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16.102786295476">
                <text:p>16.102786295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16.789061553547">
                <text:p>16.789061553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17.4982247152357">
                <text:p>17.4982247152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18.1889273553175">
                <text:p>18.188927355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18.9051994061801">
                <text:p>18.9051994061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19.6569407448707">
                <text:p>19.6569407448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0.386309613145">
                <text:p>20.386309613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1.1572896340702">
                <text:p>21.1572896340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1.9542016839295">
                <text:p>21.9542016839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2.7581659197669">
                <text:p>22.7581659197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23.5977901192825">
                <text:p>23.5977901192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24.4298305690152">
                <text:p>24.4298305690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25.2597038242882">
                <text:p>25.2597038242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26.1196798739369">
                <text:p>26.1196798739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27.0090579272223">
                <text:p>27.0090579272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27.8331610694188">
                <text:p>27.8331610694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28.7316771569484">
                <text:p>28.7316771569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29.6744918681903">
                <text:p>29.6744918681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30.5579425583333">
                <text:p>30.557942558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31.4167159719443">
                <text:p>31.416715971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32.3575120535867">
                <text:p>32.3575120535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33.2802318160707">
                <text:p>33.2802318160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34.1900247398914">
                <text:p>34.1900247398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35.1819756722591">
                <text:p>35.1819756722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36.1595562593355">
                <text:p>36.1595562593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37.1982822177405">
                <text:p>37.1982822177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38.2128981071921">
                <text:p>38.212898107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39.1999541484617">
                <text:p>39.1999541484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40.1778203562078">
                <text:p>40.1778203562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41.1580545328202">
                <text:p>41.1580545328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42.1335395360364">
                <text:p>42.1335395360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43.138581551652">
                <text:p>43.1385815516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44.1033439410569">
                <text:p>44.1033439410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45.1384777321645">
                <text:p>45.1384777321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46.1035765879078">
                <text:p>46.1035765879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47.148564685548">
                <text:p>47.148564685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48.1484024441088">
                <text:p>48.1484024441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49.2615653057131">
                <text:p>49.2615653057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50.3969113596011">
                <text:p>50.3969113596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51.4294410960979">
                <text:p>51.4294410960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52.5000533597648">
                <text:p>52.5000533597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53.523486839731">
                <text:p>53.5234868397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5cm" chart:style-name="ch2">
          <text:p>Hercules Performance Difference</text:p>
        </chart:title>
        <chart:subtitle svg:x="3.088cm" svg:y="1.249cm" chart:style-name="ch3">
          <text:p>vs Liberty Ship in troop-carrier configuration (5 year war)</text:p>
        </chart:subtitle>
        <chart:legend chart:legend-position="end" svg:x="13.121cm" svg:y="4.227cm" style:legend-expansion="high" chart:style-name="ch4"/>
        <chart:plot-area chart:style-name="ch5" table:cell-range-address="testD2Year5.B2:testD2Year5.B52 testC2.M1:testC2.M1 testD2Year5.N2:testD2Year5.N52" chart:data-source-has-labels="row" svg:x="1.279cm" svg:y="2.084cm" svg:width="11.522cm" svg:height="5.807cm">
          <chartooo:coordinate-region svg:x="1.9cm" svg:y="2.257cm" svg:width="10.569cm" svg:height="5.04cm"/>
          <chart:axis chart:dimension="x" chart:name="primary-x" chart:style-name="ch6">
            <chart:title svg:x="5.528cm" svg:y="8.071cm" chart:style-name="ch7">
              <text:p>Surface loss chance</text:p>
            </chart:title>
          </chart:axis>
          <chart:axis chart:dimension="y" chart:name="primary-y" chart:style-name="ch6">
            <chart:title svg:x="0.451cm" svg:y="5.984cm" chart:style-name="ch8">
              <text:p>Improvement</text:p>
            </chart:title>
            <chart:grid chart:style-name="ch9" chart:class="major"/>
          </chart:axis>
          <chart:series chart:style-name="ch10" chart:values-cell-range-address="testD2Year5.N2:testD2Year5.N52" chart:label-cell-address="testC2.M1:testC2.M1" chart:class="chart:scatter">
            <chart:domain table:cell-range-address="testD2Year5.B2:testD2Year5.B52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fference</text:p>
                <draw:g>
                  <svg:desc>testC2.M1:testC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D2Year5.B2:testD2Year5.B52</svg:desc>
                </draw:g>
              </table:table-cell>
              <table:table-cell office:value-type="float" office:value="10.6288912666667">
                <text:p>10.6288912666667</text:p>
                <draw:g>
                  <svg:desc>testD2Year5.N2:testD2Year5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.2823459395771">
                <text:p>11.2823459395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1.9673495598097">
                <text:p>11.9673495598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2.669052066137">
                <text:p>12.669052066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3.4210374504524">
                <text:p>13.4210374504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14.1815299771177">
                <text:p>14.1815299771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14.9891994114633">
                <text:p>14.9891994114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15.846810018475">
                <text:p>15.846810018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6.6677811740015">
                <text:p>16.6677811740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17.5372540802156">
                <text:p>17.537254080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18.4325356340277">
                <text:p>18.4325356340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19.3575487593698">
                <text:p>19.3575487593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20.2690578894843">
                <text:p>20.2690578894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21.2055109488444">
                <text:p>21.2055109488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22.197050735193">
                <text:p>22.197050735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3.1703816899285">
                <text:p>23.1703816899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4.1933651367515">
                <text:p>24.1933651367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5.2377805215877">
                <text:p>25.2377805215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6.2917282904677">
                <text:p>26.2917282904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27.4038199186136">
                <text:p>27.4038199186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28.4980427783351">
                <text:p>28.4980427783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29.5986260126566">
                <text:p>29.5986260126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30.7394765356881">
                <text:p>30.7394765356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31.9309780320194">
                <text:p>31.9309780320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33.0467810487151">
                <text:p>33.0467810487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34.2121598343396">
                <text:p>34.2121598343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35.4304248983311">
                <text:p>35.4304248983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36.568439715702">
                <text:p>36.568439715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37.7021336620347">
                <text:p>37.7021336620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38.9603071697376">
                <text:p>38.9603071697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40.1678860216544">
                <text:p>40.1678860216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41.358089988197">
                <text:p>41.358089988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42.6355129765072">
                <text:p>42.6355129765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43.911512034235">
                <text:p>43.911512034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45.2781350107918">
                <text:p>45.2781350107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46.6157292233922">
                <text:p>46.6157292233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47.8980258967734">
                <text:p>47.8980258967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49.1405271329776">
                <text:p>49.1405271329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50.409927791984">
                <text:p>50.409927791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51.6816502899191">
                <text:p>51.6816502899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52.9998110157695">
                <text:p>52.9998110157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54.2329569739309">
                <text:p>54.2329569739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55.5984321315391">
                <text:p>55.5984321315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56.7974809853761">
                <text:p>56.7974809853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58.0895733004204">
                <text:p>58.0895733004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59.3900639315332">
                <text:p>59.3900639315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60.8086231770051">
                <text:p>60.8086231770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62.2151686999107">
                <text:p>62.2151686999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63.5452202592692">
                <text:p>63.5452202592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64.9545460193621">
                <text:p>64.9545460193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66.2311869476264">
                <text:p>66.23118694762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5cm" chart:style-name="ch2">
          <text:p>Hercules Performance Difference</text:p>
        </chart:title>
        <chart:subtitle svg:x="3.088cm" svg:y="1.249cm" chart:style-name="ch3">
          <text:p>vs Liberty Ship in troop-carrier configuration (6 year war)</text:p>
        </chart:subtitle>
        <chart:legend chart:legend-position="end" svg:x="13.121cm" svg:y="4.227cm" style:legend-expansion="high" chart:style-name="ch4"/>
        <chart:plot-area chart:style-name="ch5" table:cell-range-address="testD2Year6.B2:testD2Year6.B52 testC2.M1:testC2.M1 testD2Year6.N2:testD2Year6.N52" chart:data-source-has-labels="row" svg:x="1.279cm" svg:y="2.084cm" svg:width="11.522cm" svg:height="5.807cm">
          <chartooo:coordinate-region svg:x="1.9cm" svg:y="2.257cm" svg:width="10.569cm" svg:height="5.04cm"/>
          <chart:axis chart:dimension="x" chart:name="primary-x" chart:style-name="ch6">
            <chart:title svg:x="5.528cm" svg:y="8.071cm" chart:style-name="ch7">
              <text:p>Surface loss chance</text:p>
            </chart:title>
          </chart:axis>
          <chart:axis chart:dimension="y" chart:name="primary-y" chart:style-name="ch6">
            <chart:title svg:x="0.451cm" svg:y="5.984cm" chart:style-name="ch8">
              <text:p>Improvement</text:p>
            </chart:title>
            <chart:grid chart:style-name="ch9" chart:class="major"/>
          </chart:axis>
          <chart:series chart:style-name="ch10" chart:values-cell-range-address="testD2Year6.N2:testD2Year6.N52" chart:label-cell-address="testC2.M1:testC2.M1" chart:class="chart:scatter">
            <chart:domain table:cell-range-address="testD2Year6.B2:testD2Year6.B52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fference</text:p>
                <draw:g>
                  <svg:desc>testC2.M1:testC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D2Year6.B2:testD2Year6.B52</svg:desc>
                </draw:g>
              </table:table-cell>
              <table:table-cell office:value-type="float" office:value="10.4429941594022">
                <text:p>10.4429941594022</text:p>
                <draw:g>
                  <svg:desc>testD2Year6.N2:testD2Year6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.2254543175452">
                <text:p>11.2254543175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2.0536789069087">
                <text:p>12.0536789069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2.9112108899929">
                <text:p>12.9112108899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3.822826793429">
                <text:p>13.822826793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000004">
                <text:p>0.0050000004</text:p>
              </table:table-cell>
              <table:table-cell office:value-type="float" office:value="14.7601871433593">
                <text:p>14.7601871433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00005">
                <text:p>0.0060000005</text:p>
              </table:table-cell>
              <table:table-cell office:value-type="float" office:value="15.7491211913684">
                <text:p>15.7491211913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000007">
                <text:p>0.0070000007</text:p>
              </table:table-cell>
              <table:table-cell office:value-type="float" office:value="16.8006649763939">
                <text:p>16.8006649763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7.8257887655363">
                <text:p>17.8257887655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00001">
                <text:p>0.009000001</text:p>
              </table:table-cell>
              <table:table-cell office:value-type="float" office:value="18.9013234629688">
                <text:p>18.9013234629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20.0239438222276">
                <text:p>20.0239438222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00001">
                <text:p>0.011000001</text:p>
              </table:table-cell>
              <table:table-cell office:value-type="float" office:value="21.1853695131853">
                <text:p>21.185369513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00001">
                <text:p>0.012000001</text:p>
              </table:table-cell>
              <table:table-cell office:value-type="float" office:value="22.3295149921021">
                <text:p>22.3295149921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00001">
                <text:p>0.013000001</text:p>
              </table:table-cell>
              <table:table-cell office:value-type="float" office:value="23.5133653173469">
                <text:p>23.5133653173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00001">
                <text:p>0.014000001</text:p>
              </table:table-cell>
              <table:table-cell office:value-type="float" office:value="24.7635537665257">
                <text:p>24.7635537665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000015">
                <text:p>0.0150000015</text:p>
              </table:table-cell>
              <table:table-cell office:value-type="float" office:value="25.9911926137458">
                <text:p>25.9911926137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7.3004300463709">
                <text:p>27.3004300463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8.6176556195904">
                <text:p>28.617655619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000001">
                <text:p>0.018000001</text:p>
              </table:table-cell>
              <table:table-cell office:value-type="float" office:value="29.9376016822158">
                <text:p>29.937601682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00001">
                <text:p>0.019000001</text:p>
              </table:table-cell>
              <table:table-cell office:value-type="float" office:value="31.3104964179928">
                <text:p>31.3104964179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000001">
                <text:p>0.020000001</text:p>
              </table:table-cell>
              <table:table-cell office:value-type="float" office:value="32.7056904351041">
                <text:p>32.7056904351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00002">
                <text:p>0.021000002</text:p>
              </table:table-cell>
              <table:table-cell office:value-type="float" office:value="34.0920242937035">
                <text:p>34.0920242937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000002">
                <text:p>0.022000002</text:p>
              </table:table-cell>
              <table:table-cell office:value-type="float" office:value="35.5095511171627">
                <text:p>35.5095511171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00002">
                <text:p>0.023000002</text:p>
              </table:table-cell>
              <table:table-cell office:value-type="float" office:value="37.0042120261906">
                <text:p>37.0042120261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000002">
                <text:p>0.024000002</text:p>
              </table:table-cell>
              <table:table-cell office:value-type="float" office:value="38.4129968550787">
                <text:p>38.4129968550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000002">
                <text:p>0.025000002</text:p>
              </table:table-cell>
              <table:table-cell office:value-type="float" office:value="39.8947379413286">
                <text:p>39.8947379413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0002">
                <text:p>0.026000002</text:p>
              </table:table-cell>
              <table:table-cell office:value-type="float" office:value="41.4141133132528">
                <text:p>41.4141133132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000003">
                <text:p>0.027000003</text:p>
              </table:table-cell>
              <table:table-cell office:value-type="float" office:value="42.7954323330478">
                <text:p>42.7954323330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000003">
                <text:p>0.028000003</text:p>
              </table:table-cell>
              <table:table-cell office:value-type="float" office:value="44.1953339344996">
                <text:p>44.1953339344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0003">
                <text:p>0.029000003</text:p>
              </table:table-cell>
              <table:table-cell office:value-type="float" office:value="45.7525761085789">
                <text:p>45.7525761085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00003">
                <text:p>0.030000003</text:p>
              </table:table-cell>
              <table:table-cell office:value-type="float" office:value="47.2879545962065">
                <text:p>47.2879545962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000003">
                <text:p>0.031000003</text:p>
              </table:table-cell>
              <table:table-cell office:value-type="float" office:value="48.7475508288112">
                <text:p>48.7475508288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50.3200420887644">
                <text:p>50.3200420887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51.8541229278693">
                <text:p>51.8541229278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99998">
                <text:p>0.033999998</text:p>
              </table:table-cell>
              <table:table-cell office:value-type="float" office:value="53.5662340856232">
                <text:p>53.5662340856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55.2127188977109">
                <text:p>55.2127188977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999995">
                <text:p>0.035999995</text:p>
              </table:table-cell>
              <table:table-cell office:value-type="float" office:value="56.8374941201828">
                <text:p>56.8374941201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99993">
                <text:p>0.036999993</text:p>
              </table:table-cell>
              <table:table-cell office:value-type="float" office:value="58.2887816125031">
                <text:p>58.2887816125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99999">
                <text:p>0.03799999</text:p>
              </table:table-cell>
              <table:table-cell office:value-type="float" office:value="59.8997849937034">
                <text:p>59.8997849937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99999">
                <text:p>0.03899999</text:p>
              </table:table-cell>
              <table:table-cell office:value-type="float" office:value="61.4197264439805">
                <text:p>61.4197264439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999988">
                <text:p>0.039999988</text:p>
              </table:table-cell>
              <table:table-cell office:value-type="float" office:value="62.9943374597258">
                <text:p>62.9943374597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99986">
                <text:p>0.040999986</text:p>
              </table:table-cell>
              <table:table-cell office:value-type="float" office:value="64.5114768967313">
                <text:p>64.5114768967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99985">
                <text:p>0.041999985</text:p>
              </table:table-cell>
              <table:table-cell office:value-type="float" office:value="66.2131580277211">
                <text:p>66.2131580277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999983">
                <text:p>0.042999983</text:p>
              </table:table-cell>
              <table:table-cell office:value-type="float" office:value="67.6530790786906">
                <text:p>67.6530790786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99998">
                <text:p>0.04399998</text:p>
              </table:table-cell>
              <table:table-cell office:value-type="float" office:value="69.1934262433731">
                <text:p>69.1934262433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99998">
                <text:p>0.04499998</text:p>
              </table:table-cell>
              <table:table-cell office:value-type="float" office:value="70.7618439694767">
                <text:p>70.7618439694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999978">
                <text:p>0.045999978</text:p>
              </table:table-cell>
              <table:table-cell office:value-type="float" office:value="72.5018258766365">
                <text:p>72.5018258766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999976">
                <text:p>0.046999976</text:p>
              </table:table-cell>
              <table:table-cell office:value-type="float" office:value="74.1358138321855">
                <text:p>74.1358138321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999974">
                <text:p>0.047999974</text:p>
              </table:table-cell>
              <table:table-cell office:value-type="float" office:value="75.7852089267898">
                <text:p>75.7852089267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999973">
                <text:p>0.048999973</text:p>
              </table:table-cell>
              <table:table-cell office:value-type="float" office:value="77.5104545500761">
                <text:p>77.5104545500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99997">
                <text:p>0.04999997</text:p>
              </table:table-cell>
              <table:table-cell office:value-type="float" office:value="79.0369010597193">
                <text:p>79.03690105971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